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8.992cm"/>
    </style:style>
    <style:style style:name="co6" style:family="table-column">
      <style:table-column-properties fo:break-before="auto" style:column-width="28.21cm"/>
    </style:style>
    <style:style style:name="co7" style:family="table-column">
      <style:table-column-properties fo:break-before="auto" style:column-width="27.947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9.103cm"/>
    </style:style>
    <style:style style:name="co12" style:family="table-column">
      <style:table-column-properties fo:break-before="auto" style:column-width="29.175cm"/>
    </style:style>
    <style:style style:name="co13" style:family="table-column">
      <style:table-column-properties fo:break-before="auto" style:column-width="1.699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8.07cm"/>
    </style:style>
    <style:style style:name="co16" style:family="table-column">
      <style:table-column-properties fo:break-before="auto" style:column-width="28.183cm"/>
    </style:style>
    <style:style style:name="co17" style:family="table-column">
      <style:table-column-properties fo:break-before="auto" style:column-width="1.515cm"/>
    </style:style>
    <style:style style:name="co18" style:family="table-column">
      <style:table-column-properties fo:break-before="auto" style:column-width="7.149cm"/>
    </style:style>
    <style:style style:name="co19" style:family="table-column">
      <style:table-column-properties fo:break-before="auto" style:column-width="28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9.532cm" svg:height="16.202cm" svg:x="0.523cm" svg:y="0.397cm">
            <draw:object draw:notify-on-update-of-ranges="Rules_1.A2:Rules_1.A201 Rules_1.B1:Rules_1.B1 Rules_1.B2:Rules_1.B201 Rules_1.C1:Rules_1.C1 Rules_1.C2:Rules_1.C201 Rules_1.D1:Rules_1.D1 Rules_1.D2:Rules_1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532cm" svg:height="16.202cm" svg:x="0.441cm" svg:y="16.973cm">
            <draw:object draw:notify-on-update-of-ranges="Rules_3.A1:Rules_3.A1 Rules_3.A2:Rules_3.A201 Rules_3.B1:Rules_3.B1 Rules_3.B2:Rules_3.B201 Rules_3.C1:Rules_3.C1 Rules_3.C2:Rules_3.C201 Rules_3.D1:Rules_3.D1 Rules_3.D2:Rules_3.D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532cm" svg:height="16.202cm" svg:x="0.414cm" svg:y="33.441cm">
            <draw:object draw:notify-on-update-of-ranges="Rules_2.A1:Rules_2.A1 Rules_2.A2:Rules_2.A201 Rules_2.B1:Rules_2.B1 Rules_2.B2:Rules_2.B201 Rules_2.C1:Rules_2.C1 Rules_2.C2:Rules_2.C201 Rules_2.D1:Rules_2.D1 Rules_2.D2:Rules_2.D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.532cm" svg:height="16.202cm" svg:x="30.688cm" svg:y="17.121cm">
            <draw:object draw:notify-on-update-of-ranges="From_1_Rules_3.A1:From_1_Rules_3.A1 From_1_Rules_3.A2:From_1_Rules_3.A201 From_1_Rules_3.B1:From_1_Rules_3.B1 From_1_Rules_3.B2:From_1_Rules_3.B201 From_1_Rules_3.C1:From_1_Rules_3.C1 From_1_Rules_3.C2:From_1_Rules_3.C201 From_1_Rules_3.D1:From_1_Rules_3.D1 From_1_Rules_3.D2:From_1_Rules_3.D2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532cm" svg:height="16.202cm" svg:x="30.733cm" svg:y="33.734cm">
            <draw:object draw:notify-on-update-of-ranges="From_1_3_Rules_2.A1:From_1_3_Rules_2.A1 From_1_3_Rules_2.A2:From_1_3_Rules_2.A201 From_1_3_Rules_2.B1:From_1_3_Rules_2.B1 From_1_3_Rules_2.B2:From_1_3_Rules_2.B201 From_1_3_Rules_2.C1:From_1_3_Rules_2.C1 From_1_3_Rules_2.C2:From_1_3_Rules_2.C201 From_1_3_Rules_2.D1:From_1_3_Rules_2.D1 From_1_3_Rules_2.D2:From_1_3_Rules_2.D2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ules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10, ACWS009, EDO001, EJF009, ESY002, FHI005, LAL009, LCA011, LCC009, OCP017, OWA024, PFF022, SAS002, SMO009, SNV030, SNV038, STR019, STR0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25, ACTO006, EAG001, EAG025, ESS007, EWW009, FSP003, LAM026, LMA026, LRE001, OFF018, OSH005, SEL018, SMA017, SNV023, SNV043, SPI013, SST02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12, ACFE026, ACGM004, ACGM026, ACPH009, EMM017, LAL014, LCC007, LEV006, OBI020, OCE003, OFI033, SDD015, SGM002, SPI026, SPP006, SRR020, STE00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PH003, EHH002, EJF021, EWW040, LBU004, LHY003, LPR011, LVE031, ORR007, PHE006, PHE018, SCC007, SGD003, SMO001, SNB022, SPI004, SPI015, SWA00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33, ACEM013, ACFE001, EMM023, FSC003, LAL014, LCC006, LMA036, LMA045, LRE010, OBI003, OBI006, OMA029, SCO017, SEN004, SEN010, SMW006, SSS02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PH014, EJF021, EWW040, LBU004, LMA002, LMC010, LPR011, LUN011, LVE031, ORR007, PHE006, PHE018, SCC007, SGD003, SMO001, SNB009, SPI004, SWA008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30, ACGM030, ACGM051, ACTA004, EHH014, EPP009, LBI016, LRE002, LUN036, OBI016, ODE008, OFI027, OSH003, SBB003, SDD030, SGM026, SMA026, SST00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EAM001, ECF018, EMM004, EOW002, FPA005, LAL023, LAM028, LBU007, LMC008, LMC029, OCE020, OFF008, OMA025, ORR008, PCA030, PMO004, SMA001, SST01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Z003, EHH002, EJF021, EWW040, LBU004, LMA002, LMC010, LPR011, LUN011, LVE031, ORR007, SAS010, SCC007, SGM002, SMO001, SNB009, SPI004, SWA00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U004, ACHA014, ACSP014, EAG023, EAG032, EWO004, EWO005, FPA003, LDG004, LRE007, PAN015, SCO022, SFR002, SNV027, SOD015, SPI015, SPI016, SPL00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OO005, ECF006, ECF018, EMM010, EMM031, EWW014, LBB023, LBU018, LCA022, LCR002, LMA027, LPR022, MYSC001, SAA023, SNV012, SPI009, SST013, SWA02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FE012, ACPP033, ERO028, ESS007, FLL005, LBI040, LEV003, LTT008, PAN025, PHE015, PHE031, SFN025, SGM021, SNV012, STE014, STR026, SZO00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20, ACGM019, ACNO006, ACNO009, ACSP015, EES002, FSC001, LBB020, LBI022, LCR007, LPL023, OFI032, OWA021, PAN029, PHE001, PLB004, SEN019, SMT01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MU005, ACMY002, ACNO014, ACPH004, EJF013, EJP004, ERO031, FPA007, LBU043, LUN040, OMA018, SDD017, SGM007, SIB003, SNB014, SOD011, SSC003, SWA014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NO011, ACPH007, ACPP032, ACRH001, ACTA014, ECF004, EHH002, EMM035, ERO041, LBU039, LUN041, MYSC001, PHE001, PMO006, SCC002, SEN011, SMW002, SPI017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EV002, ACPH001, EEE007, EEG006, EOW019, ERO007, ESS016, LAM003, LBB015, OCE018, OCP014, ORR010, OSH016, SBB004, SFO009, SNB015, SSS014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V001, ACGM010, ACOO006, ACPP009, ACPP033, ERO028, ESS007, FLL005, LEV003, LTT008, PHE015, PHE031, SFN025, SGM021, SNV012, STE014, STR026, SZO00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03, ACGM014, ACGM021, ACGM041, ACGM046, EOW025, EPP009, EPP014, LBI016, LEV002, LUN038, OBI016, ODE008, OFI027, OMA006, OWA011, POM023, SST00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4, 0.0, 0.0, 0.0, 0.0, 0.0]</text:p>
          </table:table-cell>
          <table:table-cell office:value-type="string" calcext:value-type="string">
            <text:p>[ACEM030, ACMY003, ACNO005, ACPP029, ECF012, LAM016, LBB009, LDG025, LMA020, LPL027, OMA016, ORR005, PFF004, PIC003, SDD014, SGM021, SMA025, SMW011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26666664" calcext:value-type="float">
            <text:p>0,0026666664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2, 0.0, 0.0, 0.0, 0.02, 0.0]</text:p>
          </table:table-cell>
          <table:table-cell office:value-type="string" calcext:value-type="string">
            <text:p>[ACEM030, ACMY003, ACNO005, ACPP029, ECF012, LAM016, LBB009, LDG025, LMA020, LPL027, OMA016, ORR005, PFF004, SDD014, SGM021, SMA025, SMT003, SMW011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4666667" calcext:value-type="float">
            <text:p>0,004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EM030, ACMY003, ACNO005, ACPP029, ECF012, LAM016, LBB009, LDG025, LMA020, LMC031, LPL027, OMA016, OMW003, ORR005, PFF004, SDD014, SMA025, SMW011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10000001" calcext:value-type="float">
            <text:p>0,01000000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[0.0, 0.0, 0.0, 0.0, 0.02, 0.0, 0.0, 0.0, 0.04, 0.0]</text:p>
          </table:table-cell>
          <table:table-cell office:value-type="string" calcext:value-type="string">
            <text:p>[ACEM030, ACMY003, ACNO005, ACPP029, LAM016, LBB009, LDG025, LMA020, LPL027, OMA016, PFF004, PIC003, SDD014, SGM021, SIB003, SIB005, SMA025, SMW011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9333335" calcext:value-type="float">
            <text:p>0,01933333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[0.0, 0.0, 0.0, 0.0, 0.02, 0.0, 0.02, 0.0, 0.02, 0.0]</text:p>
          </table:table-cell>
          <table:table-cell office:value-type="string" calcext:value-type="string">
            <text:p>[ACEM030, ACGM044, ACMY003, ACNO005, ACPP029, ECF012, LAM016, LBB009, LCC018, LDG025, LMA020, LPL027, OMA016, ORR005, SDD014, SGM021, SMA025, STE007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43999996" calcext:value-type="float">
            <text:p>0,043999996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[0.06, 0.02, 0.0, 0.0, 0.24, 0.0, 0.0, 0.02, 0.12, 0.02]</text:p>
          </table:table-cell>
          <table:table-cell office:value-type="string" calcext:value-type="string">
            <text:p>[ACPP029, ECF012, LAM016, LBB009, LDG024, LDG025, LMA020, LPL018, LPL027, LVE026, ODE008, OMA016, ORR005, PFF004, PIC003, SGM021, SMA025, SMW011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2866671" calcext:value-type="float">
            <text:p>0,1286667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[0.0, 0.0, 0.0, 0.0, 0.22, 0.0, 0.0, 0.0, 0.08, 0.04]</text:p>
          </table:table-cell>
          <table:table-cell office:value-type="string" calcext:value-type="string">
            <text:p>[ACPP029, ECF012, LAM016, LBB009, LDG024, LDG025, LMA020, LMC031, LPL018, LVE026, ODE008, OMA016, ORR005, PFF004, PIC003, SGM021, SMA025, SMW011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2533305" calcext:value-type="float">
            <text:p>0,42533305</text:p>
          </table:table-cell>
          <table:table-cell office:value-type="float" office:value="6.3999996" calcext:value-type="float">
            <text:p>6,3999996</text:p>
          </table:table-cell>
          <table:table-cell office:value-type="string" calcext:value-type="string">
            <text:p>[0.04, 0.0, 0.0, 0.0, 0.22, 0.0, 0.12, 0.08, 0.16, 0.02]</text:p>
          </table:table-cell>
          <table:table-cell office:value-type="string" calcext:value-type="string">
            <text:p>[ACGM028, ACPP029, ECF012, LAM016, LBB009, LDG024, LDG025, LMA020, LPL018, LPL027, LVE026, ODE008, ORR005, PFF004, PHE024, PIC003, SGM021, SMA02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653334" calcext:value-type="float">
            <text:p>1,1653334</text:p>
          </table:table-cell>
          <table:table-cell office:value-type="float" office:value="7.2000003" calcext:value-type="float">
            <text:p>7,2000003</text:p>
          </table:table-cell>
          <table:table-cell office:value-type="string" calcext:value-type="string">
            <text:p>[0.02, 0.0, 0.0, 0.0, 0.44, 0.0, 0.08, 0.04, 0.12, 0.02]</text:p>
          </table:table-cell>
          <table:table-cell office:value-type="string" calcext:value-type="string">
            <text:p>[ACPH010, ACPP029, ECF012, LAM016, LBB009, LDG024, LDG025, LMA020, LPL018, LPL027, LVE026, ODE008, OMA016, ORR005, PHE014, PHE024, SGM021, SMA025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8079991" calcext:value-type="float">
            <text:p>2,8079991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[0.06, 0.0, 0.0, 0.02, 0.22, 0.0, 0.14, 0.04, 0.32, 0.04]</text:p>
          </table:table-cell>
          <table:table-cell office:value-type="string" calcext:value-type="string">
            <text:p>[ACPP029, ECF012, EES008, LAM016, LBB009, LDG024, LMC031, LPL018, LVE003, LVE026, ODE008, OMA016, PFF004, PIC003, SGM021, SMA025, SMW011, SPL001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7746649" calcext:value-type="float">
            <text:p>3,7746649</text:p>
          </table:table-cell>
          <table:table-cell office:value-type="float" office:value="13.399999" calcext:value-type="float">
            <text:p>13,399999</text:p>
          </table:table-cell>
          <table:table-cell office:value-type="string" calcext:value-type="string">
            <text:p>[0.04, 0.02, 0.0, 0.02, 0.42, 0.0, 0.16, 0.1, 0.52, 0.06]</text:p>
          </table:table-cell>
          <table:table-cell office:value-type="string" calcext:value-type="string">
            <text:p>[ACFE016, ACPP029, ECF012, LBB009, LBB019, LDG024, LDG025, LMC031, LPL018, LVE026, OCP002, OMA016, OSH001, PFF004, PIC003, SGM021, SMA025, SMW011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731333" calcext:value-type="float">
            <text:p>4,731333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[0.12, 0.02, 0.0, 0.1, 0.58, 0.0, 0.26, 0.12, 0.34, 0.1]</text:p>
          </table:table-cell>
          <table:table-cell office:value-type="string" calcext:value-type="string">
            <text:p>[ACPH010, ACPP029, ECF012, LBB009, LCC005, LDG024, LPL018, LPL027, LVE026, ODE008, OMA016, ORR005, PHE014, PHE024, SGM021, SMA025, SOD016, SST032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240666" calcext:value-type="float">
            <text:p>6,240666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[0.18, 0.04, 0.0, 0.04, 0.6, 0.0, 0.34, 0.12, 0.36, 0.06]</text:p>
          </table:table-cell>
          <table:table-cell office:value-type="string" calcext:value-type="string">
            <text:p>[ACPH010, ACPP029, ECF012, LBB009, LCC005, LDG024, LPL018, LPL027, LUN031, LVE026, ODE008, OMA016, PHE014, PHE024, SGM021, SMA025, SOD016, SST03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.728668" calcext:value-type="float">
            <text:p>7,728668</text:p>
          </table:table-cell>
          <table:table-cell office:value-type="float" office:value="22.199997" calcext:value-type="float">
            <text:p>22,199997</text:p>
          </table:table-cell>
          <table:table-cell office:value-type="string" calcext:value-type="string">
            <text:p>[0.26, 0.06, 0.0, 0.04, 0.48, 0.02, 0.48, 0.18, 0.58, 0.12]</text:p>
          </table:table-cell>
          <table:table-cell office:value-type="string" calcext:value-type="string">
            <text:p>[ACFU001, ECF012, EES008, LAM016, LCC007, LDG024, LMC031, LPL018, LVE003, LVE026, ODE008, OMA016, PIC003, SGM021, SMA025, SMO018, SMW011, SST02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.434002" calcext:value-type="float">
            <text:p>9,434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0.2, 0.14, 0.0, 0.0, 0.68, 0.02, 0.46, 0.26, 0.56, 0.18]</text:p>
          </table:table-cell>
          <table:table-cell office:value-type="string" calcext:value-type="string">
            <text:p>[ACPP029, ECF012, LBB009, LCC005, LDG024, LPL018, LPL027, LPR012, LUN031, LVE026, ODE008, OMA016, PHE014, SGM021, SMA025, SOD016, SST032, SWA012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.424669" calcext:value-type="float">
            <text:p>11,424669</text:p>
          </table:table-cell>
          <table:table-cell office:value-type="float" office:value="27.799997" calcext:value-type="float">
            <text:p>27,799997</text:p>
          </table:table-cell>
          <table:table-cell office:value-type="string" calcext:value-type="string">
            <text:p>[0.32, 0.06, 0.0, 0.1, 0.74, 0.04, 0.46, 0.38, 0.58, 0.1]</text:p>
          </table:table-cell>
          <table:table-cell office:value-type="string" calcext:value-type="string">
            <text:p>[ACPP029, ACTA009, EAG012, ECF012, EWW036, LBB009, LCC004, LDG025, LPL018, LVE026, ODE008, OMA030, ORR005, PHE024, SMA025, SOD002, SST029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.206664" calcext:value-type="float">
            <text:p>13,206664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[0.34, 0.18, 0.02, 0.12, 0.78, 0.0, 0.62, 0.34, 0.66, 0.12]</text:p>
          </table:table-cell>
          <table:table-cell office:value-type="string" calcext:value-type="string">
            <text:p>[ACPP029, ACTA009, EAG012, ECF012, EWW036, LBB009, LBI035, LCC004, LDG025, LPL018, LVE026, ODE008, OMA030, PHE024, SMA025, SOD002, SST029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.14934" calcext:value-type="float">
            <text:p>16,14934</text:p>
          </table:table-cell>
          <table:table-cell office:value-type="float" office:value="31.600002" calcext:value-type="float">
            <text:p>31,600002</text:p>
          </table:table-cell>
          <table:table-cell office:value-type="string" calcext:value-type="string">
            <text:p>[0.28, 0.14, 0.02, 0.08, 0.84, 0.02, 0.6, 0.38, 0.68, 0.12]</text:p>
          </table:table-cell>
          <table:table-cell office:value-type="string" calcext:value-type="string">
            <text:p>[ACPP029, ACTA009, ECF012, EWW036, LBB009, LCC004, LDG025, LPL018, LVE026, ODE008, OMA030, ORR005, PHE024, SMA025, SMT006, SOD002, SST029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.341337" calcext:value-type="float">
            <text:p>18,341337</text:p>
          </table:table-cell>
          <table:table-cell office:value-type="float" office:value="38.2" calcext:value-type="float">
            <text:p>38,2</text:p>
          </table:table-cell>
          <table:table-cell office:value-type="string" calcext:value-type="string">
            <text:p>[0.5, 0.1, 0.0, 0.16, 0.88, 0.04, 0.7, 0.4, 0.74, 0.3]</text:p>
          </table:table-cell>
          <table:table-cell office:value-type="string" calcext:value-type="string">
            <text:p>[ACIM002, ACPP029, ECF012, LCC005, LCC008, LDG024, LPL018, LPL027, LPR012, LUN031, LVE026, ODE008, OMA016, SCO002, SGM021, SMA025, SOD016, SWA012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999999" calcext:value-type="float">
            <text:p>0,19999999</text:p>
          </table:table-cell>
          <table:table-cell office:value-type="float" office:value="20.232664" calcext:value-type="float">
            <text:p>20,232664</text:p>
          </table:table-cell>
          <table:table-cell office:value-type="float" office:value="37.000004" calcext:value-type="float">
            <text:p>37,000004</text:p>
          </table:table-cell>
          <table:table-cell office:value-type="string" calcext:value-type="string">
            <text:p>[0.42, 0.18, 0.0, 0.16, 0.86, 0.02, 0.72, 0.38, 0.74, 0.22]</text:p>
          </table:table-cell>
          <table:table-cell office:value-type="string" calcext:value-type="string">
            <text:p>[ACPP029, ACTA009, ECF012, EHH004, EWW036, LBB009, LCC004, LDG025, LPL018, LVE026, ODE008, OMA030, ORR005, PHE024, SMA025, SMT006, SST029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3.26467" calcext:value-type="float">
            <text:p>23,26467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[0.52, 0.18, 0.02, 0.26, 0.8, 0.04, 0.7, 0.48, 0.74, 0.28]</text:p>
          </table:table-cell>
          <table:table-cell office:value-type="string" calcext:value-type="string">
            <text:p>[ACIM002, ECF012, LCC005, LCC008, LCC009, LDG024, LPL018, LPL027, LPR012, LUN031, LVE026, ODE008, OMA016, SCO002, SGM021, SMA025, SOD016, SWA012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5.110664" calcext:value-type="float">
            <text:p>25,110664</text:p>
          </table:table-cell>
          <table:table-cell office:value-type="float" office:value="51.400005" calcext:value-type="float">
            <text:p>51,400005</text:p>
          </table:table-cell>
          <table:table-cell office:value-type="string" calcext:value-type="string">
            <text:p>[0.62, 0.24, 0.02, 0.42, 0.94, 0.16, 0.82, 0.6, 0.96, 0.36]</text:p>
          </table:table-cell>
          <table:table-cell office:value-type="string" calcext:value-type="string">
            <text:p>[ACIM002, ECF012, EJP027, LCC005, LCC008, LCC009, LDG024, LPL018, LPL027, LPR012, LUN031, LVE026, ODE008, OMA016, SCO002, SGM021, SMA025, SOD016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999999" calcext:value-type="float">
            <text:p>0,19999999</text:p>
          </table:table-cell>
          <table:table-cell office:value-type="float" office:value="26.496666" calcext:value-type="float">
            <text:p>26,496666</text:p>
          </table:table-cell>
          <table:table-cell office:value-type="float" office:value="53.400005" calcext:value-type="float">
            <text:p>53,400005</text:p>
          </table:table-cell>
          <table:table-cell office:value-type="string" calcext:value-type="string">
            <text:p>[0.62, 0.36, 0.02, 0.42, 0.84, 0.06, 0.92, 0.74, 0.88, 0.48]</text:p>
          </table:table-cell>
          <table:table-cell office:value-type="string" calcext:value-type="string">
            <text:p>[ACIM002, ECF012, EJP027, LCC005, LCC008, LCC009, LDG024, LPL018, LPL027, LPR012, LUN031, LVE026, ODE008, OMA016, SCO002, SGM021, SMA025, SOD016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9.081995" calcext:value-type="float">
            <text:p>29,081995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64, 0.4, 0.06, 0.38, 0.94, 0.1, 0.92, 0.74, 0.9, 0.48]</text:p>
          </table:table-cell>
          <table:table-cell office:value-type="string" calcext:value-type="string">
            <text:p>[ACIM002, ECF012, EJP027, LCC005, LCC008, LCC009, LDG024, LPL018, LPL027, LPR012, LUN031, LVE026, ODE008, OMA011, OMA016, SGM021, SMA025, SOD016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999999" calcext:value-type="float">
            <text:p>1,1999999</text:p>
          </table:table-cell>
          <table:table-cell office:value-type="float" office:value="30.777336" calcext:value-type="float">
            <text:p>30,777336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7, 0.32, 0.06, 0.42, 0.96, 0.14, 0.94, 0.64, 0.9, 0.48]</text:p>
          </table:table-cell>
          <table:table-cell office:value-type="string" calcext:value-type="string">
            <text:p>[ACIM002, ECF012, EJP027, LCC005, LCC008, LCC009, LDG024, LPL018, LPL027, LPR012, LUN031, LVE026, ODE008, OMA016, SMA025, SNB020, SOD016, SSS03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8000001" calcext:value-type="float">
            <text:p>1,8000001</text:p>
          </table:table-cell>
          <table:table-cell office:value-type="float" office:value="34.595333" calcext:value-type="float">
            <text:p>34,595333</text:p>
          </table:table-cell>
          <table:table-cell office:value-type="float" office:value="59.8" calcext:value-type="float">
            <text:p>59,8</text:p>
          </table:table-cell>
          <table:table-cell office:value-type="string" calcext:value-type="string">
            <text:p>[0.8, 0.4, 0.08, 0.54, 0.98, 0.1, 0.96, 0.72, 0.96, 0.44]</text:p>
          </table:table-cell>
          <table:table-cell office:value-type="string" calcext:value-type="string">
            <text:p>[ACGM025, ACIM002, ACPP011, ECF012, EJP027, LCC005, LCC009, LDG024, LPL018, LPL027, LPR012, LVE032, ODE008, OMA016, SCO002, SGM021, SMA025, SOD016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9.27399" calcext:value-type="float">
            <text:p>39,27399</text:p>
          </table:table-cell>
          <table:table-cell office:value-type="float" office:value="57.4" calcext:value-type="float">
            <text:p>57,4</text:p>
          </table:table-cell>
          <table:table-cell office:value-type="string" calcext:value-type="string">
            <text:p>[0.7, 0.38, 0.08, 0.48, 0.96, 0.1, 0.88, 0.74, 0.98, 0.44]</text:p>
          </table:table-cell>
          <table:table-cell office:value-type="string" calcext:value-type="string">
            <text:p>[ACGM025, ACPP011, ECF012, EDO016, EJP027, LCC005, LCC009, LDG024, LPL018, LPL027, LPR012, LVE032, ODE008, OMA016, SCO002, SGM021, SMA025, SOD016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office:value-type="float" office:value="40.829994" calcext:value-type="float">
            <text:p>40,829994</text:p>
          </table:table-cell>
          <table:table-cell office:value-type="float" office:value="60.399998" calcext:value-type="float">
            <text:p>60,399998</text:p>
          </table:table-cell>
          <table:table-cell office:value-type="string" calcext:value-type="string">
            <text:p>[0.78, 0.52, 0.12, 0.34, 0.98, 0.16, 0.9, 0.74, 1.0, 0.5]</text:p>
          </table:table-cell>
          <table:table-cell office:value-type="string" calcext:value-type="string">
            <text:p>[ACGM025, ACIM002, ACPP011, ACRR001, ECF012, EJP027, EMM013, LCC005, LCC009, LDG024, LPL018, LPL027, LPR012, LVE032, ODE008, OMA016, SMA025, SOD016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,4</text:p>
          </table:table-cell>
          <table:table-cell office:value-type="float" office:value="42.472668" calcext:value-type="float">
            <text:p>42,4726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0.88, 0.5, 0.06, 0.66, 0.96, 0.18, 0.94, 0.88, 0.96, 0.58]</text:p>
          </table:table-cell>
          <table:table-cell office:value-type="string" calcext:value-type="string">
            <text:p>[ACGM025, ACIM002, ACPP011, ACRR001, ECF012, EJP027, EMM013, LCC005, LCC009, LDG024, LPL018, LPL027, LPR012, LVE032, ODE008, OMA016, SMA025, SOD016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43.377995" calcext:value-type="float">
            <text:p>43,377995</text:p>
          </table:table-cell>
          <table:table-cell office:value-type="float" office:value="65.2" calcext:value-type="float">
            <text:p>65,2</text:p>
          </table:table-cell>
          <table:table-cell office:value-type="string" calcext:value-type="string">
            <text:p>[0.8, 0.48, 0.02, 0.6, 0.98, 0.28, 1.0, 0.78, 1.0, 0.58]</text:p>
          </table:table-cell>
          <table:table-cell office:value-type="string" calcext:value-type="string">
            <text:p>[ACGM025, ACIM002, ACPP011, ACSP024, ECF012, EJP027, EMM013, LCC005, LDG003, LDG024, LPL018, LPL027, LPR012, LVE032, ODE008, OMA016, SMA025, SOD016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office:value-type="float" office:value="46.64534" calcext:value-type="float">
            <text:p>46,645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0.8, 0.48, 0.02, 0.6, 0.92, 0.24, 0.9, 0.8, 0.96, 0.68]</text:p>
          </table:table-cell>
          <table:table-cell office:value-type="string" calcext:value-type="string">
            <text:p>[ACAZ006, ACGM025, ACIM002, ACPP011, ECF012, EJP027, LBI021, LCC005, LPL018, LPL027, LPR012, LVE032, OBI005, ODE004, ODE008, SGM021, SMA025, SOD016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,4</text:p>
          </table:table-cell>
          <table:table-cell office:value-type="float" office:value="46.79998" calcext:value-type="float">
            <text:p>46,79998</text:p>
          </table:table-cell>
          <table:table-cell office:value-type="float" office:value="67.200005" calcext:value-type="float">
            <text:p>67,200005</text:p>
          </table:table-cell>
          <table:table-cell office:value-type="string" calcext:value-type="string">
            <text:p>[0.7, 0.48, 0.16, 0.64, 0.98, 0.24, 0.96, 0.8, 0.98, 0.78]</text:p>
          </table:table-cell>
          <table:table-cell office:value-type="string" calcext:value-type="string">
            <text:p>[ACIM002, ECF012, EJP027, LCC005, LCC009, LPL018, LPR012, LUN031, LVE026, LVE032, ODE008, OWA018, SDD026, SFR002, SGM021, SMA025, SOD016, SPI026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,6</text:p>
          </table:table-cell>
          <table:table-cell office:value-type="float" office:value="47.738655" calcext:value-type="float">
            <text:p>47,738655</text:p>
          </table:table-cell>
          <table:table-cell office:value-type="float" office:value="82.799995" calcext:value-type="float">
            <text:p>82,799995</text:p>
          </table:table-cell>
          <table:table-cell office:value-type="string" calcext:value-type="string">
            <text:p>[1.0, 0.76, 0.24, 0.8, 1.0, 0.7, 0.98, 0.98, 1.0, 0.82]</text:p>
          </table:table-cell>
          <table:table-cell office:value-type="string" calcext:value-type="string">
            <text:p>[ACIM002, ACRH002, EAG011, ECF012, EJP027, EMM029, LAL020, LCC005, LCC009, LDG024, LDG025, LPL018, LPR012, LUN031, LVE026, SBB012, SMA025, SOD016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2" calcext:value-type="float">
            <text:p>3,2</text:p>
          </table:table-cell>
          <table:table-cell office:value-type="float" office:value="50.852013" calcext:value-type="float">
            <text:p>50,852013</text:p>
          </table:table-cell>
          <table:table-cell office:value-type="float" office:value="81.4" calcext:value-type="float">
            <text:p>81,4</text:p>
          </table:table-cell>
          <table:table-cell office:value-type="string" calcext:value-type="string">
            <text:p>[0.92, 0.92, 0.28, 0.82, 1.0, 0.48, 0.96, 0.98, 1.0, 0.78]</text:p>
          </table:table-cell>
          <table:table-cell office:value-type="string" calcext:value-type="string">
            <text:p>[ACIM002, EAG011, ECF012, EJP027, EMM029, LAL020, LCC005, LCC009, LDG024, LDG025, LPL018, LPR012, LUN031, LVE026, SBB012, SMA008, SMA025, SOD016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2" calcext:value-type="float">
            <text:p>8,2</text:p>
          </table:table-cell>
          <table:table-cell office:value-type="float" office:value="53.182674" calcext:value-type="float">
            <text:p>53,182674</text:p>
          </table:table-cell>
          <table:table-cell office:value-type="float" office:value="84.799995" calcext:value-type="float">
            <text:p>84,799995</text:p>
          </table:table-cell>
          <table:table-cell office:value-type="string" calcext:value-type="string">
            <text:p>[0.96, 0.76, 0.4, 0.86, 1.0, 0.7, 1.0, 1.0, 1.0, 0.8]</text:p>
          </table:table-cell>
          <table:table-cell office:value-type="string" calcext:value-type="string">
            <text:p>[ACIM002, ECF012, EJP027, EMM029, LAL020, LCC005, LCC009, LDG024, LDG025, LMA028, LPL018, LPR012, LUN031, LVE026, SBB012, SMA008, SMA025, SOD016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999999" calcext:value-type="float">
            <text:p>10,999999</text:p>
          </table:table-cell>
          <table:table-cell office:value-type="float" office:value="56.93332" calcext:value-type="float">
            <text:p>56,93332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[0.94, 0.84, 0.36, 0.8, 1.0, 0.58, 1.0, 1.0, 1.0, 0.9]</text:p>
          </table:table-cell>
          <table:table-cell office:value-type="string" calcext:value-type="string">
            <text:p>[ACCU028, ACIM002, ACRH002, EAG011, ECF012, EJP027, EMM029, LAL020, LCC009, LDG024, LDG025, LPL018, LPR012, LUN031, LVE026, SBB012, SMA025, SOD016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4" calcext:value-type="float">
            <text:p>8,4</text:p>
          </table:table-cell>
          <table:table-cell office:value-type="float" office:value="63.073994" calcext:value-type="float">
            <text:p>63,073994</text:p>
          </table:table-cell>
          <table:table-cell office:value-type="float" office:value="86.8" calcext:value-type="float">
            <text:p>86,8</text:p>
          </table:table-cell>
          <table:table-cell office:value-type="string" calcext:value-type="string">
            <text:p>[0.94, 0.88, 0.38, 0.86, 1.0, 0.8, 1.0, 0.98, 1.0, 0.84]</text:p>
          </table:table-cell>
          <table:table-cell office:value-type="string" calcext:value-type="string">
            <text:p>[ACIM002, ACRH002, ACTA004, EAG011, ECF012, EJP027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399998" calcext:value-type="float">
            <text:p>18,399998</text:p>
          </table:table-cell>
          <table:table-cell office:value-type="float" office:value="69.237366" calcext:value-type="float">
            <text:p>69,237366</text:p>
          </table:table-cell>
          <table:table-cell office:value-type="float" office:value="88.2" calcext:value-type="float">
            <text:p>88,2</text:p>
          </table:table-cell>
          <table:table-cell office:value-type="string" calcext:value-type="string">
            <text:p>[0.98, 0.9, 0.4, 0.9, 1.0, 0.74, 1.0, 1.0, 1.0, 0.9]</text:p>
          </table:table-cell>
          <table:table-cell office:value-type="string" calcext:value-type="string">
            <text:p>[ACIM002, ACTA004, EAG011, ECF012, EJP027, EWW030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2" calcext:value-type="float">
            <text:p>28,2</text:p>
          </table:table-cell>
          <table:table-cell office:value-type="float" office:value="69.97734" calcext:value-type="float">
            <text:p>69,97734</text:p>
          </table:table-cell>
          <table:table-cell office:value-type="float" office:value="89.600006" calcext:value-type="float">
            <text:p>89,600006</text:p>
          </table:table-cell>
          <table:table-cell office:value-type="string" calcext:value-type="string">
            <text:p>[1.0, 0.88, 0.46, 0.9, 1.0, 0.86, 1.0, 1.0, 1.0, 0.86]</text:p>
          </table:table-cell>
          <table:table-cell office:value-type="string" calcext:value-type="string">
            <text:p>[ACIM002, ACTA004, EAG011, ECF012, EJP027, EPP015, LAL020, LCC005, LCC009, LDG008, LPL018, LPR012, LUN031, LVE026, SBB012, SMA025, SNV003, SOD016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72.86932" calcext:value-type="float">
            <text:p>72,869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1.0, 0.84, 0.46, 0.96, 1.0, 0.74, 1.0, 1.0, 1.0, 0.9]</text:p>
          </table:table-cell>
          <table:table-cell office:value-type="string" calcext:value-type="string">
            <text:p>[ACCU028, ACIM002, EAG011, ECF012, EJP027, EMM013, EMM029, LAL020, LCC009, LDG024, LPL018, LPR012, LVE032, SAA018, SBB012, SMA025, SOD016, STE001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.600002" calcext:value-type="float">
            <text:p>31,600002</text:p>
          </table:table-cell>
          <table:table-cell office:value-type="float" office:value="73.10333" calcext:value-type="float">
            <text:p>73,10333</text:p>
          </table:table-cell>
          <table:table-cell office:value-type="float" office:value="90.8" calcext:value-type="float">
            <text:p>90,8</text:p>
          </table:table-cell>
          <table:table-cell office:value-type="string" calcext:value-type="string">
            <text:p>[1.0, 0.96, 0.54, 0.98, 1.0, 0.64, 1.0, 1.0, 1.0, 0.96]</text:p>
          </table:table-cell>
          <table:table-cell office:value-type="string" calcext:value-type="string">
            <text:p>[ACCU028, ACIM002, EAG011, ECF012, EJP027, EMM013, EMM029, LAL020, LCC009, LDG024, LPL018, LPR012, LVE032, SAA018, SBB012, SMA025, SOD016, STE00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" calcext:value-type="float">
            <text:p>35,2</text:p>
          </table:table-cell>
          <table:table-cell office:value-type="float" office:value="75.31867" calcext:value-type="float">
            <text:p>75,31867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[1.0, 0.9, 0.6, 0.92, 1.0, 0.8, 1.0, 0.96, 1.0, 0.94]</text:p>
          </table:table-cell>
          <table:table-cell office:value-type="string" calcext:value-type="string">
            <text:p>[ACCU028, ACIM002, ACRH002, EAM002, ECF012, EHH012, EJP027, EMM029, EWW028, LAL020, LBI028, LDG025, LPL018, LPR012, LUN031, SBB012, SMA025, SOD016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600002" calcext:value-type="float">
            <text:p>32,600002</text:p>
          </table:table-cell>
          <table:table-cell office:value-type="float" office:value="77.04534" calcext:value-type="float">
            <text:p>77,045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1.0, 0.94, 0.58, 0.98, 1.0, 0.86, 1.0, 1.0, 1.0, 0.94]</text:p>
          </table:table-cell>
          <table:table-cell office:value-type="string" calcext:value-type="string">
            <text:p>[ACCU028, ACIM002, ACRH002, EAM002, ECF012, EHH012, EJP027, EMM029, EWW028, LAL020, LBI028, LDG025, LPL018, LPR012, LUN031, SBB012, SMA025, SOD016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78.817986" calcext:value-type="float">
            <text:p>78,817986</text:p>
          </table:table-cell>
          <table:table-cell office:value-type="float" office:value="92.399994" calcext:value-type="float">
            <text:p>92,399994</text:p>
          </table:table-cell>
          <table:table-cell office:value-type="string" calcext:value-type="string">
            <text:p>[1.0, 0.94, 0.46, 0.98, 1.0, 0.92, 1.0, 1.0, 1.0, 0.94]</text:p>
          </table:table-cell>
          <table:table-cell office:value-type="string" calcext:value-type="string">
            <text:p>[ACCU028, ACHA011, ACIM002, ACPP036, ACRH002, EAM002, ECF012, EJP027, EWW028, LAL020, LBI028, LDG025, LPL018, LPR012, LUN031, SBB012, SMA025, SOD016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00002" calcext:value-type="float">
            <text:p>44,600002</text:p>
          </table:table-cell>
          <table:table-cell office:value-type="float" office:value="79.793335" calcext:value-type="float">
            <text:p>79,793335</text:p>
          </table:table-cell>
          <table:table-cell office:value-type="float" office:value="92.799995" calcext:value-type="float">
            <text:p>92,799995</text:p>
          </table:table-cell>
          <table:table-cell office:value-type="string" calcext:value-type="string">
            <text:p>[0.96, 0.94, 0.58, 0.94, 1.0, 0.96, 1.0, 1.0, 1.0, 0.9]</text:p>
          </table:table-cell>
          <table:table-cell office:value-type="string" calcext:value-type="string">
            <text:p>[ACCU028, ACIM002, ACRH002, EAM002, ECF012, EHH012, EJP027, EMM029, EWW028, LAL020, LBI028, LDG025, LPL018, LPR012, SBB003, SBB012, SMA025, SOD016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.399994" calcext:value-type="float">
            <text:p>46,399994</text:p>
          </table:table-cell>
          <table:table-cell office:value-type="float" office:value="81.04269" calcext:value-type="float">
            <text:p>81,04269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[1.0, 0.98, 0.7, 0.98, 1.0, 0.92, 0.98, 0.98, 1.0, 0.8]</text:p>
          </table:table-cell>
          <table:table-cell office:value-type="string" calcext:value-type="string">
            <text:p>[ACCU028, ACIM002, ACRH002, EAM002, ECF012, EHH012, EJP027, EMM029, EWW028, LAL020, LDG025, LPL018, LPR012, LUN031, OMA019, SBB012, SMA025, SOD016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4" calcext:value-type="float">
            <text:p>45,4</text:p>
          </table:table-cell>
          <table:table-cell office:value-type="float" office:value="81.22269" calcext:value-type="float">
            <text:p>81,22269</text:p>
          </table:table-cell>
          <table:table-cell office:value-type="float" office:value="93.600006" calcext:value-type="float">
            <text:p>93,600006</text:p>
          </table:table-cell>
          <table:table-cell office:value-type="string" calcext:value-type="string">
            <text:p>[0.98, 0.98, 0.74, 0.94, 1.0, 0.76, 1.0, 1.0, 1.0, 0.96]</text:p>
          </table:table-cell>
          <table:table-cell office:value-type="string" calcext:value-type="string">
            <text:p>[ACIM002, EAG011, ECF012, EES008, EJP027, EMM029, LAL020, LCC005, LCC009, LPL018, LPR012, LVE032, OSH022, SAA018, SBB012, SDD028, SMA025, SOD016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.2" calcext:value-type="float">
            <text:p>42,2</text:p>
          </table:table-cell>
          <table:table-cell office:value-type="float" office:value="82.75201" calcext:value-type="float">
            <text:p>82,75201</text:p>
          </table:table-cell>
          <table:table-cell office:value-type="float" office:value="96.399994" calcext:value-type="float">
            <text:p>96,399994</text:p>
          </table:table-cell>
          <table:table-cell office:value-type="string" calcext:value-type="string">
            <text:p>[1.0, 1.0, 0.78, 1.0, 1.0, 0.96, 1.0, 1.0, 1.0, 0.9]</text:p>
          </table:table-cell>
          <table:table-cell office:value-type="string" calcext:value-type="string">
            <text:p>[ACIM002, ECF012, EES008, EJP027, EMM029, LAL020, LPL018, LPR012, LVE032, MYSP003, OCP002, OSH022, POM022, SAA018, SBB012, SMA025, SOD016, SWA004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.399998" calcext:value-type="float">
            <text:p>46,399998</text:p>
          </table:table-cell>
          <table:table-cell office:value-type="float" office:value="82.46933" calcext:value-type="float">
            <text:p>82,46933</text:p>
          </table:table-cell>
          <table:table-cell office:value-type="float" office:value="97.39999" calcext:value-type="float">
            <text:p>97,39999</text:p>
          </table:table-cell>
          <table:table-cell office:value-type="string" calcext:value-type="string">
            <text:p>[1.0, 1.0, 0.84, 0.98, 1.0, 0.98, 1.0, 1.0, 1.0, 0.94]</text:p>
          </table:table-cell>
          <table:table-cell office:value-type="string" calcext:value-type="string">
            <text:p>[ACIM002, ECF012, EES008, EJP027, EMM029, LAL020, LPL018, LPR012, LVE032, MYSP003, OCP002, OSH022, POM022, SAA020, SBB012, SMA025, SOD016, SWA004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.199997" calcext:value-type="float">
            <text:p>50,199997</text:p>
          </table:table-cell>
          <table:table-cell office:value-type="float" office:value="84.95066" calcext:value-type="float">
            <text:p>84,9506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0.98, 0.86, 1.0, 1.0, 0.94, 1.0, 1.0, 1.0, 0.94]</text:p>
          </table:table-cell>
          <table:table-cell office:value-type="string" calcext:value-type="string">
            <text:p>[ACGM004, ACIM002, ACPP026, EAG011, ECF012, EEE009, EEG008, EES008, EJP027, EMM029, EWW028, LAL020, LPL018, LPR012, LVE032, SBB012, SMA025, SOD01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.6" calcext:value-type="float">
            <text:p>51,6</text:p>
          </table:table-cell>
          <table:table-cell office:value-type="float" office:value="85.405304" calcext:value-type="float">
            <text:p>85,405304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0.94, 0.88, 0.98, 1.0, 0.94, 1.0, 1.0, 1.0, 0.98]</text:p>
          </table:table-cell>
          <table:table-cell office:value-type="string" calcext:value-type="string">
            <text:p>[ECF012, EES008, EJP027, EMM029, ESY009, LAL020, LPL018, LPR012, LVE032, MYSP003, OCP002, OCP019, PIC005, POM022, SBB012, SMA025, SOD016, SWA004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.6" calcext:value-type="float">
            <text:p>48,6</text:p>
          </table:table-cell>
          <table:table-cell office:value-type="float" office:value="86.69536" calcext:value-type="float">
            <text:p>86,6953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0.82, 0.98, 1.0, 0.96, 1.0, 1.0, 1.0, 0.96]</text:p>
          </table:table-cell>
          <table:table-cell office:value-type="string" calcext:value-type="string">
            <text:p>[ACIM002, ECF012, EES008, EJP027, EMM029, EMM034, LCC005, LPL018, LPR012, LVE032, OFF017, OSH022, SAA018, SBB012, SDD028, SMA025, SOD016, SUM001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200005" calcext:value-type="float">
            <text:p>54,200005</text:p>
          </table:table-cell>
          <table:table-cell office:value-type="float" office:value="87.22203" calcext:value-type="float">
            <text:p>87,22203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[1.0, 1.0, 0.82, 0.94, 1.0, 0.94, 1.0, 1.0, 1.0, 0.98]</text:p>
          </table:table-cell>
          <table:table-cell office:value-type="string" calcext:value-type="string">
            <text:p>[ECF012, EES008, EJP027, EMM029, LAL020, LBU034, LHY004, LPL018, LPR012, LRE013, LVE032, OCP002, ORE001, POM022, SBB012, SMA025, SOD016, SWA004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.599995" calcext:value-type="float">
            <text:p>59,599995</text:p>
          </table:table-cell>
          <table:table-cell office:value-type="float" office:value="88.23729" calcext:value-type="float">
            <text:p>88,237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0.98, 0.98, 0.82, 1.0, 1.0, 0.98, 1.0, 1.0, 1.0, 0.94]</text:p>
          </table:table-cell>
          <table:table-cell office:value-type="string" calcext:value-type="string">
            <text:p>[ACFU001, ECF012, EES008, EJP027, EMM029, FPA003, LAL020, LPL018, LPR012, LVE032, MYSP003, OCP002, PIC017, POM022, SBB012, SMA025, SOD016, SWA004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.6" calcext:value-type="float">
            <text:p>56,6</text:p>
          </table:table-cell>
          <table:table-cell office:value-type="float" office:value="87.830666" calcext:value-type="float">
            <text:p>87,8306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0.98, 1.0, 0.9, 0.98, 1.0, 0.96, 1.0, 1.0, 1.0, 0.88]</text:p>
          </table:table-cell>
          <table:table-cell office:value-type="string" calcext:value-type="string">
            <text:p>[ACAM007, ACIM002, ACRH004, ACWS001, ECF012, EES008, EJP027, EMM029, EWW028, FHI005, LAL020, LMC022, LPR012, LVE032, SBB012, SMA025, SOD016, SOD026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.59999" calcext:value-type="float">
            <text:p>50,59999</text:p>
          </table:table-cell>
          <table:table-cell office:value-type="float" office:value="88.13867" calcext:value-type="float">
            <text:p>88,13867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0.84, 1.0, 1.0, 0.98, 1.0, 1.0, 1.0, 0.98]</text:p>
          </table:table-cell>
          <table:table-cell office:value-type="string" calcext:value-type="string">
            <text:p>[ACIM002, ACSP002, EAG011, ECF012, EES008, EJP027, EMM029, EWW028, LAL020, LMC029, LPL018, LPR012, LVE032, OCP015, SBB012, SMA025, SOD016, SST004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.4" calcext:value-type="float">
            <text:p>63,4</text:p>
          </table:table-cell>
          <table:table-cell office:value-type="float" office:value="89.16867" calcext:value-type="float">
            <text:p>89,16867</text:p>
          </table:table-cell>
          <table:table-cell office:value-type="float" office:value="98.600006" calcext:value-type="float">
            <text:p>98,600006</text:p>
          </table:table-cell>
          <table:table-cell office:value-type="string" calcext:value-type="string">
            <text:p>[1.0, 1.0, 0.96, 1.0, 1.0, 0.98, 1.0, 1.0, 1.0, 0.92]</text:p>
          </table:table-cell>
          <table:table-cell office:value-type="string" calcext:value-type="string">
            <text:p>[ECF012, EES008, EHH011, EJP027, EMM029, LAL020, LHY004, LPL018, LPR012, LVE032, OCE009, OCP002, ORE001, PEV004, SBB012, SMA025, SOD016, SWA004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.2" calcext:value-type="float">
            <text:p>58,2</text:p>
          </table:table-cell>
          <table:table-cell office:value-type="float" office:value="90.011955" calcext:value-type="float">
            <text:p>90,011955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0.92, 1.0, 1.0, 0.98, 1.0, 1.0, 1.0, 0.98]</text:p>
          </table:table-cell>
          <table:table-cell office:value-type="string" calcext:value-type="string">
            <text:p>[ECF012, EES008, EJP027, LAL020, LBU034, LHY004, LPL018, LPR012, LVE032, OCE009, OCP002, ORE001, PEV004, SBB012, SDD021, SMA025, SMT008, SOD016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91.09533" calcext:value-type="float">
            <text:p>91,09533</text:p>
          </table:table-cell>
          <table:table-cell office:value-type="float" office:value="99.00001" calcext:value-type="float">
            <text:p>99,00001</text:p>
          </table:table-cell>
          <table:table-cell office:value-type="string" calcext:value-type="string">
            <text:p>[1.0, 1.0, 0.96, 1.0, 1.0, 0.98, 1.0, 1.0, 1.0, 0.96]</text:p>
          </table:table-cell>
          <table:table-cell office:value-type="string" calcext:value-type="string">
            <text:p>[ACAL025, ACFU001, ECF012, EES008, EJP027, EMM029, FPA003, LAL020, LPL018, LPR012, LVE032, OCE009, OCP002, OSH006, PIC017, SBB012, SMA025, SOD016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.000004" calcext:value-type="float">
            <text:p>60,000004</text:p>
          </table:table-cell>
          <table:table-cell office:value-type="float" office:value="91.48403" calcext:value-type="float">
            <text:p>91,48403</text:p>
          </table:table-cell>
          <table:table-cell office:value-type="float" office:value="98.8" calcext:value-type="float">
            <text:p>98,8</text:p>
          </table:table-cell>
          <table:table-cell office:value-type="string" calcext:value-type="string">
            <text:p>[1.0, 1.0, 0.88, 1.0, 1.0, 1.0, 1.0, 1.0, 1.0, 1.0]</text:p>
          </table:table-cell>
          <table:table-cell office:value-type="string" calcext:value-type="string">
            <text:p>[ACAL025, ACFU001, ECF012, EES008, EJP027, EMM029, LAL020, LPL018, LPR012, LTT007, LVE032, OCE009, OCP002, OSH006, PIC017, SBB012, SMA025, SOD016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.000004" calcext:value-type="float">
            <text:p>53,000004</text:p>
          </table:table-cell>
          <table:table-cell office:value-type="float" office:value="92.478" calcext:value-type="float">
            <text:p>92,478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GM039, ECF012, EES008, EJP027, EMM029, LAL020, LDG008, LPL008, LPL018, LPR012, LVE008, LVE032, MYSP003, OCP002, PFF021, SBB012, SMA025, SOD01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799995" calcext:value-type="float">
            <text:p>62,799995</text:p>
          </table:table-cell>
          <table:table-cell office:value-type="float" office:value="92.852684" calcext:value-type="float">
            <text:p>92,852684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AL025, ACFU001, ECF012, EES008, EJP027, EMM029, LAL020, LPL018, LPR012, LVE032, OCE009, OCP002, OSH006, PIC017, SBB012, SCO026, SMA025, SOD016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.8" calcext:value-type="float">
            <text:p>71,8</text:p>
          </table:table-cell>
          <table:table-cell office:value-type="float" office:value="93.1433" calcext:value-type="float">
            <text:p>93,143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1.0, 1.0, 0.98, 1.0, 1.0, 1.0, 0.98]</text:p>
          </table:table-cell>
          <table:table-cell office:value-type="string" calcext:value-type="string">
            <text:p>[ACAL025, ACFU001, ECF012, EES008, EJP027, EMM029, LAL020, LPL018, LPR012, LRE029, LVE032, OCE009, OCP002, OSH006, SBB008, SBB012, SMA025, SOD016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4.00131" calcext:value-type="float">
            <text:p>94,00131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FU001, ACTO002, ECF012, EES008, EJP027, EMM029, FPA003, LAL020, LPL018, LPR012, LVE032, OCE009, OCP002, OMW019, OSH006, SBB012, SMA025, SOD016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.2" calcext:value-type="float">
            <text:p>73,2</text:p>
          </table:table-cell>
          <table:table-cell office:value-type="float" office:value="94.78066" calcext:value-type="float">
            <text:p>94,7806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L025, ACFU001, ECF012, EES008, EJP027, EMM029, LAL020, LMA044, LPL018, LPR012, LVE032, OCE009, OCP002, SBB012, SBB013, SMA025, SOD016, SSS006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5,8</text:p>
          </table:table-cell>
          <table:table-cell office:value-type="float" office:value="94.277954" calcext:value-type="float">
            <text:p>94,277954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0.98, 1.0, 1.0, 1.0, 1.0, 1.0, 1.0, 0.98]</text:p>
          </table:table-cell>
          <table:table-cell office:value-type="string" calcext:value-type="string">
            <text:p>[ACFU001, ECF012, EES008, EJP027, EMM029, FPA003, LAL020, LPL017, LPL018, LPR012, LVE032, OCE009, OCP002, OMW019, OSH006, SBB012, SMA025, SOD016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.8" calcext:value-type="float">
            <text:p>68,8</text:p>
          </table:table-cell>
          <table:table-cell office:value-type="float" office:value="93.94729" calcext:value-type="float">
            <text:p>93,94729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AL025, ACFU001, ECF012, EES008, EJP027, LAL020, LMA044, LPL018, LPR012, LVE032, OCE009, OCP002, OSH006, SBB012, SBB013, SMA025, SOD016, SSS006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600006" calcext:value-type="float">
            <text:p>70,600006</text:p>
          </table:table-cell>
          <table:table-cell office:value-type="float" office:value="93.68666" calcext:value-type="float">
            <text:p>93,68666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0.98, 0.96, 1.0, 1.0, 1.0, 1.0, 1.0, 1.0, 1.0]</text:p>
          </table:table-cell>
          <table:table-cell office:value-type="string" calcext:value-type="string">
            <text:p>[ACFU001, EES008, EJP027, EMM029, LAL020, LMA026, LPL018, LPL035, LPR012, LVE032, OCE009, OCP002, OMW019, OSH006, SBB012, SDD028, SMA025, SOD01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.4" calcext:value-type="float">
            <text:p>63,4</text:p>
          </table:table-cell>
          <table:table-cell office:value-type="float" office:value="93.99332" calcext:value-type="float">
            <text:p>93,99332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1.0, 0.98, 1.0, 0.98, 1.0, 1.0, 1.0, 0.98]</text:p>
          </table:table-cell>
          <table:table-cell office:value-type="string" calcext:value-type="string">
            <text:p>[ACFU001, EEE001, EES008, EJP027, EMM029, LAL020, LMA026, LPL018, LPL035, LPR012, LVE032, OCE009, OCP002, OSH006, SBB012, SDD028, SMA025, SOD016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3.75937" calcext:value-type="float">
            <text:p>93,75937</text:p>
          </table:table-cell>
          <table:table-cell office:value-type="float" office:value="99.2" calcext:value-type="float">
            <text:p>99,2</text:p>
          </table:table-cell>
          <table:table-cell office:value-type="string" calcext:value-type="string">
            <text:p>[1.0, 1.0, 0.92, 1.0, 1.0, 1.0, 1.0, 1.0, 1.0, 1.0]</text:p>
          </table:table-cell>
          <table:table-cell office:value-type="string" calcext:value-type="string">
            <text:p>[ACFU001, EES008, EJP027, EMM029, LAL020, LBI022, LDG023, LPL018, LPL035, LPR012, LVE032, OCE009, OCP002, OSH006, SBB012, SMA025, SME013, SOD016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2.8" calcext:value-type="float">
            <text:p>72,8</text:p>
          </table:table-cell>
          <table:table-cell office:value-type="float" office:value="94.089325" calcext:value-type="float">
            <text:p>94,08932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L025, ACFU001, ACPP008, ECF012, EES008, EJP027, LAL020, LBI041, LPL018, LPR012, LPR019, LVE032, OCE009, OCP002, OSH006, SBB012, SMA025, SOD016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.99999" calcext:value-type="float">
            <text:p>67,99999</text:p>
          </table:table-cell>
          <table:table-cell office:value-type="float" office:value="94.01666" calcext:value-type="float">
            <text:p>94,0166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CF022, EES008, EJP027, EMM029, LAL020, LMA026, LPL018, LPL035, LPR012, LVE032, OCE009, OCP002, SBB012, SLP001, SMA025, SOD016, SWA001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.8" calcext:value-type="float">
            <text:p>68,8</text:p>
          </table:table-cell>
          <table:table-cell office:value-type="float" office:value="93.86071" calcext:value-type="float">
            <text:p>93,86071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AL025, ACFU001, ACPP008, ECF012, EES008, LAL020, LBI041, LPL018, LPR012, LPR019, LVE022, LVE032, OCE009, OCP002, OSH006, SBB012, SMA025, SOD016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.8" calcext:value-type="float">
            <text:p>66,8</text:p>
          </table:table-cell>
          <table:table-cell office:value-type="float" office:value="94.31001" calcext:value-type="float">
            <text:p>94,31001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8, 1.0, 1.0, 0.98, 1.0, 1.0, 1.0, 0.98]</text:p>
          </table:table-cell>
          <table:table-cell office:value-type="string" calcext:value-type="string">
            <text:p>[ACFU001, ACWS008, ECF012, EES008, EJP027, EWW036, LPL018, LPR012, LRE030, LVE032, OCE009, OCP002, PHE002, PIC017, SBB012, SDD015, SMA025, SOD016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3.521324" calcext:value-type="float">
            <text:p>93,52132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0.98, 1.0, 1.0, 1.0, 1.0]</text:p>
          </table:table-cell>
          <table:table-cell office:value-type="string" calcext:value-type="string">
            <text:p>[ACFU001, ACPP024, EAG010, ECF012, EES008, EJP027, EWW036, LMC023, LPR012, LRE030, LUN041, LVE032, OCE009, OCP002, OFF007, SBB012, SMA025, SOD016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.4" calcext:value-type="float">
            <text:p>71,4</text:p>
          </table:table-cell>
          <table:table-cell office:value-type="float" office:value="94.05665" calcext:value-type="float">
            <text:p>94,05665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6, 1.0, 1.0, 1.0, 1.0, 1.0, 1.0, 0.98]</text:p>
          </table:table-cell>
          <table:table-cell office:value-type="string" calcext:value-type="string">
            <text:p>[ACFU001, EEE001, EES008, EJP027, LAL020, LPL018, LPR012, LVE032, OCE009, OCP002, ODE024, OSH006, SBB012, SBB019, SDD028, SFN008, SMA025, SOD016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.8" calcext:value-type="float">
            <text:p>70,8</text:p>
          </table:table-cell>
          <table:table-cell office:value-type="float" office:value="94.73464" calcext:value-type="float">
            <text:p>94,7346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ACFU006, ACGM021, EES008, LDG008, LMA026, LPL018, LPR012, LVE030, LVE032, OCE009, OCP002, SBB012, SEL018, SMA025, SOD016, SPL007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.8" calcext:value-type="float">
            <text:p>73,8</text:p>
          </table:table-cell>
          <table:table-cell office:value-type="float" office:value="94.10665" calcext:value-type="float">
            <text:p>94,106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E025, ACFU001, EES008, EJP027, EWW036, LBU022, LPL018, LPL030, LPR012, LRE030, LVE032, OCE009, OCP002, PHE002, PMO020, SBB012, SMA025, SOD016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4.12402" calcext:value-type="float">
            <text:p>94,1240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FU001, ACGD009, ACPP031, ECF025, EES008, LCC008, LDG008, LMA026, LPL011, LPR012, LVE030, LVE032, OCE009, OCP002, ODE011, SBB012, SMA025, SOD016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.8" calcext:value-type="float">
            <text:p>67,8</text:p>
          </table:table-cell>
          <table:table-cell office:value-type="float" office:value="94.63532" calcext:value-type="float">
            <text:p>94,635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FU001, ACGD009, ACPP031, ECF025, EES008, LCC008, LDG008, LMA026, LPL011, LPR012, LVE030, LVE032, OCE009, OCP002, SBB012, SMA025, SNB026, SOD016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.6" calcext:value-type="float">
            <text:p>71,6</text:p>
          </table:table-cell>
          <table:table-cell office:value-type="float" office:value="95.24866" calcext:value-type="float">
            <text:p>95,248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FU001, ACGM009, EES008, EJP027, EWW036, LCA026, LDG012, LPL018, LPR012, LRE030, LVE032, OCE009, OCP002, PCA007, SBB012, SFO027, SMA025, SOD016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.8" calcext:value-type="float">
            <text:p>70,8</text:p>
          </table:table-cell>
          <table:table-cell office:value-type="float" office:value="94.82532" calcext:value-type="float">
            <text:p>94,825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FU001, ACNO019, ECF012, EES008, EJP027, EMM034, EWW036, LBI026, LPL018, LPR012, LUN041, LVE032, OCP002, POM023, SBB012, SFO023, SMA025, SOD016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,6</text:p>
          </table:table-cell>
          <table:table-cell office:value-type="float" office:value="95.03" calcext:value-type="float">
            <text:p>95,0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EM019, ACFU001, ACGD015, ECF012, EES008, EJP002, EJP027, EMM034, EWW036, LBI010, LPL018, LPR012, LVE032, OCP002, POM023, SBB012, SMA025, SOD016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9.4" calcext:value-type="float">
            <text:p>69,4</text:p>
          </table:table-cell>
          <table:table-cell office:value-type="float" office:value="95.334694" calcext:value-type="float">
            <text:p>95,33469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AZ003, ACFU001, ACGM021, ACPP031, EES008, ESS006, LDG008, LPL018, LPR012, LVE032, OCE009, OCP002, SAS002, SBB012, SIW011, SMA025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.6" calcext:value-type="float">
            <text:p>75,6</text:p>
          </table:table-cell>
          <table:table-cell office:value-type="float" office:value="95.696655" calcext:value-type="float">
            <text:p>95,69665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AZ003, ACFU001, ACGD008, ACPP031, EES008, ESS006, LDG008, LPL018, LPR012, LVE032, OCE009, OCP002, SAS002, SBB012, SIW011, SMA025, SOD016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.6" calcext:value-type="float">
            <text:p>69,6</text:p>
          </table:table-cell>
          <table:table-cell office:value-type="float" office:value="95.58599" calcext:value-type="float">
            <text:p>95,58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21, EES008, ESS006, LDG008, LMC022, LPL018, LPR012, LVE032, OCE009, OCP002, OEV005, SBB012, SMA025, SOD016, SSS022, STE019, SZO008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.8" calcext:value-type="float">
            <text:p>76,8</text:p>
          </table:table-cell>
          <table:table-cell office:value-type="float" office:value="96.078674" calcext:value-type="float">
            <text:p>96,078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5, EES008, ESS006, EWO018, LDG008, LPL004, LPL018, LPR012, LVE030, LVE032, OCE009, OCP002, OCP005, SBB012, SMA025, SOD016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.8" calcext:value-type="float">
            <text:p>76,8</text:p>
          </table:table-cell>
          <table:table-cell office:value-type="float" office:value="95.71594" calcext:value-type="float">
            <text:p>95,7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07, ACPP025, EES008, LDG008, LPL018, LPR012, LVE030, LVE032, OCE009, OCP002, OCP005, PHE031, SAS002, SBB012, SMA025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.600006" calcext:value-type="float">
            <text:p>70,600006</text:p>
          </table:table-cell>
          <table:table-cell office:value-type="float" office:value="95.89461" calcext:value-type="float">
            <text:p>95,89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05, EES008, ESS006, LDG008, LPL004, LPL018, LPR012, LVE030, LVE032, OCE009, OCP002, OCP005, PFF016, SBB012, SMA025, SOD016, STE019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96.00064" calcext:value-type="float">
            <text:p>96,00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3, ACFU001, ACWS014, ECF024, EES008, LBU034, LDG008, LPL018, LPL035, LPR012, LVE027, LVE032, OCE009, OCP002, SBB012, SMA025, SOD016, STE019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3.99999" calcext:value-type="float">
            <text:p>73,99999</text:p>
          </table:table-cell>
          <table:table-cell office:value-type="float" office:value="95.69671" calcext:value-type="float">
            <text:p>95,696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MC022, LPR012, LUN002, LVE032, OCE009, OCP002, OCP014, OEV005, PFF012, PMO023, SBB012, SMA025, SOD016, SSS022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96.14935" calcext:value-type="float">
            <text:p>96,14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1, EES008, ESS006, LDG008, LPL018, LPR012, LRE004, LVE032, OCE009, OCP002, OMA019, ORE023, SBB012, SEN016, SMA025, SOD01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.2" calcext:value-type="float">
            <text:p>76,2</text:p>
          </table:table-cell>
          <table:table-cell office:value-type="float" office:value="96.33533" calcext:value-type="float">
            <text:p>96,33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ACFU001, EES008, EJF008, ESS002, EWW021, LAL023, LDG008, LPR012, LVE032, OBI003, OCE009, OCP002, SBB012, SFR004, SMA025, SOD016, STE01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.8" calcext:value-type="float">
            <text:p>81,8</text:p>
          </table:table-cell>
          <table:table-cell office:value-type="float" office:value="96.72199" calcext:value-type="float">
            <text:p>96,72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EES008, LAM021, LDG008, LMA039, LPL018, LPR012, LVE032, OCE009, OCP002, SBB012, SMA025, SMA035, SOD016, SST024, STE019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6.6" calcext:value-type="float">
            <text:p>76,6</text:p>
          </table:table-cell>
          <table:table-cell office:value-type="float" office:value="96.83398" calcext:value-type="float">
            <text:p>96,83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ACPP028, EES008, LDG008, LMA039, LPL018, LPR012, LVE032, OCE009, OCP002, SBB012, SMA025, SMA035, SOD016, SST024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6" calcext:value-type="float">
            <text:p>81,6</text:p>
          </table:table-cell>
          <table:table-cell office:value-type="float" office:value="96.67599" calcext:value-type="float">
            <text:p>96,67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ACGD008, EES008, ESY001, LAL034, LDG008, LPL018, LPR012, LVE032, OCE009, OCP002, PFF005, SBB012, SMA025, SOD016, SST024, STE019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.6" calcext:value-type="float">
            <text:p>78,6</text:p>
          </table:table-cell>
          <table:table-cell office:value-type="float" office:value="96.880646" calcext:value-type="float">
            <text:p>96,8806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EES008, LDG008, LMC007, LMC030, LPL006, LPL018, LPR012, LVE032, OCE009, OCP002, SBB012, SMA025, SMA035, SOD016, SSS030, STE019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0.4" calcext:value-type="float">
            <text:p>80,4</text:p>
          </table:table-cell>
          <table:table-cell office:value-type="float" office:value="96.80533" calcext:value-type="float">
            <text:p>96,80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EM022, ACFU001, ACGM017, ECF018, EES008, EWW005, LDG008, LPR012, LVE032, OCE009, OCP002, SBB012, SFR004, SMA025, SOD016, SST022, STE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96.75336" calcext:value-type="float">
            <text:p>96,75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9, ACFU001, EES008, LDG008, LPL018, LPR012, LVE032, OCE009, OCP002, OFF026, SAA024, SBB012, SMA025, SMA035, SNV037, SOD016, STE019, STE026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.59999" calcext:value-type="float">
            <text:p>73,59999</text:p>
          </table:table-cell>
          <table:table-cell office:value-type="float" office:value="96.86935" calcext:value-type="float">
            <text:p>96,86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EM022, ACFU001, ACGM017, ECF015, ECF018, EES008, EWW005, LDG008, LPR012, LVE032, OCE009, OCP002, SBB012, SMA025, SOD016, SST022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.4" calcext:value-type="float">
            <text:p>78,4</text:p>
          </table:table-cell>
          <table:table-cell office:value-type="float" office:value="97.15331" calcext:value-type="float">
            <text:p>97,15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WW021, LAL023, LDG008, LMA009, LMC008, LPR012, LVE032, OCE009, OCP002, PCA013, PMO004, SBB012, SMA025, SOD016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97.16202" calcext:value-type="float">
            <text:p>97,16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U001, EES008, LDG008, LMC030, LPL018, LPR012, LUN026, LVE032, OCE009, OCP002, ORE006, PFF011, SBB012, SMA025, SMA035, SOD016, STE019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.4" calcext:value-type="float">
            <text:p>76,4</text:p>
          </table:table-cell>
          <table:table-cell office:value-type="float" office:value="97.06595" calcext:value-type="float">
            <text:p>97,06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5, EES008, LDG008, LPL029, LPR012, LVE032, OCE009, OCP002, ORE015, SBB012, SBB014, SMA025, SOD016, SSS031, SST022, STE019, SWA004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.8" calcext:value-type="float">
            <text:p>76,8</text:p>
          </table:table-cell>
          <table:table-cell office:value-type="float" office:value="97.09201" calcext:value-type="float">
            <text:p>97,09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CP002, ODE008, OFF012, ORE005, SAA024, SBB012, SMA025, SMA035, SMA036, SNV037, SOD016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8.6" calcext:value-type="float">
            <text:p>78,6</text:p>
          </table:table-cell>
          <table:table-cell office:value-type="float" office:value="97.19933" calcext:value-type="float">
            <text:p>97,19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FU001, ECF018, EEE014, EES008, LDG008, LPR012, LUN002, LUN015, LVE032, OCE009, OCP002, POM009, SBB012, SMA025, SOD016, SST022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.19999" calcext:value-type="float">
            <text:p>80,19999</text:p>
          </table:table-cell>
          <table:table-cell office:value-type="float" office:value="97.16401" calcext:value-type="float">
            <text:p>97,16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FU001, ACGM017, ECF018, EES008, EWO010, FSP008, LDG008, LPR012, LVE032, OCE009, OCP002, SBB012, SFO008, SMA025, SOD016, SST022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96.986" calcext:value-type="float">
            <text:p>96,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1, ACFU001, EES008, LDG008, LMC004, LPR012, LVE032, OCE009, OCP002, ODE008, OFF012, SBB012, SEN009, SMA025, SMA035, SNV037, SOD016, STE019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.6" calcext:value-type="float">
            <text:p>65,6</text:p>
          </table:table-cell>
          <table:table-cell office:value-type="float" office:value="96.63136" calcext:value-type="float">
            <text:p>96,63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06, LDG008, LPR012, LVE032, OCE009, OCP002, ODE008, PCA023, SBB012, SCO010, SMA025, SMA035, SMA036, SNV037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.19999" calcext:value-type="float">
            <text:p>80,19999</text:p>
          </table:table-cell>
          <table:table-cell office:value-type="float" office:value="96.887276" calcext:value-type="float">
            <text:p>96,8872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1, ACFU001, EES008, LDG008, LMC004, LPR012, LVE032, OCE009, OCP002, ODE008, OFF012, PAN014, SBB012, SEN009, SMA025, SMA035, SOD016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2.4" calcext:value-type="float">
            <text:p>82,4</text:p>
          </table:table-cell>
          <table:table-cell office:value-type="float" office:value="96.76666" calcext:value-type="float">
            <text:p>96,76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7, ACFU001, EES008, LDG008, LPL018, LPR012, LUN006, LVE032, OCE009, OCP002, PAN017, SBB012, SMA024, SMA025, SMA035, SNV015, SOD016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.6" calcext:value-type="float">
            <text:p>76,6</text:p>
          </table:table-cell>
          <table:table-cell office:value-type="float" office:value="96.46796" calcext:value-type="float">
            <text:p>96,46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06, LVE032, OCE009, OCP002, ODE008, PCA032, PIC009, SBB012, SBB014, SCO026, SMA025, SOD016, STE001, STE019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6.8" calcext:value-type="float">
            <text:p>76,8</text:p>
          </table:table-cell>
          <table:table-cell office:value-type="float" office:value="96.56464" calcext:value-type="float">
            <text:p>96,56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06, LVE032, OCE009, OCP002, ODE008, PCA032, PMO026, SBB012, SCO026, SFN008, SMA025, SOD016, STE001, STE01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.4" calcext:value-type="float">
            <text:p>76,4</text:p>
          </table:table-cell>
          <table:table-cell office:value-type="float" office:value="96.7" calcext:value-type="float">
            <text:p>96,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5, EES008, FHI005, LDG008, LMA053, LPR012, LVE032, LVE034, OCE009, OCP002, SBB012, SCC008, SMA025, SMA036, SOD016, SRR002, STE019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2.4" calcext:value-type="float">
            <text:p>82,4</text:p>
          </table:table-cell>
          <table:table-cell office:value-type="float" office:value="96.89402" calcext:value-type="float">
            <text:p>96,89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06, LDG008, LPR012, LVE032, OCE009, OCP002, OCP016, OCP023, ODE008, PCA004, SBB012, SMA025, SMA036, SNV009, SOD016, STE019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27008" calcext:value-type="float">
            <text:p>97,27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7, ACFU001, ACGM033, EES008, LBI023, LCR002, LDG008, LPR012, LVE032, OCE009, OCP002, SBB012, SCO010, SMA025, SMA035, SNV037, SOD016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.8" calcext:value-type="float">
            <text:p>77,8</text:p>
          </table:table-cell>
          <table:table-cell office:value-type="float" office:value="96.89935" calcext:value-type="float">
            <text:p>96,89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Y004, ACSP012, EAG023, EES008, FSP006, LDG008, LPR012, LVE032, OCE009, OCP002, ODE008, PIC010, SBB012, SEL014, SMA025, SMA036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.4" calcext:value-type="float">
            <text:p>76,4</text:p>
          </table:table-cell>
          <table:table-cell office:value-type="float" office:value="96.48936" calcext:value-type="float">
            <text:p>96,489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CP002, ODE008, PCA032, PMO016, PMO026, SBB012, SBB014, SMA025, SNV035, SOD016, STE019, SWA004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.6" calcext:value-type="float">
            <text:p>74,6</text:p>
          </table:table-cell>
          <table:table-cell office:value-type="float" office:value="96.737335" calcext:value-type="float">
            <text:p>96,7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5, EES008, LDG008, LPL032, LPR012, LVE032, LVE034, OCE009, OCP002, SBB012, SGM002, SMA025, SMA036, SOD006, SOD016, STE019, STR002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96.65199" calcext:value-type="float">
            <text:p>96,65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7, ECF018, EES008, EMM019, LCR010, LDG008, LPR012, LVE032, OCE009, OCP002, OFI029, SBB012, SCC003, SMA025, SOD016, SOD022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7.8" calcext:value-type="float">
            <text:p>77,8</text:p>
          </table:table-cell>
          <table:table-cell office:value-type="float" office:value="97.02997" calcext:value-type="float">
            <text:p>97,02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33, ACTO001, ECF011, EES008, EES014, LAM025, LBI023, LDG008, LPR012, LVE032, OCE009, OCP002, SBB012, SMA025, SMA036, SOD016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5.6" calcext:value-type="float">
            <text:p>75,6</text:p>
          </table:table-cell>
          <table:table-cell office:value-type="float" office:value="96.408615" calcext:value-type="float">
            <text:p>96,4086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LDG008, LPR012, LVE032, OCE009, OCP002, PMO027, SBB012, SCO010, SFO027, SMA025, SMA035, SMA036, SNV037, SOD016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7.8" calcext:value-type="float">
            <text:p>77,8</text:p>
          </table:table-cell>
          <table:table-cell office:value-type="float" office:value="96.606026" calcext:value-type="float">
            <text:p>96,606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0, ACOO003, ACPP035, EES008, LDG008, LPR012, LTT001, OCE009, OCP023, ODE008, SBB012, SCO025, SMA025, SMA036, SNV009, SOD016, STE019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.2" calcext:value-type="float">
            <text:p>75,2</text:p>
          </table:table-cell>
          <table:table-cell office:value-type="float" office:value="96.44995" calcext:value-type="float">
            <text:p>96,44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LDG008, LPR012, LVE032, OCE009, OCP002, PMO027, SBB012, SFO027, SMA025, SMA035, SMA036, SNV037, SOD016, SOD027, STE019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96.184006" calcext:value-type="float">
            <text:p>96,184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5, ACFU001, ACGM033, EES008, LAL025, LDG008, LPR012, LVE032, MYPA003, OCE009, OCP002, OCP016, PCA004, SBB012, SMA025, SNV009, SOD016, STE019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6.986694" calcext:value-type="float">
            <text:p>96,986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7, EES008, LCR010, LDG008, LMC008, LPR012, LVE032, OCE009, OCP002, SAS021, SBB012, SFO014, SGM013, SIW001, SMA025, SOD01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.6" calcext:value-type="float">
            <text:p>79,6</text:p>
          </table:table-cell>
          <table:table-cell office:value-type="float" office:value="96.53139" calcext:value-type="float">
            <text:p>96,531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4, ACFU001, ACWS011, ECF011, EES008, ERO006, EWW028, LAM025, LDG008, LPR012, LVE032, OCE009, OCP002, SBB012, SCO006, SMA025, SOD016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84467" calcext:value-type="float">
            <text:p>96,84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01, ACNO022, EEE004, EES008, LDG008, LPR012, LVE032, OCE009, OCP002, ORE015, SBB012, SDD028, SFO027, SMA025, SMA036, SOD016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.6" calcext:value-type="float">
            <text:p>79,6</text:p>
          </table:table-cell>
          <table:table-cell office:value-type="float" office:value="96.75329" calcext:value-type="float">
            <text:p>96,753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EWO008, LDG008, LPR012, LVE032, OCE009, OCP002, ODE008, OMA033, SBB012, SMA025, SMA035, SMA036, SOD016, SPI008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.399994" calcext:value-type="float">
            <text:p>79,399994</text:p>
          </table:table-cell>
          <table:table-cell office:value-type="float" office:value="97.20003" calcext:value-type="float">
            <text:p>97,20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8, EES008, EJF008, LDG008, LMC024, LPR012, LVE026, LVE032, OCE009, OCP002, ODE008, SBB012, SMA025, SMA035, SMA036, SOD016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.799995" calcext:value-type="float">
            <text:p>78,799995</text:p>
          </table:table-cell>
          <table:table-cell office:value-type="float" office:value="97.43203" calcext:value-type="float">
            <text:p>97,43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3, EES008, EJF008, EOW007, LDG008, LMA029, LPR012, LVE032, OCE009, OCP002, ODE008, OMA033, SBB012, SMA025, SMA036, SOD016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34599" calcext:value-type="float">
            <text:p>97,34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1, EES008, EJF008, LBU034, LDG008, LPR012, LVE032, OCE009, OCP002, OCP019, SBB012, SMA025, SMA036, SME024, SOD016, SPI008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.4" calcext:value-type="float">
            <text:p>80,4</text:p>
          </table:table-cell>
          <table:table-cell office:value-type="float" office:value="97.29666" calcext:value-type="float">
            <text:p>97,29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CEV001, EDO001, EES008, EHH010, EJF008, LDG008, LPR012, LVE032, OCE009, OCP002, SBB012, SMA025, SMA036, SME024, SOD016, SPI008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.8" calcext:value-type="float">
            <text:p>77,8</text:p>
          </table:table-cell>
          <table:table-cell office:value-type="float" office:value="97.39334" calcext:value-type="float">
            <text:p>97,3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2, EES008, EJF008, LBB017, LDG008, LPR012, LVE032, OCE009, OCP002, ODE001, ODE008, SBB012, SMA025, SMA035, SMA036, SNV030, SOD016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.4" calcext:value-type="float">
            <text:p>74,4</text:p>
          </table:table-cell>
          <table:table-cell office:value-type="float" office:value="97.15799" calcext:value-type="float">
            <text:p>97,15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FU001, ACOO014, EES008, EJF008, LDG008, LPR012, LUN001, LVE032, OCE009, OCP002, ODE008, SBB012, SFR004, SMA025, SMA03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7.37205" calcext:value-type="float">
            <text:p>97,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EMM034, LBB009, LCA030, LDG008, LMA029, LPR012, LVE032, OCP002, SBB012, SMA025, SMA036, SNB002, SNV025, SOD016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97.41464" calcext:value-type="float">
            <text:p>97,41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FU001, ACOO014, EES008, EJF008, LDG008, LPR012, LUN001, OCE009, OCP002, ODE008, PFF012, SBB012, SMA025, SMA035, SOD016, SRR005, STE01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7.716" calcext:value-type="float">
            <text:p>97,7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1, EES008, EJF008, EMM034, ESY007, LAM022, LDG008, LPR012, OCE009, OCP002, OMA033, SBB012, SMA025, SMA036, SNV025, SOD016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6" calcext:value-type="float">
            <text:p>78,6</text:p>
          </table:table-cell>
          <table:table-cell office:value-type="float" office:value="97.39267" calcext:value-type="float">
            <text:p>97,39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17, EES008, EJF008, EPP027, ERO031, LDG008, LPR012, LUN001, LUN009, LVE032, OCE009, OCP002, SBB012, SMA025, SMA036, SOD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211365" calcext:value-type="float">
            <text:p>97,2113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WW040, LAM013, LBU039, LDG008, LPR012, LUN021, LVE032, OCE009, OCP002, OEV005, SBB012, SMA025, SMA036, SOD016, STE019, SWA024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96.995316" calcext:value-type="float">
            <text:p>96,995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RR002, EDO001, EES008, EJF008, LBU034, LDG008, LMA030, LMC012, LPR012, LTT023, LVE032, OCE009, OCP002, SBB012, SMA025, SOD016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.6" calcext:value-type="float">
            <text:p>73,6</text:p>
          </table:table-cell>
          <table:table-cell office:value-type="float" office:value="97.004" calcext:value-type="float">
            <text:p>97,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9, ACOO014, EES008, LCR003, LDG008, LMA056, LPR012, LVE032, OCE009, OCP002, ODE008, SBB012, SFR004, SMA025, SMA035, SOD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96.905975" calcext:value-type="float">
            <text:p>96,9059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1, ECF007, EES008, LDG008, LPR012, LUN038, LVE032, OCE009, OCP002, ODE008, OFF002, OSH014, SBB012, SMA025, SOD016, STE019, SWA024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97.02466" calcext:value-type="float">
            <text:p>97,02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LDG008, LEV006, LPL019, LPL026, LPR012, LUN012, LVE032, OCE023, OCP002, PAN019, SAA019, SBB012, SMA025, SMA036, SOD016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1.6" calcext:value-type="float">
            <text:p>81,6</text:p>
          </table:table-cell>
          <table:table-cell office:value-type="float" office:value="97.1047" calcext:value-type="float">
            <text:p>97,10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1, EAG029, EES008, EJP017, LDG008, LPR012, LUN038, LVE032, OCE009, OCP002, ODE008, OFF002, SBB012, SMA025, SMA036, SOD016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4.4" calcext:value-type="float">
            <text:p>84,4</text:p>
          </table:table-cell>
          <table:table-cell office:value-type="float" office:value="97.13331" calcext:value-type="float">
            <text:p>97,13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HH001, EJP017, EWW018, LDG008, LPR012, LUN021, LVE032, OCE009, OCP002, ODE008, SBB012, SMA025, SMA036, SOD016, STE019, SWA024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.200005" calcext:value-type="float">
            <text:p>61,200005</text:p>
          </table:table-cell>
          <table:table-cell office:value-type="float" office:value="96.41935" calcext:value-type="float">
            <text:p>96,41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P011, EDO009, EES008, LBU014, LBU039, LDG008, LPR012, LVE032, OCE009, OCP002, OSH001, SBB012, SMA025, SMA036, SOD016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1.8" calcext:value-type="float">
            <text:p>71,8</text:p>
          </table:table-cell>
          <table:table-cell office:value-type="float" office:value="95.84128" calcext:value-type="float">
            <text:p>95,84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08, LDG008, LPR012, MYPA003, MYSC001, OCE009, OCP002, ODE003, ODE008, PFF012, SBB012, SMA025, SNB019, SOD016, SRR021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.2" calcext:value-type="float">
            <text:p>75,2</text:p>
          </table:table-cell>
          <table:table-cell office:value-type="float" office:value="96.64999" calcext:value-type="float">
            <text:p>96,64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1, EDO009, EES008, LAL002, LBU014, LDG008, LPR012, LVE032, OBI002, OCE009, OCP002, OEV005, OSH001, SBB012, SMA025, SOD016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.40001" calcext:value-type="float">
            <text:p>76,40001</text:p>
          </table:table-cell>
          <table:table-cell office:value-type="float" office:value="97.0873" calcext:value-type="float">
            <text:p>97,08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EES008, FPA007, LCA019, LDG008, LPR012, LUN013, LVE032, OCE009, OCP002, ODE008, OFF002, SBB012, SMA025, SMA036, SOD016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85734" calcext:value-type="float">
            <text:p>96,85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21, EMM016, EOW014, LDG008, LPR012, LVE032, OCE009, OCE019, OCP002, ODE008, SBB012, SMA025, SMA036, SNV008, SOD016, STE019, STR021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29266" calcext:value-type="float">
            <text:p>97,29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EES008, FPA007, LCA016, LDG008, LMA046, LPR012, LVE032, OCE009, OCP002, ODE008, OFF002, SBB012, SMA025, SMA036, SOD016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5.6" calcext:value-type="float">
            <text:p>75,6</text:p>
          </table:table-cell>
          <table:table-cell office:value-type="float" office:value="96.84998" calcext:value-type="float">
            <text:p>96,84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0, ACNO030, ACRR001, ACTO001, ECF018, EES008, LAL019, LDG008, LPR012, LVE032, OCE009, OCP002, SBB012, SMA025, SMA036, SOD016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.8" calcext:value-type="float">
            <text:p>81,8</text:p>
          </table:table-cell>
          <table:table-cell office:value-type="float" office:value="97.21534" calcext:value-type="float">
            <text:p>97,21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FSE007, LDG008, LMA039, LPR012, LUN032, LVE032, OCE009, OCP002, ODE008, SBB012, SBB015, SFR004, SMA025, SOD016, STE019, STR025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97.5686" calcext:value-type="float">
            <text:p>97,5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BI007, LBI044, LDG008, LPR012, LVE032, OCE009, OCP002, ODE008, SBB012, SFO025, SIW005, SMA025, SMA036, SOD016, STE019, SWA024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97.36136" calcext:value-type="float">
            <text:p>97,36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E038, ACFU001, ACPH007, EES008, EMM003, LDG008, LPR012, LVE032, OCE009, OCE019, OCP002, ODE008, SBB012, SMA025, SOD016, SOD022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.4" calcext:value-type="float">
            <text:p>81,4</text:p>
          </table:table-cell>
          <table:table-cell office:value-type="float" office:value="97.4007" calcext:value-type="float">
            <text:p>97,40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11, ACFU001, ACMU006, ACSP009, EES008, LBI046, LDG008, LPR012, LTT004, LVE032, OCE009, OCP002, SBB012, SMA025, SMA036, SOD016, STE019, STR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3.6" calcext:value-type="float">
            <text:p>83,6</text:p>
          </table:table-cell>
          <table:table-cell office:value-type="float" office:value="97.80603" calcext:value-type="float">
            <text:p>97,8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5, ACFU001, ACOO016, EES008, LDG008, LPR012, LVE032, OCE009, OCP002, ODE008, OFF002, SAS017, SBB012, SMA025, SMA036, SOD016, SSS021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54403" calcext:value-type="float">
            <text:p>97,54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DG008, LPR012, LVE032, OCE009, ODE008, OFF002, OMW017, PCA037, PFF021, SBB012, SGM017, SMA025, SMA036, SOD016, SST025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6.4" calcext:value-type="float">
            <text:p>76,4</text:p>
          </table:table-cell>
          <table:table-cell office:value-type="float" office:value="97.34002" calcext:value-type="float">
            <text:p>97,34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9, ACFE031, ACFU001, ACOO016, ACPH015, EES008, LDG008, LPR012, LVE032, OCE009, OCP002, ODE008, PCA037, SBB012, SMA025, SMA036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.2" calcext:value-type="float">
            <text:p>77,2</text:p>
          </table:table-cell>
          <table:table-cell office:value-type="float" office:value="97.056" calcext:value-type="float">
            <text:p>97,0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1, ACFU001, ACPP034, EES008, EHH007, LDG008, LPR012, LVE032, OCE009, OCP002, ODE008, OFF002, SBB012, SMA025, SMA036, SMW017, SOD016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8.2" calcext:value-type="float">
            <text:p>78,2</text:p>
          </table:table-cell>
          <table:table-cell office:value-type="float" office:value="97.322586" calcext:value-type="float">
            <text:p>97,3225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O001, ACFU001, EES008, ERO035, LAL012, LDG008, LPR012, LVE032, OCE009, OCP002, ODE008, SBB012, SDD016, SMA025, SMA036, SOD016, STE019, SWA024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office:value-type="float" office:value="96.97404" calcext:value-type="float">
            <text:p>96,97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Y003, EDO019, EES008, LDG008, LPR012, LVE032, OCE009, OCP002, SAS004, SBB012, SCO021, SMA025, SNV009, SNV018, SOD016, STE019, SWA001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8.799995" calcext:value-type="float">
            <text:p>78,799995</text:p>
          </table:table-cell>
          <table:table-cell office:value-type="float" office:value="97.680046" calcext:value-type="float">
            <text:p>97,6800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9, EES008, EWO006, LDG008, LPR012, LVE032, OCE009, OCP002, ODE008, OFF002, OWA023, SBB012, SMA025, SMA036, SOD016, SSS021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.600006" calcext:value-type="float">
            <text:p>80,600006</text:p>
          </table:table-cell>
          <table:table-cell office:value-type="float" office:value="97.14667" calcext:value-type="float">
            <text:p>97,14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02, EES008, LBI020, LDG008, LMC025, LPR012, LVE032, OCE009, OCP002, OFF002, SAS017, SBB012, SMA025, SMA036, SOD016, SSS021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6.2" calcext:value-type="float">
            <text:p>76,2</text:p>
          </table:table-cell>
          <table:table-cell office:value-type="float" office:value="97.22333" calcext:value-type="float">
            <text:p>97,22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7, ACFU001, ACSP019, EES008, LDG008, LPR012, OBI018, OCE009, OCP002, ODE008, OFF002, SBB012, SDD029, SMA010, SMA025, SMA036, SOD016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0.4" calcext:value-type="float">
            <text:p>80,4</text:p>
          </table:table-cell>
          <table:table-cell office:value-type="float" office:value="97.10664" calcext:value-type="float">
            <text:p>97,10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EJF017, ERO035, ETT004, LDG008, LPR012, LVE032, OCE009, OCP002, ODE008, SBB012, SMA025, SOD016, STE019, SWA024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9.4" calcext:value-type="float">
            <text:p>79,4</text:p>
          </table:table-cell>
          <table:table-cell office:value-type="float" office:value="97.04534" calcext:value-type="float">
            <text:p>97,04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3, ACFU001, EES008, ERO035, FHI007, LDG008, LPR012, LVE032, OCE009, OCP002, ODE008, SBB012, SMA025, SMA036, SOD016, SST008, SST020, STE019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.4" calcext:value-type="float">
            <text:p>78,4</text:p>
          </table:table-cell>
          <table:table-cell office:value-type="float" office:value="97.28406" calcext:value-type="float">
            <text:p>97,284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EJF017, LBB020, LDG008, LPR012, LVE032, OCE009, OCP002, ODE008, SBB012, SCO027, SMA025, SOD016, STE019, SWA024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4" calcext:value-type="float">
            <text:p>79,4</text:p>
          </table:table-cell>
          <table:table-cell office:value-type="float" office:value="97.39068" calcext:value-type="float">
            <text:p>97,390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0, ACFU001, ACIM002, ACRH002, EES008, EMM034, LDG008, LMA015, LPR012, LVE032, ODE008, OFF002, OFI028, SBB012, SMA025, SMA036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7.44931" calcext:value-type="float">
            <text:p>97,44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LDG008, LPR012, LVE032, OCE009, OCP002, ODE008, SBB012, SCO027, SFO024, SMA025, SOD016, STE019, SWA010, SWA024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.4" calcext:value-type="float">
            <text:p>82,4</text:p>
          </table:table-cell>
          <table:table-cell office:value-type="float" office:value="96.752686" calcext:value-type="float">
            <text:p>96,752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OW021, ESY009, ETT006, LDG008, LPL019, LPR012, LVE032, OCE009, OCP002, SBB012, SMA025, SNV009, SOD016, STE019, SWA001, SZO006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4.8" calcext:value-type="float">
            <text:p>74,8</text:p>
          </table:table-cell>
          <table:table-cell office:value-type="float" office:value="97.34601" calcext:value-type="float">
            <text:p>97,34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ACFU001, ACNO005, EES008, EJF017, EMM029, ETT004, LDG008, LMA022, LPR012, LVE032, OCE009, OCP002, PIC005, SBB012, SMA025, SOD016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9.6" calcext:value-type="float">
            <text:p>79,6</text:p>
          </table:table-cell>
          <table:table-cell office:value-type="float" office:value="96.97333" calcext:value-type="float">
            <text:p>96,97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9, EES008, LDG008, LHY005, LPR012, LVE032, OCP002, ODE008, OFF002, PAN011, SBB012, SFR009, SMA025, SMA036, SOD016, SPL003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5.8" calcext:value-type="float">
            <text:p>75,8</text:p>
          </table:table-cell>
          <table:table-cell office:value-type="float" office:value="97.10064" calcext:value-type="float">
            <text:p>97,10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AL023, ACFU001, EES008, LDG008, LPR012, LVE032, OCE009, OCP002, ODE008, OMA030, SBB012, SFO024, SFR002, SMA025, SOD016, STE019, SWA024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.6" calcext:value-type="float">
            <text:p>76,6</text:p>
          </table:table-cell>
          <table:table-cell office:value-type="float" office:value="96.19135" calcext:value-type="float">
            <text:p>96,19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8, EES008, EJP027, EMM008, ERO026, LDG008, LPR012, LVE032, OCE009, OCP002, SBB012, SMA025, SMA036, SOD016, SST008, SST020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  <table:table-cell office:value-type="float" office:value="96.67267" calcext:value-type="float">
            <text:p>96,67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ACNO009, EES008, LBI032, LCA032, LDG008, LPR012, LVE032, OCE009, OCP002, ODE008, SBB012, SFN026, SMA025, SOD016, STE019, SWA024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1.2" calcext:value-type="float">
            <text:p>81,2</text:p>
          </table:table-cell>
          <table:table-cell office:value-type="float" office:value="96.84804" calcext:value-type="float">
            <text:p>96,848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U001, EES008, EJF011, EMM034, LMC008, LPR012, LVE032, OCE009, OCP002, OFI024, OSH018, OWA015, SBB012, SMA025, SMA036, SOD016, STE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.2" calcext:value-type="float">
            <text:p>78,2</text:p>
          </table:table-cell>
          <table:table-cell office:value-type="float" office:value="96.50535" calcext:value-type="float">
            <text:p>96,50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U001, EAG016, EES008, EJF011, EMM034, LPR012, LTT005, LVE032, OCE009, OCP002, OFI024, SBB012, SMA025, SMA036, SOD004, SOD016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5.6" calcext:value-type="float">
            <text:p>75,6</text:p>
          </table:table-cell>
          <table:table-cell office:value-type="float" office:value="96.42865" calcext:value-type="float">
            <text:p>96,42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EES008, LBU042, LDG008, LPR012, LVE032, OCE009, OCP002, ODE008, SBB012, SCO008, SFN026, SMA025, SMA036, SOD016, STE019, SWA024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4.8" calcext:value-type="float">
            <text:p>74,8</text:p>
          </table:table-cell>
          <table:table-cell office:value-type="float" office:value="96.06799" calcext:value-type="float">
            <text:p>96,06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0, EES008, EWW028, LAL007, LDG008, LPR012, LVE032, OCP002, PHE023, SBB012, SMA025, SMO011, SNV015, SNV037, SOD016, SPL003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4.2" calcext:value-type="float">
            <text:p>74,2</text:p>
          </table:table-cell>
          <table:table-cell office:value-type="float" office:value="96.28" calcext:value-type="float">
            <text:p>96,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EES008, LDG008, LPR012, LVE032, OBI009, OCE009, OCP002, ODE008, SBB012, SCO008, SDD002, SFN026, SMA025, SMA036, SOD016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.4" calcext:value-type="float">
            <text:p>74,4</text:p>
          </table:table-cell>
          <table:table-cell office:value-type="float" office:value="96.37932" calcext:value-type="float">
            <text:p>96,37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EES008, LDG008, LPR012, LVE032, OCE009, OCP002, ODE008, OFI036, SBB012, SCO008, SFN026, SMA025, SMA036, SOD016, SST037, STE019, SWA024]</text:p>
          </table:table-cell>
        </table:table-row>
      </table:table>
      <table:table table:name="Rules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24, ACTA007, EHH006, HEV007, LMC034, OBI007, OCE022, OFI040, OMA034, PCA019, PIC001, POM002, SAS012, SCO028, SFN021, SOD008, SST007, SWA0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EAG011, EES004, FSP008, LCA012, LMA013, LMA014, LPR019, LTT019, OMA033, ORE024, ORR020, POM003, SAS011, SIW002, SNV032, SOD033, SST039, SZO00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Z008, ACEM003, ACEM027, ECF009, LAL006, LAL017, LBU021, LCA002, LDG021, LMA057, PAN008, PFF001, PFF017, PHE011, SEN007, SME006, SME011, SPL01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04, ACMU001, EHC001, EOW026, EPP019, ETT001, EWW028, LBU040, LCA021, LCC020, LRE010, LRE024, PCA030, PHU002, PIC013, PIC014, SBB011, SMO0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F001, ACHA011, ACNO016, EDO003, EMM008, EOW004, FSC005, LMA012, LMC025, LMC029, LPL001, OWA010, PHE029, SAS009, SIW009, SMT005, SSS017, STE00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FU002, ACMU001, EHC001, EJF013, EOW026, EWW028, LAM024, LBU040, LCA021, LCC020, PCA030, PHU002, PIC001, PIC013, PIC014, PMO024, SBB011, SBB0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4666667" calcext:value-type="float">
            <text:p>0,004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, 0.0, 0.0, 0.0, 0.0, 0.0, 0.0, 0.0, 0.04, 0.0]</text:p>
          </table:table-cell>
          <table:table-cell office:value-type="string" calcext:value-type="string">
            <text:p>[ACFU002, ACMU001, EJF013, EOW026, EWW028, LAM024, LBU040, LCA021, LCC020, PCA030, PHU002, PIC001, PIC013, PIC014, PMO024, SBB011, SBB012, SFN015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[0.0, 0.0, 0.0, 0.0, 0.0, 0.0, 0.0, 0.0, 0.08, 0.0]</text:p>
          </table:table-cell>
          <table:table-cell office:value-type="string" calcext:value-type="string">
            <text:p>[ACFU002, ACMU001, EJF013, EOW026, ERO015, EWW028, LAM024, LBU040, LCC020, PCA030, PHU002, PIC001, PIC013, PIC014, PMO024, SBB011, SBB012, SFN01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7999995" calcext:value-type="float">
            <text:p>0,057999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, 0.0, 0.02, 0.02, 0.06, 0.0]</text:p>
          </table:table-cell>
          <table:table-cell office:value-type="string" calcext:value-type="string">
            <text:p>[ACFU002, ACOO009, EHC001, EJF013, EOW026, EWW028, EWW036, LAM024, LBU040, LCA021, PCA030, PHU002, PIC001, PIC014, PMO024, SBB011, SBB012, SMA001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6400005" calcext:value-type="float">
            <text:p>0,16400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.0, 0.0, 0.0, 0.0, 0.02, 0.0, 0.04, 0.04, 0.1, 0.0]</text:p>
          </table:table-cell>
          <table:table-cell office:value-type="string" calcext:value-type="string">
            <text:p>[ACFU002, ACOO009, EHC001, EJF013, EOW026, EWW028, EWW036, LAM016, LAM024, LBU040, LCA021, PCA030, PIC001, PIC014, PMO024, SBB011, SBB012, SMA00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0199987" calcext:value-type="float">
            <text:p>0,30199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.0, 0.0, 0.0, 0.0, 0.02, 0.0, 0.0, 0.06, 0.12, 0.0]</text:p>
          </table:table-cell>
          <table:table-cell office:value-type="string" calcext:value-type="string">
            <text:p>[ACFU002, EHC001, EJF013, EJP014, EOW026, EWW028, EWW036, LAM016, LAM024, LBU040, LCA021, PCA030, PIC001, PIC014, PMO024, SBB011, SBB012, SMA001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139995" calcext:value-type="float">
            <text:p>0,5139995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[0.06, 0.06, 0.02, 0.12, 0.28, 0.02, 0.42, 0.46, 0.54, 0.06]</text:p>
          </table:table-cell>
          <table:table-cell office:value-type="string" calcext:value-type="string">
            <text:p>[ACFU002, ACMU001, EJF013, EOW026, EWW028, LAM024, LCA021, LCC005, LCC020, PHU002, PIC010, PIC014, PMO024, SBB011, SBB012, SGM024, SMA025, SPL00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413336" calcext:value-type="float">
            <text:p>1,1413336</text:p>
          </table:table-cell>
          <table:table-cell office:value-type="float" office:value="24.199999" calcext:value-type="float">
            <text:p>24,199999</text:p>
          </table:table-cell>
          <table:table-cell office:value-type="string" calcext:value-type="string">
            <text:p>[0.16, 0.08, 0.02, 0.1, 0.4, 0.02, 0.56, 0.38, 0.66, 0.04]</text:p>
          </table:table-cell>
          <table:table-cell office:value-type="string" calcext:value-type="string">
            <text:p>[ACFU002, ACOO009, EHC001, EJF013, EWW028, EWW036, LAM024, LBU040, LMA029, PCA030, PHU002, PIC001, PIC014, SBB011, SBB012, SMA001, SMA025, SPI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8886669" calcext:value-type="float">
            <text:p>2,8886669</text:p>
          </table:table-cell>
          <table:table-cell office:value-type="float" office:value="29.199999" calcext:value-type="float">
            <text:p>29,199999</text:p>
          </table:table-cell>
          <table:table-cell office:value-type="string" calcext:value-type="string">
            <text:p>[0.18, 0.14, 0.0, 0.2, 0.48, 0.02, 0.58, 0.54, 0.68, 0.1]</text:p>
          </table:table-cell>
          <table:table-cell office:value-type="string" calcext:value-type="string">
            <text:p>[ACFU002, ACMU001, ECF018, EJF013, EOW026, EWW028, LCA021, LCC005, LCC020, PHU002, PIC010, PIC014, PMO024, SBB011, SBB012, SGM024, SMA025, SPL00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6126685" calcext:value-type="float">
            <text:p>7,6126685</text:p>
          </table:table-cell>
          <table:table-cell office:value-type="float" office:value="33.399998" calcext:value-type="float">
            <text:p>33,399998</text:p>
          </table:table-cell>
          <table:table-cell office:value-type="string" calcext:value-type="string">
            <text:p>[0.26, 0.16, 0.0, 0.22, 0.5, 0.14, 0.66, 0.64, 0.7, 0.06]</text:p>
          </table:table-cell>
          <table:table-cell office:value-type="string" calcext:value-type="string">
            <text:p>[ACMU001, ACMY003, EJF013, EOW026, EWW028, LAM024, LCC020, LPL034, LPR021, PHU002, PIC010, PIC014, PMO024, SBB011, SBB012, SGM024, SMA025, SPL00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.616667" calcext:value-type="float">
            <text:p>17,616667</text:p>
          </table:table-cell>
          <table:table-cell office:value-type="float" office:value="45.4" calcext:value-type="float">
            <text:p>45,4</text:p>
          </table:table-cell>
          <table:table-cell office:value-type="string" calcext:value-type="string">
            <text:p>[0.38, 0.36, 0.06, 0.36, 0.68, 0.14, 0.8, 0.66, 0.94, 0.16]</text:p>
          </table:table-cell>
          <table:table-cell office:value-type="string" calcext:value-type="string">
            <text:p>[ACMU001, ACMY003, EJF013, EOW026, EWW028, LAM024, LCC020, LPR021, PHU002, PIC010, PIC014, PMO024, SBB011, SBB012, SDD026, SGM024, SMA025, SPL005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.418657" calcext:value-type="float">
            <text:p>23,418657</text:p>
          </table:table-cell>
          <table:table-cell office:value-type="float" office:value="51.600002" calcext:value-type="float">
            <text:p>51,600002</text:p>
          </table:table-cell>
          <table:table-cell office:value-type="string" calcext:value-type="string">
            <text:p>[0.44, 0.42, 0.06, 0.6, 0.72, 0.26, 0.88, 0.76, 0.92, 0.1]</text:p>
          </table:table-cell>
          <table:table-cell office:value-type="string" calcext:value-type="string">
            <text:p>[ACMU001, ACMY003, EJF013, EOW026, EWW028, LBU027, LCC020, LPR021, PHU002, PIC010, PIC014, PMO024, SBB011, SBB012, SDD026, SGM024, SMA025, SPL00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118002" calcext:value-type="float">
            <text:p>28,118002</text:p>
          </table:table-cell>
          <table:table-cell office:value-type="float" office:value="55.000008" calcext:value-type="float">
            <text:p>55,000008</text:p>
          </table:table-cell>
          <table:table-cell office:value-type="string" calcext:value-type="string">
            <text:p>[0.6, 0.56, 0.1, 0.58, 0.72, 0.16, 0.92, 0.8, 0.9, 0.16]</text:p>
          </table:table-cell>
          <table:table-cell office:value-type="string" calcext:value-type="string">
            <text:p>[ACMU001, ACMY003, EJF013, EOW026, EWW028, LAM020, LAM024, LPR021, PIC010, PIC014, PMO024, SBB011, SBB012, SDD026, SGM024, SMA025, SPL005, STR02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.482666" calcext:value-type="float">
            <text:p>33,482666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[0.62, 0.42, 0.26, 0.44, 0.7, 0.26, 0.9, 0.88, 0.96, 0.12]</text:p>
          </table:table-cell>
          <table:table-cell office:value-type="string" calcext:value-type="string">
            <text:p>[ACMU001, ACMY003, EJF013, EWW028, LAM020, LAM024, LPR021, PIC010, PIC014, PMO024, SBB011, SBB012, SDD026, SGM024, SMA025, SPL005, STR023, SWA016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38.276653" calcext:value-type="float">
            <text:p>38,276653</text:p>
          </table:table-cell>
          <table:table-cell office:value-type="float" office:value="60.2" calcext:value-type="float">
            <text:p>60,2</text:p>
          </table:table-cell>
          <table:table-cell office:value-type="string" calcext:value-type="string">
            <text:p>[0.58, 0.6, 0.14, 0.58, 0.78, 0.38, 0.96, 0.86, 0.98, 0.16]</text:p>
          </table:table-cell>
          <table:table-cell office:value-type="string" calcext:value-type="string">
            <text:p>[ACMY003, EBT004, EJF013, EOW026, EWW028, LAM024, LPR021, PHU002, PIC010, PIC014, SBB011, SBB012, SCD002, SDD005, SDD026, SGM024, SMA025, SMA035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999997" calcext:value-type="float">
            <text:p>2,7999997</text:p>
          </table:table-cell>
          <table:table-cell office:value-type="float" office:value="42.123993" calcext:value-type="float">
            <text:p>42,123993</text:p>
          </table:table-cell>
          <table:table-cell office:value-type="float" office:value="70.00001" calcext:value-type="float">
            <text:p>70,00001</text:p>
          </table:table-cell>
          <table:table-cell office:value-type="string" calcext:value-type="string">
            <text:p>[0.74, 0.64, 0.22, 0.78, 0.88, 0.44, 0.98, 0.98, 0.98, 0.36]</text:p>
          </table:table-cell>
          <table:table-cell office:value-type="string" calcext:value-type="string">
            <text:p>[ACAL026, ACMU001, ACMY003, ACOO014, ACPP031, EJF013, EMM034, EWW028, LCC020, LPL034, LPR012, PHU002, PIC010, PIC014, PMO024, SBB012, SGM024, SMA02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,4</text:p>
          </table:table-cell>
          <table:table-cell office:value-type="float" office:value="43.760666" calcext:value-type="float">
            <text:p>43,760666</text:p>
          </table:table-cell>
          <table:table-cell office:value-type="float" office:value="73.8" calcext:value-type="float">
            <text:p>73,8</text:p>
          </table:table-cell>
          <table:table-cell office:value-type="string" calcext:value-type="string">
            <text:p>[0.74, 0.56, 0.3, 0.74, 0.98, 0.66, 0.98, 0.94, 1.0, 0.48]</text:p>
          </table:table-cell>
          <table:table-cell office:value-type="string" calcext:value-type="string">
            <text:p>[ACAL026, ACMU001, ACMY003, ACOO014, ACPP031, EMM034, EWW028, FLL004, LCC020, LPL034, LPR012, PHU002, PIC010, PIC014, PMO024, SBB012, SGM024, SMA025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47.357323" calcext:value-type="float">
            <text:p>47,3573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0.76, 0.88, 0.26, 0.9, 0.88, 0.42, 0.98, 0.98, 0.94, 0.4]</text:p>
          </table:table-cell>
          <table:table-cell office:value-type="string" calcext:value-type="string">
            <text:p>[ACMY003, EBT004, EJF013, EOW026, EWW028, LAM015, LAM024, LPR021, OSH001, PHU002, PIC014, SBB011, SBB012, SCD002, SDD005, SDD026, SMA025, SMA035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office:value-type="float" office:value="52.15467" calcext:value-type="float">
            <text:p>52,15467</text:p>
          </table:table-cell>
          <table:table-cell office:value-type="float" office:value="75.8" calcext:value-type="float">
            <text:p>75,8</text:p>
          </table:table-cell>
          <table:table-cell office:value-type="string" calcext:value-type="string">
            <text:p>[0.7, 0.76, 0.28, 0.84, 0.98, 0.58, 0.96, 1.0, 1.0, 0.48]</text:p>
          </table:table-cell>
          <table:table-cell office:value-type="string" calcext:value-type="string">
            <text:p>[ACAL026, ACMU001, ACMY003, ACOO014, ACPP031, EMM034, EWW028, FLL004, LPL034, LPR012, PHU002, PIC010, PIC014, PIC018, PMO024, SBB012, SGM024, SMA025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7.165337" calcext:value-type="float">
            <text:p>57,165337</text:p>
          </table:table-cell>
          <table:table-cell office:value-type="float" office:value="79.2" calcext:value-type="float">
            <text:p>79,2</text:p>
          </table:table-cell>
          <table:table-cell office:value-type="string" calcext:value-type="string">
            <text:p>[0.84, 0.68, 0.34, 0.92, 0.92, 0.66, 1.0, 0.98, 0.98, 0.6]</text:p>
          </table:table-cell>
          <table:table-cell office:value-type="string" calcext:value-type="string">
            <text:p>[ACAL026, ACMU001, ACMY003, ACOO014, ACPP031, EMM034, EWW028, FLL004, LPL034, LPR012, PHU002, PIC010, PIC018, PMO024, SBB012, SGM024, SGM033, SMA025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,2</text:p>
          </table:table-cell>
          <table:table-cell office:value-type="float" office:value="60.05067" calcext:value-type="float">
            <text:p>60,05067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[0.86, 0.94, 0.38, 0.88, 0.98, 0.78, 0.96, 0.98, 1.0, 0.66]</text:p>
          </table:table-cell>
          <table:table-cell office:value-type="string" calcext:value-type="string">
            <text:p>[EBT004, EJF013, EOW026, EWW028, LCC008, LPR012, LPR021, OSH001, PCA033, PHU002, PIC014, SBB011, SBB012, SCD002, SDD005, SDD026, SMA025, SMA03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,4</text:p>
          </table:table-cell>
          <table:table-cell office:value-type="float" office:value="63.00333" calcext:value-type="float">
            <text:p>63,00333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[0.92, 0.88, 0.66, 0.92, 1.0, 0.76, 1.0, 1.0, 1.0, 0.7]</text:p>
          </table:table-cell>
          <table:table-cell office:value-type="string" calcext:value-type="string">
            <text:p>[ACMY003, EBT004, EJP014, EOW026, EWW028, LAM015, LPR021, OSH001, PHU002, PIC014, SBB011, SBB012, SCD002, SDD005, SDD026, SMA025, SMA035, SNV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7.35933" calcext:value-type="float">
            <text:p>67,35933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[0.88, 0.88, 0.66, 0.96, 1.0, 0.8, 1.0, 0.98, 1.0, 0.7]</text:p>
          </table:table-cell>
          <table:table-cell office:value-type="string" calcext:value-type="string">
            <text:p>[ACMY003, EBT004, EJP014, EOW026, EWW028, LAM015, LPR021, OSH001, PHU002, PIC014, SBB011, SBB012, SCD002, SDD005, SDD026, SMA025, SMA035, SNV00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" calcext:value-type="float">
            <text:p>17,6</text:p>
          </table:table-cell>
          <table:table-cell office:value-type="float" office:value="69.72333" calcext:value-type="float">
            <text:p>69,72333</text:p>
          </table:table-cell>
          <table:table-cell office:value-type="float" office:value="87.600006" calcext:value-type="float">
            <text:p>87,600006</text:p>
          </table:table-cell>
          <table:table-cell office:value-type="string" calcext:value-type="string">
            <text:p>[0.92, 0.88, 0.54, 0.9, 1.0, 0.88, 1.0, 1.0, 0.98, 0.66]</text:p>
          </table:table-cell>
          <table:table-cell office:value-type="string" calcext:value-type="string">
            <text:p>[ACMY003, EJF013, EJP014, EWW028, LAM015, LPR021, OSH001, PHU002, PIC009, SAS024, SBB011, SBB012, SCD002, SDD005, SDD026, SMA025, SMA035, SNV036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599997" calcext:value-type="float">
            <text:p>23,599997</text:p>
          </table:table-cell>
          <table:table-cell office:value-type="float" office:value="69.4527" calcext:value-type="float">
            <text:p>69,4527</text:p>
          </table:table-cell>
          <table:table-cell office:value-type="float" office:value="87.600006" calcext:value-type="float">
            <text:p>87,600006</text:p>
          </table:table-cell>
          <table:table-cell office:value-type="string" calcext:value-type="string">
            <text:p>[0.9, 0.88, 0.58, 0.94, 1.0, 0.72, 1.0, 1.0, 1.0, 0.74]</text:p>
          </table:table-cell>
          <table:table-cell office:value-type="string" calcext:value-type="string">
            <text:p>[ACAL004, ACMY003, EBT004, EOW026, ESS005, EWW028, LAM015, OSH001, PIC014, SBB011, SBB012, SCD002, SDD005, SDD026, SGM026, SMA025, SMA035, SPL003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199999" calcext:value-type="float">
            <text:p>26,199999</text:p>
          </table:table-cell>
          <table:table-cell office:value-type="float" office:value="71.46468" calcext:value-type="float">
            <text:p>71,46468</text:p>
          </table:table-cell>
          <table:table-cell office:value-type="float" office:value="89.40001" calcext:value-type="float">
            <text:p>89,40001</text:p>
          </table:table-cell>
          <table:table-cell office:value-type="string" calcext:value-type="string">
            <text:p>[0.96, 0.96, 0.54, 0.96, 1.0, 0.82, 1.0, 0.98, 1.0, 0.72]</text:p>
          </table:table-cell>
          <table:table-cell office:value-type="string" calcext:value-type="string">
            <text:p>[ACAL004, ACMY003, EBT004, EOW026, ESS005, EWW028, LDG025, OSH001, PIC014, SBB011, SBB012, SCD002, SDD005, SDD026, SGM026, SMA025, SMA035, SPL003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799997" calcext:value-type="float">
            <text:p>26,799997</text:p>
          </table:table-cell>
          <table:table-cell office:value-type="float" office:value="74.07065" calcext:value-type="float">
            <text:p>74,07065</text:p>
          </table:table-cell>
          <table:table-cell office:value-type="float" office:value="90.4" calcext:value-type="float">
            <text:p>90,4</text:p>
          </table:table-cell>
          <table:table-cell office:value-type="string" calcext:value-type="string">
            <text:p>[0.98, 0.92, 0.54, 0.92, 1.0, 0.92, 1.0, 0.98, 1.0, 0.78]</text:p>
          </table:table-cell>
          <table:table-cell office:value-type="string" calcext:value-type="string">
            <text:p>[ACMY003, ACSP009, EBT004, EES008, EOW026, EWW028, LUN012, ODE025, OSH001, PHU002, SBB011, SBB012, SDD005, SDD026, SFN006, SMA025, SMA035, SOD02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199999" calcext:value-type="float">
            <text:p>29,199999</text:p>
          </table:table-cell>
          <table:table-cell office:value-type="float" office:value="75.545334" calcext:value-type="float">
            <text:p>75,545334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[0.94, 0.88, 0.76, 0.98, 1.0, 0.94, 1.0, 1.0, 1.0, 0.82]</text:p>
          </table:table-cell>
          <table:table-cell office:value-type="string" calcext:value-type="string">
            <text:p>[ACMY003, ACSP009, EBT004, EES008, EOW026, EWW028, LUN012, ODE025, OSH001, PHU002, SBB011, SBB012, SDD005, SDD026, SFN006, SMA025, SMA035, SOD02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4" calcext:value-type="float">
            <text:p>27,4</text:p>
          </table:table-cell>
          <table:table-cell office:value-type="float" office:value="77.11266" calcext:value-type="float">
            <text:p>77,11266</text:p>
          </table:table-cell>
          <table:table-cell office:value-type="float" office:value="94.799995" calcext:value-type="float">
            <text:p>94,799995</text:p>
          </table:table-cell>
          <table:table-cell office:value-type="string" calcext:value-type="string">
            <text:p>[0.98, 0.98, 0.9, 0.96, 1.0, 0.84, 1.0, 1.0, 1.0, 0.82]</text:p>
          </table:table-cell>
          <table:table-cell office:value-type="string" calcext:value-type="string">
            <text:p>[ACMY003, EBT004, ESS005, EWW028, LDG025, LMC025, LUN025, OMW019, OSH001, PIC014, SBB011, SBB012, SDD005, SDD026, SGM026, SMA025, SMA035, SPL00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.599998" calcext:value-type="float">
            <text:p>31,599998</text:p>
          </table:table-cell>
          <table:table-cell office:value-type="float" office:value="78.19403" calcext:value-type="float">
            <text:p>78,1940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0.94, 0.96, 0.76, 1.0, 1.0, 0.92, 1.0, 1.0, 1.0, 0.72]</text:p>
          </table:table-cell>
          <table:table-cell office:value-type="string" calcext:value-type="string">
            <text:p>[ACMY003, ACSP009, EBT004, EES008, EOW026, EWW028, LUN012, ODE025, OSH001, PHU002, PLB004, SBB011, SBB012, SDD005, SDD026, SFN006, SMA025, SMA035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.2" calcext:value-type="float">
            <text:p>40,2</text:p>
          </table:table-cell>
          <table:table-cell office:value-type="float" office:value="79.41265" calcext:value-type="float">
            <text:p>79,41265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[0.96, 1.0, 0.8, 0.98, 1.0, 0.96, 1.0, 1.0, 1.0, 0.76]</text:p>
          </table:table-cell>
          <table:table-cell office:value-type="string" calcext:value-type="string">
            <text:p>[ACMY003, ACSP009, EBT004, EES008, EOW026, EWW028, LUN012, OSH001, PHU002, PLB004, SBB011, SBB012, SDD005, SDD026, SDD028, SFN006, SMA025, SMA035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199999" calcext:value-type="float">
            <text:p>30,199999</text:p>
          </table:table-cell>
          <table:table-cell office:value-type="float" office:value="81.37265" calcext:value-type="float">
            <text:p>81,37265</text:p>
          </table:table-cell>
          <table:table-cell office:value-type="float" office:value="95.99999" calcext:value-type="float">
            <text:p>95,99999</text:p>
          </table:table-cell>
          <table:table-cell office:value-type="string" calcext:value-type="string">
            <text:p>[1.0, 0.98, 0.8, 0.98, 0.98, 0.98, 1.0, 1.0, 1.0, 0.88]</text:p>
          </table:table-cell>
          <table:table-cell office:value-type="string" calcext:value-type="string">
            <text:p>[ACAL004, ACMY003, ACRR002, EBT004, EJP014, ESS005, EWW028, LMA042, LVE022, OSH001, PFF012, SBB011, SBB012, SDD005, SDD026, SMA025, SMA035, SPL003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1.3" calcext:value-type="float">
            <text:p>81,3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[1.0, 1.0, 0.84, 1.0, 1.0, 0.94, 1.0, 1.0, 1.0, 0.86]</text:p>
          </table:table-cell>
          <table:table-cell office:value-type="string" calcext:value-type="string">
            <text:p>[ACMY003, ACSP009, EBT004, EES008, EOW026, EWW028, LUN012, OSH001, PHU002, SBB011, SBB012, SDD005, SDD026, SDD028, SFN006, SMA025, SMA035, SNV044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.6" calcext:value-type="float">
            <text:p>42,6</text:p>
          </table:table-cell>
          <table:table-cell office:value-type="float" office:value="84.12602" calcext:value-type="float">
            <text:p>84,12602</text:p>
          </table:table-cell>
          <table:table-cell office:value-type="float" office:value="96.200005" calcext:value-type="float">
            <text:p>96,200005</text:p>
          </table:table-cell>
          <table:table-cell office:value-type="string" calcext:value-type="string">
            <text:p>[0.98, 1.0, 0.74, 1.0, 1.0, 0.98, 1.0, 1.0, 1.0, 0.92]</text:p>
          </table:table-cell>
          <table:table-cell office:value-type="string" calcext:value-type="string">
            <text:p>[ACGD008, ACMY003, ACNO022, ACSP009, EBT004, EES008, EWW028, EWW030, LUN012, OSH001, PHU002, SBB012, SDD005, SDD026, SDD028, SFN006, SMA025, SMA03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800003" calcext:value-type="float">
            <text:p>43,800003</text:p>
          </table:table-cell>
          <table:table-cell office:value-type="float" office:value="84.29068" calcext:value-type="float">
            <text:p>84,29068</text:p>
          </table:table-cell>
          <table:table-cell office:value-type="float" office:value="98.200005" calcext:value-type="float">
            <text:p>98,200005</text:p>
          </table:table-cell>
          <table:table-cell office:value-type="string" calcext:value-type="string">
            <text:p>[1.0, 1.0, 0.94, 1.0, 1.0, 1.0, 1.0, 1.0, 1.0, 0.88]</text:p>
          </table:table-cell>
          <table:table-cell office:value-type="string" calcext:value-type="string">
            <text:p>[ACMY003, EBT004, ESS005, EWW028, LMC025, LPR012, LUN025, OSH001, PIC014, SBB012, SDD005, SDD026, SEL016, SMA025, SMA035, SME013, SNB019, SPL00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,8</text:p>
          </table:table-cell>
          <table:table-cell office:value-type="float" office:value="85.66002" calcext:value-type="float">
            <text:p>85,66002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0.96, 1.0, 0.88, 0.98, 1.0, 1.0, 1.0, 1.0, 1.0, 0.94]</text:p>
          </table:table-cell>
          <table:table-cell office:value-type="string" calcext:value-type="string">
            <text:p>[EBT004, EJP014, EMM034, EWW028, LAL022, LDG022, OSH001, PIC012, PIC014, SBB011, SBB012, SDD005, SDD026, SMA025, SMA035, SMO018, SPL003, STR027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399998" calcext:value-type="float">
            <text:p>47,399998</text:p>
          </table:table-cell>
          <table:table-cell office:value-type="float" office:value="86.86929" calcext:value-type="float">
            <text:p>86,86929</text:p>
          </table:table-cell>
          <table:table-cell office:value-type="float" office:value="98.2" calcext:value-type="float">
            <text:p>98,2</text:p>
          </table:table-cell>
          <table:table-cell office:value-type="string" calcext:value-type="string">
            <text:p>[1.0, 1.0, 0.94, 1.0, 1.0, 0.94, 1.0, 1.0, 1.0, 0.94]</text:p>
          </table:table-cell>
          <table:table-cell office:value-type="string" calcext:value-type="string">
            <text:p>[EBT004, EWW028, LMC025, LPR012, LUN025, OSH001, PHE004, PIC014, SBB012, SDD005, SDD026, SEL016, SMA025, SMA035, SME013, SMW018, SNB019, SPL00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6" calcext:value-type="float">
            <text:p>51,6</text:p>
          </table:table-cell>
          <table:table-cell office:value-type="float" office:value="87.852005" calcext:value-type="float">
            <text:p>87,852005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1.0, 0.9, 1.0, 1.0, 0.98, 1.0, 1.0, 1.0, 0.9]</text:p>
          </table:table-cell>
          <table:table-cell office:value-type="string" calcext:value-type="string">
            <text:p>[ACMY003, EBT004, EES008, EWW028, LAM028, LBI038, LCC015, LMA031, OSH001, PHU002, SBB011, SBB012, SDD005, SDD026, SDD028, SMA025, SNV014, SOD016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8.416" calcext:value-type="float">
            <text:p>88,416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0.98, 0.9, 0.98, 1.0, 0.98, 1.0, 1.0, 1.0, 0.94]</text:p>
          </table:table-cell>
          <table:table-cell office:value-type="string" calcext:value-type="string">
            <text:p>[EBT004, EWW028, LBI022, LMC025, LPR012, LUN025, OSH001, PIC014, SBB012, SDD005, SDD026, SEL016, SMA025, SMA035, SME013, SMW018, SNB019, SPL00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000004" calcext:value-type="float">
            <text:p>53,000004</text:p>
          </table:table-cell>
          <table:table-cell office:value-type="float" office:value="89.95403" calcext:value-type="float">
            <text:p>89,95403</text:p>
          </table:table-cell>
          <table:table-cell office:value-type="float" office:value="98.99999" calcext:value-type="float">
            <text:p>98,99999</text:p>
          </table:table-cell>
          <table:table-cell office:value-type="string" calcext:value-type="string">
            <text:p>[0.98, 1.0, 0.98, 1.0, 1.0, 1.0, 1.0, 1.0, 1.0, 0.94]</text:p>
          </table:table-cell>
          <table:table-cell office:value-type="string" calcext:value-type="string">
            <text:p>[ACMY003, EBT004, EES008, EOW005, EOW026, EWW028, LUN012, OMA009, OSH001, PHU002, SBB011, SBB012, SDD026, SDD028, SFN006, SMA025, SMA035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2" calcext:value-type="float">
            <text:p>44,2</text:p>
          </table:table-cell>
          <table:table-cell office:value-type="float" office:value="89.90532" calcext:value-type="float">
            <text:p>89,90532</text:p>
          </table:table-cell>
          <table:table-cell office:value-type="float" office:value="98.600006" calcext:value-type="float">
            <text:p>98,600006</text:p>
          </table:table-cell>
          <table:table-cell office:value-type="string" calcext:value-type="string">
            <text:p>[1.0, 1.0, 0.9, 0.98, 1.0, 1.0, 1.0, 1.0, 1.0, 0.98]</text:p>
          </table:table-cell>
          <table:table-cell office:value-type="string" calcext:value-type="string">
            <text:p>[ACMY003, EWW028, LAL020, LMC025, LPR012, LUN025, OSH001, PHE004, SBB012, SDD005, SDD026, SDD028, SFN015, SIB006, SMA025, SMA035, SME013, SNB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.2" calcext:value-type="float">
            <text:p>53,2</text:p>
          </table:table-cell>
          <table:table-cell office:value-type="float" office:value="91.33528" calcext:value-type="float">
            <text:p>91,33528</text:p>
          </table:table-cell>
          <table:table-cell office:value-type="float" office:value="98.59999" calcext:value-type="float">
            <text:p>98,59999</text:p>
          </table:table-cell>
          <table:table-cell office:value-type="string" calcext:value-type="string">
            <text:p>[1.0, 1.0, 0.92, 1.0, 1.0, 1.0, 1.0, 1.0, 1.0, 0.94]</text:p>
          </table:table-cell>
          <table:table-cell office:value-type="string" calcext:value-type="string">
            <text:p>[ACFE002, ACFU001, ESS005, EWW028, LMC025, LPR012, OSH001, SBB012, SBB021, SCO017, SDD026, SEL016, SGM018, SMA025, SMA035, SME013, SNB019, SPL00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2.015305" calcext:value-type="float">
            <text:p>92,015305</text:p>
          </table:table-cell>
          <table:table-cell office:value-type="float" office:value="99.2" calcext:value-type="float">
            <text:p>99,2</text:p>
          </table:table-cell>
          <table:table-cell office:value-type="string" calcext:value-type="string">
            <text:p>[1.0, 1.0, 0.96, 0.98, 1.0, 0.98, 1.0, 1.0, 1.0, 1.0]</text:p>
          </table:table-cell>
          <table:table-cell office:value-type="string" calcext:value-type="string">
            <text:p>[EBT004, EHH012, EWW028, LBB013, LMC025, LPR012, OCE009, OSH001, SBB012, SBB021, SCO017, SDD026, SMA025, SMA035, SME013, SMO012, SNB019, SPL003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599995" calcext:value-type="float">
            <text:p>60,599995</text:p>
          </table:table-cell>
          <table:table-cell office:value-type="float" office:value="92.111984" calcext:value-type="float">
            <text:p>92,11198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NO021, ACTA008, EBT004, EWW028, LBI045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3.2293" calcext:value-type="float">
            <text:p>93,229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NO021, ACTA008, EBT004, EWW028, LBI045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2.98336" calcext:value-type="float">
            <text:p>92,9833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PP004, ACTA008, EWW028, LBI045, LMC025, LPR012, OCP002, OSH001, SBB012, SBB021, SDD005, SDD026, SEL016, SMA025, SMA035, SNB019, SNV014, SPL00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3.12665" calcext:value-type="float">
            <text:p>93,126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30, ACNO021, ACTA008, EBT004, EWW028, LMC025, LPR012, OCP002, OSH001, SBB012, SBB021, SDD005, SDD026, SEL016, SMA025, SMA035, SNB019, SPL00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4" calcext:value-type="float">
            <text:p>54,4</text:p>
          </table:table-cell>
          <table:table-cell office:value-type="float" office:value="93.727974" calcext:value-type="float">
            <text:p>93,727974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1.0, 0.98, 1.0, 1.0, 0.98, 1.0, 1.0, 1.0, 0.98]</text:p>
          </table:table-cell>
          <table:table-cell office:value-type="string" calcext:value-type="string">
            <text:p>[EBT004, EWW028, LMC025, LPR012, OCE009, ORF006, OSH001, PCA010, SBB012, SBB021, SCD002, SDD026, SMA003, SMA025, SMA035, SME013, SNB019, SPL003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200005" calcext:value-type="float">
            <text:p>68,200005</text:p>
          </table:table-cell>
          <table:table-cell office:value-type="float" office:value="93.7693" calcext:value-type="float">
            <text:p>93,769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SP021, EBT004, EWW028, LAM027, LMC025, LPR012, OCP002, OSH001, SBB012, SBB021, SDD005, SDD026, SEL016, SMA025, SMA035, SNB019, SPL003, SSC007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94.96463" calcext:value-type="float">
            <text:p>94,9646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TA008, EBT004, EWW028, LMC025, LPR012, OCP002, OSH001, SBB012, SBB021, SDD005, SDD026, SEL016, SMA025, SMA035, SNB019, SPI001, SPL003, SPP00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.6" calcext:value-type="float">
            <text:p>75,6</text:p>
          </table:table-cell>
          <table:table-cell office:value-type="float" office:value="95.46465" calcext:value-type="float">
            <text:p>95,464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WS014, ECF018, EWW028, LBI045, LMC025, LPR012, OCP002, OSH001, SBB012, SBB021, SDD005, SDD026, SEL016, SMA025, SMA035, SME005, SPI021, SPL00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.6" calcext:value-type="float">
            <text:p>61,6</text:p>
          </table:table-cell>
          <table:table-cell office:value-type="float" office:value="95.49597" calcext:value-type="float">
            <text:p>95,4959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30, ACNO021, EBT004, EWW028, LMC025, LPR012, OCP002, OSH001, SBB012, SBB021, SDD026, SEL016, SMA025, SMA035, SNB019, SPL003, SST032, SUM001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5.604614" calcext:value-type="float">
            <text:p>95,60461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EBT004, EEG016, EWW028, LAM027, LBI047, LPR012, MYPA001, OCP002, OSH001, SBB012, SBB021, SDD005, SDD026, SEL016, SMA025, SMA035, SNB019, SPL00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.6" calcext:value-type="float">
            <text:p>70,6</text:p>
          </table:table-cell>
          <table:table-cell office:value-type="float" office:value="95.481995" calcext:value-type="float">
            <text:p>95,48199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30, ACTA008, EWW028, LMC025, LPR012, OCP002, OSH001, PAN008, SBB012, SBB021, SDD005, SDD026, SEL016, SMA025, SMA035, SNB019, SPL003, SUM00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.4" calcext:value-type="float">
            <text:p>72,4</text:p>
          </table:table-cell>
          <table:table-cell office:value-type="float" office:value="95.67597" calcext:value-type="float">
            <text:p>95,6759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TA008, ECF018, EWW028, LMC025, LPR012, OCP002, OFI035, OSH001, SBB012, SBB021, SDD026, SEL016, SMA025, SMA035, SNB019, SOD008, SPI021, SPL003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2" calcext:value-type="float">
            <text:p>73,2</text:p>
          </table:table-cell>
          <table:table-cell office:value-type="float" office:value="95.35126" calcext:value-type="float">
            <text:p>95,351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EWO001, EWW028, LMC025, LPR012, OCP002, OSH001, PAN008, SBB012, SBB021, SDD005, SDD026, SEL016, SMA025, SMA035, SNB019, SPL003, SUM001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.2" calcext:value-type="float">
            <text:p>73,2</text:p>
          </table:table-cell>
          <table:table-cell office:value-type="float" office:value="94.90667" calcext:value-type="float">
            <text:p>94,9066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TA008, ECF018, EWW028, LMC025, LPR012, OCP002, OFI035, OSH001, SBB012, SBB021, SDD026, SEL016, SMA025, SMA035, SMO007, SNB019, SOD008, SPL003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14932" calcext:value-type="float">
            <text:p>95,149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GM021, ACTA008, ECF018, ERO039, EWW028, LMC025, LPR012, OCP002, OSH001, SBB012, SDD026, SEL016, SMA025, SMA035, SNB019, SOD008, SPI021, SPL003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5.58469" calcext:value-type="float">
            <text:p>95,58469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GM014, EWW028, LMC025, LPR012, OCP002, ODE013, OSH001, SAS020, SBB012, SBB021, SDD026, SEL016, SEL017, SMA025, SMA026, SMA035, SNB019, SPL003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5.54333" calcext:value-type="float">
            <text:p>95,5433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ECF018, EWW028, LPR012, OCP002, OFI035, OSH001, PLB001, SAS005, SBB012, SBB021, SDD018, SDD026, SEL016, SMA025, SMA035, SNB019, SOD016, SPL003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45134" calcext:value-type="float">
            <text:p>95,45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ACWS008, EMM034, EWW028, LCA012, LCA032, LMC025, LPR012, OCP002, OSH001, SBB012, SDD005, SDD026, SEL016, SMA025, SMA035, SNB019, SPL00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.4" calcext:value-type="float">
            <text:p>71,4</text:p>
          </table:table-cell>
          <table:table-cell office:value-type="float" office:value="95.34266" calcext:value-type="float">
            <text:p>95,34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ACWS008, EMM034, EWW028, LCA012, LCA032, LMC025, LPR012, OCP002, OSH001, SBB012, SDD005, SDD026, SEL016, SMA025, SMA035, SNB019, SPL003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8" calcext:value-type="float">
            <text:p>71,8</text:p>
          </table:table-cell>
          <table:table-cell office:value-type="float" office:value="95.57657" calcext:value-type="float">
            <text:p>95,5765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ECF018, EWW028, LPR012, OFI035, OSH001, SAS005, SBB012, SBB021, SDD018, SDD026, SEL016, SMA025, SMA035, SMO021, SNB019, SOD004, SOD016, SPL00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.8" calcext:value-type="float">
            <text:p>76,8</text:p>
          </table:table-cell>
          <table:table-cell office:value-type="float" office:value="96.187935" calcext:value-type="float">
            <text:p>96,187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EWW028, LAL001, LMC025, LPR012, OCP002, OSH001, OWA022, PMO028, SBB012, SDD026, SDD028, SMA025, SMA035, SMW001, SNB019, SOD016, SPL003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6" calcext:value-type="float">
            <text:p>71,6</text:p>
          </table:table-cell>
          <table:table-cell office:value-type="float" office:value="96.257935" calcext:value-type="float">
            <text:p>96,257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HH002, EOW015, ESS002, EWW028, LMC025, LPR012, OCP002, OSH001, PMO028, SBB012, SDD026, SDD028, SMA025, SMA035, SMW001, SNB019, SOD016, SPL003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.2" calcext:value-type="float">
            <text:p>72,2</text:p>
          </table:table-cell>
          <table:table-cell office:value-type="float" office:value="95.41665" calcext:value-type="float">
            <text:p>95,41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EHH002, EOW015, ESS002, EWW028, LMC025, LPR012, OCP002, OSH001, SBB012, SDD026, SDD028, SMA025, SMA035, SMW001, SNB019, SOD016, SPL003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4" calcext:value-type="float">
            <text:p>67,4</text:p>
          </table:table-cell>
          <table:table-cell office:value-type="float" office:value="96.34799" calcext:value-type="float">
            <text:p>96,34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ACFE015, EHH002, EOW015, ESS002, EWW028, LMC025, LPR012, OCP002, OSH001, SBB012, SDD026, SMA025, SMA035, SMW001, SNB019, SOD016, SPL00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.2" calcext:value-type="float">
            <text:p>75,2</text:p>
          </table:table-cell>
          <table:table-cell office:value-type="float" office:value="96.66602" calcext:value-type="float">
            <text:p>96,666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8, EWW028, FSE002, LPR012, ORE022, OSH001, SBB012, SBB021, SDD018, SDD026, SEL016, SMA025, SMA035, SMO021, SNB019, SOD016, SPL003, STR025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,2</text:p>
          </table:table-cell>
          <table:table-cell office:value-type="float" office:value="97.3913" calcext:value-type="float">
            <text:p>97,39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EOW015, EWW028, LMC025, LPR012, LTT013, OCP002, OSH001, SAA013, SBB012, SDD026, SDD028, SMA025, SME008, SMW001, SNB019, SOD016, SPL003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.4" calcext:value-type="float">
            <text:p>79,4</text:p>
          </table:table-cell>
          <table:table-cell office:value-type="float" office:value="96.94932" calcext:value-type="float">
            <text:p>96,94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HH002, EWW028, LMC025, LPR012, MYLO001, OCP002, OSH001, SBB012, SDD026, SDD028, SMA025, SMA035, SMW001, SNB019, SNV018, SOD016, SPL003, STR002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8" calcext:value-type="float">
            <text:p>77,8</text:p>
          </table:table-cell>
          <table:table-cell office:value-type="float" office:value="96.90133" calcext:value-type="float">
            <text:p>96,90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P002, OSH001, PMO017, SAA018, SBB012, SDD002, SDD026, SDD028, SMA025, SMA036, SOD016, SPI005, SPL003, SPP001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.4" calcext:value-type="float">
            <text:p>71,4</text:p>
          </table:table-cell>
          <table:table-cell office:value-type="float" office:value="97.281334" calcext:value-type="float">
            <text:p>97,28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P002, OSH001, SAA004, SAA018, SBB012, SDD002, SDD026, SMA025, SNB019, SOD016, SPI005, SPL003, SPP001, STR008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.8" calcext:value-type="float">
            <text:p>75,8</text:p>
          </table:table-cell>
          <table:table-cell office:value-type="float" office:value="97.65006" calcext:value-type="float">
            <text:p>97,65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RR002, ACTA008, EWW028, LMC025, LPR012, LRE009, OCP002, OSH001, PCA014, SBB012, SDD026, SDD028, SEL016, SMA025, SMA035, SMW013, SOD016, SRR003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7.90802" calcext:value-type="float">
            <text:p>97,90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04, EWW028, LDG008, LMC025, LPR012, OCP002, ODE016, OSH001, SAA004, SBB012, SDD026, SDD028, SMA025, SNB019, SOD016, SPI029, SPL003, SPP001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7.543335" calcext:value-type="float">
            <text:p>97,543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DO002, EWW028, LMC025, LPR012, OCP002, OSH001, SAA009, SBB012, SCC006, SDD002, SDD026, SGM012, SMA025, SNB019, SOD016, SOD028, SPL003, SPP001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7.60538" calcext:value-type="float">
            <text:p>97,605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AL020, LDG008, LMC025, LPR012, OCP002, OMW017, OSH001, SAA004, SBB012, SDD026, SDD028, SMA016, SMA025, SNB019, SOD016, SPL003, SPP001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7.43673" calcext:value-type="float">
            <text:p>97,436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01, EWW028, LDG008, LMC025, LPR012, OCP009, OSH001, SAA004, SBB012, SDD026, SDD028, SFO024, SGD018, SMA025, SNB019, SOD016, SPL003, SST011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7.78132" calcext:value-type="float">
            <text:p>97,78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H013, ACRR002, ERO021, EWW028, LCC017, LMC025, OCP002, OSH001, SBB009, SBB012, SCO008, SDD026, SDD028, SMA025, SMA035, SOD016, SPL003, SRR003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.2" calcext:value-type="float">
            <text:p>81,2</text:p>
          </table:table-cell>
          <table:table-cell office:value-type="float" office:value="97.652016" calcext:value-type="float">
            <text:p>97,65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LTT023, OCP002, OMW017, OSH001, SAA004, SBB012, SDD026, SDD028, SMA025, SNB019, SOD016, SPL003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.4" calcext:value-type="float">
            <text:p>74,4</text:p>
          </table:table-cell>
          <table:table-cell office:value-type="float" office:value="97.614685" calcext:value-type="float">
            <text:p>97,614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0, EWW028, LAL003, LDG008, LMC025, LPR012, OCP002, OSH001, PCA013, SBB012, SDD023, SDD026, SGM015, SMA025, SNB019, SOD016, SPL003, SPP001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7.53264" calcext:value-type="float">
            <text:p>97,53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PR012, LRE010, LTT004, OCP002, OSH001, SAA012, SAA024, SBB012, SCC007, SDD026, SEL015, SMA025, SOD016, SPL003, SPP001, SST02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.4" calcext:value-type="float">
            <text:p>79,4</text:p>
          </table:table-cell>
          <table:table-cell office:value-type="float" office:value="97.62134" calcext:value-type="float">
            <text:p>97,62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OCP002, OSH001, SAA004, SBB012, SDD026, SDD028, SEL021, SMA005, SMA025, SNB019, SOD016, SPL00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7.96865" calcext:value-type="float">
            <text:p>97,96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7, ACPP010, EWW028, LAL003, LDG008, LMC025, LPR012, OCP002, OSH001, PCA013, SBB012, SDD026, SGM015, SMA025, SNB019, SOD016, SPL003, SPP001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6" calcext:value-type="float">
            <text:p>83,6</text:p>
          </table:table-cell>
          <table:table-cell office:value-type="float" office:value="97.6687" calcext:value-type="float">
            <text:p>97,66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DG008, LMC008, LMC025, LPR012, OCP002, OSH001, PCA020, SAA004, SAA013, SBB012, SDD026, SGD004, SMA025, SNB019, SOD016, SPL00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.2" calcext:value-type="float">
            <text:p>81,2</text:p>
          </table:table-cell>
          <table:table-cell office:value-type="float" office:value="97.60403" calcext:value-type="float">
            <text:p>97,60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08, LMC025, LPR012, OCP002, OSH001, PCA020, SAA004, SAA013, SBB012, SDD026, SGD004, SMA025, SNB019, SOD016, SPL003, SSS008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69336" calcext:value-type="float">
            <text:p>97,69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3, ELT008, EWW028, LDG008, LDG022, LPR012, OSH001, SAA012, SAA018, SBB012, SDD005, SDD026, SDD028, SGD009, SMA025, SNB015, SOD016, SPL003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79335" calcext:value-type="float">
            <text:p>97,79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33, EWW028, FSC006, LDG008, LPR012, OCP002, OSH001, SAA004, SAA011, SBB012, SDD026, SDD028, SEL021, SMA005, SMA025, SNB019, SOD016, SPL00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97.42469" calcext:value-type="float">
            <text:p>97,42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14, EWW028, LBB012, LDG008, LMC008, LMC025, LPR012, OCP002, OSH001, PCA020, SAA004, SBB012, SDD026, SGD004, SMA025, SNB019, SOD016, SPL00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.4" calcext:value-type="float">
            <text:p>86,4</text:p>
          </table:table-cell>
          <table:table-cell office:value-type="float" office:value="97.76869" calcext:value-type="float">
            <text:p>97,76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AL020, LDG008, LMC025, LPR012, OCP002, OSH001, SBB012, SDD026, SDD028, SGM016, SMA025, SNB019, SNV044, SOD016, SPL003, SRR006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8" calcext:value-type="float">
            <text:p>71,8</text:p>
          </table:table-cell>
          <table:table-cell office:value-type="float" office:value="97.42334" calcext:value-type="float">
            <text:p>97,42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28, EOW015, EWW028, LMC025, LPR012, ORR013, OSH001, SBB012, SDD026, SDD028, SMA025, SME008, SMW002, SNB019, SOD016, SOD033, SSC004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.4" calcext:value-type="float">
            <text:p>74,4</text:p>
          </table:table-cell>
          <table:table-cell office:value-type="float" office:value="97.08403" calcext:value-type="float">
            <text:p>97,08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1, EWW028, LCA021, LDG008, LPR012, OBI012, OSH001, PAN023, SAA004, SAA009, SBB012, SDD005, SDD007, SDD026, SMA025, SNB019, SOD016, SPL00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7.38335" calcext:value-type="float">
            <text:p>97,38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1, EWW028, LBU029, LDG008, LMC025, LPR012, OCP002, OMW005, OSH001, SBB012, SDD026, SDD028, SFR002, SMA025, SOD016, SPL003, SRR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6.2" calcext:value-type="float">
            <text:p>76,2</text:p>
          </table:table-cell>
          <table:table-cell office:value-type="float" office:value="97.063995" calcext:value-type="float">
            <text:p>97,063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3, ACMU002, EWW028, LDG008, LMC025, LPR012, LUN012, OCP002, OSH001, SAA013, SBB012, SDD026, SMA025, SME009, SNB019, SOD016, SPL003, STR028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97.17335" calcext:value-type="float">
            <text:p>97,1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1, EWW028, LDG008, LMA014, LMC025, LPR012, OCP002, OSH001, SBB012, SDD026, SDD028, SFR002, SMA025, SNV030, SOD016, SPL003, SRR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4.4" calcext:value-type="float">
            <text:p>84,4</text:p>
          </table:table-cell>
          <table:table-cell office:value-type="float" office:value="97.87932" calcext:value-type="float">
            <text:p>97,87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28, EWO016, EWW028, LMC025, LPR012, ORR013, OSH001, SAA023, SBB012, SDD026, SDD028, SGD015, SMA025, SNB019, SOD016, SOD033, SST040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7.452644" calcext:value-type="float">
            <text:p>97,4526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SP025, EWW028, FSC001, LMC025, LPR012, LUN012, OCP002, OSH001, OWA006, SAA013, SBB012, SDD026, SEL018, SMA025, SME009, SOD016, SPL003, SPL007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97.37738" calcext:value-type="float">
            <text:p>97,377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3, EWW028, LDG008, LMC025, LPR012, LRE019, OCP002, OFI001, OMW005, ORE013, OSH001, PHE011, SBB012, SDD026, SDD028, SMA025, SOD016, SPL003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7.69266" calcext:value-type="float">
            <text:p>97,69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1, EWW028, LBI013, LDG008, LMC025, MYSP002, OCP002, ORR010, OSH001, SBB012, SDD026, SDD028, SFR002, SMA005, SMA025, SNB019, SOD016, STE022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.4" calcext:value-type="float">
            <text:p>83,4</text:p>
          </table:table-cell>
          <table:table-cell office:value-type="float" office:value="97.578026" calcext:value-type="float">
            <text:p>97,578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20, EPP014, EWW028, LDG008, LMC025, LPR012, LUN012, OCP002, OSH001, SAA013, SBB012, SDD026, SMA025, SME009, SNB019, SOD016, SPL003, STR028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.2" calcext:value-type="float">
            <text:p>78,2</text:p>
          </table:table-cell>
          <table:table-cell office:value-type="float" office:value="97.43399" calcext:value-type="float">
            <text:p>97,433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9, EPP003, EPP014, EWW028, LDG008, LMC025, LPR012, LUN012, OCP002, OSH001, SBB012, SDD026, SHN004, SMA025, SME009, SNB019, SOD016, SPL003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4" calcext:value-type="float">
            <text:p>79,4</text:p>
          </table:table-cell>
          <table:table-cell office:value-type="float" office:value="97.54204" calcext:value-type="float">
            <text:p>97,54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9, EPP014, EWW028, LDG008, LMC025, LPR012, LUN012, OCP002, OSH001, SAA013, SBB012, SCO005, SDD026, SEL015, SMA025, SNB019, SNV001, SOD016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.2" calcext:value-type="float">
            <text:p>81,2</text:p>
          </table:table-cell>
          <table:table-cell office:value-type="float" office:value="97.23669" calcext:value-type="float">
            <text:p>97,23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PP014, EWW028, LDG008, LMC025, LPR012, LUN012, LUN014, LUN035, OCP002, OSH001, SBB012, SDD026, SHN004, SMA025, SME009, SNB019, SOD016, SPL003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.6" calcext:value-type="float">
            <text:p>78,6</text:p>
          </table:table-cell>
          <table:table-cell office:value-type="float" office:value="97.26931" calcext:value-type="float">
            <text:p>97,26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E010, EPP014, EWW028, LDG008, LMC025, LPR012, LUN012, OCP002, OSH001, SAS025, SBB012, SDD011, SDD026, SHN004, SMA025, SME009, SNB019, SOD016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.4" calcext:value-type="float">
            <text:p>70,4</text:p>
          </table:table-cell>
          <table:table-cell office:value-type="float" office:value="97.34998" calcext:value-type="float">
            <text:p>97,34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30, ELT008, EPP014, EWW028, LDG008, LMC025, LPR012, LUN012, OCP002, OSH001, SBB012, SDD026, SEN019, SMA025, SME009, SNB019, SOD016, STR028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6.40001" calcext:value-type="float">
            <text:p>76,40001</text:p>
          </table:table-cell>
          <table:table-cell office:value-type="float" office:value="97.20402" calcext:value-type="float">
            <text:p>97,20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EBT002, EWW028, LDG008, LMC025, LPR012, LUN012, OCP002, OSH001, SAA013, SBB012, SDD026, SEL015, SMA025, SNB019, SNV001, SOD016, SPL00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.600006" calcext:value-type="float">
            <text:p>82,600006</text:p>
          </table:table-cell>
          <table:table-cell office:value-type="float" office:value="97.87136" calcext:value-type="float">
            <text:p>97,87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BT002, EPP014, EWW028, LDG008, LMC025, LPR012, LUN012, OCP002, OSH001, SBB012, SBB017, SDD026, SEL015, SMA025, SNB019, SNV001, SOD016, SPL00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.4" calcext:value-type="float">
            <text:p>82,4</text:p>
          </table:table-cell>
          <table:table-cell office:value-type="float" office:value="97.53267" calcext:value-type="float">
            <text:p>97,53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CC010, LDG008, LPR012, OCP002, OSH001, OSH023, SBB012, SDD026, SEL011, SMA025, SME009, SMW001, SNB019, SNV007, SOD016, SPL003, STR028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.8" calcext:value-type="float">
            <text:p>73,8</text:p>
          </table:table-cell>
          <table:table-cell office:value-type="float" office:value="97.67673" calcext:value-type="float">
            <text:p>97,676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EJF017, EWW028, LDG008, LMC025, LPR012, LUN012, OCP002, OSH001, SBB012, SDD026, SEL015, SMA025, SNB019, SNV001, SOD016, SPL009, SSS018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2.799995" calcext:value-type="float">
            <text:p>82,799995</text:p>
          </table:table-cell>
          <table:table-cell office:value-type="float" office:value="97.65065" calcext:value-type="float">
            <text:p>97,65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BU022, LCA028, LDG008, LMC025, LPR012, LUN012, OSH001, SAA013, SBB012, SDD026, SEN020, SMA025, SNB019, SNB020, SNV001, SOD016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.6" calcext:value-type="float">
            <text:p>84,6</text:p>
          </table:table-cell>
          <table:table-cell office:value-type="float" office:value="97.58731" calcext:value-type="float">
            <text:p>97,58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9, EAG030, EJP027, ELT008, EWW028, LDG008, LPR012, LPR023, LUN012, OCP002, OSH001, SBB012, SDD026, SGM012, SMA025, SME009, SNB019, SOD016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45803" calcext:value-type="float">
            <text:p>97,45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1, ACPP010, ELT008, EPP014, EWW028, LDG008, LMC025, LPR012, OCP002, OMW008, OSH001, SBB012, SDD026, SGM015, SMA025, SME009, SNB019, SOD016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4" calcext:value-type="float">
            <text:p>68,4</text:p>
          </table:table-cell>
          <table:table-cell office:value-type="float" office:value="97.49001" calcext:value-type="float">
            <text:p>97,49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MC012, OCE009, OCP002, ORE020, OSH001, PMO008, SAA013, SBB012, SCC001, SDD026, SEL016, SFN011, SMA025, SNB019, SOD016, SPL003, STR028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96.95865" calcext:value-type="float">
            <text:p>96,95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58, EAG030, EJP027, ELT008, EWW028, LDG008, LPR012, OCP002, OFI010, OFI036, OSH001, SAS009, SBB012, SDD026, SEN011, SMA025, SNB019, SOD016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.4" calcext:value-type="float">
            <text:p>81,4</text:p>
          </table:table-cell>
          <table:table-cell office:value-type="float" office:value="97.32598" calcext:value-type="float">
            <text:p>97,32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7, EWW028, LPR012, OCE009, OCP002, OSH001, SAA013, SBB012, SDD026, SDD031, SEL016, SMA025, SNB019, SOD016, SPI013, SPL003, STE020, STR024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6" calcext:value-type="float">
            <text:p>79,6</text:p>
          </table:table-cell>
          <table:table-cell office:value-type="float" office:value="97.18333" calcext:value-type="float">
            <text:p>97,18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PR012, OCE009, OCP002, ORE005, OSH001, SAA013, SBB012, SDD026, SDD031, SEL016, SMA025, SNB019, SOD016, SPI013, SPL003, STR024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.4" calcext:value-type="float">
            <text:p>83,4</text:p>
          </table:table-cell>
          <table:table-cell office:value-type="float" office:value="96.72601" calcext:value-type="float">
            <text:p>96,72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ACGM010, ACNO017, EAG030, EJP027, ELT008, EWW028, LDG008, LPR012, LUN012, OCP002, OFF027, OSH001, SBB012, SDD026, SMA025, SNB019, SOD016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169334" calcext:value-type="float">
            <text:p>97,16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DO014, ELT008, EPP003, EPP014, EWW028, LCC018, LDG008, LMC025, LPR012, OCP002, OSH001, PEV004, SBB012, SBB019, SDD026, SGM015, SMA025, SOD016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.4" calcext:value-type="float">
            <text:p>75,4</text:p>
          </table:table-cell>
          <table:table-cell office:value-type="float" office:value="96.958664" calcext:value-type="float">
            <text:p>96,958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8, EWW028, LPR012, OCE009, OCP002, OSH001, SAA013, SBB012, SDD026, SDD031, SEL016, SMA025, SNB019, SOD016, SPI013, SPL003, STE020, STR024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7.28665" calcext:value-type="float">
            <text:p>97,28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ACGM010, EJP027, ELT008, EWW028, LDG008, LPR012, LUN012, OCP002, OFF027, OSH001, PCA006, PHE011, SBB012, SDD026, SMA025, SNB019, SOD016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.2" calcext:value-type="float">
            <text:p>73,2</text:p>
          </table:table-cell>
          <table:table-cell office:value-type="float" office:value="97.10865" calcext:value-type="float">
            <text:p>97,10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PP019, EWW028, LMC023, LPR012, OCE009, OCP002, OSH001, SAA013, SBB012, SDD026, SEL016, SHN002, SMA025, SNB019, SOD016, SPL003, STR024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1.399994" calcext:value-type="float">
            <text:p>81,399994</text:p>
          </table:table-cell>
          <table:table-cell office:value-type="float" office:value="97.68867" calcext:value-type="float">
            <text:p>97,68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PR012, OCE009, OCP002, OMW015, OSH001, SBB012, SCO015, SDD026, SEL004, SEL016, SFN013, SHN002, SMA025, SNB019, SOD016, SPL003, STR024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.2" calcext:value-type="float">
            <text:p>81,2</text:p>
          </table:table-cell>
          <table:table-cell office:value-type="float" office:value="97.38067" calcext:value-type="float">
            <text:p>97,38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PP019, EWW028, LMC023, OCE009, OCP002, OSH001, SAA013, SBB012, SDD026, SEL016, SFN003, SHN002, SMA025, SNB019, SOD016, SPL003, STR024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.4" calcext:value-type="float">
            <text:p>86,4</text:p>
          </table:table-cell>
          <table:table-cell office:value-type="float" office:value="97.972664" calcext:value-type="float">
            <text:p>97,972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BI007, LMC023, LPR012, OCE009, OSH001, SAA013, SBB012, SDD026, SEL016, SGM015, SGM028, SMA025, SOD016, SPL003, STE019, STR02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35397" calcext:value-type="float">
            <text:p>98,353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15, EAG029, EWW028, LBB017, OCE009, OCP002, OSH001, SAA013, SBB012, SDD026, SEL016, SGM028, SIB007, SMA025, SMA036, SNB019, SOD016, SPL003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32136" calcext:value-type="float">
            <text:p>98,32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EWW028, LBU024, LCA013, LMC023, LPR012, OCE009, OCP002, OSH001, SAA013, SBB012, SCO014, SDD026, SMA025, SNB019, SOD016, SPL003, STR024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9.6" calcext:value-type="float">
            <text:p>79,6</text:p>
          </table:table-cell>
          <table:table-cell office:value-type="float" office:value="98.078026" calcext:value-type="float">
            <text:p>98,078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FHI004, LBI007, LMC023, LPR012, ORF006, OSH001, PCA020, SAA013, SBB012, SDD026, SEL016, SGM028, SMA025, SOD016, SPL003, STE019, STR024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98.09668" calcext:value-type="float">
            <text:p>98,09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MC023, LPR012, OCE009, OSH001, SAA013, SBB012, SDD005, SDD026, SEL016, SGM015, SIW018, SMA025, SOD016, SPL003, STE019, STR024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3.6" calcext:value-type="float">
            <text:p>83,6</text:p>
          </table:table-cell>
          <table:table-cell office:value-type="float" office:value="98.182045" calcext:value-type="float">
            <text:p>98,1820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6, EWW028, FHI004, LCR002, LMC023, LPR012, LVE009, OCE009, OSH001, SAA013, SBB012, SDD026, SEL016, SGM015, SMA025, SOD016, SPL003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8.12134" calcext:value-type="float">
            <text:p>98,12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05, ACPP032, EHH005, EWW028, FHI004, LMC023, LPR012, OCP002, OSH001, SAS020, SBB012, SDD026, SMA025, SMA032, SME014, SNB019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9.2" calcext:value-type="float">
            <text:p>79,2</text:p>
          </table:table-cell>
          <table:table-cell office:value-type="float" office:value="97.803345" calcext:value-type="float">
            <text:p>97,803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O005, EWW028, FHI004, LPR012, OCE009, OSH001, PCA010, SAA013, SBB012, SDD026, SGD010, SMA021, SMA025, SOD016, SPL003, STE019, STR024, SZO008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8.18802" calcext:value-type="float">
            <text:p>98,18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AL023, LCA018, LPR012, OCE009, OSH001, SBB012, SDD005, SDD026, SEL016, SGM015, SIW018, SMA025, SOD002, SOD016, SPL003, STE019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1.6" calcext:value-type="float">
            <text:p>81,6</text:p>
          </table:table-cell>
          <table:table-cell office:value-type="float" office:value="98.11802" calcext:value-type="float">
            <text:p>98,11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8, ACFE023, EWW028, LAL023, LMC023, LPR012, OCE009, SAA013, SBB012, SDD005, SDD026, SEL016, SGM015, SIW018, SMA025, SOD016, SPL003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0.4" calcext:value-type="float">
            <text:p>80,4</text:p>
          </table:table-cell>
          <table:table-cell office:value-type="float" office:value="97.97199" calcext:value-type="float">
            <text:p>97,97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19, EWW028, LHY003, LMC023, LPR012, OCE009, OSH001, SBB012, SDD026, SEL016, SGD016, SIW018, SMA025, SOD016, SPL003, STE019, STR006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7.8" calcext:value-type="float">
            <text:p>77,8</text:p>
          </table:table-cell>
          <table:table-cell office:value-type="float" office:value="98.25065" calcext:value-type="float">
            <text:p>98,25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1, EEG024, EWW028, FHI004, LMA004, LPR012, OSH001, OSH023, SAA013, SBB012, SDD026, SEN018, SIW018, SMA021, SMA025, SOD016, SPL003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.399994" calcext:value-type="float">
            <text:p>81,399994</text:p>
          </table:table-cell>
          <table:table-cell office:value-type="float" office:value="98.226006" calcext:value-type="float">
            <text:p>98,226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G024, EWW028, LMC031, OCE009, OSH001, SAA013, SBB012, SDD026, SGM015, SIW018, SMA021, SMA025, SNV014, SNV025, SOD016, SPL003, STE019, STR024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.000004" calcext:value-type="float">
            <text:p>59,000004</text:p>
          </table:table-cell>
          <table:table-cell office:value-type="float" office:value="97.94202" calcext:value-type="float">
            <text:p>97,94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MM034, EWW028, LBU006, LPR012, OSH001, SBB012, SDD005, SDD026, SEL016, SFN024, SFO014, SFO015, SIW018, SMA025, SOD016, SPL003, STE019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3.6" calcext:value-type="float">
            <text:p>83,6</text:p>
          </table:table-cell>
          <table:table-cell office:value-type="float" office:value="98.04069" calcext:value-type="float">
            <text:p>98,04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8, EWW028, LMC023, LPR012, OCE009, ORF006, OSH001, SBB012, SDD005, SDD010, SDD026, SEL016, SFN021, SFO025, SGM015, SMA025, SOD016, SPL003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.2" calcext:value-type="float">
            <text:p>84,2</text:p>
          </table:table-cell>
          <table:table-cell office:value-type="float" office:value="97.99871" calcext:value-type="float">
            <text:p>97,998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AL005, LMC023, LPR012, OCE009, OSH001, SAA008, SBB012, SDD026, SEN019, SGD016, SIW018, SMA025, SOD016, SPL003, SSC005, SST02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.2" calcext:value-type="float">
            <text:p>77,2</text:p>
          </table:table-cell>
          <table:table-cell office:value-type="float" office:value="98.10669" calcext:value-type="float">
            <text:p>98,10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WW028, LMC023, LPR012, OCE009, OSH001, SBB012, SDD005, SDD010, SDD026, SEL016, SGM002, SMA025, SNB019, SNV020, SOD016, SPL003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24334" calcext:value-type="float">
            <text:p>98,24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3, EAG018, EWW028, LMC023, LPR012, OCE009, OSH001, SBB012, SDD005, SDD010, SDD026, SEL016, SMA025, SNB019, SNV020, SOD016, SPL003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12202" calcext:value-type="float">
            <text:p>98,12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5, EJP007, EWW028, LDG015, LUN025, OCE009, OCP002, OSH001, SAA013, SBB012, SDD026, SEL016, SFN020, SIW018, SMA025, SOD016, SPL003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float" office:value="98.342705" calcext:value-type="float">
            <text:p>98,3427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32, EWW028, LMC023, LPR012, OCE009, OFI036, OSH001, SBB012, SDD004, SDD005, SDD010, SDD026, SEL016, SMA025, SME001, SOD016, SPL003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.4" calcext:value-type="float">
            <text:p>73,4</text:p>
          </table:table-cell>
          <table:table-cell office:value-type="float" office:value="98.28738" calcext:value-type="float">
            <text:p>98,287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MC023, LPR012, OCE009, OSH001, SBB012, SDD004, SDD010, SDD026, SEL016, SEN001, SFO030, SMA025, SME001, SMT001, SOD016, SPL003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.8" calcext:value-type="float">
            <text:p>83,8</text:p>
          </table:table-cell>
          <table:table-cell office:value-type="float" office:value="98.23998" calcext:value-type="float">
            <text:p>98,23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8, EWW028, LPR012, OCE009, ORF006, OSH001, PFF024, SBB012, SDD005, SDD026, SGM015, SHN003, SIW009, SMA025, SOD016, SPL003, STE019, SUM003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8.18863" calcext:value-type="float">
            <text:p>98,188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4, EJP024, EWW028, LPR012, OCE009, OSH001, SBB012, SDD010, SDD026, SEL010, SEL016, SMA025, SMT001, SNB019, SNV020, SOD016, SPL003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98.282715" calcext:value-type="float">
            <text:p>98,2827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OCE009, OCP002, OSH001, PMO019, SAA013, SAS009, SBB012, SDD026, SGD009, SIB010, SIW004, SIW018, SMA025, SOD016, SPL003, STE005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4.4" calcext:value-type="float">
            <text:p>84,4</text:p>
          </table:table-cell>
          <table:table-cell office:value-type="float" office:value="97.99469" calcext:value-type="float">
            <text:p>97,99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8, ACIM014, EWW028, LAL005, LPR012, OCE009, OSH001, SBB012, SBB019, SDD026, SEL016, SEN013, SGM015, SHN001, SIW018, SMA02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8" calcext:value-type="float">
            <text:p>81,8</text:p>
          </table:table-cell>
          <table:table-cell office:value-type="float" office:value="97.72667" calcext:value-type="float">
            <text:p>97,72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5, EWW028, FSP004, OCE009, OCP002, OSH001, SAA013, SAS009, SBB012, SDD026, SGD009, SIB010, SIW004, SIW018, SMA025, SOD016, STE005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86403" calcext:value-type="float">
            <text:p>97,86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5, ACEM032, EWW028, LHY003, OCE009, OSH001, PHE001, SAA013, SAA020, SBB012, SDD026, SFN020, SIW018, SMA025, SMA035, SOD016, SPL003, STE01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.4" calcext:value-type="float">
            <text:p>78,4</text:p>
          </table:table-cell>
          <table:table-cell office:value-type="float" office:value="97.85739" calcext:value-type="float">
            <text:p>97,857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1, EWW028, LPR012, OCE009, OMA002, OSH001, OWA002, SAS020, SBB012, SDD026, SEL001, SEL016, SGM015, SIW018, SMA025, SOD016, SPL003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.8" calcext:value-type="float">
            <text:p>75,8</text:p>
          </table:table-cell>
          <table:table-cell office:value-type="float" office:value="97.70537" calcext:value-type="float">
            <text:p>97,70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WW028, FHI004, LBB021, LMC023, LPR012, OCE009, OSH001, PIC005, SBB012, SDD026, SMA025, SMA029, SNB019, SOD016, SPL003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.6" calcext:value-type="float">
            <text:p>70,6</text:p>
          </table:table-cell>
          <table:table-cell office:value-type="float" office:value="97.640686" calcext:value-type="float">
            <text:p>97,640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1, EWW028, LBI003, LEV006, LHY004, LPR012, OCE009, OMA002, ORE023, OSH001, SAS020, SBB012, SDD026, SEL016, SGM015, SMA025, SOD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.8" calcext:value-type="float">
            <text:p>83,8</text:p>
          </table:table-cell>
          <table:table-cell office:value-type="float" office:value="97.944695" calcext:value-type="float">
            <text:p>97,944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EE001, EWW028, HEV008, LMC023, LPR012, OCE006, OCE009, OSH001, SBB012, SDD005, SDD026, SMA025, SNB019, SOD016, SPL003, STE019, SWA020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1.2" calcext:value-type="float">
            <text:p>81,2</text:p>
          </table:table-cell>
          <table:table-cell office:value-type="float" office:value="98.02737" calcext:value-type="float">
            <text:p>98,027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WW028, LMC023, LPR012, OCE009, ORF003, ORF005, OSH001, PIC005, SBB012, SDD026, SMA025, SME009, SNB019, SOD016, SPL003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.8" calcext:value-type="float">
            <text:p>81,8</text:p>
          </table:table-cell>
          <table:table-cell office:value-type="float" office:value="97.57734" calcext:value-type="float">
            <text:p>97,57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WW028, LBB028, LMA036, LPR012, OCE009, OMA026, OSH001, SAS020, SBB012, SDD026, SEL016, SGM015, SMA025, SMA034, SOD016, SPL003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7.531334" calcext:value-type="float">
            <text:p>97,53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05, EWW028, HEV008, LMC023, LPR012, LVE022, OCE006, OCE009, OSH001, SBB012, SDD005, SDD026, SFO008, SMA025, SNB019, SOD016, SPL003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6.8" calcext:value-type="float">
            <text:p>76,8</text:p>
          </table:table-cell>
          <table:table-cell office:value-type="float" office:value="97.638" calcext:value-type="float">
            <text:p>97,6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0, ESS016, EWW028, LPR012, OCE009, ORF003, ORF005, OSH001, SBB012, SDD026, SMA025, SME009, SNB019, SOD016, SPL003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.6" calcext:value-type="float">
            <text:p>71,6</text:p>
          </table:table-cell>
          <table:table-cell office:value-type="float" office:value="97.85872" calcext:value-type="float">
            <text:p>97,858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JP027, EWW028, LBB028, LPR012, OSH001, PIC002, SAA017, SAS020, SBB012, SDD026, SEL016, SGM015, SMA025, SMA034, SOD016, SPL003, STE019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2.4" calcext:value-type="float">
            <text:p>72,4</text:p>
          </table:table-cell>
          <table:table-cell office:value-type="float" office:value="97.544" calcext:value-type="float">
            <text:p>97,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1, ACMY002, EWW028, LBB028, LPR012, OCE009, OSH001, PAN001, SAS020, SBB012, SDD026, SEL016, SGM015, SMA025, SMA034, SOD016, SST021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.2" calcext:value-type="float">
            <text:p>84,2</text:p>
          </table:table-cell>
          <table:table-cell office:value-type="float" office:value="97.948006" calcext:value-type="float">
            <text:p>97,948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3, ACMY002, EWW028, LBB028, OCE009, OSH001, SAA017, SAS020, SBB012, SDD026, SEL016, SGM015, SMA025, SMA034, SMO013, SOD016, SPL003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1.8" calcext:value-type="float">
            <text:p>81,8</text:p>
          </table:table-cell>
          <table:table-cell office:value-type="float" office:value="97.98199" calcext:value-type="float">
            <text:p>97,98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EDO011, EJP027, EWW028, LPR012, OSH001, PIC002, SAA017, SAS020, SBB012, SDD026, SEL016, SFN003, SGM015, SMA025, SOD016, SPL003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8.02468" calcext:value-type="float">
            <text:p>98,02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MC023, LPR012, OCE009, ORF003, ORF005, OSH001, SBB012, SDD026, SMA001, SMA025, SMA035, SOD016, SPL003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98.21265" calcext:value-type="float">
            <text:p>98,21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Y002, ACPH005, ECF025, EJP027, EWW028, OCE009, OSH001, SAA017, SBB012, SDD026, SEL016, SGM015, SMA025, SMA034, SOD016, SPL003, SSC003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6.2" calcext:value-type="float">
            <text:p>86,2</text:p>
          </table:table-cell>
          <table:table-cell office:value-type="float" office:value="97.99066" calcext:value-type="float">
            <text:p>97,99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MC023, LPR012, OCE009, ORF003, OSH001, SBB012, SCO008, SDD026, SMA001, SMA025, SMA035, SOD016, SPL003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.600006" calcext:value-type="float">
            <text:p>83,600006</text:p>
          </table:table-cell>
          <table:table-cell office:value-type="float" office:value="98.09735" calcext:value-type="float">
            <text:p>98,097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PP018, EWW028, LMC023, ORF003, OSH001, PHE011, PMO009, SBB012, SDD026, SMA001, SMA025, SMA035, SOD016, SPL003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.6" calcext:value-type="float">
            <text:p>79,6</text:p>
          </table:table-cell>
          <table:table-cell office:value-type="float" office:value="97.738686" calcext:value-type="float">
            <text:p>97,738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6, ACHA016, ACPP024, EMM034, EWW028, FSC004, LMC023, LPR012, OBI019, OCE024, ORF003, OSH001, SBB012, SDD026, SMA025, SOD016, SPL003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8.237335" calcext:value-type="float">
            <text:p>98,2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O001, ACMO002, EJP027, EWW028, OCE009, OCP002, OMW009, OSH001, SAS013, SAS020, SBB012, SDD026, SEL016, SGM029, SMA025, SOD016, SPL003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.2" calcext:value-type="float">
            <text:p>84,2</text:p>
          </table:table-cell>
          <table:table-cell office:value-type="float" office:value="98.18667" calcext:value-type="float">
            <text:p>98,18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NO035, EMM034, EPP009, EWW028, FHI002, LBI013, LMC023, LPR012, OCE009, ORF003, OSH001, SBB012, SCD002, SDD026, SMA025, SMA035, SOD016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24204" calcext:value-type="float">
            <text:p>98,24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PP024, EMM034, EWW028, LBB001, LMC023, OCE009, OSH001, SBB012, SDD026, SEN017, SMA001, SMA025, SMA035, SOD016, SPL003, SSS018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.8" calcext:value-type="float">
            <text:p>84,8</text:p>
          </table:table-cell>
          <table:table-cell office:value-type="float" office:value="98.204025" calcext:value-type="float">
            <text:p>98,204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WW028, LMC023, LPR012, MYSE002, OCE009, OFF007, ORF003, ORF005, OSH001, SBB012, SDD026, SMA025, SMA029, SOD016, SPL003, STE019, STR008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394714" calcext:value-type="float">
            <text:p>98,394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9, LMC023, LPR012, OCE009, ORE017, ORF004, OSH001, SAA009, SBB012, SDD026, SMA001, SMA025, SNB001, SOD016, SPI022, SPL003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5.2" calcext:value-type="float">
            <text:p>85,2</text:p>
          </table:table-cell>
          <table:table-cell office:value-type="float" office:value="97.97133" calcext:value-type="float">
            <text:p>97,97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CA010, OCE009, OSH001, SBB012, SCO018, SDD026, SEN017, SMA011, SMA025, SMA035, SME017, SOD016, SPL003, SST039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office:value-type="float" office:value="97.972694" calcext:value-type="float">
            <text:p>97,972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4, ACTA005, EMM034, EWW028, FSE001, LBB001, LBU002, LPR012, OCE009, OSH001, SBB012, SDD026, SMA001, SMA025, SMO005, SOD016, SPL003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00002" calcext:value-type="float">
            <text:p>98,0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4, ACTA005, ACTA014, EMM034, EWW028, LBB001, LPR012, OCE009, OSH001, SBB012, SDD026, SEN017, SMA001, SMA025, SNV029, SOD016, SPL003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0.4" calcext:value-type="float">
            <text:p>80,4</text:p>
          </table:table-cell>
          <table:table-cell office:value-type="float" office:value="98.20474" calcext:value-type="float">
            <text:p>98,204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16, EWW028, LMC023, LMC033, LMC034, LPR012, OCE009, OCE019, OSH001, SAA002, SAA009, SBB012, SDD026, SMA025, SOD016, SPL003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.799995" calcext:value-type="float">
            <text:p>79,799995</text:p>
          </table:table-cell>
          <table:table-cell office:value-type="float" office:value="98.04067" calcext:value-type="float">
            <text:p>98,04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FLL004, LBI010, LBU041, LPR012, OSH001, SBB012, SDD026, SEN017, SMA025, SMA035, SMO005, SMT006, SOD016, SPL003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.8" calcext:value-type="float">
            <text:p>83,8</text:p>
          </table:table-cell>
          <table:table-cell office:value-type="float" office:value="97.89666" calcext:value-type="float">
            <text:p>97,89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WW028, LMC023, LPL030, LPR012, OFI032, ORF003, OSH001, SBB012, SBB021, SDD026, SIW001, SMA001, SMA025, SMA035, SOD016, SPL003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2.40001" calcext:value-type="float">
            <text:p>82,40001</text:p>
          </table:table-cell>
          <table:table-cell office:value-type="float" office:value="97.91739" calcext:value-type="float">
            <text:p>97,917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WS003, ECF005, EMM034, EWW028, LPR005, LPR012, OBI020, OCE009, OSH001, SBB012, SEN017, SMA001, SMA025, SMA035, SOD016, SPL003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3.8" calcext:value-type="float">
            <text:p>83,8</text:p>
          </table:table-cell>
          <table:table-cell office:value-type="float" office:value="98.19067" calcext:value-type="float">
            <text:p>98,19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MC025, LPR012, OCE009, OFI012, OMA005, ORE001, OSH001, SBB012, SEN017, SMA001, SMA025, SMT006, SOD016, SPL003, STE019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.99999" calcext:value-type="float">
            <text:p>73,99999</text:p>
          </table:table-cell>
          <table:table-cell office:value-type="float" office:value="97.86799" calcext:value-type="float">
            <text:p>97,86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MC023, LPR012, OCE009, OFF005, OMA021, OSH001, PCA008, SBB012, SBB015, SDD026, SMA001, SMA025, SNB010, SOD016, STE019, SZO001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42801" calcext:value-type="float">
            <text:p>98,428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0, EMM034, EWO021, EWW028, LPR012, OCE009, OSH001, POM011, SBB012, SDD026, SEL020, SEN017, SMA025, SMO005, SOD016, SPL003, SSS016, STE019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6.20001" calcext:value-type="float">
            <text:p>86,20001</text:p>
          </table:table-cell>
          <table:table-cell office:value-type="float" office:value="98.169334" calcext:value-type="float">
            <text:p>98,169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EG010, EMM034, EWW028, FSC006, LMC025, LPR012, OCE009, OFI012, ORE001, OSH001, PMO016, SBB012, SEL003, SMA025, SMT006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.2" calcext:value-type="float">
            <text:p>81,2</text:p>
          </table:table-cell>
          <table:table-cell office:value-type="float" office:value="98.26535" calcext:value-type="float">
            <text:p>98,26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EMM034, EWW028, LMC025, LPR012, LVE020, OCE009, ODE010, ORE001, OSH001, OWA024, SBB012, SMA025, SMT006, SNB002, SOD016, SPL003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1.4" calcext:value-type="float">
            <text:p>81,4</text:p>
          </table:table-cell>
          <table:table-cell office:value-type="float" office:value="98.27803" calcext:value-type="float">
            <text:p>98,27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18, EHH001, EMM034, EWW028, LMC023, LPR012, OCE009, OFF005, OSH001, SBB012, SBB015, SDD026, SEL014, SEN009, SMA025, SOD016, SPL003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.8" calcext:value-type="float">
            <text:p>83,8</text:p>
          </table:table-cell>
          <table:table-cell office:value-type="float" office:value="98.41403" calcext:value-type="float">
            <text:p>98,41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16, ACNO031, EMM034, EWW028, LMC025, LPR012, OCE009, ORE001, OSH001, PCA005, SAA019, SBB012, SMA025, SMT006, SOD011, SOD016, SPL003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98.01598" calcext:value-type="float">
            <text:p>98,01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MC005, LMC025, LPR012, OCE009, OMA033, OSH001, PIC016, SBB012, SDD026, SEN017, SMA001, SMA025, SOD016, SPI008, SPL003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.6" calcext:value-type="float">
            <text:p>83,6</text:p>
          </table:table-cell>
          <table:table-cell office:value-type="float" office:value="98.08267" calcext:value-type="float">
            <text:p>98,08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WW028, LDG008, LMC025, LPR012, OCE009, OSH001, PHE005, SBB012, SCD001, SMA001, SMA025, SMW011, SOD006, SOD016, SPI006, SPL003, STE019, STE022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1.8" calcext:value-type="float">
            <text:p>81,8</text:p>
          </table:table-cell>
          <table:table-cell office:value-type="float" office:value="97.9587" calcext:value-type="float">
            <text:p>97,9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07, EES008, EMM034, EWW028, LMC023, LPR012, MYSE002, OCP002, OSH001, SBB012, SDD026, SEN017, SMA025, SMA035, SOD016, SRR009, SSS031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5.799995" calcext:value-type="float">
            <text:p>85,799995</text:p>
          </table:table-cell>
          <table:table-cell office:value-type="float" office:value="98.34668" calcext:value-type="float">
            <text:p>98,34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OW013, EWW028, LBU032, LMC023, LPR012, OCP002, OSH001, SBB012, SDD026, SMA025, SMA035, SOD016, SRR009, SSS010, SSS031, STE019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4.2" calcext:value-type="float">
            <text:p>84,2</text:p>
          </table:table-cell>
          <table:table-cell office:value-type="float" office:value="98.28069" calcext:value-type="float">
            <text:p>98,28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1, EMM034, EWW028, LMC023, LPR012, LPR027, OCE009, OSH001, PCA009, SBB012, SBB015, SDD023, SDD026, SEL014, SMA025, SOD016, SPL003, STE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4.6" calcext:value-type="float">
            <text:p>84,6</text:p>
          </table:table-cell>
          <table:table-cell office:value-type="float" office:value="98.17135" calcext:value-type="float">
            <text:p>98,17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9, EMM034, EWW028, LAL014, LMC025, LPR012, MYLO001, OCE009, OSH001, PAN008, SBB012, SDD026, SEN017, SMA025, SMO003, SOD016, SPI022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.2" calcext:value-type="float">
            <text:p>83,2</text:p>
          </table:table-cell>
          <table:table-cell office:value-type="float" office:value="98.430695" calcext:value-type="float">
            <text:p>98,430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9, ACHA016, EMM034, EWW028, LMC031, LPL020, LPR012, OCE009, ORE001, OSH001, SBB012, SCO001, SMA025, SMO019, SOD016, SPL003, SSS020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98.378044" calcext:value-type="float">
            <text:p>98,3780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16, EMM034, EWW028, LPR012, OCE009, OMA033, OSH001, PIC016, SBB012, SDD008, SDD026, SMA025, SMO019, SOD016, SPI008, SPL003, SRR010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.8" calcext:value-type="float">
            <text:p>84,8</text:p>
          </table:table-cell>
          <table:table-cell office:value-type="float" office:value="98.34272" calcext:value-type="float">
            <text:p>98,342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28, LPR012, OCE009, OSH001, PFF021, SBB012, SDD026, SEN017, SMA025, SMO019, SMW018, SNV038, SOD016, SPI008, SPL003, SRR005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9.59999" calcext:value-type="float">
            <text:p>79,59999</text:p>
          </table:table-cell>
          <table:table-cell office:value-type="float" office:value="98.38463" calcext:value-type="float">
            <text:p>98,384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F004, EES008, EJP027, EMM034, EWW028, OCP002, OSH001, SAA013, SBB012, SDD026, SEN017, SGD011, SMA025, SMA035, SME009, SME024, SOD016, STE019]</text:p>
          </table:table-cell>
        </table:table-row>
      </table:table>
      <table:table table:name="Rules_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31, ACOO018, ACPP010, EMM002, ERO024, ESS005, LAM007, LCA001, LTT017, LUN008, OFI018, ORE010, PAN032, PCA020, PHE025, SGM010, SMA023, SSS0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AL009, ACGD013, ACPP015, ECF016, EEG005, LMA018, LTT019, LUN023, OSH003, PFF006, PFF014, PHE005, PIC007, SIB004, SNB016, SOD028, SST039, SZO00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GM037, ACSP021, EMM021, LAL034, LAM021, LAM026, LCC003, LDG006, LRE023, OCE011, OCP019, OMW009, OSH024, PAN002, PCA037, PMO023, SAA004, SOD00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NO035, ACSP013, EEG004, EES002, EOW009, LBI007, LBU004, LMA002, LRE006, ORR019, PIC013, SFN014, SIB003, SMA023, SPL003, SSS021, SWA01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03, ACGM044, EAG006, EES020, EJP008, FSE006, LAL034, LMA036, LVE025, ORR003, PCA004, SAA024, SMA021, SME011, SNV040, SST011, SST012, SST03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HA014, ACNO021, ACPP015, EAG005, EPP014, LBU020, LCA001, LPR017, LUN029, ORE002, PAN003, PHE018, PLB001, SCC001, SCO010, SGM004, SPI012, SZO01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EM025, ACFE005, ACGM052, EDO003, EEE008, EPP014, LAL006, LBU016, LEV006, PAN025, PHE010, SEL008, SEN018, SMA025, SME013, SNB018, SOD026, SST00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CU031, EBT006, ECF002, EEG003, EMM034, FSE001, LBI005, LUN001, OCP029, SGD015, SGM007, SMA005, SMA021, SMO001, SSC001, SST035, SST040, STE001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FU002, EAG021, EDO001, EEE021, EJF004, ERO035, EWO008, FLL003, LMA025, OCP007, OFF009, OSH008, PFF016, POM016, SME006, SME014, SOD01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]</text:p>
          </table:table-cell>
          <table:table-cell office:value-type="string" calcext:value-type="string">
            <text:p>[ACFE022, ACFU002, EEE021, EJF004, ERO035, FLL003, LBB005, LDG013, LTT005, OCP007, PFF003, PFF016, POM016, SBB013, SFO021, SME006, SME014, SST03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" calcext:value-type="float">
            <text:p>6,67E-04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AZ001, ACNO035, ACPP026, EES004, EWW014, LAL030, LBI037, OMW019, ORR009, PCA014, PMO011, SAS013, SBB012, SCO005, SDD010, SFO024, SMA025, SNV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" calcext:value-type="float">
            <text:p>6,67E-04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CA014, PMO011, SAS013, SBB012, SCO005, SDD010, SFO024, SMA025, SNV019, SST01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3333332" calcext:value-type="float">
            <text:p>0,0013333332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MO011, SAS013, SBB012, SCO005, SDD010, SFO024, SMA025, SNV019, SPP003, SST015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" calcext:value-type="float">
            <text:p>0,0019999999</text:p>
          </table:table-cell>
          <table:table-cell office:value-type="float" office:value="0.19999999" calcext:value-type="float">
            <text:p>0,19999999</text:p>
          </table:table-cell>
          <table:table-cell office:value-type="string" calcext:value-type="string">
            <text:p>[0.0, 0.0, 0.0, 0.0, 0.02, 0.0, 0.0, 0.0, 0.0, 0.0]</text:p>
          </table:table-cell>
          <table:table-cell office:value-type="string" calcext:value-type="string">
            <text:p>[ACNO035, ACPP026, EES004, EWW014, LAL030, LBI037, OMW019, ORR009, PMO011, SAS013, SBB012, SCO005, SFO024, SMA025, SNV019, SOD019, SPP003, SST01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8666666" calcext:value-type="float">
            <text:p>0,008666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, 0.0, 0.0, 0.0, 0.08, 0.0, 0.0, 0.0, 0.0, 0.02]</text:p>
          </table:table-cell>
          <table:table-cell office:value-type="string" calcext:value-type="string">
            <text:p>[ACGD002, ACPP026, EES004, EWW014, LAL030, LBI037, OMW019, ORR009, PMO011, SAS013, SBB012, SCO005, SFO024, SMA025, SNV019, SOD019, SPP003, SST01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2533333" calcext:value-type="float">
            <text:p>0,02533333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[0.02, 0.0, 0.0, 0.0, 0.04, 0.0, 0.0, 0.02, 0.0, 0.0]</text:p>
          </table:table-cell>
          <table:table-cell office:value-type="string" calcext:value-type="string">
            <text:p>[ACGD002, ACPP026, EES004, EOW021, EWW014, LAL030, LBI037, OMW019, ORR009, PMO011, SAS013, SBB012, SCO005, SMA025, SNV019, SOD019, SPP003, SST015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2466667" calcext:value-type="float">
            <text:p>0,12466667</text:p>
          </table:table-cell>
          <table:table-cell office:value-type="float" office:value="2.6000001" calcext:value-type="float">
            <text:p>2,6000001</text:p>
          </table:table-cell>
          <table:table-cell office:value-type="string" calcext:value-type="string">
            <text:p>[0.04, 0.0, 0.0, 0.0, 0.2, 0.0, 0.0, 0.0, 0.02, 0.0]</text:p>
          </table:table-cell>
          <table:table-cell office:value-type="string" calcext:value-type="string">
            <text:p>[ACGD002, ACPP026, EES004, EMM013, EWO014, EWW014, LBI037, OMW019, ORR009, PMO011, SAS013, SBB012, SCO005, SMA025, SNV019, SOD019, SPP003, SST01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7533322" calcext:value-type="float">
            <text:p>0,37533322</text:p>
          </table:table-cell>
          <table:table-cell office:value-type="float" office:value="3.8000002" calcext:value-type="float">
            <text:p>3,8000002</text:p>
          </table:table-cell>
          <table:table-cell office:value-type="string" calcext:value-type="string">
            <text:p>[0.0, 0.0, 0.0, 0.0, 0.22, 0.02, 0.0, 0.04, 0.08, 0.02]</text:p>
          </table:table-cell>
          <table:table-cell office:value-type="string" calcext:value-type="string">
            <text:p>[ACGD002, ACPP026, EES004, EMM013, EWW014, LAL030, LBI037, LUN024, OMW019, ORR009, PMO011, SAS013, SBB012, SMA025, SOD019, SPP003, SSS010, SST015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453332" calcext:value-type="float">
            <text:p>0,9453332</text:p>
          </table:table-cell>
          <table:table-cell office:value-type="float" office:value="6.3999996" calcext:value-type="float">
            <text:p>6,3999996</text:p>
          </table:table-cell>
          <table:table-cell office:value-type="string" calcext:value-type="string">
            <text:p>[0.0, 0.0, 0.0, 0.0, 0.34, 0.0, 0.04, 0.1, 0.12, 0.04]</text:p>
          </table:table-cell>
          <table:table-cell office:value-type="string" calcext:value-type="string">
            <text:p>[ACGD002, ACPP026, EES004, EWW014, LBI003, LBI037, LDG004, OMW019, OWA019, PMO011, SAS013, SBB012, SCO005, SMA025, SNV019, SOD019, SPP003, SST015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7173339" calcext:value-type="float">
            <text:p>1,7173339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[0.0, 0.0, 0.0, 0.02, 0.28, 0.0, 0.08, 0.12, 0.26, 0.0]</text:p>
          </table:table-cell>
          <table:table-cell office:value-type="string" calcext:value-type="string">
            <text:p>[ACNO035, ACPP026, EES004, EWW014, LBI037, LBI044, OMA016, PMO011, SBB012, SCO005, SFO024, SMA025, SMW007, SNV019, SOD019, SPP003, SST038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7686667" calcext:value-type="float">
            <text:p>2,7686667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[0.02, 0.0, 0.0, 0.08, 0.54, 0.02, 0.06, 0.1, 0.42, 0.0]</text:p>
          </table:table-cell>
          <table:table-cell office:value-type="string" calcext:value-type="string">
            <text:p>[ACGD002, EES004, EJF015, EMM013, EWW014, LBI037, LBI041, OBI023, ORR009, PFF012, PMO011, SBB012, SCO005, SMA025, SNV019, SOD019, SPP003, SST01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129334" calcext:value-type="float">
            <text:p>4,1293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.06, 0.08, 0.0, 0.08, 0.56, 0.0, 0.18, 0.08, 0.54, 0.02]</text:p>
          </table:table-cell>
          <table:table-cell office:value-type="string" calcext:value-type="string">
            <text:p>[ACPP026, EES004, EWW014, FHI007, LBI020, LBI037, LBI044, ODE029, OMW004, OMW019, SBB012, SFO024, SMA025, SNV019, SOD016, SOD019, SPP003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.6846657" calcext:value-type="float">
            <text:p>5,6846657</text:p>
          </table:table-cell>
          <table:table-cell office:value-type="float" office:value="19.999998" calcext:value-type="float">
            <text:p>19,999998</text:p>
          </table:table-cell>
          <table:table-cell office:value-type="string" calcext:value-type="string">
            <text:p>[0.06, 0.06, 0.0, 0.12, 0.78, 0.02, 0.22, 0.28, 0.42, 0.04]</text:p>
          </table:table-cell>
          <table:table-cell office:value-type="string" calcext:value-type="string">
            <text:p>[ACPH005, ACPP026, EAG017, EES004, ETT005, EWW014, LAL005, LBI037, LBI044, LCA021, LMA041, OMW004, SBB012, SFO024, SMA025, SNV019, SPP003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.758" calcext:value-type="float">
            <text:p>7,758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[0.06, 0.04, 0.0, 0.22, 0.68, 0.0, 0.26, 0.42, 0.58, 0.02]</text:p>
          </table:table-cell>
          <table:table-cell office:value-type="string" calcext:value-type="string">
            <text:p>[EES004, EWW014, FHI007, LBI037, LBI044, ODE029, OMW004, OMW019, SBB012, SFO024, SGM018, SMA025, SMO009, SNV019, SOD016, SOD019, SPP003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074661" calcext:value-type="float">
            <text:p>10,074661</text:p>
          </table:table-cell>
          <table:table-cell office:value-type="float" office:value="29.000002" calcext:value-type="float">
            <text:p>29,000002</text:p>
          </table:table-cell>
          <table:table-cell office:value-type="string" calcext:value-type="string">
            <text:p>[0.18, 0.04, 0.0, 0.16, 0.86, 0.02, 0.4, 0.54, 0.64, 0.06]</text:p>
          </table:table-cell>
          <table:table-cell office:value-type="string" calcext:value-type="string">
            <text:p>[EES004, EWW014, FHI007, LBI037, LBI044, LDG006, OMW004, OMW019, SBB012, SFO024, SGM018, SMA025, SMO009, SNV019, SOD016, SOD019, SPP003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108" calcext:value-type="float">
            <text:p>13,108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[0.2, 0.1, 0.0, 0.26, 0.8, 0.06, 0.62, 0.4, 0.76, 0.08]</text:p>
          </table:table-cell>
          <table:table-cell office:value-type="string" calcext:value-type="string">
            <text:p>[ACCU009, EES004, EES008, LBI020, LBI037, LBI044, ODE029, OMW004, OMW019, OSH017, SBB012, SMA025, SMO009, SNV019, SOD016, SOD019, SPP003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17.12533" calcext:value-type="float">
            <text:p>17,12533</text:p>
          </table:table-cell>
          <table:table-cell office:value-type="float" office:value="41.2" calcext:value-type="float">
            <text:p>41,2</text:p>
          </table:table-cell>
          <table:table-cell office:value-type="string" calcext:value-type="string">
            <text:p>[0.3, 0.26, 0.16, 0.3, 0.92, 0.1, 0.64, 0.54, 0.76, 0.14]</text:p>
          </table:table-cell>
          <table:table-cell office:value-type="string" calcext:value-type="string">
            <text:p>[ACCU009, ACCU017, EES004, EES008, LBI020, LBI037, LBI044, ODE029, OMW004, OSH017, SBB012, SMA025, SMO009, SNV019, SOD016, SOD019, SPP003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0.364008" calcext:value-type="float">
            <text:p>20,3640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0.38, 0.18, 0.06, 0.3, 0.98, 0.16, 0.8, 0.66, 0.92, 0.36]</text:p>
          </table:table-cell>
          <table:table-cell office:value-type="string" calcext:value-type="string">
            <text:p>[ACGD002, ACGD013, EES008, EWW014, LBI020, LBI037, LBI044, LPR004, ODE029, SBB012, SFO024, SMA025, SMO009, SNV019, SOD016, SOD019, SPP003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,2</text:p>
          </table:table-cell>
          <table:table-cell office:value-type="float" office:value="25.364664" calcext:value-type="float">
            <text:p>25,364664</text:p>
          </table:table-cell>
          <table:table-cell office:value-type="float" office:value="56.600006" calcext:value-type="float">
            <text:p>56,600006</text:p>
          </table:table-cell>
          <table:table-cell office:value-type="string" calcext:value-type="string">
            <text:p>[0.46, 0.32, 0.1, 0.52, 0.98, 0.3, 0.84, 0.88, 0.92, 0.34]</text:p>
          </table:table-cell>
          <table:table-cell office:value-type="string" calcext:value-type="string">
            <text:p>[ACCU009, EES008, EJP027, LBI037, LBI044, ODE029, OMW004, OMW019, OSH017, PHE012, SBB012, SDD006, SMA025, SNV019, SOD016, SOD019, SPP003, STE0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.585323" calcext:value-type="float">
            <text:p>29,585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0.34, 0.44, 0.22, 0.44, 0.96, 0.3, 0.78, 0.8, 0.96, 0.26]</text:p>
          </table:table-cell>
          <table:table-cell office:value-type="string" calcext:value-type="string">
            <text:p>[ACCU009, EES008, EJP027, LBI037, LBI044, ODE029, OMW004, OMW019, OSH017, PHE012, SBB012, SDD006, SMA025, SNV019, SOD016, SOD019, SPP003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,6</text:p>
          </table:table-cell>
          <table:table-cell office:value-type="float" office:value="34.11067" calcext:value-type="float">
            <text:p>34,11067</text:p>
          </table:table-cell>
          <table:table-cell office:value-type="float" office:value="62.800003" calcext:value-type="float">
            <text:p>62,800003</text:p>
          </table:table-cell>
          <table:table-cell office:value-type="string" calcext:value-type="string">
            <text:p>[0.54, 0.42, 0.26, 0.54, 1.0, 0.36, 0.88, 0.9, 1.0, 0.38]</text:p>
          </table:table-cell>
          <table:table-cell office:value-type="string" calcext:value-type="string">
            <text:p>[ACGD002, ACGD013, EES008, ESS009, EWW014, LAL025, LBI020, LBI044, ODE029, SBB012, SFO024, SMA025, SMO009, SOD016, SOD019, SPP003, STE019, SWA02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2000003" calcext:value-type="float">
            <text:p>4,2000003</text:p>
          </table:table-cell>
          <table:table-cell office:value-type="float" office:value="37.62" calcext:value-type="float">
            <text:p>37,62</text:p>
          </table:table-cell>
          <table:table-cell office:value-type="float" office:value="62.199997" calcext:value-type="float">
            <text:p>62,199997</text:p>
          </table:table-cell>
          <table:table-cell office:value-type="string" calcext:value-type="string">
            <text:p>[0.52, 0.4, 0.18, 0.5, 1.0, 0.32, 0.9, 0.92, 0.98, 0.5]</text:p>
          </table:table-cell>
          <table:table-cell office:value-type="string" calcext:value-type="string">
            <text:p>[ACGD002, ACGD013, EES008, ESS009, EWW014, LAL001, LAL025, LBI020, LBI044, ODE029, SBB012, SMA025, SMO009, SOD016, SOD019, SPP003, STE019, SWA022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0.75268" calcext:value-type="float">
            <text:p>40,75268</text:p>
          </table:table-cell>
          <table:table-cell office:value-type="float" office:value="64.600006" calcext:value-type="float">
            <text:p>64,600006</text:p>
          </table:table-cell>
          <table:table-cell office:value-type="string" calcext:value-type="string">
            <text:p>[0.48, 0.52, 0.32, 0.62, 0.98, 0.34, 0.84, 0.84, 0.9, 0.62]</text:p>
          </table:table-cell>
          <table:table-cell office:value-type="string" calcext:value-type="string">
            <text:p>[ACAL004, ACCU009, ACGD002, EES004, EES008, LBB018, LBI022, LBI044, ODE010, ODE029, OMW019, SBB012, SMA025, SOD016, SOD019, SOD026, SPP003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8" calcext:value-type="float">
            <text:p>6,8</text:p>
          </table:table-cell>
          <table:table-cell office:value-type="float" office:value="44.250004" calcext:value-type="float">
            <text:p>44,250004</text:p>
          </table:table-cell>
          <table:table-cell office:value-type="float" office:value="69.6" calcext:value-type="float">
            <text:p>69,6</text:p>
          </table:table-cell>
          <table:table-cell office:value-type="string" calcext:value-type="string">
            <text:p>[0.64, 0.56, 0.32, 0.6, 1.0, 0.44, 0.9, 0.98, 0.98, 0.54]</text:p>
          </table:table-cell>
          <table:table-cell office:value-type="string" calcext:value-type="string">
            <text:p>[ACCU009, EES004, EES008, EJP021, LBI037, LDG008, OSH017, PCA022, SAS015, SBB012, SMA014, SMA025, SMO009, SOD016, SOD019, SPP003, SST015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,4</text:p>
          </table:table-cell>
          <table:table-cell office:value-type="float" office:value="47.258026" calcext:value-type="float">
            <text:p>47,258026</text:p>
          </table:table-cell>
          <table:table-cell office:value-type="float" office:value="74.2" calcext:value-type="float">
            <text:p>74,2</text:p>
          </table:table-cell>
          <table:table-cell office:value-type="string" calcext:value-type="string">
            <text:p>[0.7, 0.68, 0.16, 0.8, 1.0, 0.52, 0.96, 0.92, 1.0, 0.68]</text:p>
          </table:table-cell>
          <table:table-cell office:value-type="string" calcext:value-type="string">
            <text:p>[ACCU009, ACPP025, EES004, EES008, EJP027, EMM034, LPR012, LRE016, LUN018, ODE029, SBB012, SDD006, SMA025, SNV004, SNV019, SOD016, SOD019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399999" calcext:value-type="float">
            <text:p>7,399999</text:p>
          </table:table-cell>
          <table:table-cell office:value-type="float" office:value="49.208652" calcext:value-type="float">
            <text:p>49,208652</text:p>
          </table:table-cell>
          <table:table-cell office:value-type="float" office:value="77.6" calcext:value-type="float">
            <text:p>77,6</text:p>
          </table:table-cell>
          <table:table-cell office:value-type="string" calcext:value-type="string">
            <text:p>[0.68, 0.7, 0.44, 0.7, 0.98, 0.64, 0.96, 0.96, 1.0, 0.7]</text:p>
          </table:table-cell>
          <table:table-cell office:value-type="string" calcext:value-type="string">
            <text:p>[ACCU009, ACNO031, EES004, EES008, EJP021, LDG008, OSH017, PCA022, SAS015, SBB012, SMA014, SMA025, SMO009, SOD016, SOD019, SPP003, SST015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6000004" calcext:value-type="float">
            <text:p>7,6000004</text:p>
          </table:table-cell>
          <table:table-cell office:value-type="float" office:value="51.13268" calcext:value-type="float">
            <text:p>51,13268</text:p>
          </table:table-cell>
          <table:table-cell office:value-type="float" office:value="82.200005" calcext:value-type="float">
            <text:p>82,200005</text:p>
          </table:table-cell>
          <table:table-cell office:value-type="string" calcext:value-type="string">
            <text:p>[0.82, 0.72, 0.56, 0.76, 1.0, 0.6, 1.0, 1.0, 1.0, 0.76]</text:p>
          </table:table-cell>
          <table:table-cell office:value-type="string" calcext:value-type="string">
            <text:p>[ACCU009, ACHA006, ACNO031, EES004, EES008, EJP021, LDG008, OSH017, PCA022, SAS015, SBB012, SMA014, SMA025, SMO009, SOD016, SOD019, SPP003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2.94199" calcext:value-type="float">
            <text:p>52,94199</text:p>
          </table:table-cell>
          <table:table-cell office:value-type="float" office:value="82.799995" calcext:value-type="float">
            <text:p>82,799995</text:p>
          </table:table-cell>
          <table:table-cell office:value-type="string" calcext:value-type="string">
            <text:p>[0.72, 0.82, 0.56, 0.74, 1.0, 0.76, 1.0, 0.94, 1.0, 0.74]</text:p>
          </table:table-cell>
          <table:table-cell office:value-type="string" calcext:value-type="string">
            <text:p>[ACCU009, ACHA006, ACNO031, EES004, EES008, EJP021, LDG008, LMC008, OSH017, PCA022, SAS015, SBB012, SMA014, SMA025, SOD016, SOD019, SPP003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799999" calcext:value-type="float">
            <text:p>12,799999</text:p>
          </table:table-cell>
          <table:table-cell office:value-type="float" office:value="57.25134" calcext:value-type="float">
            <text:p>57,25134</text:p>
          </table:table-cell>
          <table:table-cell office:value-type="float" office:value="87.99999" calcext:value-type="float">
            <text:p>87,99999</text:p>
          </table:table-cell>
          <table:table-cell office:value-type="string" calcext:value-type="string">
            <text:p>[0.9, 0.92, 0.58, 0.84, 1.0, 0.78, 1.0, 1.0, 1.0, 0.78]</text:p>
          </table:table-cell>
          <table:table-cell office:value-type="string" calcext:value-type="string">
            <text:p>[ACCU009, EES004, EES008, EJP021, EWW036, LDG008, LPL024, OCP002, PCA022, SAS015, SBB012, SMA014, SMA025, SMO009, SOD016, SST015, STE019, SZO00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8" calcext:value-type="float">
            <text:p>14,8</text:p>
          </table:table-cell>
          <table:table-cell office:value-type="float" office:value="59.892" calcext:value-type="float">
            <text:p>59,892</text:p>
          </table:table-cell>
          <table:table-cell office:value-type="float" office:value="91.799995" calcext:value-type="float">
            <text:p>91,799995</text:p>
          </table:table-cell>
          <table:table-cell office:value-type="string" calcext:value-type="string">
            <text:p>[0.9, 0.94, 0.74, 0.92, 1.0, 0.9, 1.0, 1.0, 1.0, 0.78]</text:p>
          </table:table-cell>
          <table:table-cell office:value-type="string" calcext:value-type="string">
            <text:p>[ACCU009, EEG007, EES008, EJP021, EWW036, LDG008, LPL024, OCP002, PCA022, SAS015, SBB012, SMA014, SMA025, SMO009, SOD016, SST015, STE019, SZO00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799999" calcext:value-type="float">
            <text:p>10,799999</text:p>
          </table:table-cell>
          <table:table-cell office:value-type="float" office:value="64.17333" calcext:value-type="float">
            <text:p>64,17333</text:p>
          </table:table-cell>
          <table:table-cell office:value-type="float" office:value="92.00001" calcext:value-type="float">
            <text:p>92,00001</text:p>
          </table:table-cell>
          <table:table-cell office:value-type="string" calcext:value-type="string">
            <text:p>[0.96, 0.86, 0.72, 0.92, 1.0, 0.9, 1.0, 1.0, 1.0, 0.84]</text:p>
          </table:table-cell>
          <table:table-cell office:value-type="string" calcext:value-type="string">
            <text:p>[ACCU009, EEG007, EES008, EJP021, EWW036, LDG008, LPL024, OCP002, SAS015, SAS025, SBB012, SMA014, SMA025, SMO009, SOD016, SST015, STE019, SZO00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4" calcext:value-type="float">
            <text:p>16,4</text:p>
          </table:table-cell>
          <table:table-cell office:value-type="float" office:value="67.06466" calcext:value-type="float">
            <text:p>67,06466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[0.96, 0.96, 0.76, 0.94, 1.0, 0.86, 0.98, 1.0, 1.0, 0.9]</text:p>
          </table:table-cell>
          <table:table-cell office:value-type="string" calcext:value-type="string">
            <text:p>[ACCU009, EEG007, EES008, EJP021, EWW036, LDG008, LPL024, OCP002, SAS015, SAS025, SBB012, SMA014, SMA025, SMO009, SOD016, SST015, STE019, STE021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199999" calcext:value-type="float">
            <text:p>20,199999</text:p>
          </table:table-cell>
          <table:table-cell office:value-type="float" office:value="71.73066" calcext:value-type="float">
            <text:p>71,73066</text:p>
          </table:table-cell>
          <table:table-cell office:value-type="float" office:value="93.600006" calcext:value-type="float">
            <text:p>93,600006</text:p>
          </table:table-cell>
          <table:table-cell office:value-type="string" calcext:value-type="string">
            <text:p>[0.92, 0.92, 0.64, 0.94, 1.0, 0.96, 1.0, 1.0, 1.0, 0.98]</text:p>
          </table:table-cell>
          <table:table-cell office:value-type="string" calcext:value-type="string">
            <text:p>[ACCU009, EES008, EJP021, EWW003, EWW036, LDG008, LPL024, OCP002, SAS015, SAS025, SBB012, SMA014, SMA025, SMO009, SOD016, SST015, STE019, STE02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599997" calcext:value-type="float">
            <text:p>26,599997</text:p>
          </table:table-cell>
          <table:table-cell office:value-type="float" office:value="72.79799" calcext:value-type="float">
            <text:p>72,79799</text:p>
          </table:table-cell>
          <table:table-cell office:value-type="float" office:value="95.200005" calcext:value-type="float">
            <text:p>95,200005</text:p>
          </table:table-cell>
          <table:table-cell office:value-type="string" calcext:value-type="string">
            <text:p>[0.96, 0.98, 0.8, 0.92, 1.0, 0.9, 0.98, 1.0, 1.0, 0.98]</text:p>
          </table:table-cell>
          <table:table-cell office:value-type="string" calcext:value-type="string">
            <text:p>[ACCU009, ACRR002, EES008, EHC001, EJP021, EWW036, LDG008, LPL024, OCP002, SBB012, SBB018, SMA025, SMO009, SOD016, SST015, SST030, STE019, SZO00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.399998" calcext:value-type="float">
            <text:p>29,399998</text:p>
          </table:table-cell>
          <table:table-cell office:value-type="float" office:value="76.66933" calcext:value-type="float">
            <text:p>76,66933</text:p>
          </table:table-cell>
          <table:table-cell office:value-type="float" office:value="94.200005" calcext:value-type="float">
            <text:p>94,200005</text:p>
          </table:table-cell>
          <table:table-cell office:value-type="string" calcext:value-type="string">
            <text:p>[1.0, 0.96, 0.7, 0.94, 1.0, 0.98, 1.0, 1.0, 1.0, 0.84]</text:p>
          </table:table-cell>
          <table:table-cell office:value-type="string" calcext:value-type="string">
            <text:p>[ACAZ001, ACCU009, EEG007, EES008, EJP021, EWW036, LDG008, OCP002, PCA022, SBB012, SBB017, SEL020, SFO004, SMA025, SMO009, SOD016, STE019, SZO00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4" calcext:value-type="float">
            <text:p>37,4</text:p>
          </table:table-cell>
          <table:table-cell office:value-type="float" office:value="77.85669" calcext:value-type="float">
            <text:p>77,85669</text:p>
          </table:table-cell>
          <table:table-cell office:value-type="float" office:value="96.200005" calcext:value-type="float">
            <text:p>96,200005</text:p>
          </table:table-cell>
          <table:table-cell office:value-type="string" calcext:value-type="string">
            <text:p>[0.98, 0.96, 0.86, 0.98, 1.0, 0.94, 0.98, 1.0, 1.0, 0.92]</text:p>
          </table:table-cell>
          <table:table-cell office:value-type="string" calcext:value-type="string">
            <text:p>[ACCU009, EES008, EJP021, EWW036, LDG008, LMC012, OCP002, OWA001, PCA022, SAS011, SAS015, SBB012, SFO018, SMA014, SMA025, SMO009, SOD016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599998" calcext:value-type="float">
            <text:p>28,599998</text:p>
          </table:table-cell>
          <table:table-cell office:value-type="float" office:value="80.95263" calcext:value-type="float">
            <text:p>80,95263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[0.96, 0.96, 0.82, 0.98, 1.0, 0.94, 1.0, 1.0, 1.0, 0.9]</text:p>
          </table:table-cell>
          <table:table-cell office:value-type="string" calcext:value-type="string">
            <text:p>[ACCU009, ACGM013, EES008, EHH013, EJP021, EJP027, EWW036, LDG008, LPL024, OCP002, PCA022, PMO022, SBB012, SMA014, SMA025, SMO009, SOD016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80.36135" calcext:value-type="float">
            <text:p>80,36135</text:p>
          </table:table-cell>
          <table:table-cell office:value-type="float" office:value="97.399994" calcext:value-type="float">
            <text:p>97,399994</text:p>
          </table:table-cell>
          <table:table-cell office:value-type="string" calcext:value-type="string">
            <text:p>[1.0, 1.0, 0.86, 0.98, 1.0, 1.0, 1.0, 1.0, 1.0, 0.9]</text:p>
          </table:table-cell>
          <table:table-cell office:value-type="string" calcext:value-type="string">
            <text:p>[ACCU009, EES008, EJP021, EWW036, LDG008, OCE009, OCP002, PCA022, PHE012, SAS011, SBB012, SFO018, SMA014, SMA025, SMO009, SOD016, SST015, STE019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8" calcext:value-type="float">
            <text:p>36,8</text:p>
          </table:table-cell>
          <table:table-cell office:value-type="float" office:value="79.96065" calcext:value-type="float">
            <text:p>79,96065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0.98, 0.98, 0.86, 1.0, 1.0, 1.0, 1.0, 1.0, 1.0, 0.98]</text:p>
          </table:table-cell>
          <table:table-cell office:value-type="string" calcext:value-type="string">
            <text:p>[ACCU009, EES008, EJP021, EWW036, LDG008, OCE009, OCP002, PCA022, PHE012, SAS011, SBB012, SFO018, SMA014, SMA025, SMO009, SOD016, SST015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2" calcext:value-type="float">
            <text:p>42,2</text:p>
          </table:table-cell>
          <table:table-cell office:value-type="float" office:value="83.13933" calcext:value-type="float">
            <text:p>83,13933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0.98, 1.0, 0.98, 0.96, 1.0, 0.98, 1.0, 1.0, 1.0, 0.94]</text:p>
          </table:table-cell>
          <table:table-cell office:value-type="string" calcext:value-type="string">
            <text:p>[ACCU009, EES008, EJP021, EWW036, LDG008, OCE009, OCE023, OCP002, PCA022, PHE012, SAS011, SBB012, SCO003, SFO018, SMA025, SMO009, SOD016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4.394005" calcext:value-type="float">
            <text:p>84,394005</text:p>
          </table:table-cell>
          <table:table-cell office:value-type="float" office:value="97.799995" calcext:value-type="float">
            <text:p>97,799995</text:p>
          </table:table-cell>
          <table:table-cell office:value-type="string" calcext:value-type="string">
            <text:p>[1.0, 1.0, 0.94, 0.98, 1.0, 1.0, 1.0, 1.0, 1.0, 0.86]</text:p>
          </table:table-cell>
          <table:table-cell office:value-type="string" calcext:value-type="string">
            <text:p>[ACCU009, ACEV001, EES008, EJP021, EWW036, LDG008, OCE009, OCP002, PCA022, PHE012, SBB012, SFO018, SMA014, SMA025, SMO009, SOD016, SST015, STE019]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85.31399" calcext:value-type="float">
            <text:p>85,31399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[1.0, 0.98, 0.84, 0.98, 1.0, 1.0, 1.0, 1.0, 1.0, 0.98]</text:p>
          </table:table-cell>
          <table:table-cell office:value-type="string" calcext:value-type="string">
            <text:p>[ACCU009, EES008, EJP021, EWW036, LDG008, LMA048, LVE024, OCE009, OCP002, PHE012, SBB012, SFO018, SMA014, SMA025, SOD016, SOD027, SST015, STE019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5.87601" calcext:value-type="float">
            <text:p>85,87601</text:p>
          </table:table-cell>
          <table:table-cell office:value-type="float" office:value="99.399994" calcext:value-type="float">
            <text:p>99,399994</text:p>
          </table:table-cell>
          <table:table-cell office:value-type="string" calcext:value-type="string">
            <text:p>[1.0, 1.0, 1.0, 1.0, 1.0, 1.0, 1.0, 1.0, 1.0, 0.94]</text:p>
          </table:table-cell>
          <table:table-cell office:value-type="string" calcext:value-type="string">
            <text:p>[ACCU009, ACEV001, EES008, EJP021, EWW036, LDG008, LPR012, OCE009, OCP002, PCA022, PHE012, SBB012, SFO018, SMA025, SMO009, SOD016, SST015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800003" calcext:value-type="float">
            <text:p>47,800003</text:p>
          </table:table-cell>
          <table:table-cell office:value-type="float" office:value="85.582634" calcext:value-type="float">
            <text:p>85,58263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0.96]</text:p>
          </table:table-cell>
          <table:table-cell office:value-type="string" calcext:value-type="string">
            <text:p>[ACCU009, ACEV001, EES008, EJP021, EWW036, LDG008, LPR012, OCE009, OCP002, PCA022, PHE012, SBB012, SFO018, SMA025, SMO002, SMO009, SOD016, STE01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.6" calcext:value-type="float">
            <text:p>46,6</text:p>
          </table:table-cell>
          <table:table-cell office:value-type="float" office:value="86.24798" calcext:value-type="float">
            <text:p>86,24798</text:p>
          </table:table-cell>
          <table:table-cell office:value-type="float" office:value="99.399994" calcext:value-type="float">
            <text:p>99,399994</text:p>
          </table:table-cell>
          <table:table-cell office:value-type="string" calcext:value-type="string">
            <text:p>[1.0, 1.0, 1.0, 1.0, 1.0, 1.0, 1.0, 1.0, 1.0, 0.94]</text:p>
          </table:table-cell>
          <table:table-cell office:value-type="string" calcext:value-type="string">
            <text:p>[ACCU009, ACEM003, EES008, EJP021, EWW036, LDG008, LHY006, LPR012, OCE009, OCP002, PCA022, PHE012, SBB012, SFO018, SMA025, SOD016, SST015, STE019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.4" calcext:value-type="float">
            <text:p>38,4</text:p>
          </table:table-cell>
          <table:table-cell office:value-type="float" office:value="88.006004" calcext:value-type="float">
            <text:p>88,006004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0.98, 1.0, 1.0, 1.0, 1.0, 1.0, 1.0, 0.98]</text:p>
          </table:table-cell>
          <table:table-cell office:value-type="string" calcext:value-type="string">
            <text:p>[ACCU009, ACEV001, EES008, EJP021, EWW036, LDG008, LPR012, OCE009, OCP002, PCA022, PFF024, SBB012, SFO018, SMA025, SMO002, SMO009, SOD016, STE019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.60001" calcext:value-type="float">
            <text:p>58,60001</text:p>
          </table:table-cell>
          <table:table-cell office:value-type="float" office:value="91.07535" calcext:value-type="float">
            <text:p>91,0753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01, EES008, EJP021, EWW036, HEV007, LDG008, LPR012, LTT024, OCE009, OCP002, PCA022, PHE012, SBB012, SMA025, SMO009, SOD016, STE01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8" calcext:value-type="float">
            <text:p>51,8</text:p>
          </table:table-cell>
          <table:table-cell office:value-type="float" office:value="92.638" calcext:value-type="float">
            <text:p>92,63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NO016, EES008, EJP021, EWW036, LDG008, LPR012, LTT024, OCE009, OCP002, PCA022, PHE012, SBB012, SCD001, SMA025, SMO009, SOD016, STE019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,8</text:p>
          </table:table-cell>
          <table:table-cell office:value-type="float" office:value="93.37866" calcext:value-type="float">
            <text:p>93,378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CU009, ACGM012, ACPH007, EES008, EJP021, EWW036, LAM024, LDG008, LPR012, OCE009, OCP002, PHE012, SBB012, SMA025, SMO002, SMO009, SOD016, STE019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.8" calcext:value-type="float">
            <text:p>60,8</text:p>
          </table:table-cell>
          <table:table-cell office:value-type="float" office:value="92.62399" calcext:value-type="float">
            <text:p>92,62399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01, ACNO011, EES008, EJP021, EWW036, LDG008, LPR012, OCE009, OCP002, PHE012, SBB012, SFO018, SMA025, SMW018, SOD016, SST028, STE019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3.21664" calcext:value-type="float">
            <text:p>93,2166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CU009, ACEV001, ACHA008, EES008, EHH009, EJP021, EWW036, LDG008, LPR012, OCE009, OCP002, PHE012, SBB012, SFO018, SMA025, SNB023, SOD016, STE01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93.23136" calcext:value-type="float">
            <text:p>93,2313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ECF019, EES008, EJP021, EWW036, FPA002, LDG008, LPR012, OCE009, OCE023, OCP002, PHE012, PMO028, SBB012, SIB002, SMA025, SOD016, STE019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3.03199" calcext:value-type="float">
            <text:p>93,03199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EV001, ACWS015, EES008, EJP021, ESS002, EWW036, LDG008, LMA018, LPR012, LTT011, OCE009, OCP002, SBB012, SIW012, SMA025, SMO009, SOD016, STE019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200005" calcext:value-type="float">
            <text:p>68,200005</text:p>
          </table:table-cell>
          <table:table-cell office:value-type="float" office:value="92.832" calcext:value-type="float">
            <text:p>92,8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0.98, 1.0, 1.0, 1.0, 1.0, 1.0, 1.0]</text:p>
          </table:table-cell>
          <table:table-cell office:value-type="string" calcext:value-type="string">
            <text:p>[ACCU009, ACEV001, EES008, EHH009, EJP021, EWW036, LDG008, LPR012, OCE009, OCP002, PHE012, SBB012, SFN013, SMA025, SNB005, SNB023, SOD016, STE019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.800003" calcext:value-type="float">
            <text:p>44,800003</text:p>
          </table:table-cell>
          <table:table-cell office:value-type="float" office:value="93.15465" calcext:value-type="float">
            <text:p>93,15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12, ACPH007, EEG027, EES008, EJP021, EWO003, EWW036, LDG008, LPR012, OCE009, OCP002, PHE012, SBB012, SDD019, SMA025, SOD016, STE019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.200005" calcext:value-type="float">
            <text:p>67,200005</text:p>
          </table:table-cell>
          <table:table-cell office:value-type="float" office:value="93.54063" calcext:value-type="float">
            <text:p>93,5406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0.98, 1.0, 1.0, 1.0, 1.0, 1.0, 0.98]</text:p>
          </table:table-cell>
          <table:table-cell office:value-type="string" calcext:value-type="string">
            <text:p>[ACCU009, EES008, EJP021, EWW036, LAL032, LBU024, LDG008, LPR012, LUN005, OCE009, OCP002, SBB012, SMA025, SMO009, SOD016, STE019, SWA006, SZO005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6" calcext:value-type="float">
            <text:p>68,6</text:p>
          </table:table-cell>
          <table:table-cell office:value-type="float" office:value="92.94333" calcext:value-type="float">
            <text:p>92,9433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1.0, 1.0, 0.98, 1.0, 1.0, 1.0, 0.98]</text:p>
          </table:table-cell>
          <table:table-cell office:value-type="string" calcext:value-type="string">
            <text:p>[ACCU009, ACHA006, EES008, EJP021, EWW036, LBB007, LCA025, LDG008, LPR012, OCE009, OCP002, PCA022, PHE012, PHU002, SBB012, SMA025, SOD016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.400005" calcext:value-type="float">
            <text:p>59,400005</text:p>
          </table:table-cell>
          <table:table-cell office:value-type="float" office:value="92.325966" calcext:value-type="float">
            <text:p>92,32596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WW036, LAL032, LDG008, LMA028, LPR012, LUN005, OCE009, OCP002, SBB012, SBB014, SMA025, SMO009, SOD016, STE019, SWA00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8" calcext:value-type="float">
            <text:p>68,8</text:p>
          </table:table-cell>
          <table:table-cell office:value-type="float" office:value="92.41265" calcext:value-type="float">
            <text:p>92,412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0.98, 0.98, 1.0, 1.0, 1.0, 1.0, 1.0, 1.0, 1.0]</text:p>
          </table:table-cell>
          <table:table-cell office:value-type="string" calcext:value-type="string">
            <text:p>[ACCU009, ECF019, EES008, EJP021, EWW036, LDG008, LPR012, LPR025, OCE009, OCE023, OCP002, SBB012, SCO017, SMA025, SOD016, SSS025, SSS032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.800003" calcext:value-type="float">
            <text:p>63,800003</text:p>
          </table:table-cell>
          <table:table-cell office:value-type="float" office:value="91.84065" calcext:value-type="float">
            <text:p>91,840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PP012, EWW036, LAL032, LDG008, LPR012, OCE009, OCP002, PAN013, SBB012, SMA025, SOD016, STE019, SWA006, SWA019, SZO005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" calcext:value-type="float">
            <text:p>59,2</text:p>
          </table:table-cell>
          <table:table-cell office:value-type="float" office:value="92.86463" calcext:value-type="float">
            <text:p>92,86463</text:p>
          </table:table-cell>
          <table:table-cell office:value-type="float" office:value="99.59999" calcext:value-type="float">
            <text:p>99,59999</text:p>
          </table:table-cell>
          <table:table-cell office:value-type="string" calcext:value-type="string">
            <text:p>[1.0, 1.0, 1.0, 0.98, 1.0, 1.0, 1.0, 1.0, 1.0, 0.98]</text:p>
          </table:table-cell>
          <table:table-cell office:value-type="string" calcext:value-type="string">
            <text:p>[ACCU009, ACGM021, EES008, EJP021, EPP012, EWW036, LAL032, LBU024, LDG008, LPR012, OCE009, OCP002, PFF012, SBB012, SMA025, SOD016, STE019, SZO005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2.709335" calcext:value-type="float">
            <text:p>92,70933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2.288635" calcext:value-type="float">
            <text:p>92,28863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800003" calcext:value-type="float">
            <text:p>44,800003</text:p>
          </table:table-cell>
          <table:table-cell office:value-type="float" office:value="92.07666" calcext:value-type="float">
            <text:p>92,07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PP012, EWW036, LBU024, LDG008, LPR012, OCE009, OCP002, PFF012, SBB012, SMA025, SNV008, SOD016, STE019, SZO005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.2" calcext:value-type="float">
            <text:p>60,2</text:p>
          </table:table-cell>
          <table:table-cell office:value-type="float" office:value="93.39398" calcext:value-type="float">
            <text:p>93,39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F001, EDO021, EES008, EJP021, ETT002, EWW036, LBI028, LDG008, LPR012, LVE023, OCE009, OCP002, ORR003, SBB012, SMA025, SOD016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.6" calcext:value-type="float">
            <text:p>63,6</text:p>
          </table:table-cell>
          <table:table-cell office:value-type="float" office:value="93.173996" calcext:value-type="float">
            <text:p>93,17399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GM021, EES008, EJP021, EWW036, LDG008, LPR012, OCE009, OCP002, PCA024, PFF012, PFF013, SBB012, SMA025, SNV008, SOD016, STE019, SZO005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.8" calcext:value-type="float">
            <text:p>70,8</text:p>
          </table:table-cell>
          <table:table-cell office:value-type="float" office:value="93.90265" calcext:value-type="float">
            <text:p>93,90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WW036, LDG008, LPR012, OCE009, OCP002, PCA024, PFF012, PFF013, SBB012, SMA025, SNV008, SOD016, STE019, SZO005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8" calcext:value-type="float">
            <text:p>25,8</text:p>
          </table:table-cell>
          <table:table-cell office:value-type="float" office:value="92.22733" calcext:value-type="float">
            <text:p>92,2273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RH003, EES008, EJP021, ERO019, EWW036, LDG008, LPR012, OCE002, OCE009, OCE023, OCP002, ORR008, OWA016, SBB012, SMA025, SOD016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3.141335" calcext:value-type="float">
            <text:p>93,141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GM021, EES008, EJP021, EWW036, LCC012, LDG008, LPR012, OCE009, OCP002, PCA024, PFF012, SBB012, SMA025, SNV008, SOD016, STE019, SZO005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.4" calcext:value-type="float">
            <text:p>65,4</text:p>
          </table:table-cell>
          <table:table-cell office:value-type="float" office:value="92.70532" calcext:value-type="float">
            <text:p>92,7053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CU009, ACMU009, EES008, EJP021, EMM034, EWW036, LDG008, LMA049, LPR012, OCE009, OCP002, OFI032, PFF012, SBB012, SMA025, SNV008, SOD016, SRR004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.8" calcext:value-type="float">
            <text:p>66,8</text:p>
          </table:table-cell>
          <table:table-cell office:value-type="float" office:value="93.81334" calcext:value-type="float">
            <text:p>93,8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2, ACCU009, EES008, EJP021, ESS007, EWW036, LAM009, LDG008, LPR012, OCE009, OCP002, PHE012, SBB012, SMA025, SOD016, SSS027, SST026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.199997" calcext:value-type="float">
            <text:p>61,199997</text:p>
          </table:table-cell>
          <table:table-cell office:value-type="float" office:value="93.64064" calcext:value-type="float">
            <text:p>93,6406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0.98, 1.0, 1.0, 1.0, 1.0, 1.0, 1.0]</text:p>
          </table:table-cell>
          <table:table-cell office:value-type="string" calcext:value-type="string">
            <text:p>[ACCU009, ACEM005, ACRH003, EES008, EJP021, EWW036, FLL003, LDG008, LPR012, OCE009, OCE023, OCP002, OWA016, SBB012, SGM020, SMA025, SOD016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.4" calcext:value-type="float">
            <text:p>65,4</text:p>
          </table:table-cell>
          <table:table-cell office:value-type="float" office:value="93.88861" calcext:value-type="float">
            <text:p>93,88861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CU009, EES008, EJP021, ESS019, EWW036, LBB007, LDG008, LPR012, OCE009, OCP002, ORE023, PHU002, SBB012, SFN007, SMA025, SOD016, STE019, SZO010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.4" calcext:value-type="float">
            <text:p>66,4</text:p>
          </table:table-cell>
          <table:table-cell office:value-type="float" office:value="94.67865" calcext:value-type="float">
            <text:p>94,678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MO003, ACNO027, ACPP005, EES008, EJP021, EWW036, LDG008, LPR012, OCE009, OCP002, PFF012, SBB012, SMA025, SNV008, SOD016, SST026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93.748024" calcext:value-type="float">
            <text:p>93,748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NO027, EES008, EJP021, EWW036, LDG008, LPR012, OCE009, OCP002, ORR001, PCA024, PFF012, SAS005, SBB012, SMA025, SNV008, SOD016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3.59462" calcext:value-type="float">
            <text:p>93,594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WW036, LBU024, LPR012, OCE009, OCP002, PFF012, SBB012, SMA025, SMT005, SNB008, SNB018, SNB023, SNV017, SOD016, STE019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.4" calcext:value-type="float">
            <text:p>56,4</text:p>
          </table:table-cell>
          <table:table-cell office:value-type="float" office:value="93.38797" calcext:value-type="float">
            <text:p>93,387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WW036, LBI008, LDG008, LMC001, LPR012, OCE009, OCE023, OCP002, OWA016, SBB012, SMA025, SOD016, STE019, SWA01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800003" calcext:value-type="float">
            <text:p>63,800003</text:p>
          </table:table-cell>
          <table:table-cell office:value-type="float" office:value="93.30933" calcext:value-type="float">
            <text:p>93,30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O003, ACPP005, EES008, EJP021, EWW036, LDG008, LPR012, OCE009, OCP002, OSH017, PFF012, SBB012, SDD029, SFR005, SMA025, SOD016, SST026, STE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.6" calcext:value-type="float">
            <text:p>51,6</text:p>
          </table:table-cell>
          <table:table-cell office:value-type="float" office:value="92.35798" calcext:value-type="float">
            <text:p>92,3579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CU009, ACWS023, EES008, EJP021, LPR012, LTT015, OCE009, OCP002, OCP005, PFF012, SBB012, SBB019, SMA025, SNV017, SOD016, SPI030, STE019, STR024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93.309326" calcext:value-type="float">
            <text:p>93,309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WW036, LDG008, LPR012, OCE009, OCE023, OCP002, OWA016, SAS021, SBB012, SMA025, SOD016, STE019, STR004, SWA012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.399998" calcext:value-type="float">
            <text:p>58,399998</text:p>
          </table:table-cell>
          <table:table-cell office:value-type="float" office:value="92.373314" calcext:value-type="float">
            <text:p>92,37331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0.98, 1.0, 1.0, 1.0, 1.0, 1.0, 1.0]</text:p>
          </table:table-cell>
          <table:table-cell office:value-type="string" calcext:value-type="string">
            <text:p>[ACCU009, ACCU027, EES008, EJP021, EMM022, EWW036, LBI008, LBU005, LDG008, LPR012, OCE009, OCP002, OWA016, SBB012, SMA025, SOD016, STE019, STR004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.799995" calcext:value-type="float">
            <text:p>50,799995</text:p>
          </table:table-cell>
          <table:table-cell office:value-type="float" office:value="93.21732" calcext:value-type="float">
            <text:p>93,21732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1.0, 1.0, 0.98, 1.0, 1.0, 1.0, 1.0]</text:p>
          </table:table-cell>
          <table:table-cell office:value-type="string" calcext:value-type="string">
            <text:p>[ACCU027, EEG023, EES008, EJP021, EMM022, EWW036, LBI008, LBU005, LDG008, LPR012, OCE009, OCP002, OWA016, SBB012, SMA025, SOD016, STE019, STR004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.4" calcext:value-type="float">
            <text:p>62,4</text:p>
          </table:table-cell>
          <table:table-cell office:value-type="float" office:value="93.268654" calcext:value-type="float">
            <text:p>93,2686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CU027, EES008, EJP021, EMM022, EWW010, EWW036, LBI008, LDG008, LPR012, OCE009, OCP002, OWA016, SBB012, SMA025, SOD016, STE019, STR004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.200005" calcext:value-type="float">
            <text:p>61,200005</text:p>
          </table:table-cell>
          <table:table-cell office:value-type="float" office:value="92.92601" calcext:value-type="float">
            <text:p>92,92601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EES008, EJP021, EWW015, EWW036, LMC010, LMC016, LMC030, LPR012, OCE009, OCP002, PFF012, SBB012, SCO025, SMA025, SNV017, SOD016, STE01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.2" calcext:value-type="float">
            <text:p>72,2</text:p>
          </table:table-cell>
          <table:table-cell office:value-type="float" office:value="93.53334" calcext:value-type="float">
            <text:p>93,53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PP014, EWW036, LDG008, LPR012, OCE009, OCP002, OMW010, ORR006, PFF012, SBB012, SEN019, SMA025, SMW005, SOD016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600002" calcext:value-type="float">
            <text:p>63,600002</text:p>
          </table:table-cell>
          <table:table-cell office:value-type="float" office:value="92.65536" calcext:value-type="float">
            <text:p>92,65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PP014, EWW036, LDG008, LPR012, OCE009, OCP002, OMW010, ORR006, PFF012, SBB012, SEN019, SMA025, SMW005, SOD016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.8" calcext:value-type="float">
            <text:p>68,8</text:p>
          </table:table-cell>
          <table:table-cell office:value-type="float" office:value="93.672" calcext:value-type="float">
            <text:p>93,6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AG009, EES008, EJP021, LMC025, LPR012, LUN002, OCE009, OCP002, PFF012, SAS006, SBB012, SGM024, SMA025, SNV017, SOD016, STE019, SWA024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.8" calcext:value-type="float">
            <text:p>64,8</text:p>
          </table:table-cell>
          <table:table-cell office:value-type="float" office:value="93.99868" calcext:value-type="float">
            <text:p>93,99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6, LDG008, LMA003, LPR012, OCE009, OCP002, OWA016, PFF013, SBB012, SMA025, SNB015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93.70268" calcext:value-type="float">
            <text:p>93,702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6, FSE002, LDG008, LPR012, OCE009, OCP002, OWA016, PFF013, SBB012, SMA025, SNB015, SOD016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.6" calcext:value-type="float">
            <text:p>66,6</text:p>
          </table:table-cell>
          <table:table-cell office:value-type="float" office:value="94.19931" calcext:value-type="float">
            <text:p>94,199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21, FPA001, LPR012, LVE032, OCE009, OCP002, ODE018, OSH013, PFF012, SBB012, SFR001, SMA025, SNB023, SNV017, SOD016, SPP005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4.2113" calcext:value-type="float">
            <text:p>94,21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MM022, LDG008, LMA021, LMA042, LPR012, OCE009, OCP002, OMA032, OWA016, PFF013, SBB012, SMA025, SOD016, STE019, STR004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00001" calcext:value-type="float">
            <text:p>64,00001</text:p>
          </table:table-cell>
          <table:table-cell office:value-type="float" office:value="94.58202" calcext:value-type="float">
            <text:p>94,58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34, EWW036, LDG008, LMA003, LPR012, OCE009, OCP002, ORE023, OWA016, SBB012, SMA025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.400005" calcext:value-type="float">
            <text:p>59,400005</text:p>
          </table:table-cell>
          <table:table-cell office:value-type="float" office:value="94.10265" calcext:value-type="float">
            <text:p>94,10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EES008, EJP021, EWW036, LDG008, LPR012, LVE011, OCE009, OCP002, ORF006, PMO022, SBB012, SEN010, SMA025, SMA029, SOD016, SSS019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.8" calcext:value-type="float">
            <text:p>67,8</text:p>
          </table:table-cell>
          <table:table-cell office:value-type="float" office:value="94.93265" calcext:value-type="float">
            <text:p>94,9326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CU009, ACEV010, EES004, EES008, EJP021, EMM022, EWW036, LDG008, LPR012, OCE009, OCP002, OWA016, SBB012, SGD017, SMA025, SOD016, SPL004, STE019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.4" calcext:value-type="float">
            <text:p>67,4</text:p>
          </table:table-cell>
          <table:table-cell office:value-type="float" office:value="94.45267" calcext:value-type="float">
            <text:p>94,45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E012, EES008, EJP021, EMM022, EWW034, EWW036, LDG008, LMA036, LPR012, OCE009, OCP002, OWA016, PCA025, SBB012, SMA025, SOD016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.4" calcext:value-type="float">
            <text:p>68,4</text:p>
          </table:table-cell>
          <table:table-cell office:value-type="float" office:value="94.69263" calcext:value-type="float">
            <text:p>94,692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EV010, EES008, EJP021, EMM022, EWW013, EWW036, LDG008, LPR012, OCE009, OCP002, OWA016, SBB012, SGD017, SMA025, SMA031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95.044014" calcext:value-type="float">
            <text:p>95,044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FE012, EES008, EJP021, EMM022, EWW034, EWW036, LDG008, LMA036, LMA039, LPR012, OCE009, OCP002, OWA016, SBB012, SMA025, SOD016, STE019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.800003" calcext:value-type="float">
            <text:p>60,800003</text:p>
          </table:table-cell>
          <table:table-cell office:value-type="float" office:value="94.46468" calcext:value-type="float">
            <text:p>94,46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OO006, EES004, EES008, EJP021, EMM022, EWW036, LDG001, LDG008, LMC031, LPR012, OCE009, OCP002, OWA016, SBB012, SMA025, SOD016, STE019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4.64465" calcext:value-type="float">
            <text:p>94,64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6, ACNO009, EES008, EJP021, EMM022, EWW034, EWW036, LDG008, LMA036, LMA039, LPR012, OCE009, OCP002, OWA016, SBB012, SMA025, SOD016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94.12601" calcext:value-type="float">
            <text:p>94,12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9, ACOO006, EES004, EES008, EJP021, EMM022, EPP014, EWW036, LDG008, LMC031, LPR012, OCE009, OCP002, OWA016, SBB012, SMA025, SOD01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6" calcext:value-type="float">
            <text:p>71,6</text:p>
          </table:table-cell>
          <table:table-cell office:value-type="float" office:value="94.70796" calcext:value-type="float">
            <text:p>94,70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WW036, LDG008, LMA039, LPR012, OCE009, OCP002, OWA014, OWA016, SBB012, SMA025, SME015, SOD016, STE01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.600002" calcext:value-type="float">
            <text:p>51,600002</text:p>
          </table:table-cell>
          <table:table-cell office:value-type="float" office:value="94.50072" calcext:value-type="float">
            <text:p>94,500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SS004, EWW036, LDG008, LMA039, LPR012, OCE009, OCP002, OWA014, OWA016, SBB012, SMA025, SOD016, STE019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4.70133" calcext:value-type="float">
            <text:p>94,70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2, ACGD009, EES008, EJP021, EMM022, ESS004, EWW036, LDG008, LMA039, LPR012, OCE009, OCP002, OWA014, OWA016, SBB012, SMA025, SOD016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5.068634" calcext:value-type="float">
            <text:p>95,06863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GD002, EES008, EJP021, EOW018, EWW036, LBU033, LDG008, LPR012, OCE009, OCP002, OFI001, PFF012, SBB012, SMA025, SME017, SOD016, STE019, SZO008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2" calcext:value-type="float">
            <text:p>67,2</text:p>
          </table:table-cell>
          <table:table-cell office:value-type="float" office:value="94.972" calcext:value-type="float">
            <text:p>94,9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WS002, EES008, EJP021, EWW036, LBI005, LDG008, LPR012, OCE009, OCP002, OMA017, PFF012, SBB012, SFO018, SMA025, SOD016, SST018, STE019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95.237335" calcext:value-type="float">
            <text:p>95,23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21, EWW036, LAM026, LBU033, LDG008, LPR012, OCE009, OCP002, PFF012, SBB012, SGM025, SMA025, SME017, SOD016, STE019, STR028, SWA024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4.57868" calcext:value-type="float">
            <text:p>94,57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E012, ACGD009, EAG024, EES008, EJP021, EWW036, FPA007, LDG008, LPR012, OCE009, OCP002, OWA014, SBB012, SMA025, SNV017, SOD016, STE019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94.88666" calcext:value-type="float">
            <text:p>94,88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4, ACFF007, ACGD002, EES008, EJP021, ERO027, ESS016, EWW036, LDG008, LPR012, OCE009, OCP002, PFF012, SAA019, SBB012, SMA025, SOD016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4.70595" calcext:value-type="float">
            <text:p>94,70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WW036, LAM007, LBI029, LDG008, LPR012, LRE024, OCE009, OCP002, OFI001, PFF012, SBB012, SMA025, SME017, SOD016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4.17268" calcext:value-type="float">
            <text:p>94,1726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GM040, EAG001, EES008, EJP021, EMM022, EWW036, LDG008, LPR012, LVE009, OCE009, OCP002, SBB012, SMA025, SOD016, SST038, STE019, SWA025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.400005" calcext:value-type="float">
            <text:p>53,400005</text:p>
          </table:table-cell>
          <table:table-cell office:value-type="float" office:value="94.522" calcext:value-type="float">
            <text:p>94,5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GD009, ACTA015, EAG024, EES008, EJP021, EWW036, LDG008, LPR012, OCE009, OCP002, ORF005, PHE009, SBB012, SMA025, SNV017, SOD016, STE019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4.86134" calcext:value-type="float">
            <text:p>94,86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0, EAG001, EES008, EJP021, EMM022, EWW036, LCC003, LDG008, LPR012, OCE009, OCP002, OWA016, SBB012, SMA025, SOD016, SPI016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.8" calcext:value-type="float">
            <text:p>74,8</text:p>
          </table:table-cell>
          <table:table-cell office:value-type="float" office:value="95.13134" calcext:value-type="float">
            <text:p>95,13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05, EJP021, EMM022, EPP016, EWW036, LAL008, LPR012, LTT016, MYHI002, OCE009, OCP002, OWA016, SBB012, SDD028, SMA025, SOD016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5.8" calcext:value-type="float">
            <text:p>65,8</text:p>
          </table:table-cell>
          <table:table-cell office:value-type="float" office:value="95.05398" calcext:value-type="float">
            <text:p>95,05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0, EAG001, EES008, EJP021, EMM022, EWW036, LDG008, LPR012, OCE009, OCP002, ODE012, SAA010, SBB012, SMA025, SOD016, SPI016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95.339355" calcext:value-type="float">
            <text:p>95,3393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01, EES008, EJF003, EJP021, EMM022, EWW024, EWW036, LPR012, OCE009, OCP002, ODE025, SBB012, SIW001, SMA025, SOD016, SST038, STE019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95.93332" calcext:value-type="float">
            <text:p>95,933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PH007, EES008, EJP021, EJP027, EOW018, EWW036, LDG008, LMA011, LPR012, LRE001, OCE009, OCP002, OFI001, SBB012, SMA025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.6" calcext:value-type="float">
            <text:p>51,6</text:p>
          </table:table-cell>
          <table:table-cell office:value-type="float" office:value="94.89668" calcext:value-type="float">
            <text:p>94,89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GD009, EES008, ELT008, EWW036, LPR012, LUN012, OCE009, OCP002, OFI028, OWA014, PHE009, SBB012, SMA025, SNV017, SOD016, SST011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5.386" calcext:value-type="float">
            <text:p>95,3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AG007, EAG024, EES008, EJP021, EWW036, LDG008, LPR012, LVE026, OCE009, OCP002, SBB012, SDD032, SMA025, SNV017, SOD016, SPI021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8" calcext:value-type="float">
            <text:p>66,8</text:p>
          </table:table-cell>
          <table:table-cell office:value-type="float" office:value="95.00069" calcext:value-type="float">
            <text:p>95,00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6, ACEM018, ACGD009, EAG007, EAG024, EES008, EWW036, LDG008, LPR012, OBI016, OCE009, OCP002, ORF005, SBB012, SMA025, SNV017, SOD016, STE019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8.2" calcext:value-type="float">
            <text:p>68,2</text:p>
          </table:table-cell>
          <table:table-cell office:value-type="float" office:value="95.12066" calcext:value-type="float">
            <text:p>95,12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E031, ACGD002, ACGD011, EES008, EJP021, LBB015, LDG008, LPR012, OCE009, OCP002, PFF012, SAA019, SBB012, SMA025, SOD016, SPI011, STE01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6.8" calcext:value-type="float">
            <text:p>66,8</text:p>
          </table:table-cell>
          <table:table-cell office:value-type="float" office:value="94.7293" calcext:value-type="float">
            <text:p>94,72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JP027, EWW036, LCC003, LDG008, LMC025, LPR012, LRE024, OCE009, OCP002, SBB012, SCO017, SMA025, SOD016, STE019, SZO012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7.6" calcext:value-type="float">
            <text:p>67,6</text:p>
          </table:table-cell>
          <table:table-cell office:value-type="float" office:value="95.130005" calcext:value-type="float">
            <text:p>95,130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PH009, EEG026, EES008, EJP027, EPP016, EWW036, LDG008, LMA011, LPR012, LRE001, OCE009, OCP002, OFI001, SBB012, SMA025, SOD016, STE019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7.8" calcext:value-type="float">
            <text:p>67,8</text:p>
          </table:table-cell>
          <table:table-cell office:value-type="float" office:value="94.557335" calcext:value-type="float">
            <text:p>94,557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8, EJP021, EWW036, LAL029, LDG008, LPL010, LPR012, LVE014, OCE009, OCP002, SAA019, SBB012, SMA025, SNB010, SOD016, SSS019, STE019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.8" calcext:value-type="float">
            <text:p>69,8</text:p>
          </table:table-cell>
          <table:table-cell office:value-type="float" office:value="95.359985" calcext:value-type="float">
            <text:p>95,359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8, ACGD002, EES008, EJP021, EJP027, EWW036, LCC003, LDG008, LMC025, LPR012, LRE024, OCP002, PHE006, SBB012, SCO017, SMA025, SOD016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.8" calcext:value-type="float">
            <text:p>69,8</text:p>
          </table:table-cell>
          <table:table-cell office:value-type="float" office:value="94.78865" calcext:value-type="float">
            <text:p>94,78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AG024, EES008, EMM001, EWW036, LCA025, LDG008, LPR012, OCE009, OCP002, ORF005, PFF012, SBB012, SMA025, SNV017, SOD016, SSS005, STE019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.4" calcext:value-type="float">
            <text:p>67,4</text:p>
          </table:table-cell>
          <table:table-cell office:value-type="float" office:value="94.52669" calcext:value-type="float">
            <text:p>94,52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13, EES008, EJP021, EMM022, ESS004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94.73133" calcext:value-type="float">
            <text:p>94,73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13, ECF024, EES008, EJP021, EMM022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.200005" calcext:value-type="float">
            <text:p>65,200005</text:p>
          </table:table-cell>
          <table:table-cell office:value-type="float" office:value="95.23867" calcext:value-type="float">
            <text:p>95,2386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FU001, ACNO020, EES008, EJP021, EMM022, ESS004, EWW007, EWW036, LAM015, LPR012, OCE009, OCP002, ORE017, OSH001, SBB012, SMA025, SOD016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95.36001" calcext:value-type="float">
            <text:p>95,36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07, EWW036, LPR012, OCE009, OCP002, ORE017, OSH001, PFF003, SBB012, SMA025, SOD016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.4" calcext:value-type="float">
            <text:p>69,4</text:p>
          </table:table-cell>
          <table:table-cell office:value-type="float" office:value="95.09664" calcext:value-type="float">
            <text:p>95,09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4, EES008, EJP021, EMM008, EMM022, EWW036, LMA056, LPL034, LPR012, OCE009, OCP002, OSH001, SBB012, SMA025, SOD016, STE019, SZO005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.600006" calcext:value-type="float">
            <text:p>55,600006</text:p>
          </table:table-cell>
          <table:table-cell office:value-type="float" office:value="94.888695" calcext:value-type="float">
            <text:p>94,888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36, LAM015, LPR012, OCE009, OCP002, OSH001, SBB012, SEV005, SMA025, SOD016, STE019, STR017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7.200005" calcext:value-type="float">
            <text:p>67,200005</text:p>
          </table:table-cell>
          <table:table-cell office:value-type="float" office:value="95.44267" calcext:value-type="float">
            <text:p>95,44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20, EES008, EJP021, EMM022, ESS004, EWW007, EWW036, LAL024, LPR012, OCE009, OCP002, OSH001, SBB012, SMA025, SOD016, SRR009, STE019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2.6" calcext:value-type="float">
            <text:p>72,6</text:p>
          </table:table-cell>
          <table:table-cell office:value-type="float" office:value="95.65667" calcext:value-type="float">
            <text:p>95,65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ACNO003, ACNO021, ACRH004, EES008, EJP021, EWW036, LAL029, LDG008, LPR012, OCE009, OCP002, PFF012, SBB012, SEV002, SMA025, SOD016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0.200005" calcext:value-type="float">
            <text:p>70,200005</text:p>
          </table:table-cell>
          <table:table-cell office:value-type="float" office:value="96.316025" calcext:value-type="float">
            <text:p>96,316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4, EES008, EJP021, EMM022, ERO031, EWO006, EWW036, LPR012, OCE009, OCP002, OSH001, SBB012, SBB021, SMA025, SOD016, STE019, SWA024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9.600006" calcext:value-type="float">
            <text:p>69,600006</text:p>
          </table:table-cell>
          <table:table-cell office:value-type="float" office:value="95.98869" calcext:value-type="float">
            <text:p>95,98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M012, EES008, EJP021, EWW036, LBB010, LPR012, LTT015, OCE009, OCP002, OSH001, SBB012, SCO010, SMA025, SNB014, SOD016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8.4" calcext:value-type="float">
            <text:p>78,4</text:p>
          </table:table-cell>
          <table:table-cell office:value-type="float" office:value="96.44933" calcext:value-type="float">
            <text:p>96,44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2, EES006, EES008, EJP021, EWW036, LBB029, LDG008, LMA006, LPR012, OCE009, OCP002, PFF012, SBB012, SMA025, SME007, SMO002, SOD016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.8" calcext:value-type="float">
            <text:p>59,8</text:p>
          </table:table-cell>
          <table:table-cell office:value-type="float" office:value="95.5647" calcext:value-type="float">
            <text:p>95,56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18, EDO004, EES008, EJP021, EWW036, LPR012, MYHI002, MYSE003, OCE009, OCP002, OSH001, SBB012, SMA025, SOD016, STE019, SWA003, SWA024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office:value-type="float" office:value="95.354004" calcext:value-type="float">
            <text:p>95,3540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4, ACFU001, ACGD002, EDO004, EES008, EJP021, ERO015, EWW036, LPL020, LPR012, OCE009, OCP002, OSH001, SBB012, SEL018, SMA025, SOD016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.6" calcext:value-type="float">
            <text:p>74,6</text:p>
          </table:table-cell>
          <table:table-cell office:value-type="float" office:value="96.04266" calcext:value-type="float">
            <text:p>96,04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6, ACFU001, ACNO020, ACPP003, EES008, EJP021, EMM022, EWW036, LPR012, LPR026, OCE009, OCP002, OSH001, PAN014, SBB012, SMA025, SOD016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96.56401" calcext:value-type="float">
            <text:p>96,56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DO004, EES008, EJP021, LBB010, LBU005, LPR012, LTT015, OCE009, OCP002, OSH001, PAN028, SBB012, SMA025, SOD016, STE019, SWA005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4" calcext:value-type="float">
            <text:p>75,4</text:p>
          </table:table-cell>
          <table:table-cell office:value-type="float" office:value="96.18997" calcext:value-type="float">
            <text:p>96,18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2, ACFU001, ACPH006, EES008, EJP021, EMM029, EWW036, LPR012, MYHI002, MYSE003, OCE009, OCP002, ORF004, OSH001, SBB012, SMA025, SOD016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.6" calcext:value-type="float">
            <text:p>76,6</text:p>
          </table:table-cell>
          <table:table-cell office:value-type="float" office:value="96.10201" calcext:value-type="float">
            <text:p>96,10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4, ACFU001, EDO004, EES008, EJP021, EWW036, LPL020, LPR012, LRE030, OCE009, OCP002, OSH001, SBB012, SGM018, SMA009, SMA025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.2" calcext:value-type="float">
            <text:p>58,2</text:p>
          </table:table-cell>
          <table:table-cell office:value-type="float" office:value="95.444664" calcext:value-type="float">
            <text:p>95,444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4, ACFU001, ACGD002, EES008, EJP021, EWW036, LPR012, LTT015, LUN022, OCE009, OCP002, ODE001, OSH001, PAN029, SBB012, SMA025, SOD016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.8" calcext:value-type="float">
            <text:p>54,8</text:p>
          </table:table-cell>
          <table:table-cell office:value-type="float" office:value="95.92537" calcext:value-type="float">
            <text:p>95,92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HC002, EJP021, LBB010, LPR012, LTT015, OCE009, OCP002, OSH001, PCA009, SBB012, SMA025, SNV003, SOD016, STE019, SWA005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.2" calcext:value-type="float">
            <text:p>78,2</text:p>
          </table:table-cell>
          <table:table-cell office:value-type="float" office:value="96.402016" calcext:value-type="float">
            <text:p>96,40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02, EBT005, ECF018, EDO004, EES008, EJP021, EWW036, LAM006, LPR012, OCE009, OCP002, OSH001, SBB012, SMA025, SOD016, STE019, SWA024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9.4" calcext:value-type="float">
            <text:p>69,4</text:p>
          </table:table-cell>
          <table:table-cell office:value-type="float" office:value="95.65404" calcext:value-type="float">
            <text:p>95,65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CF018, EES008, EJP021, ESS006, EWW036, LPR012, LTT015, OCE009, OCP002, ODE001, OSH001, PFF013, SBB012, SMA025, SOD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95.70928" calcext:value-type="float">
            <text:p>95,709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8, ECF018, EDO004, EES008, EJP021, LPR012, LTT023, OCE009, OCP002, ORF004, OSH001, SBB012, SMA025, SNB007, SOD016, STE019, SWA024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4.4" calcext:value-type="float">
            <text:p>74,4</text:p>
          </table:table-cell>
          <table:table-cell office:value-type="float" office:value="95.56064" calcext:value-type="float">
            <text:p>95,56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CF018, EES008, EJP021, ESS006, EWW036, LPR012, OCE009, OCP002, ODE001, OSH001, PFF013, SBB012, SMA025, SOD016, STE015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.6" calcext:value-type="float">
            <text:p>75,6</text:p>
          </table:table-cell>
          <table:table-cell office:value-type="float" office:value="95.851326" calcext:value-type="float">
            <text:p>95,851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4, ACFU001, ACGD002, ACWS001, EES008, EJP021, EWW036, LPR012, LUN037, OCE009, OCP002, OSH001, SAS021, SBB012, SMA025, SMW018, SOD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4.8" calcext:value-type="float">
            <text:p>74,8</text:p>
          </table:table-cell>
          <table:table-cell office:value-type="float" office:value="95.588005" calcext:value-type="float">
            <text:p>95,588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SS006, EWW036, LMA044, LPR012, OCE009, OCP002, ODE001, OSH001, PFF013, SBB012, SMA025, SOD016, STE015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4.78134" calcext:value-type="float">
            <text:p>94,78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JP026, ESS006, EWW036, LPR012, OBI027, OCE009, OCP002, OSH001, PFF013, SBB012, SMA025, SNB013, SOD016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.4" calcext:value-type="float">
            <text:p>68,4</text:p>
          </table:table-cell>
          <table:table-cell office:value-type="float" office:value="95.82605" calcext:value-type="float">
            <text:p>95,82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JP021, EPP003, EWW036, LCA030, LPR012, OCE009, OCP002, ODE001, OSH001, SBB012, SMA025, SOD016, STE015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.4" calcext:value-type="float">
            <text:p>65,4</text:p>
          </table:table-cell>
          <table:table-cell office:value-type="float" office:value="94.96466" calcext:value-type="float">
            <text:p>94,96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ES008, EJP021, EWW036, LPR012, LVE011, OCE009, OCP002, ODE001, OSH001, SBB012, SMA025, SOD016, STE019, STR012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.2" calcext:value-type="float">
            <text:p>73,2</text:p>
          </table:table-cell>
          <table:table-cell office:value-type="float" office:value="94.70932" calcext:value-type="float">
            <text:p>94,70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8, ACFU001, ECF018, EES008, EJP021, EWW036, LBB024, LPR012, LVE023, OCE009, OCP002, ODE001, OSH001, SBB012, SMA025, SOD016, SPP002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2.4" calcext:value-type="float">
            <text:p>72,4</text:p>
          </table:table-cell>
          <table:table-cell office:value-type="float" office:value="95.325294" calcext:value-type="float">
            <text:p>95,3252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4, ACFU001, ACGD002, ECF018, EES008, EJP021, EWW036, LDG008, LPR012, LVE011, OCE009, OCP002, ODE001, OSH001, SBB012, SMA025, STE019, STR012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95.66399" calcext:value-type="float">
            <text:p>95,663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BI001, LCC009, LMA044, LPR012, OCE009, OCP002, OSH001, SBB012, SMA025, SOD016, STE015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4.8" calcext:value-type="float">
            <text:p>74,8</text:p>
          </table:table-cell>
          <table:table-cell office:value-type="float" office:value="96.28335" calcext:value-type="float">
            <text:p>96,28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BI001, LCC009, LMA044, LPR012, OCE009, OCP002, OSH001, SBB012, SMA025, SOD016, STE019, SZO002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  <table:table-cell office:value-type="float" office:value="95.74465" calcext:value-type="float">
            <text:p>95,74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M045, EES008, EJP021, EWW036, LBB030, LPR012, OCE009, OCP002, ODE001, OSH001, SBB012, SDD025, SEL013, SMA025, SOD016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3.799995" calcext:value-type="float">
            <text:p>73,799995</text:p>
          </table:table-cell>
          <table:table-cell office:value-type="float" office:value="95.40733" calcext:value-type="float">
            <text:p>95,407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GD011, EES008, EJP021, EWW036, LAL012, LCC009, LMA044, LPR012, OCE009, OCP002, ODE010, OSH001, SBB012, SMA025, SOD016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.6" calcext:value-type="float">
            <text:p>73,6</text:p>
          </table:table-cell>
          <table:table-cell office:value-type="float" office:value="95.179344" calcext:value-type="float">
            <text:p>95,179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MM031, EWW036, LCC009, LMA044, LPR012, OCE009, OCE011, OCP002, ODE010, OSH001, SBB012, SMA025, SOD016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95.921326" calcext:value-type="float">
            <text:p>95,921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G001, EES008, EJP021, EWW036, LCC009, LMA044, LPR012, OCE009, OCE011, OCP002, OSH001, SBB012, SEN012, SMA025, SOD016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.8" calcext:value-type="float">
            <text:p>65,8</text:p>
          </table:table-cell>
          <table:table-cell office:value-type="float" office:value="95.912674" calcext:value-type="float">
            <text:p>95,912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EES008, EJP021, EWW036, LPR012, LUN037, OCE009, OCP002, OFF001, ORR021, OSH001, SBB012, SMA010, SMA025, SOD016, SSS032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5" calcext:value-type="float">
            <text:p>75</text:p>
          </table:table-cell>
          <table:table-cell office:value-type="float" office:value="96.20537" calcext:value-type="float">
            <text:p>96,20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2, ACFU001, ACGD002, EES008, EJP003, EJP021, EWW036, LMA037, LPR012, OCE009, OCP002, OSH001, SBB012, SCO017, SMA025, SOD016, STE019, SZO002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6.6" calcext:value-type="float">
            <text:p>76,6</text:p>
          </table:table-cell>
          <table:table-cell office:value-type="float" office:value="96.30734" calcext:value-type="float">
            <text:p>96,30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F003, ACFU001, EES008, EJP021, EOW026, ERO002, ESS008, EWW036, LPR012, LUN037, OCE009, OCP002, ORR019, OSH001, SBB012, SMA025, SOD016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9.40001" calcext:value-type="float">
            <text:p>69,40001</text:p>
          </table:table-cell>
          <table:table-cell office:value-type="float" office:value="96.044044" calcext:value-type="float">
            <text:p>96,0440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11, EJP021, EWW036, LAL012, LAM027, LMA044, LPR012, OCE009, OCP002, ODE010, OSH001, PAN016, SBB012, SMA025, SMW003, SOD016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office:value-type="float" office:value="96.44935" calcext:value-type="float">
            <text:p>96,44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2, ACWS001, EES003, EES008, EJP021, EJP027, EWW036, LPR012, OCE009, OCP002, OSH001, PCA024, PFF027, SBB012, SMA025, SOD016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2.4" calcext:value-type="float">
            <text:p>72,4</text:p>
          </table:table-cell>
          <table:table-cell office:value-type="float" office:value="96.56135" calcext:value-type="float">
            <text:p>96,56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3, ACFU001, ACGD002, ACGD012, EBT005, EES008, EJP021, LMA039, LMA044, LPR012, OCP002, ODE010, OSH001, PMO015, SBB012, SMA025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9.59999" calcext:value-type="float">
            <text:p>79,59999</text:p>
          </table:table-cell>
          <table:table-cell office:value-type="float" office:value="97.058014" calcext:value-type="float">
            <text:p>97,0580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P019, EES008, EJP021, EWO002, EWW036, LPR012, OCE009, OCP002, OFF001, ORR021, OSH001, SBB012, SMA025, SOD016, SSS032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96.78403" calcext:value-type="float">
            <text:p>96,78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3, ACOO017, ACSP027, ACWS001, EES008, EJP021, EWW036, LAL007, LPR012, OCE009, OCP002, OSH001, SBB012, SMA025, SOD016, SRR009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.00001" calcext:value-type="float">
            <text:p>70,00001</text:p>
          </table:table-cell>
          <table:table-cell office:value-type="float" office:value="96.18804" calcext:value-type="float">
            <text:p>96,188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09, EES007, EES008, EJP021, EWW036, LPR012, OCE009, OCE011, OCP002, OCP013, OSH001, SBB012, SMA025, SME017, SNB017, SOD016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.4" calcext:value-type="float">
            <text:p>67,4</text:p>
          </table:table-cell>
          <table:table-cell office:value-type="float" office:value="96.41466" calcext:value-type="float">
            <text:p>96,41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7, EES008, EJP021, EWO008, EWW028, EWW036, LPR012, OCE009, OCP002, OCP013, OCP018, POM008, SBB012, SFO027, SMA025, SOD016, SOD030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0.4" calcext:value-type="float">
            <text:p>80,4</text:p>
          </table:table-cell>
          <table:table-cell office:value-type="float" office:value="96.90065" calcext:value-type="float">
            <text:p>96,90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5, EES007, EES008, EJP021, EWW028, LPR012, OCE009, OCP002, OCP013, PCA024, POM008, SAA020, SBB012, SMA025, SOD016, SST038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6.178665" calcext:value-type="float">
            <text:p>96,178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8, EES007, EES008, EJP021, EWW036, LPR012, OCE009, OCP002, OCP013, OSH001, SBB012, SMA025, SNB019, SNV009, SOD016, SST014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4.6" calcext:value-type="float">
            <text:p>74,6</text:p>
          </table:table-cell>
          <table:table-cell office:value-type="float" office:value="96.43333" calcext:value-type="float">
            <text:p>96,4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7, EES008, EJP021, EWW036, LPR012, OCE009, OCP002, OCP013, OSH001, SBB012, SGM013, SMA025, SME017, SMW001, SNV009, SOD016, STE019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3.6" calcext:value-type="float">
            <text:p>73,6</text:p>
          </table:table-cell>
          <table:table-cell office:value-type="float" office:value="97.38666" calcext:value-type="float">
            <text:p>97,38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MM002, EWW028, EWW036, LPR012, LVE028, OCE009, OCP002, OCP008, OCP013, OCP018, SBB012, SEN013, SMA025, SOD016, STE019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1.4" calcext:value-type="float">
            <text:p>81,4</text:p>
          </table:table-cell>
          <table:table-cell office:value-type="float" office:value="97.09867" calcext:value-type="float">
            <text:p>97,09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7, EES008, EJP021, EWW036, LPR012, OCE009, OCP002, OCP013, OSH001, SBB012, SMA025, SME017, SMW001, SNV009, SOD016, STE019, SWA003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.40001" calcext:value-type="float">
            <text:p>82,40001</text:p>
          </table:table-cell>
          <table:table-cell office:value-type="float" office:value="96.99595" calcext:value-type="float">
            <text:p>96,995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ACGD002, EDO004, EES008, EJP021, EMM034, EWW036, LPR012, LTT007, OCP002, OFF003, OSH001, SBB012, SMA025, SOD016, STE019, STE020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6.199997" calcext:value-type="float">
            <text:p>56,199997</text:p>
          </table:table-cell>
          <table:table-cell office:value-type="float" office:value="96.71668" calcext:value-type="float">
            <text:p>96,71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ACGD002, ECF011, EDO004, EJP021, EMM034, EWW036, LPR012, OCE009, OCP002, OFF003, OFI020, OSH001, SBB012, SMA025, SOD016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.2" calcext:value-type="float">
            <text:p>75,2</text:p>
          </table:table-cell>
          <table:table-cell office:value-type="float" office:value="96.64731" calcext:value-type="float">
            <text:p>96,64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7, ACFU001, EES008, EJP021, EMM034, EWW036, LPR012, OCE009, OCP002, OCP003, OFF003, OSH001, OSH018, OWA003, SBB012, SMA025, SOD016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2.6" calcext:value-type="float">
            <text:p>72,6</text:p>
          </table:table-cell>
          <table:table-cell office:value-type="float" office:value="97.03603" calcext:value-type="float">
            <text:p>97,03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WW028, EWW036, LPR012, OCE009, OCP002, OCP013, ODE029, ORR003, SBB012, SDD026, SEN013, SMA025, SOD016, SOD021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.4" calcext:value-type="float">
            <text:p>73,4</text:p>
          </table:table-cell>
          <table:table-cell office:value-type="float" office:value="97.441956" calcext:value-type="float">
            <text:p>97,4419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EES008, EJP021, EWW028, EWW036, LPR012, LVE029, OCE009, OCP002, OCP013, OFF025, ORR014, SBB012, SEL013, SMA025, SOD016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97.119354" calcext:value-type="float">
            <text:p>97,11935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H007, EDO004, EEG023, EES008, EES022, EJP021, EMM034, EWW036, LPR012, OCE009, OCP002, OSH001, SBB012, SMA025, SOD016, STE019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97.40141" calcext:value-type="float">
            <text:p>97,401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EES007, EES008, EJP021, EWW028, EWW036, LPR012, LTT026, OCE009, OCP013, PLB004, SBB012, SMA025, SOD016, SSS023, SST038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7.51267" calcext:value-type="float">
            <text:p>97,51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9, EJP021, EWW028, EWW036, FSP003, LPR012, OCE009, OCP002, OCP013, OEV002, SBB012, SDD026, SMA025, SNV039, SOD016, SOD021, STE019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97.12798" calcext:value-type="float">
            <text:p>97,127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3, ACFE014, ACFU001, EDO004, EES008, EJP021, EMM034, EWW036, LPR012, OCE009, OCP002, OSH001, SBB012, SMA025, SNB013, SOD016, STE019, SUM003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office:value-type="float" office:value="96.82666" calcext:value-type="float">
            <text:p>96,82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ACGM050, ACHA011, EES008, EJP021, ELT008, EWW028, EWW036, LPR012, LVE029, OCE009, OCP002, OCP013, SBB012, SMA025, SOD007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5.2" calcext:value-type="float">
            <text:p>75,2</text:p>
          </table:table-cell>
          <table:table-cell office:value-type="float" office:value="97.110664" calcext:value-type="float">
            <text:p>97,110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6, ACFE033, ACFU001, EES008, EJP021, EWW028, EWW036, LBU017, LPR012, OCP002, OCP013, SBB012, SDD026, SEL005, SEN013, SMA025, SOD016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.8" calcext:value-type="float">
            <text:p>77,8</text:p>
          </table:table-cell>
          <table:table-cell office:value-type="float" office:value="96.78869" calcext:value-type="float">
            <text:p>96,78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21, EWW028, EWW036, LMC003, OCE009, OCP002, OCP013, ORE001, OSH006, SBB012, SDD022, SDD026, SDD028, SMA025, SOD016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753334" calcext:value-type="float">
            <text:p>96,753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IM002, EES008, EJP021, EWW028, LPR012, OCE009, OCP002, OCP013, ODE021, ORR003, POM010, SBB012, SDD026, SMA025, SNV019, SOD016, STE019, SWA024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96.226" calcext:value-type="float">
            <text:p>96,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0, ACFU001, ACGD002, ACTO004, EES008, EJP021, EMM034, EWW036, LPR012, LRE001, OCP002, OSH001, PIC014, SBB012, SMA025, SME010, SOD016, STE019]</text:p>
          </table:table-cell>
        </table:table-row>
      </table:table>
      <table:table table:name="From_1_Rules_3" table:style-name="ta1">
        <table:table-column table:style-name="co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199997" calcext:value-type="float">
            <text:p>37,199997</text:p>
          </table:table-cell>
          <table:table-cell office:value-type="float" office:value="79.09532" calcext:value-type="float">
            <text:p>79,09532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[0.98, 0.98, 0.92, 1.0, 1.0, 0.98, 1.0, 1.0, 1.0, 0.92]</text:p>
          </table:table-cell>
          <table:table-cell office:value-type="string" calcext:value-type="string">
            <text:p>[ACFU001, EES008, EPP015, EWO015, LBU042, LDG008, LPR012, LVE032, OCE009, OCP002, ODE008, SBB012, SFN026, SMA025, SMA036, SOD016, STE019, SWA0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83.85597" calcext:value-type="float">
            <text:p>83,85597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0.94, 0.98, 1.0, 0.98, 1.0, 1.0, 1.0, 0.98]</text:p>
          </table:table-cell>
          <table:table-cell office:value-type="string" calcext:value-type="string">
            <text:p>[ACAL002, ACFU001, EES008, LBU012, LBU042, LCA021, LDG008, LPR012, LVE032, OCP002, OFI021, SBB012, SCO008, SMA025, SMA036, SOD016, STE019, SWA02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000004" calcext:value-type="float">
            <text:p>59,000004</text:p>
          </table:table-cell>
          <table:table-cell office:value-type="float" office:value="85.286" calcext:value-type="float">
            <text:p>85,286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0.9, 1.0, 1.0, 1.0, 1.0, 1.0, 1.0, 0.98]</text:p>
          </table:table-cell>
          <table:table-cell office:value-type="string" calcext:value-type="string">
            <text:p>[ACAL002, ACFU001, EES008, LBU042, LCA021, LDG008, LPR012, LVE032, OCP002, OFI021, SBB012, SCO008, SMA025, SMA036, SOD016, SPL007, STE019, SWA024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7.15134" calcext:value-type="float">
            <text:p>87,15134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0.98, 1.0, 0.98, 1.0, 1.0, 1.0, 1.0, 1.0, 1.0, 1.0]</text:p>
          </table:table-cell>
          <table:table-cell office:value-type="string" calcext:value-type="string">
            <text:p>[ACEM004, ACFU001, ACSP008, EES008, EMM034, LMA021, LMC008, LPR012, LVE032, OCE009, OCP002, PCA031, SBB012, SMA025, SMO012, SOD016, STE019, SZO01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.4" calcext:value-type="float">
            <text:p>51,4</text:p>
          </table:table-cell>
          <table:table-cell office:value-type="float" office:value="88.09938" calcext:value-type="float">
            <text:p>88,09938</text:p>
          </table:table-cell>
          <table:table-cell office:value-type="float" office:value="99.40001" calcext:value-type="float">
            <text:p>99,40001</text:p>
          </table:table-cell>
          <table:table-cell office:value-type="string" calcext:value-type="string">
            <text:p>[1.0, 0.98, 0.96, 1.0, 1.0, 1.0, 1.0, 1.0, 1.0, 1.0]</text:p>
          </table:table-cell>
          <table:table-cell office:value-type="string" calcext:value-type="string">
            <text:p>[ACFU001, EES008, LBU042, LCA021, LDG008, LPR012, LVE032, OCP002, OFI021, SBB012, SCO008, SIW001, SMA025, SMA036, SOD016, SPL007, STE019, SWA02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600006" calcext:value-type="float">
            <text:p>56,600006</text:p>
          </table:table-cell>
          <table:table-cell office:value-type="float" office:value="89.950676" calcext:value-type="float">
            <text:p>89,95067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ES008, LCA021, LDG008, LPR012, LPR024, LVE032, OCE009, OCP002, OMA005, SBB012, SFN011, SMA025, SMA036, SOD016, STE019, STE022, SWA024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1.22264" calcext:value-type="float">
            <text:p>91,2226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EM004, ACFU001, ACSP008, EES008, EJF015, EMM034, LMA021, LPR012, LVE032, OCE009, OCP002, SBB012, SMA002, SMA025, SMO012, SOD016, STE019, SZO0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4" calcext:value-type="float">
            <text:p>57,4</text:p>
          </table:table-cell>
          <table:table-cell office:value-type="float" office:value="92.13536" calcext:value-type="float">
            <text:p>92,13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CA021, LDG008, LPR012, LPR024, LVE032, OCE009, OCP002, OMA005, SBB012, SFN011, SFO003, SMA025, SMA036, SOD016, SOD019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399998" calcext:value-type="float">
            <text:p>39,399998</text:p>
          </table:table-cell>
          <table:table-cell office:value-type="float" office:value="93.009964" calcext:value-type="float">
            <text:p>93,00996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GM028, EES008, LCA021, LDG008, LPR012, LVE032, OCE009, OCP002, OMA005, SBB012, SFN011, SFO003, SMA025, SMA036, SOD016, SOD019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.8" calcext:value-type="float">
            <text:p>65,8</text:p>
          </table:table-cell>
          <table:table-cell office:value-type="float" office:value="93.680016" calcext:value-type="float">
            <text:p>93,68001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0.98, 1.0, 1.0, 1.0, 1.0, 1.0, 1.0]</text:p>
          </table:table-cell>
          <table:table-cell office:value-type="string" calcext:value-type="string">
            <text:p>[ACFU001, EES008, LCA021, LDG008, LPR012, LVE032, OCE009, OCP002, OMA005, SBB012, SFN011, SFO003, SGM018, SMA025, SMA036, SOD016, SOD019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800007" calcext:value-type="float">
            <text:p>62,800007</text:p>
          </table:table-cell>
          <table:table-cell office:value-type="float" office:value="93.30399" calcext:value-type="float">
            <text:p>93,30399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EES008, LCA021, LDG008, LPR012, LVE032, OCE009, OCP002, OMA005, SBB012, SFN011, SFO003, SGM018, SMA025, SMA036, SOD016, SOD019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3.53131" calcext:value-type="float">
            <text:p>93,53131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0.98, 1.0, 1.0, 1.0, 1.0, 1.0, 1.0]</text:p>
          </table:table-cell>
          <table:table-cell office:value-type="string" calcext:value-type="string">
            <text:p>[ACFU001, ECF004, EES008, EWO002, LBU042, LDG008, LPR012, LVE032, OCP002, ORE004, SBB012, SIW001, SMA025, SMA036, SNV009, SOD016, STE019, SWA024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93.211334" calcext:value-type="float">
            <text:p>93,21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CA021, LDG008, LPR012, LVE032, OCE009, OCP002, SBB012, SFN011, SFO003, SFO013, SGM018, SMA025, SMA036, SOD016, SOD019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93.21062" calcext:value-type="float">
            <text:p>93,2106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FU001, EES008, LCA021, LDG008, LPR012, LVE032, OCE009, OCP002, OMA005, SBB012, SCO018, SFN011, SGM018, SMA025, SMA036, SOD016, SOD019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93.95464" calcext:value-type="float">
            <text:p>93,9546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0.98, 1.0, 1.0, 1.0, 1.0, 1.0, 1.0, 1.0, 1.0]</text:p>
          </table:table-cell>
          <table:table-cell office:value-type="string" calcext:value-type="string">
            <text:p>[ACFU001, EAG003, EES008, LCA021, LDG008, LPR012, LVE032, OCE009, OCP002, OMA005, SBB012, SCO018, SGM018, SMA025, SMA036, SOD016, SOD019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.600006" calcext:value-type="float">
            <text:p>62,600006</text:p>
          </table:table-cell>
          <table:table-cell office:value-type="float" office:value="93.16135" calcext:value-type="float">
            <text:p>93,1613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EES008, LCA021, LDG008, LPR012, LVE032, OCE009, OCP002, POM003, SBB012, SFN011, SGM018, SMA025, SMA036, SOD016, SOD019, SOD032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200005" calcext:value-type="float">
            <text:p>63,200005</text:p>
          </table:table-cell>
          <table:table-cell office:value-type="float" office:value="92.81201" calcext:value-type="float">
            <text:p>92,81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BI008, LCA021, LDG008, LPR012, LVE032, OCE009, OCP002, SBB012, SCO018, SFN011, SGM018, SMA025, SMA036, SOD016, SOD019, STE01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.600006" calcext:value-type="float">
            <text:p>61,600006</text:p>
          </table:table-cell>
          <table:table-cell office:value-type="float" office:value="92.61664" calcext:value-type="float">
            <text:p>92,61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Z009, ACFU001, EES008, LCA021, LCA026, LDG008, LPR012, LUN033, LVE032, OCE009, OCP002, SBB012, SGM018, SMA025, SMA036, SOD016, SOD019, STE01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399998" calcext:value-type="float">
            <text:p>59,399998</text:p>
          </table:table-cell>
          <table:table-cell office:value-type="float" office:value="93.21797" calcext:value-type="float">
            <text:p>93,21797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RH002, EES008, EWO013, LDG008, LEV006, LPR006, LPR012, LVE014, LVE032, MYLO001, OCP002, SBB012, SMA015, SMA025, SOD016, SSS005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.6" calcext:value-type="float">
            <text:p>71,6</text:p>
          </table:table-cell>
          <table:table-cell office:value-type="float" office:value="93.688675" calcext:value-type="float">
            <text:p>93,68867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EM002, ACFU001, ECF010, EES008, LCA021, LDG008, LPR012, LVE032, OCE009, OCP002, OCP014, SBB012, SFN011, SMA025, SMA036, SOD016, SOD019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,4</text:p>
          </table:table-cell>
          <table:table-cell office:value-type="float" office:value="94.156006" calcext:value-type="float">
            <text:p>94,156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5, EES008, LCA021, LDG008, LPR012, LVE032, OCE009, OCP002, OCP014, ODE006, PMO021, SBB012, SFN011, SMA025, SMA036, SOD016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.399994" calcext:value-type="float">
            <text:p>72,399994</text:p>
          </table:table-cell>
          <table:table-cell office:value-type="float" office:value="93.868" calcext:value-type="float">
            <text:p>93,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BU029, LCA021, LDG008, LPR012, LVE032, OCE009, OCP002, ORF002, PAN020, SBB012, SEN010, SFN011, SMA025, SMA036, SOD016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.4" calcext:value-type="float">
            <text:p>70,4</text:p>
          </table:table-cell>
          <table:table-cell office:value-type="float" office:value="94.37731" calcext:value-type="float">
            <text:p>94,37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36, EES008, EMM022, FSE007, LCA021, LDG008, LPR012, LVE032, OCE009, OCP002, ODE006, PMO021, SBB012, SMA025, SOD016, SOD019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" calcext:value-type="float">
            <text:p>71,4</text:p>
          </table:table-cell>
          <table:table-cell office:value-type="float" office:value="94.12396" calcext:value-type="float">
            <text:p>94,1239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0.98, 1.0, 1.0, 1.0, 1.0, 1.0, 1.0, 1.0, 1.0, 1.0]</text:p>
          </table:table-cell>
          <table:table-cell office:value-type="string" calcext:value-type="string">
            <text:p>[ACCU004, ACFU001, EES008, ERO011, LCA021, LDG008, LPR012, LVE032, OCE009, OCP002, OCP014, ODE006, SBB012, SMA025, SME009, SOD016, SOD019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94.144684" calcext:value-type="float">
            <text:p>94,1446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05, EES008, EMM022, LCA021, LDG008, LDG025, LPR012, LVE032, OCE009, OCP002, OCP014, OCP028, ODE006, SBB012, SMA025, SOD016, SOD019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000004" calcext:value-type="float">
            <text:p>54,000004</text:p>
          </table:table-cell>
          <table:table-cell office:value-type="float" office:value="94.20062" calcext:value-type="float">
            <text:p>94,2006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EM020, ACFU001, EES008, EJP016, EMM022, FSE007, LCA021, LDG008, LPR012, LVE032, OCE009, OCP002, PMO021, SBB012, SMA025, SOD016, SOD019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3.66596" calcext:value-type="float">
            <text:p>93,6659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ES008, EOW025, ESY005, LAM005, LBU029, LCA021, LDG008, LPR012, LVE032, OCE009, OCE023, OCP002, SBB012, SEN010, SMA025, SOD016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000004" calcext:value-type="float">
            <text:p>59,000004</text:p>
          </table:table-cell>
          <table:table-cell office:value-type="float" office:value="92.912" calcext:value-type="float">
            <text:p>92,9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LAM005, LCA021, LDG008, LPL033, LPR012, LVE032, OCE009, OCE023, OCP002, SBB012, SEN010, SFN011, SMA015, SMA025, SOD016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.4" calcext:value-type="float">
            <text:p>70,4</text:p>
          </table:table-cell>
          <table:table-cell office:value-type="float" office:value="92.88198" calcext:value-type="float">
            <text:p>92,88198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8, 0.98, 1.0, 1.0, 1.0, 1.0, 1.0, 1.0]</text:p>
          </table:table-cell>
          <table:table-cell office:value-type="string" calcext:value-type="string">
            <text:p>[ACAZ006, ACFU001, EES008, LAL029, LCA021, LDG008, LPR012, LVE032, OCE009, OCP002, OCP018, OWA016, SBB012, SMA025, SOD016, STE011, STE019, SUM001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3.27337" calcext:value-type="float">
            <text:p>93,27337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0.96, 1.0, 1.0, 1.0, 1.0, 1.0, 1.0, 1.0]</text:p>
          </table:table-cell>
          <table:table-cell office:value-type="string" calcext:value-type="string">
            <text:p>[ACFU001, ACNO036, EES008, LCA021, LDG008, LPR012, LVE032, OCE009, OCP002, OCP013, PHE030, SBB012, SGM017, SMA025, SNB022, SOD016, SOD019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2.873314" calcext:value-type="float">
            <text:p>92,8733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36, EES008, LCA021, LDG008, LPR012, LVE032, OCE009, OCP002, OCP013, PHE030, SBB012, SGM017, SMA025, SNB022, SOD016, SOD019, STE019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.4" calcext:value-type="float">
            <text:p>62,4</text:p>
          </table:table-cell>
          <table:table-cell office:value-type="float" office:value="92.65468" calcext:value-type="float">
            <text:p>92,65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2, ACFU001, EES008, EMM022, LCA021, LDG008, LPR012, LVE032, MYHI002, OCE009, OCP002, OFI010, OMW003, SBB012, SMA025, SOD016, SOD019, STE019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.999996" calcext:value-type="float">
            <text:p>46,999996</text:p>
          </table:table-cell>
          <table:table-cell office:value-type="float" office:value="94.20336" calcext:value-type="float">
            <text:p>94,2033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NO036, EES008, EPP001, LBU043, LCA021, LDG006, LDG008, LMA026, LPR012, LVE032, OCE009, OCP002, OCP013, SBB012, SMA025, SOD016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.6" calcext:value-type="float">
            <text:p>68,6</text:p>
          </table:table-cell>
          <table:table-cell office:value-type="float" office:value="94.56466" calcext:value-type="float">
            <text:p>94,56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2, EES008, EMM022, LCA021, LDG008, LVE032, OCE009, OCP002, OFI010, OMW018, SBB012, SIB006, SMA025, SNB003, SOD016, SOD019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.199997" calcext:value-type="float">
            <text:p>62,199997</text:p>
          </table:table-cell>
          <table:table-cell office:value-type="float" office:value="94.15533" calcext:value-type="float">
            <text:p>94,15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4, ACFU001, EEG002, EES008, LCA021, LDG008, LPR012, LRE030, LUN008, LVE032, MYLO001, OCE009, OCP002, PAN016, SBB012, SMA025, SOD016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399998" calcext:value-type="float">
            <text:p>59,399998</text:p>
          </table:table-cell>
          <table:table-cell office:value-type="float" office:value="93.93069" calcext:value-type="float">
            <text:p>93,93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36, EJP021, LCA021, LDG006, LDG008, LPR012, LVE032, OCE009, OCP002, OCP009, OCP013, OFF002, SBB012, SMA025, SOD016, SST019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.800007" calcext:value-type="float">
            <text:p>62,800007</text:p>
          </table:table-cell>
          <table:table-cell office:value-type="float" office:value="93.448" calcext:value-type="float">
            <text:p>93,4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G016, EJP021, LCA021, LDG006, LDG008, LPR012, LVE032, OCE009, OCP002, OCP009, OCP013, OFF002, SBB012, SMA025, SOD016, SST019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.800003" calcext:value-type="float">
            <text:p>50,800003</text:p>
          </table:table-cell>
          <table:table-cell office:value-type="float" office:value="93.55328" calcext:value-type="float">
            <text:p>93,5532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JP027, EMM022, EWW028, FSP005, LCA021, LDG008, LPR012, LVE032, OCE009, OCP002, OMW003, SBB012, SMA025, SOD016, SOD019, SST038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7.6" calcext:value-type="float">
            <text:p>67,6</text:p>
          </table:table-cell>
          <table:table-cell office:value-type="float" office:value="94.12266" calcext:value-type="float">
            <text:p>94,12266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0.98, 1.0, 1.0, 1.0, 1.0, 1.0, 1.0, 1.0, 1.0]</text:p>
          </table:table-cell>
          <table:table-cell office:value-type="string" calcext:value-type="string">
            <text:p>[ACFU001, EMM022, EWW028, FSP005, LCA021, LDG008, LPR012, LVE032, OCE009, OCP002, OMW003, SBB012, SMA025, SOD016, SOD019, SST038, STE019, SWA024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800007" calcext:value-type="float">
            <text:p>63,800007</text:p>
          </table:table-cell>
          <table:table-cell office:value-type="float" office:value="93.470695" calcext:value-type="float">
            <text:p>93,470695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0.98, 1.0, 1.0, 1.0, 1.0, 1.0, 1.0, 1.0, 1.0]</text:p>
          </table:table-cell>
          <table:table-cell office:value-type="string" calcext:value-type="string">
            <text:p>[ACFU001, EMM022, EWW028, FSP005, LCA021, LDG008, LPR012, LVE032, OCE009, OCP002, OMW003, SBB012, SMA025, SOD016, SOD019, SST038, STE019, SWA024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8" calcext:value-type="float">
            <text:p>64,8</text:p>
          </table:table-cell>
          <table:table-cell office:value-type="float" office:value="93.35405" calcext:value-type="float">
            <text:p>93,354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6, EES008, FSE007, FSP003, LCA021, LDG002, LDG008, LPR012, LVE032, OCE009, OCP002, SBB012, SDD006, SMA025, SOD016, SOD019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2.96067" calcext:value-type="float">
            <text:p>92,96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27, EMM022, EWW028, FSP005, LCA021, LDG008, LPR012, LVE032, OCP002, OMW003, SBB012, SDD016, SMA025, SOD016, SST038, STE019, STR005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.8" calcext:value-type="float">
            <text:p>64,8</text:p>
          </table:table-cell>
          <table:table-cell office:value-type="float" office:value="93.95466" calcext:value-type="float">
            <text:p>93,95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7, EWW028, FSP005, LCA021, LDG008, LPR012, LVE032, OCE009, OCP002, OMW003, SBB012, SMA025, SOD016, SOD019, SST038, STE019, SWA024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.199997" calcext:value-type="float">
            <text:p>56,199997</text:p>
          </table:table-cell>
          <table:table-cell office:value-type="float" office:value="94.36996" calcext:value-type="float">
            <text:p>94,369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7, EWW028, FSP005, LCA021, LDG008, LPR012, LVE032, OCE009, OCP002, OMW003, SBB012, SMA025, SOD016, SOD019, SST038, STE019, SWA024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.600006" calcext:value-type="float">
            <text:p>53,600006</text:p>
          </table:table-cell>
          <table:table-cell office:value-type="float" office:value="93.78602" calcext:value-type="float">
            <text:p>93,786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6, EMM022, EWW028, LCA021, LPR012, LVE032, OCE009, OCP002, OCP013, OMW003, SBB012, SMA025, SMO011, SOD016, SST038, STE019, SWA024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.40001" calcext:value-type="float">
            <text:p>64,40001</text:p>
          </table:table-cell>
          <table:table-cell office:value-type="float" office:value="94.647995" calcext:value-type="float">
            <text:p>94,647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6, EMM022, EWW028, LCA021, LPR012, LVE032, OCE009, OCP002, OCP013, SBB012, SBB017, SMA025, SMO011, SOD016, SST038, STE019, SWA024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.4" calcext:value-type="float">
            <text:p>70,4</text:p>
          </table:table-cell>
          <table:table-cell office:value-type="float" office:value="94.88468" calcext:value-type="float">
            <text:p>94,88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CA021, LPR012, LVE032, OCE009, OCP002, OCP013, OMW003, PFF027, SBB012, SMA025, SMO011, SOD016, SST038, STE019, SWA024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5.81533" calcext:value-type="float">
            <text:p>95,81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6, EMM022, EWW028, LCA021, LPR012, OBI012, OCE009, OCP002, OCP013, PAN031, SBB012, SBB017, SMA025, SOD016, SST038, STE019, SWA024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6.08068" calcext:value-type="float">
            <text:p>96,080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CA021, LPR012, LVE032, OCE009, OCP002, OCP013, SBB012, SBB017, SMA025, SMO011, SOD016, SSS024, SST038, STE012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2" calcext:value-type="float">
            <text:p>79,2</text:p>
          </table:table-cell>
          <table:table-cell office:value-type="float" office:value="96.77801" calcext:value-type="float">
            <text:p>96,778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7, ACNO027, ACNO037, EEG016, EWW028, FSP005, LCA021, LDG008, LPR012, LVE032, OCE009, OCP002, SBB012, SEL020, SMA025, SOD016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6.37401" calcext:value-type="float">
            <text:p>96,37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E010, EJP023, EMM022, EWW028, LCA021, LPR012, LVE032, OCE009, OCP002, OCP013, OMW003, PCA016, SBB012, SMA025, SMO011, SOD016, STE019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6.17599" calcext:value-type="float">
            <text:p>96,17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OW001, ESY009, EWW028, LCA021, LPR012, LVE032, OCE009, OCP002, OCP013, PFF027, SBB012, SMA025, SMO011, SOD016, SST038, STE019, SWA024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2" calcext:value-type="float">
            <text:p>73,2</text:p>
          </table:table-cell>
          <table:table-cell office:value-type="float" office:value="95.46594" calcext:value-type="float">
            <text:p>95,46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20, EMM022, EWW028, LPR012, LVE032, OCE009, OCP002, OCP013, SBB012, SFO019, SMA025, SMA034, SMO011, SOD016, SPL001, STE012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.6" calcext:value-type="float">
            <text:p>72,6</text:p>
          </table:table-cell>
          <table:table-cell office:value-type="float" office:value="95.97262" calcext:value-type="float">
            <text:p>95,972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OW001, ESS010, ESY009, EWW028, LCA021, LPR012, LVE032, OCE009, OCP002, OCP013, SBB012, SCO006, SMA025, SOD016, SST038, STE019, SWA024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5.540016" calcext:value-type="float">
            <text:p>95,540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4, ACFU001, EOW001, EWW028, LCA021, LMA029, LPR012, LVE032, OCE009, OCP002, OCP013, PHE012, SBB012, SMA025, SOD016, SST038, STE019, SWA024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5.6693" calcext:value-type="float">
            <text:p>95,66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16, EMM022, EWW028, LCA021, LPR012, LVE032, OCE009, OCP002, OCP013, SBB012, SMA025, SOD016, SRR004, SRR005, STE019, SWA004, SWA024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4.4" calcext:value-type="float">
            <text:p>74,4</text:p>
          </table:table-cell>
          <table:table-cell office:value-type="float" office:value="95.41531" calcext:value-type="float">
            <text:p>95,415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7, ACNO027, EEG016, ESY009, EWW028, LCA021, LDG008, LVE032, OCE009, OCP002, SBB012, SEL020, SMA025, SOD016, SOD017, STE013, STE01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5.0307" calcext:value-type="float">
            <text:p>95,03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7, EOW001, ESY002, EWW028, LCA021, LPR012, LVE032, OCE009, OCP002, OCP013, SAA019, SBB012, SMA025, SOD016, SST038, STE019, SWA024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5.386" calcext:value-type="float">
            <text:p>95,3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7, EES008, EOW001, ESY002, EWW028, LCA021, LPR012, LVE032, OCE009, OCP002, OCP013, SAA019, SBB012, SMA025, SOD016, STE019, SWA024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.2" calcext:value-type="float">
            <text:p>78,2</text:p>
          </table:table-cell>
          <table:table-cell office:value-type="float" office:value="96.22403" calcext:value-type="float">
            <text:p>96,22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29, EOW001, ESY002, EWW028, LBI028, LCA021, LMC023, LPR012, LVE032, OCE009, OCP002, SAA019, SBB012, SMA025, SOD016, SST038, STE019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6" calcext:value-type="float">
            <text:p>70,6</text:p>
          </table:table-cell>
          <table:table-cell office:value-type="float" office:value="95.93463" calcext:value-type="float">
            <text:p>95,934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08, EMM022, EWW028, LBB013, LCA021, LDG019, LPR012, LVE032, OCP002, OCP013, SBB012, SMA025, SOD016, SRR004, SRR005, SST029, STE01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.8" calcext:value-type="float">
            <text:p>75,8</text:p>
          </table:table-cell>
          <table:table-cell office:value-type="float" office:value="95.32198" calcext:value-type="float">
            <text:p>95,321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U001, ESY002, EWW028, LCA021, LMC023, LPR012, OCE009, OCP002, ORF002, SAA019, SAS002, SBB012, SMA025, SOD016, SST038, STE019, SWA024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95.819336" calcext:value-type="float">
            <text:p>95,819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U001, EES006, EMM022, ESY002, EWW028, LCA021, LPR012, LVE032, OCE009, OCP002, SBB012, SMA025, SNB023, SOD016, SST038, STE019, SWA024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.2" calcext:value-type="float">
            <text:p>78,2</text:p>
          </table:table-cell>
          <table:table-cell office:value-type="float" office:value="95.65335" calcext:value-type="float">
            <text:p>95,65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03, EOW001, EWW028, LCA021, LMA029, LPR012, LVE032, OCE009, OCP002, OCP013, SBB012, SFO009, SGM033, SMA025, SOD016, SST038, STE019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.6" calcext:value-type="float">
            <text:p>75,6</text:p>
          </table:table-cell>
          <table:table-cell office:value-type="float" office:value="96.06669" calcext:value-type="float">
            <text:p>96,06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U001, EES006, EMM022, ESY002, EWW028, LCA021, LMA028, LPR012, LVE032, OCE009, OCP002, SBB012, SGM025, SMA025, SOD016, STE019, SWA024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.4" calcext:value-type="float">
            <text:p>74,4</text:p>
          </table:table-cell>
          <table:table-cell office:value-type="float" office:value="95.626686" calcext:value-type="float">
            <text:p>95,6266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3, ACNO028, ACOO016, EMM022, EWW028, LBB013, LCA021, LVE032, OCP002, OCP013, PMO004, SBB012, SMA025, SOD016, SRR004, STE003, STE019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5.928665" calcext:value-type="float">
            <text:p>95,928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U001, EES006, EMM022, ESY002, EWW028, LCA021, LPR012, LVE032, OCP002, SBB012, SFR007, SMA025, SMA030, SNB023, SOD016, SST038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.200005" calcext:value-type="float">
            <text:p>77,200005</text:p>
          </table:table-cell>
          <table:table-cell office:value-type="float" office:value="96.00666" calcext:value-type="float">
            <text:p>96,00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SY002, EWW028, LAL025, LCA021, LMC008, LPR012, LVE032, OCE009, OCE015, OCP002, SBB012, SMA025, SNV003, SOD016, SST038, STE019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4" calcext:value-type="float">
            <text:p>68,4</text:p>
          </table:table-cell>
          <table:table-cell office:value-type="float" office:value="95.05401" calcext:value-type="float">
            <text:p>95,05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2, ACFU001, EMM007, EMM022, EMM023, ESY002, EWW028, LCA021, LPR012, LVE032, OCE009, OCP002, OFI010, SBB012, SMA025, SOD016, SST038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.4" calcext:value-type="float">
            <text:p>75,4</text:p>
          </table:table-cell>
          <table:table-cell office:value-type="float" office:value="95.48334" calcext:value-type="float">
            <text:p>95,48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3, ACFU001, ACIM002, EDO017, EMM022, ERO021, EWW028, LBI028, LPR012, LVE032, OCP002, OCP013, SBB012, SMA025, SOD016, SST038, STE019, SWA024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.200005" calcext:value-type="float">
            <text:p>68,200005</text:p>
          </table:table-cell>
          <table:table-cell office:value-type="float" office:value="95.03805" calcext:value-type="float">
            <text:p>95,03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3, ACPP034, EJF020, EMM022, EWW003, EWW028, LCA021, LPR012, LUN013, LVE032, OCP002, OCP013, SBB012, SMA025, SOD016, SRR004, STE01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.4" calcext:value-type="float">
            <text:p>72,4</text:p>
          </table:table-cell>
          <table:table-cell office:value-type="float" office:value="95.21265" calcext:value-type="float">
            <text:p>95,21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U001, EEG027, EMM022, ESY002, EWW028, LCA021, LPR012, OCE009, OCP002, SBB012, SBB020, SMA021, SMA025, SOD016, SST038, STE019, SWA024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5.401344" calcext:value-type="float">
            <text:p>95,401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3, EMM022, EPP016, ESY002, EWW028, LCA021, LMC008, LPR012, LVE032, OCE009, OCP002, POM016, SBB012, SMA025, SNV035, SOD016, SST038, STE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4.30334" calcext:value-type="float">
            <text:p>94,3033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HC002, EMM022, ESY002, EWW003, EWW028, FPA008, LPR012, LVE032, OCE009, OCP002, SBB012, SMA025, SMA029, SNV003, SOD016, SST038, STE019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.6" calcext:value-type="float">
            <text:p>66,6</text:p>
          </table:table-cell>
          <table:table-cell office:value-type="float" office:value="94.17863" calcext:value-type="float">
            <text:p>94,17863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EMM022, EOW025, ESY002, EWW005, EWW028, LCA021, LPR012, LVE032, OCE009, OCE015, OCP002, SBB012, SMA025, SNB016, SOD016, STE019, SWA006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.8" calcext:value-type="float">
            <text:p>65,8</text:p>
          </table:table-cell>
          <table:table-cell office:value-type="float" office:value="93.64002" calcext:value-type="float">
            <text:p>93,64002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ACNO021, ACNO025, EWW028, LPR012, LVE032, OBI013, OCE009, OCP002, OCP013, SBB012, SEN011, SFN003, SIW001, SMA025, SOD016, SST038, STE019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,6</text:p>
          </table:table-cell>
          <table:table-cell office:value-type="float" office:value="94.25661" calcext:value-type="float">
            <text:p>94,256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22, ESY002, EWW028, LCA021, LMC008, LPR012, LVE032, OCE009, OCP002, PFF004, PFF011, POM016, SBB012, SMA025, SNV035, SOD016, SST038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94.38268" calcext:value-type="float">
            <text:p>94,3826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1.0, 1.0, 1.0, 1.0, 1.0, 1.0, 1.0, 0.98]</text:p>
          </table:table-cell>
          <table:table-cell office:value-type="string" calcext:value-type="string">
            <text:p>[ACFU001, EEE017, EMM022, ERO008, ESS008, EWW028, LBB016, LCA021, LPR012, LVE032, OCP002, OCP013, ODE001, SBB012, SMA025, SME015, SOD016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.8" calcext:value-type="float">
            <text:p>66,8</text:p>
          </table:table-cell>
          <table:table-cell office:value-type="float" office:value="93.816666" calcext:value-type="float">
            <text:p>93,8166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SY002, EWW003, EWW028, LMC013, LPR012, LVE032, OCE009, OCP002, SBB012, SDD006, SMA025, SMA029, SME019, SOD016, SST038, STE019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.8" calcext:value-type="float">
            <text:p>69,8</text:p>
          </table:table-cell>
          <table:table-cell office:value-type="float" office:value="93.568634" calcext:value-type="float">
            <text:p>93,5686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SY002, EWW003, EWW028, HEV004, LMC007, LPR012, LUN032, LVE032, OCE009, OCP002, SBB012, SFN019, SMA025, SOD016, SST038, STE019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.8" calcext:value-type="float">
            <text:p>66,8</text:p>
          </table:table-cell>
          <table:table-cell office:value-type="float" office:value="93.918" calcext:value-type="float">
            <text:p>93,918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EMM022, ESY002, EWW028, LCA021, LMC008, LPR012, LVE026, LVE032, OCE009, OCP002, PFF004, SBB012, SGD005, SMA025, SNV035, SOD016, SST038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.4" calcext:value-type="float">
            <text:p>66,4</text:p>
          </table:table-cell>
          <table:table-cell office:value-type="float" office:value="93.866005" calcext:value-type="float">
            <text:p>93,866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F017, EMM022, ESY002, EWW003, EWW028, HEV004, LPR012, LUN032, LVE032, OCE009, OCP002, SBB012, SMA025, SOD016, SSS014, SST038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.800003" calcext:value-type="float">
            <text:p>63,800003</text:p>
          </table:table-cell>
          <table:table-cell office:value-type="float" office:value="94.26867" calcext:value-type="float">
            <text:p>94,26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3, ACFU001, ACOO001, EJP027, EMM022, ESY002, EWW028, LPR012, LVE032, OCE009, OCP002, SBB012, SMA025, SOD016, SST011, STE019, STE024, SWA006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.199997" calcext:value-type="float">
            <text:p>36,199997</text:p>
          </table:table-cell>
          <table:table-cell office:value-type="float" office:value="94.385345" calcext:value-type="float">
            <text:p>94,385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22, ESY002, EWW028, LCA021, LMC008, LPR012, LVE032, OCE009, OCP002, PFF001, PFF004, SBB012, SGM033, SMA025, SOD016, SRR011, SST038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.600002" calcext:value-type="float">
            <text:p>57,600002</text:p>
          </table:table-cell>
          <table:table-cell office:value-type="float" office:value="94.502655" calcext:value-type="float">
            <text:p>94,5026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22, ESY002, EWW028, LCA021, LMC008, LPR012, LVE032, OCE009, OCP002, PFF001, PFF004, SBB012, SGM033, SMA025, SOD016, SRR011, SST038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.199997" calcext:value-type="float">
            <text:p>50,199997</text:p>
          </table:table-cell>
          <table:table-cell office:value-type="float" office:value="94.782" calcext:value-type="float">
            <text:p>94,7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MM022, EWW028, LPR012, LVE032, OCE009, OCE015, OCP002, SBB012, SMA025, SME015, SNV017, SOD016, SPI008, STE019, SWA00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94.787994" calcext:value-type="float">
            <text:p>94,7879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7, ACOO001, EJP027, EMM022, EWW028, LPR012, LVE032, OCE009, OCP002, SBB012, SMA025, SME015, SNV017, SOD016, SPI008, STE019, SWA006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95.23337" calcext:value-type="float">
            <text:p>95,233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7, ACOO001, EJF009, EJP027, EMM022, EWW028, LPR012, LVE032, OCE009, OCP002, SBB012, SMA025, SME015, SNV017, SOD016, SPI008, STE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.6" calcext:value-type="float">
            <text:p>73,6</text:p>
          </table:table-cell>
          <table:table-cell office:value-type="float" office:value="95.538605" calcext:value-type="float">
            <text:p>95,538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4, ACFU001, ACOO017, EES001, EMM022, ESY002, EWW028, LMC007, LPR012, LVE032, OCE009, OCP002, PHU002, SBB012, SMA025, SOD016, SST038, STE019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.6" calcext:value-type="float">
            <text:p>66,6</text:p>
          </table:table-cell>
          <table:table-cell office:value-type="float" office:value="95.23664" calcext:value-type="float">
            <text:p>95,23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MM022, EWW028, LPR012, LVE032, OCE009, OCP002, OCP008, OMA024, SBB012, SMA025, SNV017, SOD016, STE019, STE023, SWA006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600002" calcext:value-type="float">
            <text:p>63,600002</text:p>
          </table:table-cell>
          <table:table-cell office:value-type="float" office:value="96.01536" calcext:value-type="float">
            <text:p>96,01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3, ACFU001, ACOO001, EHC001, EMM022, EWW028, LPR012, LVE032, OCE009, OCP002, OCP008, SBB012, SCO007, SMA025, SME015, SNV017, SOD016, STE019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.000004" calcext:value-type="float">
            <text:p>59,000004</text:p>
          </table:table-cell>
          <table:table-cell office:value-type="float" office:value="96.07532" calcext:value-type="float">
            <text:p>96,075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MM022, EWW028, LPR012, LVE032, OCE009, OCP002, OCP008, SBB012, SFN022, SMA025, SNB001, SNV017, SOD016, STE019, SWA006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8" calcext:value-type="float">
            <text:p>65,8</text:p>
          </table:table-cell>
          <table:table-cell office:value-type="float" office:value="96.06799" calcext:value-type="float">
            <text:p>96,06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14, ACGM055, ACGM057, EJP027, EMM022, EWW028, LPR012, LVE032, OCE009, OCP002, SBB012, SMA025, SME015, SMO011, SNV017, SOD016, STE019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.2" calcext:value-type="float">
            <text:p>74,2</text:p>
          </table:table-cell>
          <table:table-cell office:value-type="float" office:value="96.16201" calcext:value-type="float">
            <text:p>96,16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7, ACOO001, EAM002, EJP027, EWW028, FPA002, LPR012, LVE032, OCE009, OCP002, OMA023, SBB012, SMA025, SNV017, SOD016, STE019, SZO002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5.58464" calcext:value-type="float">
            <text:p>95,58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MM022, EWW028, LAM024, LMA043, LVE032, OCE009, OCP002, SBB012, SMA025, SMA036, SME015, SNV017, SOD016, STE019, SWA006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.200005" calcext:value-type="float">
            <text:p>62,200005</text:p>
          </table:table-cell>
          <table:table-cell office:value-type="float" office:value="95.371346" calcext:value-type="float">
            <text:p>95,3713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18, ACOO001, ACTA005, EJP027, EMM022, EWW028, LPR012, LVE032, OCE009, OCP002, ORE003, PHE004, SBB012, SIW006, SMA025, SNV017, SOD016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400005" calcext:value-type="float">
            <text:p>52,400005</text:p>
          </table:table-cell>
          <table:table-cell office:value-type="float" office:value="95.44199" calcext:value-type="float">
            <text:p>95,44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FSE003, LPR012, LTT011, LVE032, OCE009, OCP002, SBB012, SLP002, SMA025, SME015, SNV017, SOD016, SPI008, STE019, SWA006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.6" calcext:value-type="float">
            <text:p>71,6</text:p>
          </table:table-cell>
          <table:table-cell office:value-type="float" office:value="95.98199" calcext:value-type="float">
            <text:p>95,98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18, ACOO001, EJP027, EMM022, EWW028, LPL010, LPR012, LVE032, OCE009, OCP002, ORE003, SBB012, SIW006, SMA025, SME007, SNV017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95.81935" calcext:value-type="float">
            <text:p>95,81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5, EJP027, EMM022, EWW028, LAL005, LPR012, LVE032, OCP002, OFI021, SBB012, SIW001, SMA025, SME015, SNV017, SOD016, SRR007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.4" calcext:value-type="float">
            <text:p>73,4</text:p>
          </table:table-cell>
          <table:table-cell office:value-type="float" office:value="95.36867" calcext:value-type="float">
            <text:p>95,36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8, EMM022, EWW028, FSE003, LPR012, LTT011, LVE032, OCE009, OCP002, ORE008, SBB012, SLP002, SMA025, SME015, SNV017, SOD016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.6" calcext:value-type="float">
            <text:p>66,6</text:p>
          </table:table-cell>
          <table:table-cell office:value-type="float" office:value="95.41999" calcext:value-type="float">
            <text:p>95,41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18, ACOO001, EJP027, EWW028, LDG014, LHY001, LPL010, LPR012, LVE032, OCE009, OCP002, ORE003, SBB012, SMA025, SME007, SNV017, SOD016, STE019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6" calcext:value-type="float">
            <text:p>61,6</text:p>
          </table:table-cell>
          <table:table-cell office:value-type="float" office:value="95.022026" calcext:value-type="float">
            <text:p>95,022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WW028, FHI007, LAM027, LPR012, LTT007, LVE032, OCP002, OCP008, PAN028, SBB012, SEL023, SMA025, SNV017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.000004" calcext:value-type="float">
            <text:p>58,000004</text:p>
          </table:table-cell>
          <table:table-cell office:value-type="float" office:value="95.30265" calcext:value-type="float">
            <text:p>95,30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27, EMM022, EWW028, LAM027, LPR012, LTT007, LVE032, OCE019, OCP002, OCP008, ODE028, SBB012, SEL023, SMA025, SNV017, SOD016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.200005" calcext:value-type="float">
            <text:p>64,200005</text:p>
          </table:table-cell>
          <table:table-cell office:value-type="float" office:value="95.03067" calcext:value-type="float">
            <text:p>95,03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1, EJP027, EMM022, EWW016, EWW025, EWW028, LAM027, LPR012, LVE032, OBI013, OCP002, SBB012, SEL023, SMA025, SNV017, SOD016, STE019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.4" calcext:value-type="float">
            <text:p>63,4</text:p>
          </table:table-cell>
          <table:table-cell office:value-type="float" office:value="95.07404" calcext:value-type="float">
            <text:p>95,07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OO001, ACRR001, ACTA005, ACTO002, EJP027, EMM022, EWW028, LPR012, LVE017, LVE032, OCE009, OCP002, SBB012, SMA025, SNV017, SOD016, SST022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.399994" calcext:value-type="float">
            <text:p>66,399994</text:p>
          </table:table-cell>
          <table:table-cell office:value-type="float" office:value="95.193306" calcext:value-type="float">
            <text:p>95,1933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27, EMM022, EWW028, LAM027, LMA002, LPR012, LTT007, LVE032, OCE019, OCP002, PAN028, SBB012, SEL023, SMA025, SNV017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2.4" calcext:value-type="float">
            <text:p>72,4</text:p>
          </table:table-cell>
          <table:table-cell office:value-type="float" office:value="95.595985" calcext:value-type="float">
            <text:p>95,595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6, EJP027, EMM022, EWW028, LAM027, LPR012, LVE032, OCP002, ODE028, SBB012, SEL018, SEL023, SMA025, SNV017, SOD016, SPI008, STE019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.8" calcext:value-type="float">
            <text:p>69,8</text:p>
          </table:table-cell>
          <table:table-cell office:value-type="float" office:value="95.86331" calcext:value-type="float">
            <text:p>95,86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MO005, ACOO001, ACRR001, ACTA005, EJP019, EJP027, EMM022, EWW028, LPR012, LVE017, LVE032, OCE009, OCP002, SBB012, SMA025, SNV017, SOD016, STE019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3.40001" calcext:value-type="float">
            <text:p>73,40001</text:p>
          </table:table-cell>
          <table:table-cell office:value-type="float" office:value="95.54734" calcext:value-type="float">
            <text:p>95,547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4, ACFE006, ACFU001, ERO008, EWW028, FHI007, LPL009, LPR012, LVE032, OCE009, OCP002, PMO024, SBB012, SMA025, SNV017, SOD016, SSS007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.80001" calcext:value-type="float">
            <text:p>66,80001</text:p>
          </table:table-cell>
          <table:table-cell office:value-type="float" office:value="94.553345" calcext:value-type="float">
            <text:p>94,553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27, EMM022, ERO033, EWW028, LAM027, LPR012, LVE032, OBI013, OCP002, OWA020, SBB012, SBB018, SEL023, SMA025, SNV017, SOD01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95.52264" calcext:value-type="float">
            <text:p>95,52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06, ACFU001, EAG032, ERO008, EWW028, FHI007, LPL009, LPR012, LVE032, OCE009, OCP002, PMO024, SBB012, SMA025, SNV017, SOD016, SSS007, STE019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4.2" calcext:value-type="float">
            <text:p>74,2</text:p>
          </table:table-cell>
          <table:table-cell office:value-type="float" office:value="96.00198" calcext:value-type="float">
            <text:p>96,001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6, ACSP024, EJP027, EMM022, EWW028, LPR012, LVE032, OCP002, ODE028, SAA012, SBB012, SEL023, SFO019, SMA025, SNV017, SOD016, STE019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95.816025" calcext:value-type="float">
            <text:p>95,816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24, EEE003, EJP027, EMM022, EWW028, LAM027, LBU025, LPR012, LPR017, LVE032, OCP002, POM011, SBB012, SMA025, SNV017, SOD016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5.668" calcext:value-type="float">
            <text:p>95,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6, ACSP024, EJP027, EMM022, ESY001, EWW028, LPR012, LVE032, OCP002, ODE028, SAS006, SBB012, SFO019, SMA025, SNV017, SOD016, STE019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9.8" calcext:value-type="float">
            <text:p>69,8</text:p>
          </table:table-cell>
          <table:table-cell office:value-type="float" office:value="95.36933" calcext:value-type="float">
            <text:p>95,36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TA002, EMM022, EWW028, FSE003, LPR012, LUN017, LVE032, OCE009, OCP002, OFI009, OFI027, OMA010, SBB012, SMA025, SNV017, SOD016, STE019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.399998" calcext:value-type="float">
            <text:p>59,399998</text:p>
          </table:table-cell>
          <table:table-cell office:value-type="float" office:value="95.50864" calcext:value-type="float">
            <text:p>95,508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RR005, EMM022, EWW028, FSE003, HEV004, LBU020, LPR012, LVE032, OCE009, OCE011, OCP002, SBB012, SMA025, SNV017, SOD016, SPI008, STE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.6" calcext:value-type="float">
            <text:p>76,6</text:p>
          </table:table-cell>
          <table:table-cell office:value-type="float" office:value="95.65866" calcext:value-type="float">
            <text:p>95,65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FSE003, LPR012, LTT005, LVE032, MYHI002, OCE009, OCE011, OCP002, SBB012, SMA025, SNV017, SOD016, SPI008, STE019, SZO012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.2" calcext:value-type="float">
            <text:p>72,2</text:p>
          </table:table-cell>
          <table:table-cell office:value-type="float" office:value="95.978676" calcext:value-type="float">
            <text:p>95,9786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02, EJP021, EJP027, EWW028, LAL005, LPR012, LTT007, LVE032, OCP002, OCP008, SBB012, SMA025, SMO004, SMW001, SNV017, SOD016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5.6" calcext:value-type="float">
            <text:p>75,6</text:p>
          </table:table-cell>
          <table:table-cell office:value-type="float" office:value="96.20197" calcext:value-type="float">
            <text:p>96,20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12, EMM016, EWW028, FSE003, HEV004, LPR012, LTT005, LUN025, LVE032, MYHI002, OCE009, OCP002, SBB012, SMA025, SNV017, SOD016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9.6" calcext:value-type="float">
            <text:p>69,6</text:p>
          </table:table-cell>
          <table:table-cell office:value-type="float" office:value="96.62866" calcext:value-type="float">
            <text:p>96,62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8, EHC003, EMM022, EWW028, EWW030, FSE003, LPR012, LTT005, LVE032, OCE009, OCP002, SBB012, SMA025, SMO025, SNV017, SOD016, STE019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,8</text:p>
          </table:table-cell>
          <table:table-cell office:value-type="float" office:value="96.27533" calcext:value-type="float">
            <text:p>96,27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14, EWW028, LMA005, LMC032, LPR012, LTT005, LVE032, OCE009, OCP002, OFI009, ORE008, SBB012, SMA025, SMT001, SNV017, SOD016, STE019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.6" calcext:value-type="float">
            <text:p>57,6</text:p>
          </table:table-cell>
          <table:table-cell office:value-type="float" office:value="95.53064" calcext:value-type="float">
            <text:p>95,53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8, ACFU001, ACRR005, EMM022, EWW028, FSE003, LAM013, LPR012, LVE032, OCE009, OCP002, PAN024, SBB012, SMA025, SMO007, SNV017, SOD016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96.02869" calcext:value-type="float">
            <text:p>96,028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OO008, EHC003, EMM022, EWW028, EWW030, FSE003, LPR012, LVE032, OCE009, OCP002, OFI033, SBB012, SCO009, SMA025, SNV017, SOD016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.2" calcext:value-type="float">
            <text:p>72,2</text:p>
          </table:table-cell>
          <table:table-cell office:value-type="float" office:value="95.64467" calcext:value-type="float">
            <text:p>95,64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ACFU001, ACIM002, ACTA003, EJP021, EJP027, EWW028, EWW036, LAL002, LVE032, OCP002, SBB012, SCO021, SMA025, SNV017, SOD016, SST040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3.6" calcext:value-type="float">
            <text:p>63,6</text:p>
          </table:table-cell>
          <table:table-cell office:value-type="float" office:value="95.72537" calcext:value-type="float">
            <text:p>95,72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TA001, EEG010, EWW028, FSE003, HEV004, LPR003, LPR012, LPR022, LTT004, LVE032, OCE009, OCP002, SBB012, SMA025, SNV017, SOD016, STE019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96.08069" calcext:value-type="float">
            <text:p>96,08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HH007, EMM022, EWW028, LPR012, LTT005, LTT006, LVE032, OCE009, OCP002, OSH012, SBB012, SBB018, SMA025, SMW004, SNV017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.4" calcext:value-type="float">
            <text:p>73,4</text:p>
          </table:table-cell>
          <table:table-cell office:value-type="float" office:value="95.852" calcext:value-type="float">
            <text:p>95,8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04, EWW028, LAM009, LPR012, LTT005, LVE032, OCE009, OCP002, ODE008, SBB012, SMA025, SMO006, SMW004, SNV017, SOD016, SST029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2.399994" calcext:value-type="float">
            <text:p>72,399994</text:p>
          </table:table-cell>
          <table:table-cell office:value-type="float" office:value="96.205315" calcext:value-type="float">
            <text:p>96,2053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6, ACFU001, EMM022, EWW028, LPR012, LTT005, LVE032, OCE009, OCP002, OSH012, SBB012, SBB018, SMA025, SMW004, SNV017, SNV033, SOD016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95.94198" calcext:value-type="float">
            <text:p>95,941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EMM022, EWW003, EWW028, LBU033, LPR012, LTT005, LVE032, OCE009, OCP002, SBB012, SMA025, SNV017, SOD016, SPL003, STE019, SZO005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.4" calcext:value-type="float">
            <text:p>71,4</text:p>
          </table:table-cell>
          <table:table-cell office:value-type="float" office:value="95.55802" calcext:value-type="float">
            <text:p>95,55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03, EWW028, LBU033, LPR012, LTT005, LVE032, OCE009, OCP002, SBB012, SFO018, SMA025, SNV017, SOD016, SPL003, STE019, SZO005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52063" calcext:value-type="float">
            <text:p>95,520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4, ACFU001, ACGM021, EMM022, EWW028, LBU033, LPR012, LVE032, OCE009, OCP002, SBB012, SMA025, SNV017, SOD016, SPL003, SSS014, STE019, SZO005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95.34532" calcext:value-type="float">
            <text:p>95,345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5, EMM022, ERO018, EWW028, LBU033, LPR012, LTT005, LVE032, OCE009, OCP002, SBB012, SMA025, SNV017, SOD016, SPL003, STE019, SZO005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5.10797" calcext:value-type="float">
            <text:p>95,107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27, EMM022, EWW028, LAM027, LMA026, LPR012, LVE032, OCE009, SBB012, SDD001, SMA025, SNV017, SOD016, SPL003, STE019, SZO003, SZO005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0.4" calcext:value-type="float">
            <text:p>70,4</text:p>
          </table:table-cell>
          <table:table-cell office:value-type="float" office:value="95.40404" calcext:value-type="float">
            <text:p>95,40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03, EWW028, LBU033, LPR012, LTT005, LVE032, OCE009, OCP002, ODE025, SBB012, SCO010, SMA025, SNV017, SOD016, SPL003, STE019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.4" calcext:value-type="float">
            <text:p>71,4</text:p>
          </table:table-cell>
          <table:table-cell office:value-type="float" office:value="95.84137" calcext:value-type="float">
            <text:p>95,841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31, EWW028, EWW036, LBU033, LPL008, LPR012, LVE032, OCE009, OCP002, SBB012, SMA025, SNV017, SOD016, SPL003, STE019, SZO003, SZO005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0.8" calcext:value-type="float">
            <text:p>70,8</text:p>
          </table:table-cell>
          <table:table-cell office:value-type="float" office:value="95.699326" calcext:value-type="float">
            <text:p>95,699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P003, EMM022, EWW028, LPR012, LTT005, LVE032, OCE009, OCP002, PAN028, PCA013, SBB012, SMA025, SNV017, SOD016, SPL003, STE019, SZO005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7.8" calcext:value-type="float">
            <text:p>67,8</text:p>
          </table:table-cell>
          <table:table-cell office:value-type="float" office:value="96.107956" calcext:value-type="float">
            <text:p>96,1079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8, ACFU001, EMM022, EPP016, EWW028, LPR012, LTT005, LVE032, OCE009, OCP002, SBB012, SMA025, SNV017, SOD016, SPL003, SSS023, SST007, STE019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9.4" calcext:value-type="float">
            <text:p>69,4</text:p>
          </table:table-cell>
          <table:table-cell office:value-type="float" office:value="96.26598" calcext:value-type="float">
            <text:p>96,26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PP016, EWW028, LPR012, LTT005, LVE032, OCE009, OCP002, SBB012, SMA025, SMA028, SNV017, SOD016, SPL003, SSS023, SST007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.4" calcext:value-type="float">
            <text:p>70,4</text:p>
          </table:table-cell>
          <table:table-cell office:value-type="float" office:value="95.58667" calcext:value-type="float">
            <text:p>95,58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RO001, EWW028, LPR012, LRE011, LVE032, OCE009, OCP002, SBB012, SMA025, SME022, SNV017, SOD016, SPI008, SSS014, SSS023, STE019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4.799995" calcext:value-type="float">
            <text:p>64,799995</text:p>
          </table:table-cell>
          <table:table-cell office:value-type="float" office:value="95.83935" calcext:value-type="float">
            <text:p>95,83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PL023, LPR012, LTT005, LTT017, LVE032, OCE009, OCP002, SBB012, SMA025, SMA028, SNV017, SOD016, SPL003, SSS023, STE019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.8" calcext:value-type="float">
            <text:p>71,8</text:p>
          </table:table-cell>
          <table:table-cell office:value-type="float" office:value="95.95999" calcext:value-type="float">
            <text:p>95,95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Z005, ACFU001, EMM022, EWW028, LPL023, LPR012, LTT005, LVE032, OCE009, OCP002, SBB012, SMA025, SMA028, SNV017, SOD016, SSS023, SST007, STE019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.8" calcext:value-type="float">
            <text:p>64,8</text:p>
          </table:table-cell>
          <table:table-cell office:value-type="float" office:value="95.47268" calcext:value-type="float">
            <text:p>95,472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4, EMM022, ERO021, EWW028, LBU021, LHY001, LPR012, LPR026, LTT005, OCE009, OCP002, SBB012, SMA025, SNV017, SOD016, SPL003, STE019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95.810684" calcext:value-type="float">
            <text:p>95,8106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PL023, LPR012, LTT005, LVE032, OCE009, OCP002, SAS020, SBB012, SMA025, SMA028, SNV017, SOD016, SSS023, SST007, STE019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.2" calcext:value-type="float">
            <text:p>76,2</text:p>
          </table:table-cell>
          <table:table-cell office:value-type="float" office:value="96.22" calcext:value-type="float">
            <text:p>96,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22, EPP016, EWW028, LCA012, LCC006, LHY005, LMC025, LPR012, LVE032, MYSC003, OCE009, OCP002, SBB012, SMA025, SNV017, SOD016, SPI008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95.99733" calcext:value-type="float">
            <text:p>95,997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PL023, LPR012, LTT005, LVE032, OCE009, OCP002, PCA006, SAS020, SBB012, SMA025, SNV017, SOD016, SSS023, SST007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.4" calcext:value-type="float">
            <text:p>63,4</text:p>
          </table:table-cell>
          <table:table-cell office:value-type="float" office:value="95.53668" calcext:value-type="float">
            <text:p>95,53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PL023, LPR012, LTT005, LVE032, OCE009, OCP002, ODE022, PCA006, SAS020, SBB012, SMA025, SNV017, SOD016, SST007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6.200005" calcext:value-type="float">
            <text:p>66,200005</text:p>
          </table:table-cell>
          <table:table-cell office:value-type="float" office:value="95.56598" calcext:value-type="float">
            <text:p>95,56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4, ACFU001, ACPP031, EWW028, LPR012, LTT001, LTT022, LVE023, LVE032, OCE009, OCP002, SBB012, SMA025, SNV017, SNV033, SOD016, SPL003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95.33998" calcext:value-type="float">
            <text:p>95,33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Y002, EWW028, EWW036, LAL005, LAL018, LBU025, LVE032, OCE009, OCP002, SBB012, SMA007, SMA025, SNV017, SOD016, SPI008, SPL003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5.58867" calcext:value-type="float">
            <text:p>95,58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9, ACFU001, ACMY002, ACPP031, EWW028, EWW036, LAL018, LBU025, LDG013, LVE032, OCE009, OCP002, SBB012, SMA025, SNV017, SOD016, SPL003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0.600006" calcext:value-type="float">
            <text:p>60,600006</text:p>
          </table:table-cell>
          <table:table-cell office:value-type="float" office:value="95.39402" calcext:value-type="float">
            <text:p>95,39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4, ACFU001, EWW028, LPR012, LTT001, LTT022, LVE024, LVE032, OCE009, OCP002, OSH002, SBB012, SCO006, SMA025, SNV017, SOD016, SPL003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.399998" calcext:value-type="float">
            <text:p>47,399998</text:p>
          </table:table-cell>
          <table:table-cell office:value-type="float" office:value="94.74329" calcext:value-type="float">
            <text:p>94,743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02, ACPY004, EMM022, EWW028, LBI012, LPR012, LVE032, OCE009, OCP002, PCA006, PHE025, SAS020, SBB012, SMA025, SNV017, SOD016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94.91402" calcext:value-type="float">
            <text:p>94,91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02, ACPY004, EMM022, EWW028, LBI012, LPR012, LVE032, OCE009, OCP002, PCA006, SAS020, SBB012, SEL003, SMA025, SNV017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94.613304" calcext:value-type="float">
            <text:p>94,613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MC025, LPR012, LVE032, MYSC003, OCE009, OCP002, OMW002, ORR003, OSH018, SBB012, SMA025, SNV017, SOD016, STE019, SZO005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4.8" calcext:value-type="float">
            <text:p>64,8</text:p>
          </table:table-cell>
          <table:table-cell office:value-type="float" office:value="94.137344" calcext:value-type="float">
            <text:p>94,137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EWW039, LDG006, LMA021, LPR012, LVE032, OCE009, OCP002, ODE013, SBB012, SMA025, SNV017, SOD016, SPL006, STE019, SWA020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8.000004" calcext:value-type="float">
            <text:p>58,000004</text:p>
          </table:table-cell>
          <table:table-cell office:value-type="float" office:value="94.64001" calcext:value-type="float">
            <text:p>94,64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G002, EMM022, ESS009, EWO018, EWW028, EWW029, LMA053, LPR012, LVE032, OCE009, OCP002, SAS020, SBB012, SMA025, SNV017, SOD016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2.2" calcext:value-type="float">
            <text:p>72,2</text:p>
          </table:table-cell>
          <table:table-cell office:value-type="float" office:value="94.73795" calcext:value-type="float">
            <text:p>94,737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17, EMM022, EWW028, EWW039, LDG006, LMA021, LPR012, LVE032, OCE009, OCP002, ODE013, SBB012, SMA025, SNV017, SOD016, STE019, SWA020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.8" calcext:value-type="float">
            <text:p>58,8</text:p>
          </table:table-cell>
          <table:table-cell office:value-type="float" office:value="94.81003" calcext:value-type="float">
            <text:p>94,81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SY008, EWW028, LPR012, LVE032, MYSC003, OCE009, OCP002, OMA028, OSH018, SBB012, SMA025, SNB023, SNB025, SNV017, SOD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.600002" calcext:value-type="float">
            <text:p>59,600002</text:p>
          </table:table-cell>
          <table:table-cell office:value-type="float" office:value="94.31802" calcext:value-type="float">
            <text:p>94,31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EMM022, EWW028, LBI027, LPR012, LVE032, OCE009, OCP002, PIC014, PMO011, SBB012, SMA025, SNV017, SOD016, SSC004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6.8" calcext:value-type="float">
            <text:p>66,8</text:p>
          </table:table-cell>
          <table:table-cell office:value-type="float" office:value="94.72603" calcext:value-type="float">
            <text:p>94,72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JF002, EMM022, EWW028, LPR012, LVE032, OCE009, OCP002, PCA006, PHE025, SAS013, SBB012, SMA015, SMA025, SNV017, SOD016, SPI008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.800007" calcext:value-type="float">
            <text:p>52,800007</text:p>
          </table:table-cell>
          <table:table-cell office:value-type="float" office:value="94.88936" calcext:value-type="float">
            <text:p>94,889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RO039, EWW028, LAL002, LMA043, LPR012, LVE032, MYSC003, OCE009, OCP002, ORR003, OSH018, SBB012, SMA025, SNV017, SOD016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.4" calcext:value-type="float">
            <text:p>55,4</text:p>
          </table:table-cell>
          <table:table-cell office:value-type="float" office:value="95.106" calcext:value-type="float">
            <text:p>95,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6, EMM022, EWW028, LPR012, LVE032, OCE009, OCP002, OFI018, PCA006, PHE025, SAS013, SBB012, SMA025, SNV017, SOD016, STE019, SWA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.8" calcext:value-type="float">
            <text:p>65,8</text:p>
          </table:table-cell>
          <table:table-cell office:value-type="float" office:value="95.25603" calcext:value-type="float">
            <text:p>95,25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ACNO019, ACOO001, EDO010, EMM022, EWW028, LPR012, LVE032, OCE009, OCP002, SBB012, SMA025, SNV017, SOD016, SSC004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.6" calcext:value-type="float">
            <text:p>73,6</text:p>
          </table:table-cell>
          <table:table-cell office:value-type="float" office:value="94.79265" calcext:value-type="float">
            <text:p>94,79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EMM022, EWW028, LBI027, LPR007, LPR012, LVE032, OCE009, OCP002, PMO006, SBB011, SBB012, SEN002, SMA025, SNV017, SOD016, STE019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.200005" calcext:value-type="float">
            <text:p>65,200005</text:p>
          </table:table-cell>
          <table:table-cell office:value-type="float" office:value="95.207306" calcext:value-type="float">
            <text:p>95,2073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GM029, ACHA006, ACNO030, EMM022, EWW028, LBB026, LPR012, LVE032, OCE009, OCP002, SBB012, SMA025, SNV017, SOD016, SSC004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3.2" calcext:value-type="float">
            <text:p>73,2</text:p>
          </table:table-cell>
          <table:table-cell office:value-type="float" office:value="95.64068" calcext:value-type="float">
            <text:p>95,640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EMM022, EWW028, LHY003, LPR012, LVE032, MYHI002, OCE009, OCP002, SBB012, SIW008, SMA025, SNV017, SOD016, SRR007, SSC004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95.186" calcext:value-type="float">
            <text:p>95,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EDO010, EMM022, EWW028, LPR012, LVE032, MYSP002, OCE009, OCP002, ORF004, SBB012, SMA025, SNV017, SOD016, SSC004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95.46533" calcext:value-type="float">
            <text:p>95,46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EMM022, EPP002, EWW028, LBI027, LPR012, LVE032, OCE009, OCP002, PFF011, SBB005, SBB012, SMA025, SNV017, SNV039, SOD016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7.8" calcext:value-type="float">
            <text:p>67,8</text:p>
          </table:table-cell>
          <table:table-cell office:value-type="float" office:value="96.03531" calcext:value-type="float">
            <text:p>96,035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PP016, ACWS008, EWW015, EWW028, LBI027, LPR012, LVE032, OCE009, OCP002, POM009, SBB012, SMA025, SNV017, SOD016, SSC004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3.2" calcext:value-type="float">
            <text:p>73,2</text:p>
          </table:table-cell>
          <table:table-cell office:value-type="float" office:value="95.851326" calcext:value-type="float">
            <text:p>95,851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EMM022, EPP002, EWW028, LPR012, LVE032, OCE009, OCP002, OFI040, PFF011, SBB005, SBB012, SMA025, SNV017, SNV039, SOD016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1.6" calcext:value-type="float">
            <text:p>61,6</text:p>
          </table:table-cell>
          <table:table-cell office:value-type="float" office:value="95.04538" calcext:value-type="float">
            <text:p>95,045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EDO010, EMM022, EWW028, LPR012, LVE010, LVE032, OCE009, OCP002, OMA023, SBB012, SMA025, SNV017, SOD016, STE019, SUM001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95.819984" calcext:value-type="float">
            <text:p>95,8199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EDO010, EMM022, EWW028, HEV008, LAL024, LPR012, LVE032, OCE009, OCE012, OCP002, SBB012, SMA025, SNV017, SOD016, STE019, STR002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office:value-type="float" office:value="96.13466" calcext:value-type="float">
            <text:p>96,13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EDO010, EMM022, ERO006, EWW028, LPR012, LVE010, LVE032, OCE009, OCP002, SBB012, SMA025, SNB016, SNV017, SOD016, STE019, SUM001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.400005" calcext:value-type="float">
            <text:p>59,400005</text:p>
          </table:table-cell>
          <table:table-cell office:value-type="float" office:value="95.26265" calcext:value-type="float">
            <text:p>95,26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ACMO002, ACPH010, EWW028, LBU025, LEV006, LMA052, LPR012, LVE032, OCE009, OCP002, SBB012, SMA025, SNV017, SOD016, SSC004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.399998" calcext:value-type="float">
            <text:p>54,399998</text:p>
          </table:table-cell>
          <table:table-cell office:value-type="float" office:value="95.30599" calcext:value-type="float">
            <text:p>95,305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ACOO015, EWW028, LBI027, LEV006, LPR012, LVE032, OCE009, OCP002, SBB012, SMA025, SNV017, SNV037, SOD016, SPI008, SSC004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.8" calcext:value-type="float">
            <text:p>68,8</text:p>
          </table:table-cell>
          <table:table-cell office:value-type="float" office:value="95.38465" calcext:value-type="float">
            <text:p>95,38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07, ECF009, EWW028, LBB010, LBU025, LEV006, LPR012, LVE032, OCE009, OCP002, SBB012, SGM002, SIW003, SMA025, SNV017, SOD016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.40001" calcext:value-type="float">
            <text:p>70,40001</text:p>
          </table:table-cell>
          <table:table-cell office:value-type="float" office:value="94.73403" calcext:value-type="float">
            <text:p>94,73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33, ACFE011, ACFU001, ACHA006, ECF001, EWW028, LPR012, LVE010, LVE032, OCE009, OCP002, OMA023, SBB012, SMA025, SNV017, SOD003, SOD016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.400005" calcext:value-type="float">
            <text:p>45,400005</text:p>
          </table:table-cell>
          <table:table-cell office:value-type="float" office:value="94.01664" calcext:value-type="float">
            <text:p>94,01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Z009, ACGD002, ACHA006, ACMO003, ESS005, ESY002, EWW028, LPR012, LPR021, LVE032, OCE009, OCP002, OMA008, SBB012, SMA025, SNV017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6" calcext:value-type="float">
            <text:p>56</text:p>
          </table:table-cell>
          <table:table-cell office:value-type="float" office:value="94.005295" calcext:value-type="float">
            <text:p>94,0052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HEV008, LAL024, LMA021, LMA044, LPR012, LVE032, OCP002, OFI036, SBB012, SMA025, SNV017, SOD016, SSS025, STE019, SZO012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.8" calcext:value-type="float">
            <text:p>58,8</text:p>
          </table:table-cell>
          <table:table-cell office:value-type="float" office:value="94.50864" calcext:value-type="float">
            <text:p>94,508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ECF001, EWW028, LAM005, LPR012, LVE010, LVE032, OCE009, OCP002, ODE027, SBB012, SMA025, SNV017, SOD003, SOD016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4.600006" calcext:value-type="float">
            <text:p>64,600006</text:p>
          </table:table-cell>
          <table:table-cell office:value-type="float" office:value="94.05133" calcext:value-type="float">
            <text:p>94,05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EDO016, EWW028, LBU025, LDG025, LEV006, LPR012, LVE032, OCE009, OCP002, SBB012, SGD014, SGM002, SMA025, SNV017, SOD016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.000004" calcext:value-type="float">
            <text:p>58,000004</text:p>
          </table:table-cell>
          <table:table-cell office:value-type="float" office:value="94.35396" calcext:value-type="float">
            <text:p>94,353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ACHA006, ECF001, ESS012, EWW028, LPR012, LVE032, OCE009, OCP002, SBB012, SMA025, SNV017, SNV019, SOD003, SOD016, SST003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9.6" calcext:value-type="float">
            <text:p>69,6</text:p>
          </table:table-cell>
          <table:table-cell office:value-type="float" office:value="94.470024" calcext:value-type="float">
            <text:p>94,47002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E011, ACFU001, ACHA006, ECF001, ECF009, ESS006, EWW028, LPR012, LVE032, OCE009, OCP002, SBB012, SMA025, SNV017, SOD003, SOD016, STE016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.199993" calcext:value-type="float">
            <text:p>54,199993</text:p>
          </table:table-cell>
          <table:table-cell office:value-type="float" office:value="94.144005" calcext:value-type="float">
            <text:p>94,144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1, ACFU001, EDO016, EWW028, LBU025, LDG025, LEV006, LHY006, LPR012, LVE032, OCE009, OCP002, POM016, SBB012, SMA025, SNV017, SOD016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.399998" calcext:value-type="float">
            <text:p>59,399998</text:p>
          </table:table-cell>
          <table:table-cell office:value-type="float" office:value="95.36527" calcext:value-type="float">
            <text:p>95,365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0, EMM022, EWW028, LCA008, LPL023, LPR012, LUN025, LVE032, OBI026, OCE009, OCP002, OMA034, SBB012, SMA025, SNV017, SOD016, STE019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8.4" calcext:value-type="float">
            <text:p>68,4</text:p>
          </table:table-cell>
          <table:table-cell office:value-type="float" office:value="95.011314" calcext:value-type="float">
            <text:p>95,011314</text:p>
          </table:table-cell>
          <table:table-cell office:value-type="float" office:value="99.799995" calcext:value-type="float">
            <text:p>99,799995</text:p>
          </table:table-cell>
          <table:table-cell office:value-type="string" calcext:value-type="string">
            <text:p>[1.0, 1.0, 0.98, 1.0, 1.0, 1.0, 1.0, 1.0, 1.0, 1.0]</text:p>
          </table:table-cell>
          <table:table-cell office:value-type="string" calcext:value-type="string">
            <text:p>[ACFU001, EJP009, EMM022, EWW028, FSE004, LMA021, LMA044, LPR012, LVE032, OCP002, OFI036, SBB012, SMA025, SNV017, SOD016, STE014, STE019, SZO012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0.8" calcext:value-type="float">
            <text:p>60,8</text:p>
          </table:table-cell>
          <table:table-cell office:value-type="float" office:value="94.75799" calcext:value-type="float">
            <text:p>94,757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0, EMM022, EWW028, LCA008, LCC020, LMA060, LPR012, LUN025, LVE032, OCE009, OCP002, OMA034, SBB012, SMA025, SNV017, SOD016, STE019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1.6" calcext:value-type="float">
            <text:p>71,6</text:p>
          </table:table-cell>
          <table:table-cell office:value-type="float" office:value="95.34866" calcext:value-type="float">
            <text:p>95,34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11, EMM022, EWW028, LCA008, LPL023, LPR012, LUN025, LVE032, OCE009, OCP002, OMA034, PHE008, SBB012, SMA025, SNV017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.6" calcext:value-type="float">
            <text:p>66,6</text:p>
          </table:table-cell>
          <table:table-cell office:value-type="float" office:value="95.00998" calcext:value-type="float">
            <text:p>95,00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2, ACHA006, ACSP021, EAG023, EOW005, EWW028, FSC007, LMC027, LPR012, LPR020, LVE032, OCE009, SBB012, SMA025, SNV017, SOD016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4.2" calcext:value-type="float">
            <text:p>74,2</text:p>
          </table:table-cell>
          <table:table-cell office:value-type="float" office:value="95.40064" calcext:value-type="float">
            <text:p>95,40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CA008, LCC020, LPR012, LUN025, LVE032, OCE009, OCP002, OMA034, SBB012, SMA025, SNV017, SOD016, SPI008, SST029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.6" calcext:value-type="float">
            <text:p>65,6</text:p>
          </table:table-cell>
          <table:table-cell office:value-type="float" office:value="94.96938" calcext:value-type="float">
            <text:p>94,969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5, ACPP011, EMM022, EWO007, EWW028, LCA008, LPR012, LVE032, OBI026, OCE009, OCP002, SBB012, SIW012, SMA025, SNV017, SOD016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9.8" calcext:value-type="float">
            <text:p>69,8</text:p>
          </table:table-cell>
          <table:table-cell office:value-type="float" office:value="95.27267" calcext:value-type="float">
            <text:p>95,27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EWW028, LPR012, LVE032, MYHI002, OCE009, OCP002, ODE016, PHE031, SBB012, SEL010, SIW003, SMA025, SNV017, SOD016, SSS027, STE01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4.4" calcext:value-type="float">
            <text:p>74,4</text:p>
          </table:table-cell>
          <table:table-cell office:value-type="float" office:value="96.36066" calcext:value-type="float">
            <text:p>96,36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36, ACPP011, EMM022, EWW028, LPL023, LVE032, OCE009, OCE014, OCP002, OMA034, PFF012, SBB012, SMA025, SNV017, SOD016, SSS004, STE019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95.662674" calcext:value-type="float">
            <text:p>95,662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5, ACTO002, EMM022, EWO007, EWW028, LPR012, LVE032, OBI026, OCE009, OCP002, SBB012, SIW012, SMA025, SNV017, SOD016, SPI008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.6" calcext:value-type="float">
            <text:p>67,6</text:p>
          </table:table-cell>
          <table:table-cell office:value-type="float" office:value="95.32464" calcext:value-type="float">
            <text:p>95,324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6, ACFU001, EDO010, EMM022, EWW028, LPR012, LUN025, LVE032, OCE009, OCP002, SAA019, SBB012, SMA025, SNV017, SOD016, SRR013, STE019, SZO001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9.200005" calcext:value-type="float">
            <text:p>69,200005</text:p>
          </table:table-cell>
          <table:table-cell office:value-type="float" office:value="95.80002" calcext:value-type="float">
            <text:p>95,8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22, EWW028, LHY001, LMA047, LPR012, LVE023, LVE032, OCE009, OCP002, OMA034, ORE023, SBB012, SMA025, SNV017, SOD016, SST029, STE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4.6" calcext:value-type="float">
            <text:p>74,6</text:p>
          </table:table-cell>
          <table:table-cell office:value-type="float" office:value="96.08727" calcext:value-type="float">
            <text:p>96,087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06, EJP009, EWW028, LPR012, LVE032, MYHI002, OCE001, OCE009, OCP002, SBB012, SFO028, SMA025, SNV009, SNV017, SOD016, SSS012, STE01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7.600006" calcext:value-type="float">
            <text:p>77,600006</text:p>
          </table:table-cell>
          <table:table-cell office:value-type="float" office:value="96.44532" calcext:value-type="float">
            <text:p>96,445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5, ACFU001, ACHA006, ACPH010, EWW028, LPR012, LVE032, MYHI002, OCE009, OCP002, SBB012, SEL010, SMA025, SNV017, SOD016, SSS022, SST038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9.6" calcext:value-type="float">
            <text:p>79,6</text:p>
          </table:table-cell>
          <table:table-cell office:value-type="float" office:value="96.41665" calcext:value-type="float">
            <text:p>96,41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4, ACPP011, EDO004, EMM022, EWW028, LPR012, LVE032, OCE009, OCE017, OCP002, PCA007, POM005, SBB012, SMA025, SNV017, SOD016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8.799995" calcext:value-type="float">
            <text:p>78,799995</text:p>
          </table:table-cell>
          <table:table-cell office:value-type="float" office:value="96.42202" calcext:value-type="float">
            <text:p>96,42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9, ACGM004, ACNO023, EHC005, EMM022, ETT002, EWW028, LCA008, LPR012, LVE032, OCP002, SBB012, SIW012, SMA025, SNV017, SOD016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96.55736" calcext:value-type="float">
            <text:p>96,557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HA011, ACMO002, ACWS003, EES008, EWW028, LPR012, LVE032, MYHI002, OCE009, OCP002, SBB012, SCO015, SMA025, SMA029, SNV017, SOD016, STE019]</text:p>
          </table:table-cell>
        </table:table-row>
      </table:table>
      <table:table table:name="From_1_3_Rules_2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99995" calcext:value-type="float">
            <text:p>50,799995</text:p>
          </table:table-cell>
          <table:table-cell office:value-type="float" office:value="95.91132" calcext:value-type="float">
            <text:p>95,91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5, ACGD009, ECF010, ECF012, EMM022, EWW028, LPR012, LVE032, OCE009, OCP002, SBB012, SMA025, SMW010, SNV017, SOD016, SST033, STE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,6</text:p>
          </table:table-cell>
          <table:table-cell office:value-type="float" office:value="96.41398" calcext:value-type="float">
            <text:p>96,413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D009, EMM022, EWW028, LDG011, LMA005, LPR012, LVE032, OCE009, OCP002, POM006, SBB012, SMA025, SNV017, SOD016, STE019, SUM001, SZO00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,4</text:p>
          </table:table-cell>
          <table:table-cell office:value-type="float" office:value="96.63731" calcext:value-type="float">
            <text:p>96,63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12, ACWS003, EES008, EWW015, EWW028, LPR012, LVE032, MYHI002, OCE009, OCP002, SBB012, SGM023, SMA025, SNV017, SOD016, SST005, STE0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7.31332" calcext:value-type="float">
            <text:p>97,313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2, ACWS003, EES008, EES009, EWW015, EWW028, FHI004, LPR012, LVE032, OCE009, OCP002, SBB012, SMA025, SNV017, SOD016, SST005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4" calcext:value-type="float">
            <text:p>78,4</text:p>
          </table:table-cell>
          <table:table-cell office:value-type="float" office:value="97.44537" calcext:value-type="float">
            <text:p>97,44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4, ACWS003, EES005, EES008, EWW015, EWW028, LPR012, LVE032, MYHI002, OCE009, OCP002, PCA012, SBB012, SMA025, SOD016, SST005, STE0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8" calcext:value-type="float">
            <text:p>81,8</text:p>
          </table:table-cell>
          <table:table-cell office:value-type="float" office:value="97.74933" calcext:value-type="float">
            <text:p>97,74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03, EES008, EJP014, EWW015, EWW028, LPR012, LVE032, MYHI002, OCE009, OCP002, SBB012, SMA024, SMA025, SMA029, SNV001, SOD016, STE0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4" calcext:value-type="float">
            <text:p>84,4</text:p>
          </table:table-cell>
          <table:table-cell office:value-type="float" office:value="97.625336" calcext:value-type="float">
            <text:p>97,625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4, EAG022, EES005, EES008, EHH010, EWW028, LPR012, LVE032, MYHI002, OCE009, OCP002, PCA012, SBB012, SMA025, SOD016, SST005, STE01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.600006" calcext:value-type="float">
            <text:p>83,600006</text:p>
          </table:table-cell>
          <table:table-cell office:value-type="float" office:value="98.04138" calcext:value-type="float">
            <text:p>98,041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03, EES008, EWW028, LCC014, LPR012, LVE032, OCE009, OCP002, OEV002, SBB012, SDD026, SEL017, SMA025, SMA029, SNV001, SOD016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,8</text:p>
          </table:table-cell>
          <table:table-cell office:value-type="float" office:value="98.10864" calcext:value-type="float">
            <text:p>98,108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M001, ACFU001, EAG003, EES008, EWW028, LBI025, LPR012, LVE032, OCE009, OCP002, SBB012, SDD026, SEL017, SMA025, SMA029, SNV001, SOD016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7.87937" calcext:value-type="float">
            <text:p>97,879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6, ACFU001, EES008, EWW015, EWW028, LPR012, LUN034, LVE032, MYHI002, OCE009, OCP002, ORR009, PCA012, SBB012, SMA025, SOD016, SOD031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8" calcext:value-type="float">
            <text:p>81,8</text:p>
          </table:table-cell>
          <table:table-cell office:value-type="float" office:value="98.076" calcext:value-type="float">
            <text:p>98,0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6, ACFU001, EES008, EWW015, EWW028, LPR012, LUN034, LVE032, MYHI002, OCE009, OCP002, ORR009, PCA012, SBB012, SDD025, SMA025, SOD016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98.33067" calcext:value-type="float">
            <text:p>98,33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IM014, ACWS003, EES008, EJP014, EWW015, EWW028, LAM003, LPR012, LVE032, OCE009, OCP002, OFI027, SBB012, SEL006, SMA025, SOD016, STE01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97.98667" calcext:value-type="float">
            <text:p>97,98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WS021, EES008, EWW015, EWW028, LBI010, LPR012, LUN007, LVE032, OCE009, OCP002, PAN025, SBB012, SMA025, SOD016, SOD022, SSS023, SST005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600006" calcext:value-type="float">
            <text:p>89,600006</text:p>
          </table:table-cell>
          <table:table-cell office:value-type="float" office:value="98.2187" calcext:value-type="float">
            <text:p>98,21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14, EWW028, LPR012, LVE032, MYHI002, OCE009, OCP002, OMA020, ORF006, SBB012, SFO022, SMA025, SNB001, SNV001, SOD016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98.408714" calcext:value-type="float">
            <text:p>98,408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03, EES008, EJP014, EWW015, EWW028, LAM003, LAM019, LPR012, LVE032, OBI005, OCE009, OCP002, OFI027, SBB012, SMA025, SOD016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.4" calcext:value-type="float">
            <text:p>82,4</text:p>
          </table:table-cell>
          <table:table-cell office:value-type="float" office:value="98.268036" calcext:value-type="float">
            <text:p>98,2680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TA019, EES008, EWW028, LVE032, OCE009, OCP002, ODE002, SBB012, SDD026, SEL017, SMA012, SMA025, SMA029, SNV001, SOD016, SSS032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082695" calcext:value-type="float">
            <text:p>98,082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ACFU001, EES008, EMM034, EWW028, FPA005, LMC023, LPR012, LVE032, OCP002, ORR009, PCA012, PHE031, SBB012, SMA025, SNB021, SOD016, STE01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.4" calcext:value-type="float">
            <text:p>83,4</text:p>
          </table:table-cell>
          <table:table-cell office:value-type="float" office:value="98.053345" calcext:value-type="float">
            <text:p>98,053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EES008, EMM034, EPP017, EWW028, FPA005, LPR012, LVE032, MYHI003, OCP002, ODE024, OMA004, PCA012, SBB012, SMA025, SOD016, SSC003, STE01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.4" calcext:value-type="float">
            <text:p>84,4</text:p>
          </table:table-cell>
          <table:table-cell office:value-type="float" office:value="98.123985" calcext:value-type="float">
            <text:p>98,123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F001, EEE008, EES005, EES008, EWW028, LPR012, LVE032, OCE009, OCP002, ODE016, SBB012, SFO022, SMA025, SNB001, SNV001, SOD016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.799995" calcext:value-type="float">
            <text:p>87,799995</text:p>
          </table:table-cell>
          <table:table-cell office:value-type="float" office:value="98.46668" calcext:value-type="float">
            <text:p>98,46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WW028, EWW035, LPR012, OCE009, OCP002, ODE002, OFI023, OFI029, PAN018, SBB012, SEL017, SMA025, SMA029, SMO028, SOD016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50271" calcext:value-type="float">
            <text:p>98,502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DO017, EES008, EMM034, ETT006, EWO018, EWW028, FPA005, LBI036, LCA014, LPR012, OCE009, OCP002, ORR009, SBB012, SMA025, SOD016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.19999" calcext:value-type="float">
            <text:p>82,19999</text:p>
          </table:table-cell>
          <table:table-cell office:value-type="float" office:value="98.65201" calcext:value-type="float">
            <text:p>98,65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2, EDO017, EES008, EMM034, EWO018, EWW022, EWW028, LCA014, LPR012, LVE032, OCE009, OCP002, ORR009, SBB012, SMA025, SOD016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75934" calcext:value-type="float">
            <text:p>98,75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29, ACFU001, EES008, EJP014, EJP027, EWW028, LAM016, LPR012, LVE032, OCE009, OCP002, PAN031, SBB012, SMA025, SNV001, SOD016, SST001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.4" calcext:value-type="float">
            <text:p>84,4</text:p>
          </table:table-cell>
          <table:table-cell office:value-type="float" office:value="98.629326" calcext:value-type="float">
            <text:p>98,629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2, EDO017, EES008, EMM034, EWO018, EWW028, LCA014, LPR012, LVE032, OCE009, OCP002, ORR009, OSH023, SBB012, SMA025, SOD016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2" calcext:value-type="float">
            <text:p>81,2</text:p>
          </table:table-cell>
          <table:table-cell office:value-type="float" office:value="98.58601" calcext:value-type="float">
            <text:p>98,58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ACFU001, ACTA001, EMM034, EWW028, LBB002, LPR012, LVE032, OCE009, OCP002, ODE018, OFF019, OFI042, SBB012, SMA025, SOD016, SRR008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98.56337" calcext:value-type="float">
            <text:p>98,563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0, EES008, EMM034, EWW028, LCA024, LPR012, LTT008, LVE032, OCE009, OCP002, OFF019, PCA012, SBB012, SMA025, SOD016, SPI028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799995" calcext:value-type="float">
            <text:p>89,799995</text:p>
          </table:table-cell>
          <table:table-cell office:value-type="float" office:value="98.69336" calcext:value-type="float">
            <text:p>98,69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2, ACNO007, EES008, EMM034, EPP010, EWW028, LCA014, LVE032, OCE009, OCP002, ORR009, SBB012, SMA025, SMO027, SOD016, STE019, STR025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.2" calcext:value-type="float">
            <text:p>84,2</text:p>
          </table:table-cell>
          <table:table-cell office:value-type="float" office:value="98.49469" calcext:value-type="float">
            <text:p>98,49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FPA005, LBU025, LCA014, LPL005, LPR012, LVE021, LVE032, OCE009, PHE016, SBB012, SGM028, SMA025, SOD016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.4" calcext:value-type="float">
            <text:p>81,4</text:p>
          </table:table-cell>
          <table:table-cell office:value-type="float" office:value="98.54136" calcext:value-type="float">
            <text:p>98,54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0, ACFU001, ACMO002, EES008, EJF010, EMM034, EPP010, EWW028, LCA014, LVE032, OCE009, OCP002, ORR009, SBB012, SMA025, SOD016, STE019, STR025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.20001" calcext:value-type="float">
            <text:p>86,20001</text:p>
          </table:table-cell>
          <table:table-cell office:value-type="float" office:value="98.414696" calcext:value-type="float">
            <text:p>98,4146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O013, EWW028, LPR012, LVE019, LVE032, OCE009, OCP002, OMA008, ORE015, ORR009, SBB012, SMA025, SOD016, STE019, STE020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55334" calcext:value-type="float">
            <text:p>98,55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09, EES003, EES008, EMM034, EWW028, LPR012, LPR014, LTT026, OCE009, OCP002, ORR009, PFF001, SBB012, SMA025, SOD016, STE019, STE020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56406" calcext:value-type="float">
            <text:p>98,564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3, EES008, EMM026, EMM034, EWW028, LPR012, LTT007, LTT026, LVE016, LVE032, OCE009, OCP002, SBB012, SMA025, SOD016, STE019, STE020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.200005" calcext:value-type="float">
            <text:p>80,200005</text:p>
          </table:table-cell>
          <table:table-cell office:value-type="float" office:value="98.703995" calcext:value-type="float">
            <text:p>98,703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2, ACFU001, EDO017, EES008, EES021, EMM034, EWW028, FPA002, LPR012, LVE032, OCE009, OCP002, PAN007, SBB012, SCO009, SMA025, SOD016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399994" calcext:value-type="float">
            <text:p>87,399994</text:p>
          </table:table-cell>
          <table:table-cell office:value-type="float" office:value="98.706665" calcext:value-type="float">
            <text:p>98,706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0, ACMO002, ACSP025, EDO017, EES008, EMM034, EWW028, LAL025, LPR012, LVE032, OCE009, OCE017, OCP002, SBB012, SFN014, SMA025, SMW002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.6" calcext:value-type="float">
            <text:p>86,6</text:p>
          </table:table-cell>
          <table:table-cell office:value-type="float" office:value="98.72336" calcext:value-type="float">
            <text:p>98,72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IM013, ECF008, EES008, EHH019, EMM034, EWW028, LBB012, LPR006, LPR012, LVE032, OCE009, OCP002, OSH019, SBB012, SMA025, SOD016, STE019, STE02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.2" calcext:value-type="float">
            <text:p>86,2</text:p>
          </table:table-cell>
          <table:table-cell office:value-type="float" office:value="98.57467" calcext:value-type="float">
            <text:p>98,57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3, ACFU001, EES008, EMM034, EWW028, EWW035, LMA045, LPR012, LVE032, OCP002, PAN024, SAS016, SBB012, SMA025, SMW015, SOD014, SOD016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399994" calcext:value-type="float">
            <text:p>91,399994</text:p>
          </table:table-cell>
          <table:table-cell office:value-type="float" office:value="98.85533" calcext:value-type="float">
            <text:p>98,85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2, ACFU001, EES008, EES021, EMM034, EWW028, FPA002, LPR012, LVE032, OCE009, OCP002, PCA014, PHE016, SBB012, SMA004, SMA025, SOD016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.4" calcext:value-type="float">
            <text:p>86,4</text:p>
          </table:table-cell>
          <table:table-cell office:value-type="float" office:value="98.506035" calcext:value-type="float">
            <text:p>98,5060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14, EMM034, EWO008, EWO013, EWW028, LPR012, LVE032, OCE009, OCP002, OCP010, ODE015, SBB012, SMA025, SOD016, SST038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.2" calcext:value-type="float">
            <text:p>84,2</text:p>
          </table:table-cell>
          <table:table-cell office:value-type="float" office:value="98.677986" calcext:value-type="float">
            <text:p>98,677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43, ACPP029, EES003, EES008, EMM034, EWW028, LBU020, LPR012, LVE032, OCE009, OCP002, SBB012, SCO012, SMA025, SOD016, STE019, STE020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765335" calcext:value-type="float">
            <text:p>98,765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IM013, EEE002, EES008, EHH019, ELT008, EMM034, EWW028, LVE032, OCE009, OCP002, PFF013, SBB012, SMA025, SMO022, SNB018, SOD016, SRR003, STE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4" calcext:value-type="float">
            <text:p>83,4</text:p>
          </table:table-cell>
          <table:table-cell office:value-type="float" office:value="98.74066" calcext:value-type="float">
            <text:p>98,74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0, ACFU001, EES008, EMM034, EPP009, EPP014, EPP015, EWW028, EWW035, EWW036, LBB022, LPR012, OCE009, SBB012, SCO024, SMA025, SOD016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.8" calcext:value-type="float">
            <text:p>84,8</text:p>
          </table:table-cell>
          <table:table-cell office:value-type="float" office:value="98.60804" calcext:value-type="float">
            <text:p>98,608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P029, ECF008, EMM034, ERO017, EWW028, LPR012, LTT026, LVE032, OCE009, OCP002, ORE013, PAN022, SBB012, SMA025, SOD016, STE019, STE020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.20001" calcext:value-type="float">
            <text:p>88,20001</text:p>
          </table:table-cell>
          <table:table-cell office:value-type="float" office:value="98.67138" calcext:value-type="float">
            <text:p>98,671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3, EAG015, EES008, ELT008, EMM034, EWW028, LPR012, LTT005, LVE032, OCE009, OCP002, OMA027, PIC008, SBB012, SMA025, SOD016, STE019, SZO01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8.74802" calcext:value-type="float">
            <text:p>98,74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F018, EMM034, EPP011, EWW028, LPR012, LVE026, LVE032, OCE009, OCP002, POM004, SBB012, SDD031, SMA025, SOD016, STE019, SZO002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.799995" calcext:value-type="float">
            <text:p>85,799995</text:p>
          </table:table-cell>
          <table:table-cell office:value-type="float" office:value="98.65002" calcext:value-type="float">
            <text:p>98,65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WS011, EES008, EMM034, EWO008, EWW028, LMC025, LPR012, LVE032, OCE009, OCP002, PFF005, SBB012, SMA025, SOD016, SOD032, STE019, STR016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2" calcext:value-type="float">
            <text:p>83,2</text:p>
          </table:table-cell>
          <table:table-cell office:value-type="float" office:value="98.887344" calcext:value-type="float">
            <text:p>98,887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Y005, EMM034, EPP011, EWW006, EWW028, LPR012, LVE026, LVE032, OCE009, OCP002, POM004, SBB012, SDD031, SMA025, SOD016, STE019, SZO002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.799995" calcext:value-type="float">
            <text:p>89,799995</text:p>
          </table:table-cell>
          <table:table-cell office:value-type="float" office:value="98.81866" calcext:value-type="float">
            <text:p>98,81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RR006, ACWS011, EES008, EMM034, EWO008, EWO013, EWW028, LAM008, LPR012, LVE032, OCE009, OCP002, SBB012, SMA021, SMA025, SOD016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.20001" calcext:value-type="float">
            <text:p>88,20001</text:p>
          </table:table-cell>
          <table:table-cell office:value-type="float" office:value="98.81337" calcext:value-type="float">
            <text:p>98,813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JP015, EMM034, EWO013, EWW028, LPR012, LVE032, OCP002, PAN024, PFF005, SBB012, SMA025, SMA036, SOD016, SST008, STE019, SZO008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8.51865" calcext:value-type="float">
            <text:p>98,518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7, ACFU001, EES008, EJP016, EMM034, EWW028, LBB029, LDG002, LPR012, LVE032, OCE009, OCP002, SBB012, SMA025, SMW010, SNB025, SOD016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.600006" calcext:value-type="float">
            <text:p>88,600006</text:p>
          </table:table-cell>
          <table:table-cell office:value-type="float" office:value="98.85601" calcext:value-type="float">
            <text:p>98,85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LPR012, LUN039, OCE009, OCP002, ORE012, OWA010, PFF012, PMO002, SBB012, SMA006, SMA025, SNV030, SOD016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.2" calcext:value-type="float">
            <text:p>84,2</text:p>
          </table:table-cell>
          <table:table-cell office:value-type="float" office:value="98.78667" calcext:value-type="float">
            <text:p>98,78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08, EEG027, EES008, EMM034, EWW028, LAM026, LPR012, LVE032, OCE009, OCP002, PAN014, SBB012, SMA025, SOD016, SSS016, STE019, STE020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761375" calcext:value-type="float">
            <text:p>98,761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15, ECF008, EMM034, EWW028, LAM026, LPR012, LVE032, OCE009, OCP002, PAN014, SAA012, SBB003, SBB012, SMA025, SOD016, SSS016, STE019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.4" calcext:value-type="float">
            <text:p>88,4</text:p>
          </table:table-cell>
          <table:table-cell office:value-type="float" office:value="98.74271" calcext:value-type="float">
            <text:p>98,742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9, ACFU001, ECF016, EES008, EMM034, EWW028, LBB027, LPR012, LUN039, LVE032, OCE009, OCP002, OFF027, ORE024, SBB012, SMA025, SOD016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.00001" calcext:value-type="float">
            <text:p>89,00001</text:p>
          </table:table-cell>
          <table:table-cell office:value-type="float" office:value="98.70469" calcext:value-type="float">
            <text:p>98,70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08, ECF018, EES008, EWW028, LBU024, LEV006, LPR012, LVE032, OCE009, OCP002, OFF027, ORE013, SBB012, SCO012, SMA025, SOD016, STE019, STR021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.2" calcext:value-type="float">
            <text:p>88,2</text:p>
          </table:table-cell>
          <table:table-cell office:value-type="float" office:value="98.69667" calcext:value-type="float">
            <text:p>98,69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11, EEE007, EES008, EHH018, EWW028, FLL004, LPR012, LVE032, OCE009, OCP002, ORE024, PCA016, SBB012, SMA025, SOD016, SST036, STE019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.6" calcext:value-type="float">
            <text:p>84,6</text:p>
          </table:table-cell>
          <table:table-cell office:value-type="float" office:value="98.34867" calcext:value-type="float">
            <text:p>98,34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08, EEG025, EES008, EMM034, EPP004, EWW028, FSC006, LAM010, LPR012, LVE032, OCE009, OCP002, ORE013, ORR018, SBB012, SMA025, SOD016, STE019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.4" calcext:value-type="float">
            <text:p>88,4</text:p>
          </table:table-cell>
          <table:table-cell office:value-type="float" office:value="98.63935" calcext:value-type="float">
            <text:p>98,639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27, EMM034, EWW028, LAM026, LPR012, LVE032, OCE009, OCP002, PAN014, PCA011, PFF013, POM006, SBB012, SMA025, SOD016, SSS016, STE01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2.6" calcext:value-type="float">
            <text:p>72,6</text:p>
          </table:table-cell>
          <table:table-cell office:value-type="float" office:value="98.50336" calcext:value-type="float">
            <text:p>98,50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10, ACMU006, EES008, EJP014, EWO008, EWW028, LMC025, LPR012, LRE008, LVE032, OCE009, OCE019, ODE008, OSH023, SBB012, SMA025, SOD016, STE019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8.72336" calcext:value-type="float">
            <text:p>98,72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AG007, EEE007, EES008, EMM034, EWW028, LAM013, LPR012, LVE032, OCE009, OSH015, PAN011, SBB012, SMA025, SNV025, SOD016, SST036, STE019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.200005" calcext:value-type="float">
            <text:p>90,200005</text:p>
          </table:table-cell>
          <table:table-cell office:value-type="float" office:value="98.60937" calcext:value-type="float">
            <text:p>98,609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9, ACFU001, EES008, EHH011, EHH018, EMM034, EWW028, FLL004, LPR012, LVE032, OCE009, OFI030, PAN011, SBB012, SMA025, SOD016, SST036, STE019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8.64468" calcext:value-type="float">
            <text:p>98,64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08, EES008, EHH002, EMM034, ERO031, EWW028, FSC006, LTT026, LVE032, OCE009, SAA012, SBB012, SMA025, SOD016, SOD028, SSS032, STE01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.4" calcext:value-type="float">
            <text:p>88,4</text:p>
          </table:table-cell>
          <table:table-cell office:value-type="float" office:value="98.55731" calcext:value-type="float">
            <text:p>98,55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HH011, ELT001, EMM034, EPP022, EWW028, LPR012, LVE032, OCE009, OSH015, POM005, SBB012, SMA025, SMA035, SOD016, SST036, STE019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.600006" calcext:value-type="float">
            <text:p>83,600006</text:p>
          </table:table-cell>
          <table:table-cell office:value-type="float" office:value="98.48998" calcext:value-type="float">
            <text:p>98,489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5, ACOO014, ACSP007, EES008, EMM029, EMM034, EWW028, LAL027, LPR012, LVE032, OCE009, OCP002, SBB012, SMA025, SOD016, SPL003, STE019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.6" calcext:value-type="float">
            <text:p>79,6</text:p>
          </table:table-cell>
          <table:table-cell office:value-type="float" office:value="98.267365" calcext:value-type="float">
            <text:p>98,2673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LPR012, LRE007, LVE032, OCE009, OCP002, PHE027, SBB012, SCO011, SMA025, SMO008, SNV009, SOD016, SPI004, SST036, STE019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.4" calcext:value-type="float">
            <text:p>81,4</text:p>
          </table:table-cell>
          <table:table-cell office:value-type="float" office:value="98.028694" calcext:value-type="float">
            <text:p>98,0286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5, ACSP007, ACSP024, EES008, EMM029, EMM034, EWW028, LAL027, LPR012, LVE032, OCE009, OCP002, SBB012, SMA025, SOD016, SPL003, STE019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.4" calcext:value-type="float">
            <text:p>81,4</text:p>
          </table:table-cell>
          <table:table-cell office:value-type="float" office:value="98.232704" calcext:value-type="float">
            <text:p>98,2327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5, ACPH013, EES008, EMM022, EMM034, EWW028, FSP004, LPR012, LVE032, OCE009, OCP002, SBB012, SMA025, SNB012, SNB016, SOD016, STE019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33335" calcext:value-type="float">
            <text:p>98,33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O005, ACPH013, EES008, EMM022, EWW028, FSP004, LPR012, LVE032, OBI006, OCE009, OCP002, SBB012, SMA025, SNB012, SNB016, SOD016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8.2" calcext:value-type="float">
            <text:p>88,2</text:p>
          </table:table-cell>
          <table:table-cell office:value-type="float" office:value="98.50868" calcext:value-type="float">
            <text:p>98,50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CF008, EMM034, EPP024, ETT003, EWW028, LBU034, LVE032, OCE009, OSH001, SAA012, SBB012, SFN014, SGM004, SMA025, SOD016, SSS020, STE019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41205" calcext:value-type="float">
            <text:p>98,41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ACFU001, ACOO014, ACSP007, EES008, EMM029, EMM034, EWW028, LPR012, LVE032, MYLO001, OCE009, ORR013, PCA009, SBB012, SMA025, SOD016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.4" calcext:value-type="float">
            <text:p>83,4</text:p>
          </table:table-cell>
          <table:table-cell office:value-type="float" office:value="98.264" calcext:value-type="float">
            <text:p>98,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52, EES008, EMM029, EMM034, EWW028, LCR008, LPR012, LVE032, OCE009, OCP002, ODE016, PHU004, SBB012, SDD004, SMA025, SOD016, STE019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.8" calcext:value-type="float">
            <text:p>84,8</text:p>
          </table:table-cell>
          <table:table-cell office:value-type="float" office:value="98.54135" calcext:value-type="float">
            <text:p>98,54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06, ACFU001, ACMU003, EMM016, EMM034, EWW028, HEV002, LBU028, LPR004, LVE032, OCE009, OCP002, OSH001, SBB012, SFN014, SMA025, SOD016, STE01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98.75736" calcext:value-type="float">
            <text:p>98,757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2, ACAL026, ACFU001, ACSP007, EES008, EMM029, EMM034, EWW028, LPR012, LUN027, LVE032, MYLO001, OCE009, ORR013, SBB012, SMA025, SOD016, STE019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.6" calcext:value-type="float">
            <text:p>83,6</text:p>
          </table:table-cell>
          <table:table-cell office:value-type="float" office:value="98.40934" calcext:value-type="float">
            <text:p>98,40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SP007, EMM034, ERO021, EWW028, LPR012, LVE032, OCE009, OCP002, PFF016, PMO016, SBB012, SFN022, SMA025, SOD016, SPL003, SRR003, STE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8.38938" calcext:value-type="float">
            <text:p>98,389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NO011, ACPH013, EES008, EMM034, EWW028, LDG024, LPR012, LVE032, OCE009, SAS009, SBB012, SEN005, SMA025, SNV041, SOD016, STE019, SZO008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.2" calcext:value-type="float">
            <text:p>90,2</text:p>
          </table:table-cell>
          <table:table-cell office:value-type="float" office:value="98.892685" calcext:value-type="float">
            <text:p>98,892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SP007, ACWS002, EES008, EMM034, EWW028, LPR012, LVE032, MYLO001, OCE009, SAA013, SBB012, SMA010, SMA025, SMO005, SOD016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.6" calcext:value-type="float">
            <text:p>81,6</text:p>
          </table:table-cell>
          <table:table-cell office:value-type="float" office:value="98.7067" calcext:value-type="float">
            <text:p>98,7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MM034, ESY006, EWW028, FSE003, FSP008, LPR012, LVE032, MYLO001, OCE009, PLB003, SBB012, SMA025, SOD016, SST012, STE019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.600006" calcext:value-type="float">
            <text:p>89,600006</text:p>
          </table:table-cell>
          <table:table-cell office:value-type="float" office:value="98.68806" calcext:value-type="float">
            <text:p>98,688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MM034, EWW028, LPR012, LUN022, LVE032, MYLO001, SAA013, SBB012, SCO026, SEL006, SMA010, SMA025, SOD016, SSS006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98.33603" calcext:value-type="float">
            <text:p>98,33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05, EMM034, EPP014, EWW028, LAL022, LBU010, LPR012, LVE032, OCE009, OCP016, SBB012, SMA005, SMA025, SNV009, SOD016, SPL003, SST039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65737" calcext:value-type="float">
            <text:p>98,657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13, ACTA016, EES008, EMM034, EWW028, FSC007, LBI026, LPR012, LVE032, OCE009, OCP002, SBB012, SDD031, SMA025, SNB016, SOD016, STE019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.8" calcext:value-type="float">
            <text:p>86,8</text:p>
          </table:table-cell>
          <table:table-cell office:value-type="float" office:value="98.74206" calcext:value-type="float">
            <text:p>98,74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WS002, EES008, EES011, EMM034, EWW028, LPR012, LVE032, OCE009, SAA013, SBB012, SIW003, SMA025, SOD016, SST011, STE019, STE023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.6" calcext:value-type="float">
            <text:p>90,6</text:p>
          </table:table-cell>
          <table:table-cell office:value-type="float" office:value="98.79607" calcext:value-type="float">
            <text:p>98,796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8, ACGM055, EES008, EMM034, EWW007, EWW028, LPR012, LVE032, OCE009, OCP002, SBB011, SBB012, SDD031, SMA025, SME001, SOD016, SPI028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8.69" calcext:value-type="float">
            <text:p>98,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8, ACFU001, ACPH013, EES003, EES008, EMM034, EWW028, LPR012, LVE032, OCE009, OCP002, SBB002, SBB012, SMA025, SNB012, SNV038, SOD016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29535" calcext:value-type="float">
            <text:p>98,295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OW004, EWW007, EWW028, LPR012, LVE032, OCE009, OCP002, SBB011, SBB012, SCO002, SDD031, SMA025, SNB010, SOD016, SPI028, STE019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.79999" calcext:value-type="float">
            <text:p>86,79999</text:p>
          </table:table-cell>
          <table:table-cell office:value-type="float" office:value="98.6787" calcext:value-type="float">
            <text:p>98,67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3, EES008, EMM034, EWW028, LAM026, LMA025, LPR012, LPR017, LVE032, OCE009, OCP002, POM019, SBB012, SMA025, SNB012, SOD016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.2" calcext:value-type="float">
            <text:p>86,2</text:p>
          </table:table-cell>
          <table:table-cell office:value-type="float" office:value="98.47337" calcext:value-type="float">
            <text:p>98,473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PH013, EES008, EMM003, EMM034, EWW028, LPR012, LRE027, LVE032, OCE009, OCP002, PAN015, PCA012, SBB012, SMA025, SNB016, SOD016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56067" calcext:value-type="float">
            <text:p>98,56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34, ACFU001, ACPH013, EES008, EMM034, ERO040, EWW028, LDG015, LPR012, LVE032, OCE009, OCP002, OWA023, SBB012, SMA025, SNB012, SNB016, SOD01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.6" calcext:value-type="float">
            <text:p>83,6</text:p>
          </table:table-cell>
          <table:table-cell office:value-type="float" office:value="98.32598" calcext:value-type="float">
            <text:p>98,32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V006, ACTA004, EHH014, EMM034, EWW028, LCR004, LPR012, LVE032, OCE009, OCP002, OEV007, OSH001, PAN030, SBB012, SFN016, SMA025, SOD016, STE019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8.49936" calcext:value-type="float">
            <text:p>98,499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34, EPP004, EWW017, EWW028, FSC007, LPR012, LRE030, LTT006, LVE032, OCE009, OCP002, SAA013, SBB012, SMA025, SOD016, STE019, STR012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.80001" calcext:value-type="float">
            <text:p>83,80001</text:p>
          </table:table-cell>
          <table:table-cell office:value-type="float" office:value="98.57801" calcext:value-type="float">
            <text:p>98,578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17, EWW028, FSC007, LBU029, LPR012, LTT006, LVE032, OCE009, OCP002, PCA025, SBB012, SMA025, SOD016, STE019, STR012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4.2" calcext:value-type="float">
            <text:p>84,2</text:p>
          </table:table-cell>
          <table:table-cell office:value-type="float" office:value="98.441345" calcext:value-type="float">
            <text:p>98,4413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OO018, ACTA004, EMM034, EWW028, LCR004, LPR012, LVE032, OCE009, OCP002, OEV007, OSH001, PAN030, PAN032, SBB012, SFN016, SMA025, SOD016, STE019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83267" calcext:value-type="float">
            <text:p>98,83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17, EWW028, FSC007, LBU029, LCA006, LPR012, LVE032, OCE009, OCP002, PCA025, SBB012, SMA025, SOD016, STE019, STR012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80204" calcext:value-type="float">
            <text:p>98,80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MY002, ACTA016, EES008, EMM034, EWW028, LCA008, LDG017, LMA059, LPR012, LVE025, LVE032, OCE009, OCP002, SBB012, SMA025, SOD016, STE019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.600006" calcext:value-type="float">
            <text:p>89,600006</text:p>
          </table:table-cell>
          <table:table-cell office:value-type="float" office:value="98.90468" calcext:value-type="float">
            <text:p>98,90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PP016, EWW017, EWW028, LBB001, LBI039, LPR012, LVE032, OCE009, OCP002, ODE009, SBB012, SMA025, SMA026, SOD016, STE019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.4" calcext:value-type="float">
            <text:p>86,4</text:p>
          </table:table-cell>
          <table:table-cell office:value-type="float" office:value="98.672646" calcext:value-type="float">
            <text:p>98,6726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SP008, EAG002, EAG020, EES008, EMM029, EMM034, EWW028, LCA026, LPR012, LVE032, OCE009, SBB012, SMA025, SOD016, STE019, SZO001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.4" calcext:value-type="float">
            <text:p>90,4</text:p>
          </table:table-cell>
          <table:table-cell office:value-type="float" office:value="98.768" calcext:value-type="float">
            <text:p>98,7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CU013, ACEM022, ACFU001, EEG007, EMM034, EWO020, EWW028, LAL001, LAM003, LPR012, LVE032, OCE009, OCP002, SBB012, SMA025, SMO006, SOD016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.200005" calcext:value-type="float">
            <text:p>83,200005</text:p>
          </table:table-cell>
          <table:table-cell office:value-type="float" office:value="98.64802" calcext:value-type="float">
            <text:p>98,64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CF006, EES008, EMM019, EMM034, EPP014, EWW028, LAL022, LCC017, LPR012, LVE032, OCE009, SBB012, SIW003, SMA025, SOD016, SOD032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60001" calcext:value-type="float">
            <text:p>87,60001</text:p>
          </table:table-cell>
          <table:table-cell office:value-type="float" office:value="98.73136" calcext:value-type="float">
            <text:p>98,73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9, EAG008, ECF014, EES008, EMM034, EWW028, EWW041, LPR012, LUN010, LVE032, OCE009, PAN015, PCA012, PIC010, SBB012, SMA025, SOD016, STE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.000015" calcext:value-type="float">
            <text:p>88,000015</text:p>
          </table:table-cell>
          <table:table-cell office:value-type="float" office:value="98.82002" calcext:value-type="float">
            <text:p>98,82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Z009, ACFU001, EES008, EMM034, EWW028, LPL027, LPR012, LVE032, OCE009, OFI036, PAN015, PHE008, SBB007, SBB012, SMA025, SMW007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.600006" calcext:value-type="float">
            <text:p>89,600006</text:p>
          </table:table-cell>
          <table:table-cell office:value-type="float" office:value="98.76339" calcext:value-type="float">
            <text:p>98,763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GM027, ECF006, EEG015, EES008, EMM034, EPP024, EWW028, LPR012, LVE032, OCE009, SBB012, SIW003, SMA025, SOD016, SPP004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.600006" calcext:value-type="float">
            <text:p>86,600006</text:p>
          </table:table-cell>
          <table:table-cell office:value-type="float" office:value="98.55868" calcext:value-type="float">
            <text:p>98,55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5, ACFU001, ACMY003, EEG010, EES008, EMM034, EWW028, LPR012, LVE032, MYHI002, OCE009, OCP002, ORF002, OWA003, SBB012, SMA025, SOD016, STE019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.80001" calcext:value-type="float">
            <text:p>88,80001</text:p>
          </table:table-cell>
          <table:table-cell office:value-type="float" office:value="98.71263" calcext:value-type="float">
            <text:p>98,712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ES008, EMM019, EMM034, EWW028, LAL022, LCC017, LDG017, LPR012, LVE032, OCE009, SBB009, SBB011, SBB012, SMA025, SOD016, SOD032, STE019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2.4" calcext:value-type="float">
            <text:p>82,4</text:p>
          </table:table-cell>
          <table:table-cell office:value-type="float" office:value="98.58136" calcext:value-type="float">
            <text:p>98,581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OO008, EAG002, EAG032, EES008, ELT003, EMM029, EMM034, EWW016, EWW028, LPR012, LVE032, OCE009, SBB012, SMA025, SOD016, STE019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.00001" calcext:value-type="float">
            <text:p>81,00001</text:p>
          </table:table-cell>
          <table:table-cell office:value-type="float" office:value="98.70068" calcext:value-type="float">
            <text:p>98,700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ACGM009, ACHA006, EES008, EMM034, EPP014, EPP024, EWW028, LCA005, LCC019, LPR012, LVE032, OCE009, ODE026, SBB012, SMA025, SOD016, STE019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.6" calcext:value-type="float">
            <text:p>81,6</text:p>
          </table:table-cell>
          <table:table-cell office:value-type="float" office:value="98.63672" calcext:value-type="float">
            <text:p>98,636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3, ACFU001, EDO016, EES007, EES008, EMM034, EWW028, LDG017, LPR012, LVE025, LVE032, OCE009, OCP002, OSH007, SBB012, SMA012, SMA025, SOD016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842" calcext:value-type="float">
            <text:p>98,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5, ACCU009, ACEV009, ACFU001, ACMY003, EEG010, EES008, EMM034, ERO040, EWW028, LPR012, OCE009, OCP002, SAA009, SBB012, SMA025, SOD016, STE019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000015" calcext:value-type="float">
            <text:p>88,000015</text:p>
          </table:table-cell>
          <table:table-cell office:value-type="float" office:value="98.83468" calcext:value-type="float">
            <text:p>98,83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27, ACFU001, EEE008, EES008, EMM034, EPP029, EWW028, LPR012, LVE032, OCE009, PHE015, SBB012, SCO024, SMA017, SMA025, SNV019, SOD016, STE019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.6" calcext:value-type="float">
            <text:p>84,6</text:p>
          </table:table-cell>
          <table:table-cell office:value-type="float" office:value="98.892685" calcext:value-type="float">
            <text:p>98,892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Z001, ACFU001, EES008, EMM034, EWW028, LBU025, LMC003, LPL027, LPR012, LVE032, OCE007, OCE009, OMA033, SBB012, SMA025, SOD016, STE019, STE026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98.874695" calcext:value-type="float">
            <text:p>98,874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FSC007, LCA008, LPR012, LVE032, OCE009, OCP002, SBB012, SIB006, SMA021, SMA025, SOD016, SPI010, STE019, STE026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84537" calcext:value-type="float">
            <text:p>98,84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MM034, EWW028, LPR012, LTT022, LVE032, LVE034, OCE009, OFI020, PAN001, SBB012, SEL011, SMA025, SOD014, SOD016, STE019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98.45274" calcext:value-type="float">
            <text:p>98,452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TT006, EWW028, FSC001, LMC022, LPR012, LTT022, LVE032, LVE034, OCE009, SBB012, SMA025, SNV032, SOD016, SPI006, STE019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.4" calcext:value-type="float">
            <text:p>84,4</text:p>
          </table:table-cell>
          <table:table-cell office:value-type="float" office:value="98.502716" calcext:value-type="float">
            <text:p>98,5027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FSC007, LCA008, LPR012, LVE032, OCE009, OCP002, SBB012, SIB006, SMA021, SMA025, SOD016, SPI010, STE019, STE026, STR010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.8" calcext:value-type="float">
            <text:p>88,8</text:p>
          </table:table-cell>
          <table:table-cell office:value-type="float" office:value="98.470665" calcext:value-type="float">
            <text:p>98,470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LBI044, LPR012, LVE032, ORE005, PIC005, SBB012, SFO011, SMA025, SMO011, SOD016, SPL003, SSS014, STE019, STE026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98.43802" calcext:value-type="float">
            <text:p>98,43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MM034, EWW028, LCR007, LPR012, LTT022, LVE032, LVE034, OCE009, PAN001, SBB012, SEL011, SEL021, SMA025, SMW018, SOD016, STE010, STE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.19999" calcext:value-type="float">
            <text:p>87,19999</text:p>
          </table:table-cell>
          <table:table-cell office:value-type="float" office:value="98.530045" calcext:value-type="float">
            <text:p>98,5300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F004, EES008, EMM034, ERO025, ESY001, EWW028, LPR012, LVE032, LVE034, OCE009, PCA003, SBB012, SEL011, SMA025, SMW018, SOD014, SOD016, STE019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.6" calcext:value-type="float">
            <text:p>84,6</text:p>
          </table:table-cell>
          <table:table-cell office:value-type="float" office:value="98.30668" calcext:value-type="float">
            <text:p>98,306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Y005, EES008, EMM034, EWW028, FSC007, LPR012, LVE032, OCE009, OCP002, SBB012, SIB006, SIB010, SMA021, SMA025, SOD016, SPI010, STE019, STE026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7.799995" calcext:value-type="float">
            <text:p>87,799995</text:p>
          </table:table-cell>
          <table:table-cell office:value-type="float" office:value="98.43867" calcext:value-type="float">
            <text:p>98,43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MM034, EWW028, LMA018, LPR012, LTT022, LVE032, OCE009, OCP021, OFI020, OMA019, SBB012, SEL011, SMA025, SOD016, SST032, STE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54006" calcext:value-type="float">
            <text:p>98,54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LPL027, LTT007, LVE032, OCE009, OCP002, ORE019, PHE011, SAS010, SBB012, SFO023, SMA025, SOD016, STE019, SZO001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9.59999" calcext:value-type="float">
            <text:p>89,59999</text:p>
          </table:table-cell>
          <table:table-cell office:value-type="float" office:value="98.561325" calcext:value-type="float">
            <text:p>98,5613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ACNO017, ECF024, EES008, EMM034, EWW028, LPL018, LPR012, LTT022, LVE032, OFI020, SBB012, SEL011, SFN011, SMA025, SOD016, STE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.8" calcext:value-type="float">
            <text:p>79,8</text:p>
          </table:table-cell>
          <table:table-cell office:value-type="float" office:value="98.53871" calcext:value-type="float">
            <text:p>98,538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U001, EES008, EMM034, EWW028, EWW036, LMA019, LRE023, OCE009, OCP002, SBB012, SDD026, SMA025, SMA029, SNB008, SOD016, SST009, STE019, SWA012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.200005" calcext:value-type="float">
            <text:p>85,200005</text:p>
          </table:table-cell>
          <table:table-cell office:value-type="float" office:value="98.33868" calcext:value-type="float">
            <text:p>98,33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MM034, EWW028, LAM004, LEV006, LPL018, LPR012, LTT022, OFI020, PIC011, SBB012, SEL011, SMA025, SNB019, SNV007, SOD016, STE019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.2" calcext:value-type="float">
            <text:p>84,2</text:p>
          </table:table-cell>
          <table:table-cell office:value-type="float" office:value="98.45735" calcext:value-type="float">
            <text:p>98,457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8, ACAL035, ACAL036, ACNO008, EES008, EMM034, EWW028, EWW035, LBB010, LPR012, LVE032, OCE009, SBB012, SCC002, SCO026, SMA025, SOD016, STE019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98.55875" calcext:value-type="float">
            <text:p>98,558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OO002, ACPP036, ACPY005, EES008, EMM034, EPP002, EWW028, LPR012, LVE032, OCE009, OCP002, SBB012, SIW004, SMA021, SMA025, SOD016, STE019, SWA007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5.80001" calcext:value-type="float">
            <text:p>85,80001</text:p>
          </table:table-cell>
          <table:table-cell office:value-type="float" office:value="98.49269" calcext:value-type="float">
            <text:p>98,492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EMM034, EWW021, EWW028, LPR012, LVE003, LVE032, OCE009, PHE032, PIC011, SAA013, SBB012, SDD001, SEL011, SMA025, SNB019, SOD016, STE019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.6" calcext:value-type="float">
            <text:p>81,6</text:p>
          </table:table-cell>
          <table:table-cell office:value-type="float" office:value="98.324005" calcext:value-type="float">
            <text:p>98,3240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E021, ACFU001, ACGM041, ACNO017, EES008, EES016, EMM034, EWW028, FHI004, LPR012, LVE032, OCE009, ORE024, SBB012, SMA025, SOD016, STE019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3.6" calcext:value-type="float">
            <text:p>83,6</text:p>
          </table:table-cell>
          <table:table-cell office:value-type="float" office:value="98.63536" calcext:value-type="float">
            <text:p>98,63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8, ACFU001, EES008, EMM034, EWW028, LCC004, LPR012, LRE027, OCE009, PHE015, SAA020, SBB012, SMA025, SNV009, SOD016, SST013, STE019, SWA023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.20001" calcext:value-type="float">
            <text:p>88,20001</text:p>
          </table:table-cell>
          <table:table-cell office:value-type="float" office:value="98.71997" calcext:value-type="float">
            <text:p>98,719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ACAL027, ACNO030, EES008, EJF009, EMM034, EWW028, EWW035, LPR012, LVE032, OCE009, ORR021, SBB012, SEL006, SMA025, SMO019, SOD016, STE019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7.6" calcext:value-type="float">
            <text:p>77,6</text:p>
          </table:table-cell>
          <table:table-cell office:value-type="float" office:value="98.65669" calcext:value-type="float">
            <text:p>98,656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ACFE014, EES008, EJF016, EMM034, EWW035, LCA002, LPR012, LRE019, LVE032, OCE009, OSH001, SBB012, SEL011, SMA025, SMO019, SOD016, STE019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.2" calcext:value-type="float">
            <text:p>86,2</text:p>
          </table:table-cell>
          <table:table-cell office:value-type="float" office:value="98.58469" calcext:value-type="float">
            <text:p>98,58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OO017, EMM034, ERO042, EWW028, EWW035, LCC008, LPR012, LPR025, LVE032, OCE009, OFI009, OSH001, SBB012, SEL011, SMA025, SMO019, SOD016, STE01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61138" calcext:value-type="float">
            <text:p>98,611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9, EES008, EMM034, EWW028, EWW035, LPL034, LVE032, OCE009, OMA009, OSH001, PAN001, SBB012, SDD028, SEL011, SEN002, SMA025, SOD016, STE019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46408" calcext:value-type="float">
            <text:p>98,464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11, EWW028, LPR012, LPR025, LVE032, OCE009, ODE003, ORE020, OSH001, PHE020, SBB012, SDD028, SEL011, SMA025, SOD016, STE019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4.8" calcext:value-type="float">
            <text:p>84,8</text:p>
          </table:table-cell>
          <table:table-cell office:value-type="float" office:value="98.60798" calcext:value-type="float">
            <text:p>98,607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ACCU008, EES008, EMM034, EWW028, EWW035, LPR012, OCE009, PAN001, SBB012, SDD028, SEL011, SEN014, SFN013, SHN002, SMA025, SOD016, STE019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0.799995" calcext:value-type="float">
            <text:p>80,799995</text:p>
          </table:table-cell>
          <table:table-cell office:value-type="float" office:value="98.4087" calcext:value-type="float">
            <text:p>98,40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OO017, EAM002, EWW028, EWW035, LCC008, LPR012, LVE032, MYHI002, OCE009, OFI009, OSH001, SBB012, SEL011, SMA025, SMO019, SOD016, SSS025, STE019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.79999" calcext:value-type="float">
            <text:p>88,79999</text:p>
          </table:table-cell>
          <table:table-cell office:value-type="float" office:value="98.45999" calcext:value-type="float">
            <text:p>98,45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37, EES008, EMM034, EWW028, EWW035, LPR012, LVE032, OCE009, ORR021, PCA003, SBB012, SMA025, SMO019, SOD016, SSS030, SST020, STE019, SWA008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.59999" calcext:value-type="float">
            <text:p>85,59999</text:p>
          </table:table-cell>
          <table:table-cell office:value-type="float" office:value="98.364685" calcext:value-type="float">
            <text:p>98,364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EES008, EMM034, EWW035, LDG002, LMC006, LPR012, LVE032, OCE009, ODE003, ORR021, PCA003, SBB012, SMA025, SOD016, SSS030, STE019, SZO00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4.4" calcext:value-type="float">
            <text:p>84,4</text:p>
          </table:table-cell>
          <table:table-cell office:value-type="float" office:value="98.62135" calcext:value-type="float">
            <text:p>98,62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EES008, EMM034, EWW028, EWW035, LEV006, LPR012, LVE032, OCE009, ODE001, SBB012, SIW009, SMA025, SNV005, SOD016, SSS030, SST023, STE019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370674" calcext:value-type="float">
            <text:p>98,3706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10, EES008, EMM034, EWW028, EWW035, LPR012, LTT023, LVE032, OCE009, ORR021, SBB012, SEL011, SMA025, SOD016, STE019, SWA014, SWA024, SZO008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4.6" calcext:value-type="float">
            <text:p>84,6</text:p>
          </table:table-cell>
          <table:table-cell office:value-type="float" office:value="98.545364" calcext:value-type="float">
            <text:p>98,5453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10, EES008, EMM034, EWW028, EWW035, LPR012, LVE032, ORR021, SBB012, SEL011, SMA013, SMA025, SMT004, SNV027, SOD016, STE019, SWA014, SWA024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.20001" calcext:value-type="float">
            <text:p>88,20001</text:p>
          </table:table-cell>
          <table:table-cell office:value-type="float" office:value="98.49602" calcext:value-type="float">
            <text:p>98,496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6, EAG015, EES008, EMM034, EWW028, EWW035, LMA004, LPR012, LUN038, LVE032, OCE009, OWA018, SBB012, SMA025, SOD016, SSS030, STE002, STE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56802" calcext:value-type="float">
            <text:p>98,56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37, EEG021, EES008, EMM034, EWW028, LPR012, LVE032, OCE009, ORR021, PAN002, SBB012, SFR003, SMA025, SOD016, SSS030, SST022, STE019, SWA008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587364" calcext:value-type="float">
            <text:p>98,5873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22, ECF012, EES008, EMM034, EWW028, LPR012, LVE032, OCE009, OSH001, PCA033, SBB012, SEL011, SMA025, SMT010, SOD016, SPL004, STE019, SZO007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79803" calcext:value-type="float">
            <text:p>98,79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10, EES008, EMM023, EMM034, EWW028, EWW035, LPR012, LVE009, LVE032, OBI008, OCE009, ORR021, SBB012, SMA025, SOD016, STE019, SWA024, SZO008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.399994" calcext:value-type="float">
            <text:p>86,399994</text:p>
          </table:table-cell>
          <table:table-cell office:value-type="float" office:value="98.716" calcext:value-type="float">
            <text:p>98,7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HA009, EES008, EJP017, EMM034, EPP007, EWW028, EWW035, LPR012, LTT023, LVE032, OCE009, OFF003, SBB012, SMA025, SOD016, STE019, SWA014, SWA024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1.8" calcext:value-type="float">
            <text:p>71,8</text:p>
          </table:table-cell>
          <table:table-cell office:value-type="float" office:value="98.70469" calcext:value-type="float">
            <text:p>98,70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08, ECF011, EES008, EMM034, EWW028, EWW035, LPR012, LVE032, OBI022, OCE009, SBB012, SEL011, SMA025, SOD016, STE019, SWA017, SWA024, SZO008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6.4" calcext:value-type="float">
            <text:p>86,4</text:p>
          </table:table-cell>
          <table:table-cell office:value-type="float" office:value="98.53265" calcext:value-type="float">
            <text:p>98,532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RO013, EWW028, EWW035, LPR012, LTT012, LVE005, LVE032, OCE009, SBB012, SDD007, SMA025, SMO019, SOD016, SSS030, SST011, STE019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9.399994" calcext:value-type="float">
            <text:p>79,399994</text:p>
          </table:table-cell>
          <table:table-cell office:value-type="float" office:value="98.33405" calcext:value-type="float">
            <text:p>98,334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2, EES008, EMM034, EWW028, LPR012, LVE032, OCE009, OMA019, OSH001, PCA033, SBB012, SCD001, SEL011, SMA025, SMT010, SOD016, SPL004, STE019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7.40001" calcext:value-type="float">
            <text:p>87,40001</text:p>
          </table:table-cell>
          <table:table-cell office:value-type="float" office:value="98.85075" calcext:value-type="float">
            <text:p>98,850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4, ECF012, EES008, EMM034, EWW028, LPR012, LVE032, OCE009, OMA019, OSH001, PCA033, SBB012, SCD001, SEL011, SMA025, SMT010, SOD016, STE019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78134" calcext:value-type="float">
            <text:p>98,781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11, ACSP007, EES008, EMM034, EWW028, EWW035, LMA004, LPR012, LUN030, LVE032, OCE009, OCP025, SBB012, SFR006, SMA025, SNV014, SOD016, STE019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8.8" calcext:value-type="float">
            <text:p>88,8</text:p>
          </table:table-cell>
          <table:table-cell office:value-type="float" office:value="98.799995" calcext:value-type="float">
            <text:p>98,7999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19, EEG010, EES008, EMM034, EWW028, LVE032, OCE009, OFI010, OMA019, OSH001, SBB012, SCD001, SEL011, SMA025, SMT010, SOD016, SPL004, STE019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98.890015" calcext:value-type="float">
            <text:p>98,890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EWW035, LBU041, LPR012, LVE005, LVE032, OCE009, SBB012, SDD007, SDD024, SMA025, SMO019, SNB019, SOD016, SSS030, STE019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61736" calcext:value-type="float">
            <text:p>98,617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JF019, EMM034, ERO031, EWW028, FSC001, LBI013, LDG005, LPR008, LPR012, LVE032, OCE009, OSH001, SBB012, SMA025, SOD016, SPI010, SPL004, STE019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7.600006" calcext:value-type="float">
            <text:p>87,600006</text:p>
          </table:table-cell>
          <table:table-cell office:value-type="float" office:value="98.788025" calcext:value-type="float">
            <text:p>98,7880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H007, ECF012, EES008, EMM034, EWW028, LMC032, LPR012, OCE009, OSH001, SBB012, SCD001, SEL011, SMA025, SME006, SMT010, SOD016, SRR010, STE019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872635" calcext:value-type="float">
            <text:p>98,8726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H007, EAG003, EES008, EMM034, EWW028, LMC032, LPR012, OCE009, OFF017, OMA019, OSH001, SBB012, SEL011, SMA025, SMO016, SMT010, SOD016, STE019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90002" calcext:value-type="float">
            <text:p>98,90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39, EES008, EMM034, EWW028, LPR012, LVE032, OCE009, OMA002, OSH001, PAN008, POM008, SBB012, SEN010, SFO025, SMA025, SMT010, SOD016, STE019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.799995" calcext:value-type="float">
            <text:p>85,799995</text:p>
          </table:table-cell>
          <table:table-cell office:value-type="float" office:value="98.731346" calcext:value-type="float">
            <text:p>98,7313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0, ECF012, EES008, EMM034, EWW028, LMC005, LMC032, LPR012, LUN010, LVE032, OCE009, OSH001, SBB012, SCD001, SEL011, SMA025, SOD016, STE019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.600006" calcext:value-type="float">
            <text:p>88,600006</text:p>
          </table:table-cell>
          <table:table-cell office:value-type="float" office:value="98.904" calcext:value-type="float">
            <text:p>98,9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O008, EWW023, EWW028, LBI009, LPR012, LVE032, OCE009, OSH001, SAA010, SBB012, SEL011, SMA025, SMT010, SOD010, SOD016, STE019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65868" calcext:value-type="float">
            <text:p>98,65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08, EES008, EMM034, EWW010, EWW028, EWW035, LPR012, LVE032, OCE009, SBB012, SCO011, SDD025, SIW004, SMA025, SOD016, SST032, STE019, SWA017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8.6" calcext:value-type="float">
            <text:p>88,6</text:p>
          </table:table-cell>
          <table:table-cell office:value-type="float" office:value="98.55803" calcext:value-type="float">
            <text:p>98,558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NO007, EES008, EMM034, EWW028, LMC005, LMC032, LPR012, LUN010, LVE032, MYPA003, OCE009, OMA005, OMA019, OSH001, SBB012, SMA025, SOD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7.19999" calcext:value-type="float">
            <text:p>87,19999</text:p>
          </table:table-cell>
          <table:table-cell office:value-type="float" office:value="98.684" calcext:value-type="float">
            <text:p>98,6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LMC025, LPL006, LPR012, LTT002, LUN021, LVE021, OCE009, OMA019, OSH001, SAA023, SBB012, SCD001, SMA025, SMT010, SOD016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7.399994" calcext:value-type="float">
            <text:p>87,399994</text:p>
          </table:table-cell>
          <table:table-cell office:value-type="float" office:value="98.88866" calcext:value-type="float">
            <text:p>98,888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2, EES008, EMM034, EPP012, EWW028, LDG016, LPR012, OCE009, OFF002, OSH001, PCA014, SBB012, SMA025, SOD016, SRR004, SSS019, STE019, STE020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.6" calcext:value-type="float">
            <text:p>86,6</text:p>
          </table:table-cell>
          <table:table-cell office:value-type="float" office:value="98.62735" calcext:value-type="float">
            <text:p>98,627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5, ACPY001, ECF012, EES008, EMM022, EMM034, ERO028, EWW028, LPL006, LPR012, LPR018, OCE009, OMA019, OSH001, SBB012, SMA025, SOD016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3.8" calcext:value-type="float">
            <text:p>83,8</text:p>
          </table:table-cell>
          <table:table-cell office:value-type="float" office:value="98.83601" calcext:value-type="float">
            <text:p>98,83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11, EMM034, EWW028, LPR012, LVE032, MYHI003, OCE009, OMA021, ORE014, OSH001, OWA002, PAN009, SBB012, SMA025, SMT010, SOD016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8.2" calcext:value-type="float">
            <text:p>88,2</text:p>
          </table:table-cell>
          <table:table-cell office:value-type="float" office:value="98.865326" calcext:value-type="float">
            <text:p>98,865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19, EMM034, EWW028, LPL027, LPR012, OCE009, OMA019, OSH001, SBB012, SCD001, SEL011, SFR001, SMA025, SOD016, STE019, STE020, STR003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.2" calcext:value-type="float">
            <text:p>79,2</text:p>
          </table:table-cell>
          <table:table-cell office:value-type="float" office:value="98.7307" calcext:value-type="float">
            <text:p>98,73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F016, EMM034, EWW028, LPR012, LTT002, LVE032, MYHI003, OCE009, ORE014, OSH001, OWA002, SAS004, SBB012, SMA025, SMT010, SOD016, STE019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2.4" calcext:value-type="float">
            <text:p>82,4</text:p>
          </table:table-cell>
          <table:table-cell office:value-type="float" office:value="98.63064" calcext:value-type="float">
            <text:p>98,630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22, EES008, EMM034, EWW028, EWW035, LDG022, LPR012, LVE032, OBI006, OCE009, ODE018, PAN013, SBB012, SMA025, SNB025, SOD004, SOD016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98.57671" calcext:value-type="float">
            <text:p>98,576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TA008, ECF012, EES008, EMM034, EOW005, EWW028, LPR012, OCE009, OFF027, OSH001, PHE007, SBB012, SCD001, SMA025, SMT010, SOD014, SOD016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8.2" calcext:value-type="float">
            <text:p>88,2</text:p>
          </table:table-cell>
          <table:table-cell office:value-type="float" office:value="98.69203" calcext:value-type="float">
            <text:p>98,692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1, ACGD009, EES008, EMM034, EWW028, EWW035, LPR012, LVE032, OCE009, ODE011, OEV007, SBB012, SCO011, SDD026, SMA025, SOD016, STE019, SWA017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.200005" calcext:value-type="float">
            <text:p>89,200005</text:p>
          </table:table-cell>
          <table:table-cell office:value-type="float" office:value="98.985985" calcext:value-type="float">
            <text:p>98,985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22, ACGD009, EES008, EMM034, EWW010, EWW028, EWW035, LPR012, LVE032, OCE009, OMA008, SAS024, SBB012, SCO007, SDD026, SMA025, STE019, SWA017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.799995" calcext:value-type="float">
            <text:p>83,799995</text:p>
          </table:table-cell>
          <table:table-cell office:value-type="float" office:value="98.61405" calcext:value-type="float">
            <text:p>98,614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PP014, EEE003, EES008, EMM034, EWW028, EWW035, LBI006, LCA025, LDG008, LPR012, OBI006, OCE009, PAN022, SBB012, SMA025, SOD001, SOD016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4.799995" calcext:value-type="float">
            <text:p>84,799995</text:p>
          </table:table-cell>
          <table:table-cell office:value-type="float" office:value="98.45336" calcext:value-type="float">
            <text:p>98,453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1, ACGD009, EES008, EPP019, EWW028, EWW035, LPR012, LVE032, OCE009, OEV007, SBB012, SCO011, SCO023, SDD026, SMA025, SOD016, STE019, SWA017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7.59999" calcext:value-type="float">
            <text:p>87,59999</text:p>
          </table:table-cell>
          <table:table-cell office:value-type="float" office:value="98.52934" calcext:value-type="float">
            <text:p>98,52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2, EES008, EMM034, EWW028, LHY005, LMC023, LPR012, OCE009, OSH001, SBB012, SCD001, SMA025, SMO010, SMT010, SOD014, SOD016, SST012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8.000015" calcext:value-type="float">
            <text:p>88,000015</text:p>
          </table:table-cell>
          <table:table-cell office:value-type="float" office:value="98.68939" calcext:value-type="float">
            <text:p>98,689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1, ACGD009, EES008, EMM022, EPP019, EWW028, EWW035, LPR012, LVE032, SAA021, SBB012, SCO011, SCO023, SDD026, SMA025, SOD016, STE019, SWA017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98.72536" calcext:value-type="float">
            <text:p>98,725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FE014, EAG014, EES008, EMM034, EWW028, EWW035, LBU027, LCA025, LMC006, LPR012, LVE032, OCE009, SBB012, SMA025, SOD001, SOD016, SRR020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.8" calcext:value-type="float">
            <text:p>76,8</text:p>
          </table:table-cell>
          <table:table-cell office:value-type="float" office:value="98.68065" calcext:value-type="float">
            <text:p>98,680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4, EES008, EJP022, EMM034, EPP011, EWW028, EWW035, LDG008, LPR012, LVE032, OBI006, OCE009, SBB012, SEN010, SMA025, SMW001, SOD016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.799995" calcext:value-type="float">
            <text:p>85,799995</text:p>
          </table:table-cell>
          <table:table-cell office:value-type="float" office:value="98.54738" calcext:value-type="float">
            <text:p>98,547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09, EES008, EMM034, EWW028, LMA048, LPR012, LVE032, OCE009, PAN011, SBB012, SDD026, SEN009, SGM010, SGM021, SMA025, SMW001, SOD016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.799995" calcext:value-type="float">
            <text:p>87,799995</text:p>
          </table:table-cell>
          <table:table-cell office:value-type="float" office:value="98.672646" calcext:value-type="float">
            <text:p>98,6726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ES017, EMM034, EWW028, EWW035, LPR012, LVE032, OCE009, OEV007, SAA012, SBB012, SDD025, SDD026, SMA025, SOD016, SPI011, STE019, SWA017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1.2" calcext:value-type="float">
            <text:p>81,2</text:p>
          </table:table-cell>
          <table:table-cell office:value-type="float" office:value="98.498" calcext:value-type="float">
            <text:p>98,4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3, EES008, EMM034, EWW028, EWW035, LPR012, LTT022, LVE032, OEV007, SAA012, SAS002, SBB012, SDD025, SDD026, SMA025, SOD016, STE019, SWA017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.4" calcext:value-type="float">
            <text:p>90,4</text:p>
          </table:table-cell>
          <table:table-cell office:value-type="float" office:value="98.74469" calcext:value-type="float">
            <text:p>98,744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EM003, EES008, EMM034, EWW028, EWW035, LPR012, LUN012, LVE032, OCE009, OEV007, SAA012, SBB012, SCO012, SDD026, SEV005, SMA025, SOD016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.600006" calcext:value-type="float">
            <text:p>80,600006</text:p>
          </table:table-cell>
          <table:table-cell office:value-type="float" office:value="98.75472" calcext:value-type="float">
            <text:p>98,754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AG024, EBT005, EES008, EJP022, EMM034, EPP011, EWW028, FSP006, LDG008, LPL001, LPR012, LVE032, OCE009, SBB012, SMA025, SME014, SOD016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.19999" calcext:value-type="float">
            <text:p>89,19999</text:p>
          </table:table-cell>
          <table:table-cell office:value-type="float" office:value="98.920685" calcext:value-type="float">
            <text:p>98,9206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E021, EES008, EHC007, ESS012, EWW028, EWW035, LDG008, LPR012, LVE032, OBI006, OCE009, SAA002, SBB012, SMA025, SMW001, SOD016, STE019, STE022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0.6" calcext:value-type="float">
            <text:p>90,6</text:p>
          </table:table-cell>
          <table:table-cell office:value-type="float" office:value="98.95201" calcext:value-type="float">
            <text:p>98,952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PP011, EWW028, EWW035, LBI014, LDG008, LMA024, LPR012, OBI006, OCE009, SAS021, SBB012, SFN014, SMA025, SMW001, SNV009, SOD016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6" calcext:value-type="float">
            <text:p>88,6</text:p>
          </table:table-cell>
          <table:table-cell office:value-type="float" office:value="98.94533" calcext:value-type="float">
            <text:p>98,94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D016, ACGM037, ACWS020, EES008, EMM034, EWW028, EWW035, LBI030, LDG008, LMA024, LVE032, OCE009, OMA013, SBB012, SMA025, SNB011, SOD016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.600006" calcext:value-type="float">
            <text:p>88,600006</text:p>
          </table:table-cell>
          <table:table-cell office:value-type="float" office:value="98.90268" calcext:value-type="float">
            <text:p>98,902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8, EES008, EMM034, EWW028, EWW035, EWW041, LMA045, LPR012, OCE009, SAA012, SBB012, SCO020, SDD026, SEL019, SMA025, SOD016, SOD024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3.4" calcext:value-type="float">
            <text:p>83,4</text:p>
          </table:table-cell>
          <table:table-cell office:value-type="float" office:value="98.78" calcext:value-type="float">
            <text:p>98,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31, ACSP031, ECF012, EES008, EHC007, EJP022, EMM034, EWW028, EWW035, LDG008, LPR012, LVE032, OBI011, OCE009, SBB012, SMA025, SOD016, STE01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7.200005" calcext:value-type="float">
            <text:p>87,200005</text:p>
          </table:table-cell>
          <table:table-cell office:value-type="float" office:value="98.778015" calcext:value-type="float">
            <text:p>98,778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04, EES008, EHC007, ELT008, EMM034, EWW028, EWW035, LAL002, LDG008, LMA050, LPR012, LVE032, OCE009, OWA016, SBB012, SEL008, SMA025, SOD016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0.200005" calcext:value-type="float">
            <text:p>90,200005</text:p>
          </table:table-cell>
          <table:table-cell office:value-type="float" office:value="98.898026" calcext:value-type="float">
            <text:p>98,8980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14, EMM034, ESS005, EWW028, EWW035, LPR012, LVE032, PFF028, SAA012, SBB012, SDD026, SEN017, SMA025, SOD016, SOD031, STE019, SWA007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0.8" calcext:value-type="float">
            <text:p>90,8</text:p>
          </table:table-cell>
          <table:table-cell office:value-type="float" office:value="98.53069" calcext:value-type="float">
            <text:p>98,530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WS006, EES008, EWW028, EWW035, FSP005, LPR012, LVE032, OCE009, SAA012, SBB012, SDD026, SEN020, SMA025, SME023, SOD016, STE019, STR019, STR032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6" calcext:value-type="float">
            <text:p>79,6</text:p>
          </table:table-cell>
          <table:table-cell office:value-type="float" office:value="98.450035" calcext:value-type="float">
            <text:p>98,4500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JP013, EMM034, EWW028, LBB016, LBU028, LDG008, LPR012, LVE032, OCE009, ODE018, SBB012, SDD012, SFN014, SMA025, SNV009, SOD016, STE019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3.8" calcext:value-type="float">
            <text:p>83,8</text:p>
          </table:table-cell>
          <table:table-cell office:value-type="float" office:value="98.623344" calcext:value-type="float">
            <text:p>98,623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GM056, EBT003, EDO016, EES008, EMM034, EWW028, EWW035, LPR012, LVE011, LVE032, OCE009, PAN011, SAA012, SBB012, SMA025, SNB019, SOD016, STE019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5.600006" calcext:value-type="float">
            <text:p>85,600006</text:p>
          </table:table-cell>
          <table:table-cell office:value-type="float" office:value="98.53465" calcext:value-type="float">
            <text:p>98,534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14, EES008, EPP011, EWW028, LDG008, LHY003, LPL009, LPL025, LPR012, LVE032, OCE009, SBB012, SBB021, SGM015, SMA025, SNV009, SOD016, STE019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5.399994" calcext:value-type="float">
            <text:p>85,399994</text:p>
          </table:table-cell>
          <table:table-cell office:value-type="float" office:value="98.569374" calcext:value-type="float">
            <text:p>98,5693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2, EHC007, EJP022, EMM034, EWW028, EWW035, LDG008, LPR012, LVE032, OBI011, OCE006, OCE009, OFF012, SBB012, SMA025, SOD016, SSS024, STE019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1.800003" calcext:value-type="float">
            <text:p>61,800003</text:p>
          </table:table-cell>
          <table:table-cell office:value-type="float" office:value="98.478035" calcext:value-type="float">
            <text:p>98,4780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DO013, EES008, EMM034, EWW028, EWW035, LAL019, LPR012, LVE032, OCE009, ORF004, OWA017, SBB012, SMA025, SMW014, SOD016, SRR018, STE019, SZO009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7.8" calcext:value-type="float">
            <text:p>77,8</text:p>
          </table:table-cell>
          <table:table-cell office:value-type="float" office:value="98.50537" calcext:value-type="float">
            <text:p>98,505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BT001, EES008, EMM034, EWW028, EWW035, FSP002, LPR012, LVE032, OCE009, OWA017, SBB012, SDD026, SMA025, SMO007, SMW014, SOD016, STE019, STE020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6.79999" calcext:value-type="float">
            <text:p>86,79999</text:p>
          </table:table-cell>
          <table:table-cell office:value-type="float" office:value="98.554665" calcext:value-type="float">
            <text:p>98,5546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CF012, EHC007, EMM034, EWW028, EWW035, LDG008, LMC008, LMC032, LPR012, LVE032, OBI011, OCE009, OFF012, SBB012, SCO021, SMA025, SOD016, STE019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1.200005" calcext:value-type="float">
            <text:p>71,200005</text:p>
          </table:table-cell>
          <table:table-cell office:value-type="float" office:value="98.49335" calcext:value-type="float">
            <text:p>98,493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BT001, EES008, EMM034, EWW028, FSP002, LPR012, LVE032, OCE009, OWA017, SBB012, SDD026, SMA025, SMO007, SMW014, SOD016, SST028, STE019, STE020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9.399994" calcext:value-type="float">
            <text:p>89,399994</text:p>
          </table:table-cell>
          <table:table-cell office:value-type="float" office:value="98.69467" calcext:value-type="float">
            <text:p>98,69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JP018, EMM034, EWW019, EWW023, EWW028, EWW035, LVE032, OCE009, OSH001, PMO009, SBB012, SDD026, SEN009, SMA025, SOD016, SPP001, STE019, SWA019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98.42334" calcext:value-type="float">
            <text:p>98,42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AL008, EBT001, EES008, EES013, EMM034, ESY006, EWW028, EWW035, LPR012, LVE032, OCE009, SBB012, SDD026, SMA025, SOD016, SSS016, STE019, STR029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2.200005" calcext:value-type="float">
            <text:p>82,200005</text:p>
          </table:table-cell>
          <table:table-cell office:value-type="float" office:value="98.25736" calcext:value-type="float">
            <text:p>98,257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LBU028, LDG008, LPR012, LVE032, OCE009, ODE018, OMA013, SBB012, SEN012, SIW018, SMA025, SNB006, SOD016, SST014, STE01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.399994" calcext:value-type="float">
            <text:p>87,399994</text:p>
          </table:table-cell>
          <table:table-cell office:value-type="float" office:value="98.35664" calcext:value-type="float">
            <text:p>98,35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ES008, EMM034, EWW028, LBU028, LDG008, LPR012, LVE032, OCE009, OMA013, PFF018, SBB012, SCO025, SEN012, SIW018, SMA025, SOD016, SST014, STE019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3.4" calcext:value-type="float">
            <text:p>83,4</text:p>
          </table:table-cell>
          <table:table-cell office:value-type="float" office:value="98.18401" calcext:value-type="float">
            <text:p>98,184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EMM034, EWW019, EWW028, EWW035, LPR012, LVE032, OCE009, OSH001, PMO009, PMO023, SBB012, SCO020, SDD026, SEN009, SFN014, SMA025, SOD016, STE019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3.00001" calcext:value-type="float">
            <text:p>83,00001</text:p>
          </table:table-cell>
          <table:table-cell office:value-type="float" office:value="98.39269" calcext:value-type="float">
            <text:p>98,392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]</text:p>
          </table:table-cell>
          <table:table-cell office:value-type="string" calcext:value-type="string">
            <text:p>[ACRR005, EES008, EMM034, EWW028, LBU028, LDG008, LPR012, LVE032, OCE009, OCP002, PFF018, SBB012, SCO025, SEN012, SIW018, SMA025, SST014, STE01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12:46:31.7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07T12:50:49.139000000</dc:date>
    <meta:editing-duration>PT22M23S</meta:editing-duration>
    <meta:editing-cycles>4</meta:editing-cycles>
    <meta:generator>LibreOffice/6.4.3.2$Windows_X86_64 LibreOffice_project/747b5d0ebf89f41c860ec2a39efd7cb15b54f2d8</meta:generator>
    <meta:document-statistic meta:table-count="6" meta:cell-count="603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1.A1:Rules_1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1.A2:Rules_1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1.B2:Rules_1.B201" chart:label-cell-address="Rules_1.B1:Rules_1.B1" chart:class="chart:line">
            <chart:data-point chart:repeated="200"/>
          </chart:series>
          <chart:series chart:style-name="ch8" chart:values-cell-range-address="Rules_1.C2:Rules_1.C201" chart:label-cell-address="Rules_1.C1:Rules_1.C1" chart:class="chart:line">
            <chart:data-point chart:repeated="200"/>
          </chart:series>
          <chart:series chart:style-name="ch9" chart:values-cell-range-address="Rules_1.D2:Rules_1.D201" chart:label-cell-address="Rules_1.D1:Rules_1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1.B1:Rules_1.B1</svg:desc>
                </draw:g>
              </table:table-cell>
              <table:table-cell office:value-type="string">
                <text:p> AvgFit</text:p>
                <draw:g>
                  <svg:desc>Rules_1.C1:Rules_1.C1</svg:desc>
                </draw:g>
              </table:table-cell>
              <table:table-cell office:value-type="string">
                <text:p> BestFit</text:p>
                <draw:g>
                  <svg:desc>Rules_1.D1:Rules_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1.A2:Rules_1.A201</svg:desc>
                </draw:g>
              </table:table-cell>
              <table:table-cell office:value-type="float" office:value="0">
                <text:p>0</text:p>
                <draw:g>
                  <svg:desc>Rules_1.B2:Rules_1.B201</svg:desc>
                </draw:g>
              </table:table-cell>
              <table:table-cell office:value-type="float" office:value="0">
                <text:p>0</text:p>
                <draw:g>
                  <svg:desc>Rules_1.C2:Rules_1.C201</svg:desc>
                </draw:g>
              </table:table-cell>
              <table:table-cell office:value-type="float" office:value="0">
                <text:p>0</text:p>
                <draw:g>
                  <svg:desc>Rules_1.D2:Rules_1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26666664">
                <text:p>0.0026666664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4666667">
                <text:p>0.004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10000001">
                <text:p>0.010000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19333335">
                <text:p>0.0193333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43999996">
                <text:p>0.04399999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12866671">
                <text:p>0.1286667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42533305">
                <text:p>0.42533305</text:p>
              </table:table-cell>
              <table:table-cell office:value-type="float" office:value="6.3999996">
                <text:p>6.39999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1653334">
                <text:p>1.1653334</text:p>
              </table:table-cell>
              <table:table-cell office:value-type="float" office:value="7.2000003">
                <text:p>7.20000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.8079991">
                <text:p>2.807999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7746649">
                <text:p>3.7746649</text:p>
              </table:table-cell>
              <table:table-cell office:value-type="float" office:value="13.399999">
                <text:p>13.3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731333">
                <text:p>4.73133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.240666">
                <text:p>6.24066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.728668">
                <text:p>7.728668</text:p>
              </table:table-cell>
              <table:table-cell office:value-type="float" office:value="22.199997">
                <text:p>22.1999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.434002">
                <text:p>9.434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.424669">
                <text:p>11.424669</text:p>
              </table:table-cell>
              <table:table-cell office:value-type="float" office:value="27.799997">
                <text:p>27.7999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.206664">
                <text:p>13.20666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6.14934">
                <text:p>16.14934</text:p>
              </table:table-cell>
              <table:table-cell office:value-type="float" office:value="31.600002">
                <text:p>31.6000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8.341337">
                <text:p>18.34133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9999999">
                <text:p>0.19999999</text:p>
              </table:table-cell>
              <table:table-cell office:value-type="float" office:value="20.232664">
                <text:p>20.232664</text:p>
              </table:table-cell>
              <table:table-cell office:value-type="float" office:value="37.000004">
                <text:p>37.0000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3.26467">
                <text:p>23.264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5.110664">
                <text:p>25.110664</text:p>
              </table:table-cell>
              <table:table-cell office:value-type="float" office:value="51.400005">
                <text:p>51.400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9999999">
                <text:p>0.19999999</text:p>
              </table:table-cell>
              <table:table-cell office:value-type="float" office:value="26.496666">
                <text:p>26.496666</text:p>
              </table:table-cell>
              <table:table-cell office:value-type="float" office:value="53.400005">
                <text:p>53.4000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9.081995">
                <text:p>29.08199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999999">
                <text:p>1.1999999</text:p>
              </table:table-cell>
              <table:table-cell office:value-type="float" office:value="30.777336">
                <text:p>30.77733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8000001">
                <text:p>1.8000001</text:p>
              </table:table-cell>
              <table:table-cell office:value-type="float" office:value="34.595333">
                <text:p>34.59533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39.27399">
                <text:p>39.2739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6">
                <text:p>2.6</text:p>
              </table:table-cell>
              <table:table-cell office:value-type="float" office:value="40.829994">
                <text:p>40.829994</text:p>
              </table:table-cell>
              <table:table-cell office:value-type="float" office:value="60.399998">
                <text:p>60.3999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4">
                <text:p>3.4</text:p>
              </table:table-cell>
              <table:table-cell office:value-type="float" office:value="42.472668">
                <text:p>42.4726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1999998">
                <text:p>3.1999998</text:p>
              </table:table-cell>
              <table:table-cell office:value-type="float" office:value="43.377995">
                <text:p>43.377995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8">
                <text:p>3.8</text:p>
              </table:table-cell>
              <table:table-cell office:value-type="float" office:value="46.64534">
                <text:p>46.645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4">
                <text:p>3.4</text:p>
              </table:table-cell>
              <table:table-cell office:value-type="float" office:value="46.79998">
                <text:p>46.79998</text:p>
              </table:table-cell>
              <table:table-cell office:value-type="float" office:value="67.200005">
                <text:p>67.2000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6">
                <text:p>4.6</text:p>
              </table:table-cell>
              <table:table-cell office:value-type="float" office:value="47.738655">
                <text:p>47.738655</text:p>
              </table:table-cell>
              <table:table-cell office:value-type="float" office:value="82.799995">
                <text:p>82.7999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2">
                <text:p>3.2</text:p>
              </table:table-cell>
              <table:table-cell office:value-type="float" office:value="50.852013">
                <text:p>50.852013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.2">
                <text:p>8.2</text:p>
              </table:table-cell>
              <table:table-cell office:value-type="float" office:value="53.182674">
                <text:p>53.182674</text:p>
              </table:table-cell>
              <table:table-cell office:value-type="float" office:value="84.799995">
                <text:p>84.79999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.999999">
                <text:p>10.999999</text:p>
              </table:table-cell>
              <table:table-cell office:value-type="float" office:value="56.93332">
                <text:p>56.9333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4">
                <text:p>8.4</text:p>
              </table:table-cell>
              <table:table-cell office:value-type="float" office:value="63.073994">
                <text:p>63.07399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.399998">
                <text:p>18.399998</text:p>
              </table:table-cell>
              <table:table-cell office:value-type="float" office:value="69.237366">
                <text:p>69.237366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2">
                <text:p>28.2</text:p>
              </table:table-cell>
              <table:table-cell office:value-type="float" office:value="69.97734">
                <text:p>69.97734</text:p>
              </table:table-cell>
              <table:table-cell office:value-type="float" office:value="89.600006">
                <text:p>89.6000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72.86932">
                <text:p>72.869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.600002">
                <text:p>31.600002</text:p>
              </table:table-cell>
              <table:table-cell office:value-type="float" office:value="73.10333">
                <text:p>73.10333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5.2">
                <text:p>35.2</text:p>
              </table:table-cell>
              <table:table-cell office:value-type="float" office:value="75.31867">
                <text:p>75.3186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.600002">
                <text:p>32.600002</text:p>
              </table:table-cell>
              <table:table-cell office:value-type="float" office:value="77.04534">
                <text:p>77.045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78.817986">
                <text:p>78.817986</text:p>
              </table:table-cell>
              <table:table-cell office:value-type="float" office:value="92.399994">
                <text:p>92.3999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.600002">
                <text:p>44.600002</text:p>
              </table:table-cell>
              <table:table-cell office:value-type="float" office:value="79.793335">
                <text:p>79.793335</text:p>
              </table:table-cell>
              <table:table-cell office:value-type="float" office:value="92.799995">
                <text:p>92.7999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6.399994">
                <text:p>46.399994</text:p>
              </table:table-cell>
              <table:table-cell office:value-type="float" office:value="81.04269">
                <text:p>81.04269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5.4">
                <text:p>45.4</text:p>
              </table:table-cell>
              <table:table-cell office:value-type="float" office:value="81.22269">
                <text:p>81.22269</text:p>
              </table:table-cell>
              <table:table-cell office:value-type="float" office:value="93.600006">
                <text:p>93.6000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2.2">
                <text:p>42.2</text:p>
              </table:table-cell>
              <table:table-cell office:value-type="float" office:value="82.75201">
                <text:p>82.75201</text:p>
              </table:table-cell>
              <table:table-cell office:value-type="float" office:value="96.399994">
                <text:p>96.39999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.399998">
                <text:p>46.399998</text:p>
              </table:table-cell>
              <table:table-cell office:value-type="float" office:value="82.46933">
                <text:p>82.46933</text:p>
              </table:table-cell>
              <table:table-cell office:value-type="float" office:value="97.39999">
                <text:p>97.3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0.199997">
                <text:p>50.199997</text:p>
              </table:table-cell>
              <table:table-cell office:value-type="float" office:value="84.95066">
                <text:p>84.9506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1.6">
                <text:p>51.6</text:p>
              </table:table-cell>
              <table:table-cell office:value-type="float" office:value="85.405304">
                <text:p>85.405304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8.6">
                <text:p>48.6</text:p>
              </table:table-cell>
              <table:table-cell office:value-type="float" office:value="86.69536">
                <text:p>86.6953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.200005">
                <text:p>54.200005</text:p>
              </table:table-cell>
              <table:table-cell office:value-type="float" office:value="87.22203">
                <text:p>87.22203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599995">
                <text:p>59.599995</text:p>
              </table:table-cell>
              <table:table-cell office:value-type="float" office:value="88.23729">
                <text:p>88.237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6.6">
                <text:p>56.6</text:p>
              </table:table-cell>
              <table:table-cell office:value-type="float" office:value="87.830666">
                <text:p>87.8306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0.59999">
                <text:p>50.59999</text:p>
              </table:table-cell>
              <table:table-cell office:value-type="float" office:value="88.13867">
                <text:p>88.13867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3.4">
                <text:p>63.4</text:p>
              </table:table-cell>
              <table:table-cell office:value-type="float" office:value="89.16867">
                <text:p>89.16867</text:p>
              </table:table-cell>
              <table:table-cell office:value-type="float" office:value="98.600006">
                <text:p>98.6000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8.2">
                <text:p>58.2</text:p>
              </table:table-cell>
              <table:table-cell office:value-type="float" office:value="90.011955">
                <text:p>90.011955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91.09533">
                <text:p>91.09533</text:p>
              </table:table-cell>
              <table:table-cell office:value-type="float" office:value="99.00001">
                <text:p>99.00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0.000004">
                <text:p>60.000004</text:p>
              </table:table-cell>
              <table:table-cell office:value-type="float" office:value="91.48403">
                <text:p>91.48403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3.000004">
                <text:p>53.000004</text:p>
              </table:table-cell>
              <table:table-cell office:value-type="float" office:value="92.478">
                <text:p>92.478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799995">
                <text:p>62.799995</text:p>
              </table:table-cell>
              <table:table-cell office:value-type="float" office:value="92.852684">
                <text:p>92.852684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.8">
                <text:p>71.8</text:p>
              </table:table-cell>
              <table:table-cell office:value-type="float" office:value="93.1433">
                <text:p>93.143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94.00131">
                <text:p>94.0013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3.2">
                <text:p>73.2</text:p>
              </table:table-cell>
              <table:table-cell office:value-type="float" office:value="94.78066">
                <text:p>94.7806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5.8">
                <text:p>75.8</text:p>
              </table:table-cell>
              <table:table-cell office:value-type="float" office:value="94.277954">
                <text:p>94.277954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8.8">
                <text:p>68.8</text:p>
              </table:table-cell>
              <table:table-cell office:value-type="float" office:value="93.94729">
                <text:p>93.9472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0.600006">
                <text:p>70.600006</text:p>
              </table:table-cell>
              <table:table-cell office:value-type="float" office:value="93.68666">
                <text:p>93.68666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4">
                <text:p>63.4</text:p>
              </table:table-cell>
              <table:table-cell office:value-type="float" office:value="93.99332">
                <text:p>93.99332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93.75937">
                <text:p>93.75937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2.8">
                <text:p>72.8</text:p>
              </table:table-cell>
              <table:table-cell office:value-type="float" office:value="94.089325">
                <text:p>94.08932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7.99999">
                <text:p>67.99999</text:p>
              </table:table-cell>
              <table:table-cell office:value-type="float" office:value="94.01666">
                <text:p>94.0166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8.8">
                <text:p>68.8</text:p>
              </table:table-cell>
              <table:table-cell office:value-type="float" office:value="93.86071">
                <text:p>93.86071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6.8">
                <text:p>66.8</text:p>
              </table:table-cell>
              <table:table-cell office:value-type="float" office:value="94.31001">
                <text:p>94.31001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4.200005">
                <text:p>64.200005</text:p>
              </table:table-cell>
              <table:table-cell office:value-type="float" office:value="93.521324">
                <text:p>93.52132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1.4">
                <text:p>71.4</text:p>
              </table:table-cell>
              <table:table-cell office:value-type="float" office:value="94.05665">
                <text:p>94.05665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0.8">
                <text:p>70.8</text:p>
              </table:table-cell>
              <table:table-cell office:value-type="float" office:value="94.73464">
                <text:p>94.7346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3.8">
                <text:p>73.8</text:p>
              </table:table-cell>
              <table:table-cell office:value-type="float" office:value="94.10665">
                <text:p>94.106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9.200005">
                <text:p>69.200005</text:p>
              </table:table-cell>
              <table:table-cell office:value-type="float" office:value="94.12402">
                <text:p>94.1240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7.8">
                <text:p>67.8</text:p>
              </table:table-cell>
              <table:table-cell office:value-type="float" office:value="94.63532">
                <text:p>94.635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1.6">
                <text:p>71.6</text:p>
              </table:table-cell>
              <table:table-cell office:value-type="float" office:value="95.24866">
                <text:p>95.248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0.8">
                <text:p>70.8</text:p>
              </table:table-cell>
              <table:table-cell office:value-type="float" office:value="94.82532">
                <text:p>94.825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.6">
                <text:p>76.6</text:p>
              </table:table-cell>
              <table:table-cell office:value-type="float" office:value="95.03">
                <text:p>95.0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9.4">
                <text:p>69.4</text:p>
              </table:table-cell>
              <table:table-cell office:value-type="float" office:value="95.334694">
                <text:p>95.33469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5.6">
                <text:p>75.6</text:p>
              </table:table-cell>
              <table:table-cell office:value-type="float" office:value="95.696655">
                <text:p>95.69665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9.6">
                <text:p>69.6</text:p>
              </table:table-cell>
              <table:table-cell office:value-type="float" office:value="95.58599">
                <text:p>95.58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6.8">
                <text:p>76.8</text:p>
              </table:table-cell>
              <table:table-cell office:value-type="float" office:value="96.078674">
                <text:p>96.078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6.8">
                <text:p>76.8</text:p>
              </table:table-cell>
              <table:table-cell office:value-type="float" office:value="95.71594">
                <text:p>95.7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0.600006">
                <text:p>70.600006</text:p>
              </table:table-cell>
              <table:table-cell office:value-type="float" office:value="95.89461">
                <text:p>95.89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4">
                <text:p>74</text:p>
              </table:table-cell>
              <table:table-cell office:value-type="float" office:value="96.00064">
                <text:p>96.00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3.99999">
                <text:p>73.99999</text:p>
              </table:table-cell>
              <table:table-cell office:value-type="float" office:value="95.69671">
                <text:p>95.69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2">
                <text:p>72</text:p>
              </table:table-cell>
              <table:table-cell office:value-type="float" office:value="96.14935">
                <text:p>96.14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6.2">
                <text:p>76.2</text:p>
              </table:table-cell>
              <table:table-cell office:value-type="float" office:value="96.33533">
                <text:p>96.33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1.8">
                <text:p>81.8</text:p>
              </table:table-cell>
              <table:table-cell office:value-type="float" office:value="96.72199">
                <text:p>96.72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6.6">
                <text:p>76.6</text:p>
              </table:table-cell>
              <table:table-cell office:value-type="float" office:value="96.83398">
                <text:p>96.83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1.6">
                <text:p>81.6</text:p>
              </table:table-cell>
              <table:table-cell office:value-type="float" office:value="96.67599">
                <text:p>96.67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8.6">
                <text:p>78.6</text:p>
              </table:table-cell>
              <table:table-cell office:value-type="float" office:value="96.880646">
                <text:p>96.880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0.4">
                <text:p>80.4</text:p>
              </table:table-cell>
              <table:table-cell office:value-type="float" office:value="96.80533">
                <text:p>96.80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9">
                <text:p>79</text:p>
              </table:table-cell>
              <table:table-cell office:value-type="float" office:value="96.75336">
                <text:p>96.75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3.59999">
                <text:p>73.59999</text:p>
              </table:table-cell>
              <table:table-cell office:value-type="float" office:value="96.86935">
                <text:p>96.86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8.4">
                <text:p>78.4</text:p>
              </table:table-cell>
              <table:table-cell office:value-type="float" office:value="97.15331">
                <text:p>97.15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97.16202">
                <text:p>97.16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6.4">
                <text:p>76.4</text:p>
              </table:table-cell>
              <table:table-cell office:value-type="float" office:value="97.06595">
                <text:p>97.06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6.8">
                <text:p>76.8</text:p>
              </table:table-cell>
              <table:table-cell office:value-type="float" office:value="97.09201">
                <text:p>97.09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8.6">
                <text:p>78.6</text:p>
              </table:table-cell>
              <table:table-cell office:value-type="float" office:value="97.19933">
                <text:p>97.19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0.19999">
                <text:p>80.19999</text:p>
              </table:table-cell>
              <table:table-cell office:value-type="float" office:value="97.16401">
                <text:p>97.16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96.986">
                <text:p>96.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5.6">
                <text:p>65.6</text:p>
              </table:table-cell>
              <table:table-cell office:value-type="float" office:value="96.63136">
                <text:p>96.6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0.19999">
                <text:p>80.19999</text:p>
              </table:table-cell>
              <table:table-cell office:value-type="float" office:value="96.887276">
                <text:p>96.887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2.4">
                <text:p>82.4</text:p>
              </table:table-cell>
              <table:table-cell office:value-type="float" office:value="96.76666">
                <text:p>96.76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6.6">
                <text:p>76.6</text:p>
              </table:table-cell>
              <table:table-cell office:value-type="float" office:value="96.46796">
                <text:p>96.46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6.8">
                <text:p>76.8</text:p>
              </table:table-cell>
              <table:table-cell office:value-type="float" office:value="96.56464">
                <text:p>96.56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6.4">
                <text:p>76.4</text:p>
              </table:table-cell>
              <table:table-cell office:value-type="float" office:value="96.7">
                <text:p>96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2.4">
                <text:p>82.4</text:p>
              </table:table-cell>
              <table:table-cell office:value-type="float" office:value="96.89402">
                <text:p>96.89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27008">
                <text:p>97.27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7.8">
                <text:p>77.8</text:p>
              </table:table-cell>
              <table:table-cell office:value-type="float" office:value="96.89935">
                <text:p>96.89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6.4">
                <text:p>76.4</text:p>
              </table:table-cell>
              <table:table-cell office:value-type="float" office:value="96.48936">
                <text:p>96.48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4.6">
                <text:p>74.6</text:p>
              </table:table-cell>
              <table:table-cell office:value-type="float" office:value="96.737335">
                <text:p>96.7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96.65199">
                <text:p>96.65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7.8">
                <text:p>77.8</text:p>
              </table:table-cell>
              <table:table-cell office:value-type="float" office:value="97.02997">
                <text:p>97.02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5.6">
                <text:p>75.6</text:p>
              </table:table-cell>
              <table:table-cell office:value-type="float" office:value="96.408615">
                <text:p>96.408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7.8">
                <text:p>77.8</text:p>
              </table:table-cell>
              <table:table-cell office:value-type="float" office:value="96.606026">
                <text:p>96.606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5.2">
                <text:p>75.2</text:p>
              </table:table-cell>
              <table:table-cell office:value-type="float" office:value="96.44995">
                <text:p>96.44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77">
                <text:p>77</text:p>
              </table:table-cell>
              <table:table-cell office:value-type="float" office:value="96.184006">
                <text:p>96.184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7.200005">
                <text:p>77.200005</text:p>
              </table:table-cell>
              <table:table-cell office:value-type="float" office:value="96.986694">
                <text:p>96.986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9.6">
                <text:p>79.6</text:p>
              </table:table-cell>
              <table:table-cell office:value-type="float" office:value="96.53139">
                <text:p>96.53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84467">
                <text:p>96.84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9.6">
                <text:p>79.6</text:p>
              </table:table-cell>
              <table:table-cell office:value-type="float" office:value="96.75329">
                <text:p>96.75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9.399994">
                <text:p>79.399994</text:p>
              </table:table-cell>
              <table:table-cell office:value-type="float" office:value="97.20003">
                <text:p>97.20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8.799995">
                <text:p>78.799995</text:p>
              </table:table-cell>
              <table:table-cell office:value-type="float" office:value="97.43203">
                <text:p>97.43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34599">
                <text:p>97.34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0.4">
                <text:p>80.4</text:p>
              </table:table-cell>
              <table:table-cell office:value-type="float" office:value="97.29666">
                <text:p>97.29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.8">
                <text:p>77.8</text:p>
              </table:table-cell>
              <table:table-cell office:value-type="float" office:value="97.39334">
                <text:p>97.3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4.4">
                <text:p>74.4</text:p>
              </table:table-cell>
              <table:table-cell office:value-type="float" office:value="97.15799">
                <text:p>97.15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5.59999">
                <text:p>85.59999</text:p>
              </table:table-cell>
              <table:table-cell office:value-type="float" office:value="97.37205">
                <text:p>97.37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5">
                <text:p>75</text:p>
              </table:table-cell>
              <table:table-cell office:value-type="float" office:value="97.41464">
                <text:p>97.4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4.799995">
                <text:p>84.799995</text:p>
              </table:table-cell>
              <table:table-cell office:value-type="float" office:value="97.716">
                <text:p>97.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8.6">
                <text:p>78.6</text:p>
              </table:table-cell>
              <table:table-cell office:value-type="float" office:value="97.39267">
                <text:p>97.39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211365">
                <text:p>97.21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8">
                <text:p>78</text:p>
              </table:table-cell>
              <table:table-cell office:value-type="float" office:value="96.995316">
                <text:p>96.995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3.6">
                <text:p>73.6</text:p>
              </table:table-cell>
              <table:table-cell office:value-type="float" office:value="97.004">
                <text:p>97.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96.905975">
                <text:p>96.905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97.02466">
                <text:p>97.02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1.6">
                <text:p>81.6</text:p>
              </table:table-cell>
              <table:table-cell office:value-type="float" office:value="97.1047">
                <text:p>97.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4.4">
                <text:p>84.4</text:p>
              </table:table-cell>
              <table:table-cell office:value-type="float" office:value="97.13331">
                <text:p>97.13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1.200005">
                <text:p>61.200005</text:p>
              </table:table-cell>
              <table:table-cell office:value-type="float" office:value="96.41935">
                <text:p>96.4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1.8">
                <text:p>71.8</text:p>
              </table:table-cell>
              <table:table-cell office:value-type="float" office:value="95.84128">
                <text:p>95.84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5.2">
                <text:p>75.2</text:p>
              </table:table-cell>
              <table:table-cell office:value-type="float" office:value="96.64999">
                <text:p>96.64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6.40001">
                <text:p>76.40001</text:p>
              </table:table-cell>
              <table:table-cell office:value-type="float" office:value="97.0873">
                <text:p>97.0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85734">
                <text:p>96.85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29266">
                <text:p>97.29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5.6">
                <text:p>75.6</text:p>
              </table:table-cell>
              <table:table-cell office:value-type="float" office:value="96.84998">
                <text:p>96.84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1.8">
                <text:p>81.8</text:p>
              </table:table-cell>
              <table:table-cell office:value-type="float" office:value="97.21534">
                <text:p>97.2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97.5686">
                <text:p>97.5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97.36136">
                <text:p>97.36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1.4">
                <text:p>81.4</text:p>
              </table:table-cell>
              <table:table-cell office:value-type="float" office:value="97.4007">
                <text:p>97.4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3.6">
                <text:p>83.6</text:p>
              </table:table-cell>
              <table:table-cell office:value-type="float" office:value="97.80603">
                <text:p>97.80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54403">
                <text:p>97.54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6.4">
                <text:p>76.4</text:p>
              </table:table-cell>
              <table:table-cell office:value-type="float" office:value="97.34002">
                <text:p>97.34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7.2">
                <text:p>77.2</text:p>
              </table:table-cell>
              <table:table-cell office:value-type="float" office:value="97.056">
                <text:p>97.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8.2">
                <text:p>78.2</text:p>
              </table:table-cell>
              <table:table-cell office:value-type="float" office:value="97.322586">
                <text:p>97.322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2">
                <text:p>82</text:p>
              </table:table-cell>
              <table:table-cell office:value-type="float" office:value="96.97404">
                <text:p>96.97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8.799995">
                <text:p>78.799995</text:p>
              </table:table-cell>
              <table:table-cell office:value-type="float" office:value="97.680046">
                <text:p>97.680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0.600006">
                <text:p>80.600006</text:p>
              </table:table-cell>
              <table:table-cell office:value-type="float" office:value="97.14667">
                <text:p>97.14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6.2">
                <text:p>76.2</text:p>
              </table:table-cell>
              <table:table-cell office:value-type="float" office:value="97.22333">
                <text:p>97.22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0.4">
                <text:p>80.4</text:p>
              </table:table-cell>
              <table:table-cell office:value-type="float" office:value="97.10664">
                <text:p>97.10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9.4">
                <text:p>79.4</text:p>
              </table:table-cell>
              <table:table-cell office:value-type="float" office:value="97.04534">
                <text:p>97.04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8.4">
                <text:p>78.4</text:p>
              </table:table-cell>
              <table:table-cell office:value-type="float" office:value="97.28406">
                <text:p>97.28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9.4">
                <text:p>79.4</text:p>
              </table:table-cell>
              <table:table-cell office:value-type="float" office:value="97.39068">
                <text:p>97.39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4.799995">
                <text:p>84.799995</text:p>
              </table:table-cell>
              <table:table-cell office:value-type="float" office:value="97.44931">
                <text:p>97.44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2.4">
                <text:p>82.4</text:p>
              </table:table-cell>
              <table:table-cell office:value-type="float" office:value="96.752686">
                <text:p>96.752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4.8">
                <text:p>74.8</text:p>
              </table:table-cell>
              <table:table-cell office:value-type="float" office:value="97.34601">
                <text:p>97.34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.6">
                <text:p>79.6</text:p>
              </table:table-cell>
              <table:table-cell office:value-type="float" office:value="96.97333">
                <text:p>96.97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5.8">
                <text:p>75.8</text:p>
              </table:table-cell>
              <table:table-cell office:value-type="float" office:value="97.10064">
                <text:p>97.10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6.6">
                <text:p>76.6</text:p>
              </table:table-cell>
              <table:table-cell office:value-type="float" office:value="96.19135">
                <text:p>96.19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7">
                <text:p>77</text:p>
              </table:table-cell>
              <table:table-cell office:value-type="float" office:value="96.67267">
                <text:p>96.67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1.2">
                <text:p>81.2</text:p>
              </table:table-cell>
              <table:table-cell office:value-type="float" office:value="96.84804">
                <text:p>96.84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8.2">
                <text:p>78.2</text:p>
              </table:table-cell>
              <table:table-cell office:value-type="float" office:value="96.50535">
                <text:p>96.50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5.6">
                <text:p>75.6</text:p>
              </table:table-cell>
              <table:table-cell office:value-type="float" office:value="96.42865">
                <text:p>96.42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.8">
                <text:p>74.8</text:p>
              </table:table-cell>
              <table:table-cell office:value-type="float" office:value="96.06799">
                <text:p>96.06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.2">
                <text:p>74.2</text:p>
              </table:table-cell>
              <table:table-cell office:value-type="float" office:value="96.28">
                <text:p>96.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4.4">
                <text:p>74.4</text:p>
              </table:table-cell>
              <table:table-cell office:value-type="float" office:value="96.37932">
                <text:p>96.3793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3.A1:Rules_3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3.A2:Rules_3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3.B2:Rules_3.B201" chart:label-cell-address="Rules_3.B1:Rules_3.B1" chart:class="chart:line">
            <chart:data-point chart:repeated="200"/>
          </chart:series>
          <chart:series chart:style-name="ch8" chart:values-cell-range-address="Rules_3.C2:Rules_3.C201" chart:label-cell-address="Rules_3.C1:Rules_3.C1" chart:class="chart:line">
            <chart:data-point chart:repeated="200"/>
          </chart:series>
          <chart:series chart:style-name="ch9" chart:values-cell-range-address="Rules_3.D2:Rules_3.D201" chart:label-cell-address="Rules_3.D1:Rules_3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3.B1:Rules_3.B1</svg:desc>
                </draw:g>
              </table:table-cell>
              <table:table-cell office:value-type="string">
                <text:p> AvgFit</text:p>
                <draw:g>
                  <svg:desc>Rules_3.C1:Rules_3.C1</svg:desc>
                </draw:g>
              </table:table-cell>
              <table:table-cell office:value-type="string">
                <text:p> BestFit</text:p>
                <draw:g>
                  <svg:desc>Rules_3.D1:Rules_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3.A2:Rules_3.A201</svg:desc>
                </draw:g>
              </table:table-cell>
              <table:table-cell office:value-type="float" office:value="0">
                <text:p>0</text:p>
                <draw:g>
                  <svg:desc>Rules_3.B2:Rules_3.B201</svg:desc>
                </draw:g>
              </table:table-cell>
              <table:table-cell office:value-type="float" office:value="0">
                <text:p>0</text:p>
                <draw:g>
                  <svg:desc>Rules_3.C2:Rules_3.C201</svg:desc>
                </draw:g>
              </table:table-cell>
              <table:table-cell office:value-type="float" office:value="0">
                <text:p>0</text:p>
                <draw:g>
                  <svg:desc>Rules_3.D2:Rules_3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6666666">
                <text:p>0.0006666666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6666666">
                <text:p>0.0006666666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19999999">
                <text:p>0.0019999999</text:p>
              </table:table-cell>
              <table:table-cell office:value-type="float" office:value="0.19999999">
                <text:p>0.199999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8666666">
                <text:p>0.008666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533333">
                <text:p>0.02533333</text:p>
              </table:table-cell>
              <table:table-cell office:value-type="float" office:value="0.79999995">
                <text:p>0.799999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2466667">
                <text:p>0.12466667</text:p>
              </table:table-cell>
              <table:table-cell office:value-type="float" office:value="2.6000001">
                <text:p>2.6000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7533322">
                <text:p>0.37533322</text:p>
              </table:table-cell>
              <table:table-cell office:value-type="float" office:value="3.8000002">
                <text:p>3.8000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9453332">
                <text:p>0.9453332</text:p>
              </table:table-cell>
              <table:table-cell office:value-type="float" office:value="6.3999996">
                <text:p>6.39999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7173339">
                <text:p>1.717333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7686667">
                <text:p>2.768666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129334">
                <text:p>4.1293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.6846657">
                <text:p>5.6846657</text:p>
              </table:table-cell>
              <table:table-cell office:value-type="float" office:value="19.999998">
                <text:p>19.9999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.758">
                <text:p>7.75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.074661">
                <text:p>10.074661</text:p>
              </table:table-cell>
              <table:table-cell office:value-type="float" office:value="29.000002">
                <text:p>29.000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3.108">
                <text:p>13.108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9999998">
                <text:p>0.39999998</text:p>
              </table:table-cell>
              <table:table-cell office:value-type="float" office:value="17.12533">
                <text:p>17.1253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0.364008">
                <text:p>20.3640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2">
                <text:p>1.2</text:p>
              </table:table-cell>
              <table:table-cell office:value-type="float" office:value="25.364664">
                <text:p>25.364664</text:p>
              </table:table-cell>
              <table:table-cell office:value-type="float" office:value="56.600006">
                <text:p>56.6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9.585323">
                <text:p>29.5853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">
                <text:p>3.6</text:p>
              </table:table-cell>
              <table:table-cell office:value-type="float" office:value="34.11067">
                <text:p>34.11067</text:p>
              </table:table-cell>
              <table:table-cell office:value-type="float" office:value="62.800003">
                <text:p>62.80000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2000003">
                <text:p>4.2000003</text:p>
              </table:table-cell>
              <table:table-cell office:value-type="float" office:value="37.62">
                <text:p>37.62</text:p>
              </table:table-cell>
              <table:table-cell office:value-type="float" office:value="62.199997">
                <text:p>62.1999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0.75268">
                <text:p>40.75268</text:p>
              </table:table-cell>
              <table:table-cell office:value-type="float" office:value="64.600006">
                <text:p>64.600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">
                <text:p>6.8</text:p>
              </table:table-cell>
              <table:table-cell office:value-type="float" office:value="44.250004">
                <text:p>44.25000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4">
                <text:p>9.4</text:p>
              </table:table-cell>
              <table:table-cell office:value-type="float" office:value="47.258026">
                <text:p>47.258026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399999">
                <text:p>7.399999</text:p>
              </table:table-cell>
              <table:table-cell office:value-type="float" office:value="49.208652">
                <text:p>49.208652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.6000004">
                <text:p>7.6000004</text:p>
              </table:table-cell>
              <table:table-cell office:value-type="float" office:value="51.13268">
                <text:p>51.13268</text:p>
              </table:table-cell>
              <table:table-cell office:value-type="float" office:value="82.200005">
                <text:p>82.2000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52.94199">
                <text:p>52.94199</text:p>
              </table:table-cell>
              <table:table-cell office:value-type="float" office:value="82.799995">
                <text:p>82.799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.799999">
                <text:p>12.799999</text:p>
              </table:table-cell>
              <table:table-cell office:value-type="float" office:value="57.25134">
                <text:p>57.25134</text:p>
              </table:table-cell>
              <table:table-cell office:value-type="float" office:value="87.99999">
                <text:p>87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59.892">
                <text:p>59.892</text:p>
              </table:table-cell>
              <table:table-cell office:value-type="float" office:value="91.799995">
                <text:p>91.7999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799999">
                <text:p>10.799999</text:p>
              </table:table-cell>
              <table:table-cell office:value-type="float" office:value="64.17333">
                <text:p>64.17333</text:p>
              </table:table-cell>
              <table:table-cell office:value-type="float" office:value="92.00001">
                <text:p>92.00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67.06466">
                <text:p>67.0646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.199999">
                <text:p>20.199999</text:p>
              </table:table-cell>
              <table:table-cell office:value-type="float" office:value="71.73066">
                <text:p>71.73066</text:p>
              </table:table-cell>
              <table:table-cell office:value-type="float" office:value="93.600006">
                <text:p>93.600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.599997">
                <text:p>26.599997</text:p>
              </table:table-cell>
              <table:table-cell office:value-type="float" office:value="72.79799">
                <text:p>72.79799</text:p>
              </table:table-cell>
              <table:table-cell office:value-type="float" office:value="95.200005">
                <text:p>95.200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9.399998">
                <text:p>29.399998</text:p>
              </table:table-cell>
              <table:table-cell office:value-type="float" office:value="76.66933">
                <text:p>76.66933</text:p>
              </table:table-cell>
              <table:table-cell office:value-type="float" office:value="94.200005">
                <text:p>94.2000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7.4">
                <text:p>37.4</text:p>
              </table:table-cell>
              <table:table-cell office:value-type="float" office:value="77.85669">
                <text:p>77.85669</text:p>
              </table:table-cell>
              <table:table-cell office:value-type="float" office:value="96.200005">
                <text:p>96.2000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8.599998">
                <text:p>28.599998</text:p>
              </table:table-cell>
              <table:table-cell office:value-type="float" office:value="80.95263">
                <text:p>80.95263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80.36135">
                <text:p>80.36135</text:p>
              </table:table-cell>
              <table:table-cell office:value-type="float" office:value="97.399994">
                <text:p>97.3999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6.8">
                <text:p>36.8</text:p>
              </table:table-cell>
              <table:table-cell office:value-type="float" office:value="79.96065">
                <text:p>79.96065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2.2">
                <text:p>42.2</text:p>
              </table:table-cell>
              <table:table-cell office:value-type="float" office:value="83.13933">
                <text:p>83.13933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84.394005">
                <text:p>84.394005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.31399">
                <text:p>85.31399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85.87601">
                <text:p>85.87601</text:p>
              </table:table-cell>
              <table:table-cell office:value-type="float" office:value="99.399994">
                <text:p>99.3999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7.800003">
                <text:p>47.800003</text:p>
              </table:table-cell>
              <table:table-cell office:value-type="float" office:value="85.582634">
                <text:p>85.5826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.6">
                <text:p>46.6</text:p>
              </table:table-cell>
              <table:table-cell office:value-type="float" office:value="86.24798">
                <text:p>86.24798</text:p>
              </table:table-cell>
              <table:table-cell office:value-type="float" office:value="99.399994">
                <text:p>99.3999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8.4">
                <text:p>38.4</text:p>
              </table:table-cell>
              <table:table-cell office:value-type="float" office:value="88.006004">
                <text:p>88.006004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8.60001">
                <text:p>58.60001</text:p>
              </table:table-cell>
              <table:table-cell office:value-type="float" office:value="91.07535">
                <text:p>91.0753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1.8">
                <text:p>51.8</text:p>
              </table:table-cell>
              <table:table-cell office:value-type="float" office:value="92.638">
                <text:p>92.63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.8">
                <text:p>58.8</text:p>
              </table:table-cell>
              <table:table-cell office:value-type="float" office:value="93.37866">
                <text:p>93.378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0.8">
                <text:p>60.8</text:p>
              </table:table-cell>
              <table:table-cell office:value-type="float" office:value="92.62399">
                <text:p>92.62399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4.600006">
                <text:p>64.600006</text:p>
              </table:table-cell>
              <table:table-cell office:value-type="float" office:value="93.21664">
                <text:p>93.2166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93.23136">
                <text:p>93.2313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4.600006">
                <text:p>64.600006</text:p>
              </table:table-cell>
              <table:table-cell office:value-type="float" office:value="93.03199">
                <text:p>93.0319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8.200005">
                <text:p>68.200005</text:p>
              </table:table-cell>
              <table:table-cell office:value-type="float" office:value="92.832">
                <text:p>92.8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4.800003">
                <text:p>44.800003</text:p>
              </table:table-cell>
              <table:table-cell office:value-type="float" office:value="93.15465">
                <text:p>93.15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7.200005">
                <text:p>67.200005</text:p>
              </table:table-cell>
              <table:table-cell office:value-type="float" office:value="93.54063">
                <text:p>93.5406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8.6">
                <text:p>68.6</text:p>
              </table:table-cell>
              <table:table-cell office:value-type="float" office:value="92.94333">
                <text:p>92.9433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9.400005">
                <text:p>59.400005</text:p>
              </table:table-cell>
              <table:table-cell office:value-type="float" office:value="92.325966">
                <text:p>92.32596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.8">
                <text:p>68.8</text:p>
              </table:table-cell>
              <table:table-cell office:value-type="float" office:value="92.41265">
                <text:p>92.412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3.800003">
                <text:p>63.800003</text:p>
              </table:table-cell>
              <table:table-cell office:value-type="float" office:value="91.84065">
                <text:p>91.840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2">
                <text:p>59.2</text:p>
              </table:table-cell>
              <table:table-cell office:value-type="float" office:value="92.86463">
                <text:p>92.86463</text:p>
              </table:table-cell>
              <table:table-cell office:value-type="float" office:value="99.59999">
                <text:p>99.5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9.40001">
                <text:p>69.40001</text:p>
              </table:table-cell>
              <table:table-cell office:value-type="float" office:value="92.709335">
                <text:p>92.70933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1.800003">
                <text:p>61.800003</text:p>
              </table:table-cell>
              <table:table-cell office:value-type="float" office:value="92.288635">
                <text:p>92.28863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4.800003">
                <text:p>44.800003</text:p>
              </table:table-cell>
              <table:table-cell office:value-type="float" office:value="92.07666">
                <text:p>92.07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2">
                <text:p>60.2</text:p>
              </table:table-cell>
              <table:table-cell office:value-type="float" office:value="93.39398">
                <text:p>93.39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3.6">
                <text:p>63.6</text:p>
              </table:table-cell>
              <table:table-cell office:value-type="float" office:value="93.173996">
                <text:p>93.17399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.8">
                <text:p>70.8</text:p>
              </table:table-cell>
              <table:table-cell office:value-type="float" office:value="93.90265">
                <text:p>93.90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.8">
                <text:p>25.8</text:p>
              </table:table-cell>
              <table:table-cell office:value-type="float" office:value="92.22733">
                <text:p>92.2273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1.800003">
                <text:p>61.800003</text:p>
              </table:table-cell>
              <table:table-cell office:value-type="float" office:value="93.141335">
                <text:p>93.14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5.4">
                <text:p>65.4</text:p>
              </table:table-cell>
              <table:table-cell office:value-type="float" office:value="92.70532">
                <text:p>92.7053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.8">
                <text:p>66.8</text:p>
              </table:table-cell>
              <table:table-cell office:value-type="float" office:value="93.81334">
                <text:p>93.8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1.199997">
                <text:p>61.199997</text:p>
              </table:table-cell>
              <table:table-cell office:value-type="float" office:value="93.64064">
                <text:p>93.6406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5.4">
                <text:p>65.4</text:p>
              </table:table-cell>
              <table:table-cell office:value-type="float" office:value="93.88861">
                <text:p>93.8886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6.4">
                <text:p>66.4</text:p>
              </table:table-cell>
              <table:table-cell office:value-type="float" office:value="94.67865">
                <text:p>94.678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93.748024">
                <text:p>93.748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0.200005">
                <text:p>70.200005</text:p>
              </table:table-cell>
              <table:table-cell office:value-type="float" office:value="93.59462">
                <text:p>93.59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6.4">
                <text:p>56.4</text:p>
              </table:table-cell>
              <table:table-cell office:value-type="float" office:value="93.38797">
                <text:p>93.38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3.800003">
                <text:p>63.800003</text:p>
              </table:table-cell>
              <table:table-cell office:value-type="float" office:value="93.30933">
                <text:p>93.30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1.6">
                <text:p>51.6</text:p>
              </table:table-cell>
              <table:table-cell office:value-type="float" office:value="92.35798">
                <text:p>92.3579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93.309326">
                <text:p>93.30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8.399998">
                <text:p>58.399998</text:p>
              </table:table-cell>
              <table:table-cell office:value-type="float" office:value="92.373314">
                <text:p>92.37331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.799995">
                <text:p>50.799995</text:p>
              </table:table-cell>
              <table:table-cell office:value-type="float" office:value="93.21732">
                <text:p>93.217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2.4">
                <text:p>62.4</text:p>
              </table:table-cell>
              <table:table-cell office:value-type="float" office:value="93.268654">
                <text:p>93.268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1.200005">
                <text:p>61.200005</text:p>
              </table:table-cell>
              <table:table-cell office:value-type="float" office:value="92.92601">
                <text:p>92.92601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2.2">
                <text:p>72.2</text:p>
              </table:table-cell>
              <table:table-cell office:value-type="float" office:value="93.53334">
                <text:p>93.53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3.600002">
                <text:p>63.600002</text:p>
              </table:table-cell>
              <table:table-cell office:value-type="float" office:value="92.65536">
                <text:p>92.65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8.8">
                <text:p>68.8</text:p>
              </table:table-cell>
              <table:table-cell office:value-type="float" office:value="93.672">
                <text:p>93.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4.8">
                <text:p>64.8</text:p>
              </table:table-cell>
              <table:table-cell office:value-type="float" office:value="93.99868">
                <text:p>93.99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93.70268">
                <text:p>93.70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6.6">
                <text:p>66.6</text:p>
              </table:table-cell>
              <table:table-cell office:value-type="float" office:value="94.19931">
                <text:p>94.19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600006">
                <text:p>64.600006</text:p>
              </table:table-cell>
              <table:table-cell office:value-type="float" office:value="94.2113">
                <text:p>94.2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4.00001">
                <text:p>64.00001</text:p>
              </table:table-cell>
              <table:table-cell office:value-type="float" office:value="94.58202">
                <text:p>94.58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9.400005">
                <text:p>59.400005</text:p>
              </table:table-cell>
              <table:table-cell office:value-type="float" office:value="94.10265">
                <text:p>94.10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7.8">
                <text:p>67.8</text:p>
              </table:table-cell>
              <table:table-cell office:value-type="float" office:value="94.93265">
                <text:p>94.932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7.4">
                <text:p>67.4</text:p>
              </table:table-cell>
              <table:table-cell office:value-type="float" office:value="94.45267">
                <text:p>94.45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8.4">
                <text:p>68.4</text:p>
              </table:table-cell>
              <table:table-cell office:value-type="float" office:value="94.69263">
                <text:p>94.69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95.044014">
                <text:p>95.044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0.800003">
                <text:p>60.800003</text:p>
              </table:table-cell>
              <table:table-cell office:value-type="float" office:value="94.46468">
                <text:p>94.46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94.64465">
                <text:p>94.64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94.12601">
                <text:p>94.1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1.6">
                <text:p>71.6</text:p>
              </table:table-cell>
              <table:table-cell office:value-type="float" office:value="94.70796">
                <text:p>94.70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1.600002">
                <text:p>51.600002</text:p>
              </table:table-cell>
              <table:table-cell office:value-type="float" office:value="94.50072">
                <text:p>94.50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6.200005">
                <text:p>66.200005</text:p>
              </table:table-cell>
              <table:table-cell office:value-type="float" office:value="94.70133">
                <text:p>94.7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0.200005">
                <text:p>70.200005</text:p>
              </table:table-cell>
              <table:table-cell office:value-type="float" office:value="95.068634">
                <text:p>95.06863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7.2">
                <text:p>67.2</text:p>
              </table:table-cell>
              <table:table-cell office:value-type="float" office:value="94.972">
                <text:p>94.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5.237335">
                <text:p>95.2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6.200005">
                <text:p>66.200005</text:p>
              </table:table-cell>
              <table:table-cell office:value-type="float" office:value="94.57868">
                <text:p>94.57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94.88666">
                <text:p>94.88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9.40001">
                <text:p>69.40001</text:p>
              </table:table-cell>
              <table:table-cell office:value-type="float" office:value="94.70595">
                <text:p>94.70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1.200005">
                <text:p>71.200005</text:p>
              </table:table-cell>
              <table:table-cell office:value-type="float" office:value="94.17268">
                <text:p>94.1726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3.400005">
                <text:p>53.400005</text:p>
              </table:table-cell>
              <table:table-cell office:value-type="float" office:value="94.522">
                <text:p>94.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9.200005">
                <text:p>69.200005</text:p>
              </table:table-cell>
              <table:table-cell office:value-type="float" office:value="94.86134">
                <text:p>94.86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.8">
                <text:p>74.8</text:p>
              </table:table-cell>
              <table:table-cell office:value-type="float" office:value="95.13134">
                <text:p>95.13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5.8">
                <text:p>65.8</text:p>
              </table:table-cell>
              <table:table-cell office:value-type="float" office:value="95.05398">
                <text:p>95.05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95.339355">
                <text:p>95.339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  <table:table-cell office:value-type="float" office:value="95.93332">
                <text:p>95.93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1.6">
                <text:p>51.6</text:p>
              </table:table-cell>
              <table:table-cell office:value-type="float" office:value="94.89668">
                <text:p>94.89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1.800003">
                <text:p>61.800003</text:p>
              </table:table-cell>
              <table:table-cell office:value-type="float" office:value="95.386">
                <text:p>95.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6.8">
                <text:p>66.8</text:p>
              </table:table-cell>
              <table:table-cell office:value-type="float" office:value="95.00069">
                <text:p>95.00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8.2">
                <text:p>68.2</text:p>
              </table:table-cell>
              <table:table-cell office:value-type="float" office:value="95.12066">
                <text:p>95.12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.8">
                <text:p>66.8</text:p>
              </table:table-cell>
              <table:table-cell office:value-type="float" office:value="94.7293">
                <text:p>94.7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67.6">
                <text:p>67.6</text:p>
              </table:table-cell>
              <table:table-cell office:value-type="float" office:value="95.130005">
                <text:p>95.130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7.8">
                <text:p>67.8</text:p>
              </table:table-cell>
              <table:table-cell office:value-type="float" office:value="94.557335">
                <text:p>94.55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9.8">
                <text:p>69.8</text:p>
              </table:table-cell>
              <table:table-cell office:value-type="float" office:value="95.359985">
                <text:p>95.359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69.8">
                <text:p>69.8</text:p>
              </table:table-cell>
              <table:table-cell office:value-type="float" office:value="94.78865">
                <text:p>94.78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67.4">
                <text:p>67.4</text:p>
              </table:table-cell>
              <table:table-cell office:value-type="float" office:value="94.52669">
                <text:p>94.52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94.73133">
                <text:p>94.73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5.200005">
                <text:p>65.200005</text:p>
              </table:table-cell>
              <table:table-cell office:value-type="float" office:value="95.23867">
                <text:p>95.2386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95.36001">
                <text:p>95.36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9.4">
                <text:p>69.4</text:p>
              </table:table-cell>
              <table:table-cell office:value-type="float" office:value="95.09664">
                <text:p>95.09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5.600006">
                <text:p>55.600006</text:p>
              </table:table-cell>
              <table:table-cell office:value-type="float" office:value="94.888695">
                <text:p>94.888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7.200005">
                <text:p>67.200005</text:p>
              </table:table-cell>
              <table:table-cell office:value-type="float" office:value="95.44267">
                <text:p>95.44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2.6">
                <text:p>72.6</text:p>
              </table:table-cell>
              <table:table-cell office:value-type="float" office:value="95.65667">
                <text:p>95.65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0.200005">
                <text:p>70.200005</text:p>
              </table:table-cell>
              <table:table-cell office:value-type="float" office:value="96.316025">
                <text:p>96.31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69.600006">
                <text:p>69.600006</text:p>
              </table:table-cell>
              <table:table-cell office:value-type="float" office:value="95.98869">
                <text:p>95.98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8.4">
                <text:p>78.4</text:p>
              </table:table-cell>
              <table:table-cell office:value-type="float" office:value="96.44933">
                <text:p>96.44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9.8">
                <text:p>59.8</text:p>
              </table:table-cell>
              <table:table-cell office:value-type="float" office:value="95.5647">
                <text:p>95.5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5">
                <text:p>65</text:p>
              </table:table-cell>
              <table:table-cell office:value-type="float" office:value="95.354004">
                <text:p>95.354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4.6">
                <text:p>74.6</text:p>
              </table:table-cell>
              <table:table-cell office:value-type="float" office:value="96.04266">
                <text:p>96.04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96.56401">
                <text:p>96.56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.4">
                <text:p>75.4</text:p>
              </table:table-cell>
              <table:table-cell office:value-type="float" office:value="96.18997">
                <text:p>96.18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6.6">
                <text:p>76.6</text:p>
              </table:table-cell>
              <table:table-cell office:value-type="float" office:value="96.10201">
                <text:p>96.10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8.2">
                <text:p>58.2</text:p>
              </table:table-cell>
              <table:table-cell office:value-type="float" office:value="95.444664">
                <text:p>95.444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4.8">
                <text:p>54.8</text:p>
              </table:table-cell>
              <table:table-cell office:value-type="float" office:value="95.92537">
                <text:p>95.92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8.2">
                <text:p>78.2</text:p>
              </table:table-cell>
              <table:table-cell office:value-type="float" office:value="96.402016">
                <text:p>96.402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69.4">
                <text:p>69.4</text:p>
              </table:table-cell>
              <table:table-cell office:value-type="float" office:value="95.65404">
                <text:p>95.65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95.70928">
                <text:p>95.70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4.4">
                <text:p>74.4</text:p>
              </table:table-cell>
              <table:table-cell office:value-type="float" office:value="95.56064">
                <text:p>95.56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5.6">
                <text:p>75.6</text:p>
              </table:table-cell>
              <table:table-cell office:value-type="float" office:value="95.851326">
                <text:p>95.85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4.8">
                <text:p>74.8</text:p>
              </table:table-cell>
              <table:table-cell office:value-type="float" office:value="95.588005">
                <text:p>95.588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1.200005">
                <text:p>71.200005</text:p>
              </table:table-cell>
              <table:table-cell office:value-type="float" office:value="94.78134">
                <text:p>94.78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8.4">
                <text:p>68.4</text:p>
              </table:table-cell>
              <table:table-cell office:value-type="float" office:value="95.82605">
                <text:p>95.82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5.4">
                <text:p>65.4</text:p>
              </table:table-cell>
              <table:table-cell office:value-type="float" office:value="94.96466">
                <text:p>94.96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3.2">
                <text:p>73.2</text:p>
              </table:table-cell>
              <table:table-cell office:value-type="float" office:value="94.70932">
                <text:p>94.70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2.4">
                <text:p>72.4</text:p>
              </table:table-cell>
              <table:table-cell office:value-type="float" office:value="95.325294">
                <text:p>95.325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95.66399">
                <text:p>95.66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4.8">
                <text:p>74.8</text:p>
              </table:table-cell>
              <table:table-cell office:value-type="float" office:value="96.28335">
                <text:p>96.28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95.74465">
                <text:p>95.74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3.799995">
                <text:p>73.799995</text:p>
              </table:table-cell>
              <table:table-cell office:value-type="float" office:value="95.40733">
                <text:p>95.40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3.6">
                <text:p>73.6</text:p>
              </table:table-cell>
              <table:table-cell office:value-type="float" office:value="95.179344">
                <text:p>95.179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95.921326">
                <text:p>95.92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5.8">
                <text:p>65.8</text:p>
              </table:table-cell>
              <table:table-cell office:value-type="float" office:value="95.912674">
                <text:p>95.912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96.20537">
                <text:p>96.20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6.6">
                <text:p>76.6</text:p>
              </table:table-cell>
              <table:table-cell office:value-type="float" office:value="96.30734">
                <text:p>96.30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9.40001">
                <text:p>69.40001</text:p>
              </table:table-cell>
              <table:table-cell office:value-type="float" office:value="96.044044">
                <text:p>96.044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96.44935">
                <text:p>96.44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2.4">
                <text:p>72.4</text:p>
              </table:table-cell>
              <table:table-cell office:value-type="float" office:value="96.56135">
                <text:p>96.56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9.59999">
                <text:p>79.59999</text:p>
              </table:table-cell>
              <table:table-cell office:value-type="float" office:value="97.058014">
                <text:p>97.058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6">
                <text:p>66</text:p>
              </table:table-cell>
              <table:table-cell office:value-type="float" office:value="96.78403">
                <text:p>96.78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0.00001">
                <text:p>70.00001</text:p>
              </table:table-cell>
              <table:table-cell office:value-type="float" office:value="96.18804">
                <text:p>96.18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7.4">
                <text:p>67.4</text:p>
              </table:table-cell>
              <table:table-cell office:value-type="float" office:value="96.41466">
                <text:p>96.4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0.4">
                <text:p>80.4</text:p>
              </table:table-cell>
              <table:table-cell office:value-type="float" office:value="96.90065">
                <text:p>96.90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1.200005">
                <text:p>71.200005</text:p>
              </table:table-cell>
              <table:table-cell office:value-type="float" office:value="96.178665">
                <text:p>96.17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4.6">
                <text:p>74.6</text:p>
              </table:table-cell>
              <table:table-cell office:value-type="float" office:value="96.43333">
                <text:p>96.4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3.6">
                <text:p>73.6</text:p>
              </table:table-cell>
              <table:table-cell office:value-type="float" office:value="97.38666">
                <text:p>97.38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1.4">
                <text:p>81.4</text:p>
              </table:table-cell>
              <table:table-cell office:value-type="float" office:value="97.09867">
                <text:p>97.09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2.40001">
                <text:p>82.40001</text:p>
              </table:table-cell>
              <table:table-cell office:value-type="float" office:value="96.99595">
                <text:p>96.99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6.199997">
                <text:p>56.199997</text:p>
              </table:table-cell>
              <table:table-cell office:value-type="float" office:value="96.71668">
                <text:p>96.7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5.2">
                <text:p>75.2</text:p>
              </table:table-cell>
              <table:table-cell office:value-type="float" office:value="96.64731">
                <text:p>96.64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2.6">
                <text:p>72.6</text:p>
              </table:table-cell>
              <table:table-cell office:value-type="float" office:value="97.03603">
                <text:p>97.03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.4">
                <text:p>73.4</text:p>
              </table:table-cell>
              <table:table-cell office:value-type="float" office:value="97.441956">
                <text:p>97.44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97.119354">
                <text:p>97.119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  <table:table-cell office:value-type="float" office:value="97.40141">
                <text:p>97.40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51267">
                <text:p>97.5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7">
                <text:p>77</text:p>
              </table:table-cell>
              <table:table-cell office:value-type="float" office:value="97.12798">
                <text:p>97.12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">
                <text:p>74</text:p>
              </table:table-cell>
              <table:table-cell office:value-type="float" office:value="96.82666">
                <text:p>96.82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5.2">
                <text:p>75.2</text:p>
              </table:table-cell>
              <table:table-cell office:value-type="float" office:value="97.110664">
                <text:p>97.110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7.8">
                <text:p>77.8</text:p>
              </table:table-cell>
              <table:table-cell office:value-type="float" office:value="96.78869">
                <text:p>96.78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753334">
                <text:p>96.753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96.226">
                <text:p>96.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2.A1:Rules_2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2.A2:Rules_2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2.B2:Rules_2.B201" chart:label-cell-address="Rules_2.B1:Rules_2.B1" chart:class="chart:line">
            <chart:data-point chart:repeated="200"/>
          </chart:series>
          <chart:series chart:style-name="ch8" chart:values-cell-range-address="Rules_2.C2:Rules_2.C201" chart:label-cell-address="Rules_2.C1:Rules_2.C1" chart:class="chart:line">
            <chart:data-point chart:repeated="200"/>
          </chart:series>
          <chart:series chart:style-name="ch9" chart:values-cell-range-address="Rules_2.D2:Rules_2.D201" chart:label-cell-address="Rules_2.D1:Rules_2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2.B1:Rules_2.B1</svg:desc>
                </draw:g>
              </table:table-cell>
              <table:table-cell office:value-type="string">
                <text:p> AvgFit</text:p>
                <draw:g>
                  <svg:desc>Rules_2.C1:Rules_2.C1</svg:desc>
                </draw:g>
              </table:table-cell>
              <table:table-cell office:value-type="string">
                <text:p> BestFit</text:p>
                <draw:g>
                  <svg:desc>Rules_2.D1:Rules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2.A2:Rules_2.A201</svg:desc>
                </draw:g>
              </table:table-cell>
              <table:table-cell office:value-type="float" office:value="0">
                <text:p>0</text:p>
                <draw:g>
                  <svg:desc>Rules_2.B2:Rules_2.B201</svg:desc>
                </draw:g>
              </table:table-cell>
              <table:table-cell office:value-type="float" office:value="0">
                <text:p>0</text:p>
                <draw:g>
                  <svg:desc>Rules_2.C2:Rules_2.C201</svg:desc>
                </draw:g>
              </table:table-cell>
              <table:table-cell office:value-type="float" office:value="0">
                <text:p>0</text:p>
                <draw:g>
                  <svg:desc>Rules_2.D2:Rules_2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13333332">
                <text:p>0.0013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4666667">
                <text:p>0.004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79999995">
                <text:p>0.799999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57999995">
                <text:p>0.0579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6400005">
                <text:p>0.16400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0199987">
                <text:p>0.30199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5139995">
                <text:p>0.513999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1413336">
                <text:p>1.1413336</text:p>
              </table:table-cell>
              <table:table-cell office:value-type="float" office:value="24.199999">
                <text:p>24.1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.8886669">
                <text:p>2.8886669</text:p>
              </table:table-cell>
              <table:table-cell office:value-type="float" office:value="29.199999">
                <text:p>29.1999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.6126685">
                <text:p>7.6126685</text:p>
              </table:table-cell>
              <table:table-cell office:value-type="float" office:value="33.399998">
                <text:p>33.3999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.616667">
                <text:p>17.61666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.418657">
                <text:p>23.418657</text:p>
              </table:table-cell>
              <table:table-cell office:value-type="float" office:value="51.600002">
                <text:p>51.6000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8.118002">
                <text:p>28.118002</text:p>
              </table:table-cell>
              <table:table-cell office:value-type="float" office:value="55.000008">
                <text:p>55.0000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3.482666">
                <text:p>33.48266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9999995">
                <text:p>0.79999995</text:p>
              </table:table-cell>
              <table:table-cell office:value-type="float" office:value="38.276653">
                <text:p>38.27665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999997">
                <text:p>2.7999997</text:p>
              </table:table-cell>
              <table:table-cell office:value-type="float" office:value="42.123993">
                <text:p>42.123993</text:p>
              </table:table-cell>
              <table:table-cell office:value-type="float" office:value="70.00001">
                <text:p>70.00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43.760666">
                <text:p>43.760666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1999998">
                <text:p>3.1999998</text:p>
              </table:table-cell>
              <table:table-cell office:value-type="float" office:value="47.357323">
                <text:p>47.3573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52.15467">
                <text:p>52.15467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57.165337">
                <text:p>57.16533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2">
                <text:p>10.2</text:p>
              </table:table-cell>
              <table:table-cell office:value-type="float" office:value="60.05067">
                <text:p>60.0506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.4">
                <text:p>15.4</text:p>
              </table:table-cell>
              <table:table-cell office:value-type="float" office:value="63.00333">
                <text:p>63.0033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67.35933">
                <text:p>67.3593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.6">
                <text:p>17.6</text:p>
              </table:table-cell>
              <table:table-cell office:value-type="float" office:value="69.72333">
                <text:p>69.72333</text:p>
              </table:table-cell>
              <table:table-cell office:value-type="float" office:value="87.600006">
                <text:p>87.6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.599997">
                <text:p>23.599997</text:p>
              </table:table-cell>
              <table:table-cell office:value-type="float" office:value="69.4527">
                <text:p>69.4527</text:p>
              </table:table-cell>
              <table:table-cell office:value-type="float" office:value="87.600006">
                <text:p>87.600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199999">
                <text:p>26.199999</text:p>
              </table:table-cell>
              <table:table-cell office:value-type="float" office:value="71.46468">
                <text:p>71.46468</text:p>
              </table:table-cell>
              <table:table-cell office:value-type="float" office:value="89.40001">
                <text:p>89.40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.799997">
                <text:p>26.799997</text:p>
              </table:table-cell>
              <table:table-cell office:value-type="float" office:value="74.07065">
                <text:p>74.07065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.199999">
                <text:p>29.199999</text:p>
              </table:table-cell>
              <table:table-cell office:value-type="float" office:value="75.545334">
                <text:p>75.545334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.4">
                <text:p>27.4</text:p>
              </table:table-cell>
              <table:table-cell office:value-type="float" office:value="77.11266">
                <text:p>77.11266</text:p>
              </table:table-cell>
              <table:table-cell office:value-type="float" office:value="94.799995">
                <text:p>94.7999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.599998">
                <text:p>31.599998</text:p>
              </table:table-cell>
              <table:table-cell office:value-type="float" office:value="78.19403">
                <text:p>78.19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.2">
                <text:p>40.2</text:p>
              </table:table-cell>
              <table:table-cell office:value-type="float" office:value="79.41265">
                <text:p>79.4126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.199999">
                <text:p>30.199999</text:p>
              </table:table-cell>
              <table:table-cell office:value-type="float" office:value="81.37265">
                <text:p>81.37265</text:p>
              </table:table-cell>
              <table:table-cell office:value-type="float" office:value="95.99999">
                <text:p>95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81.3">
                <text:p>81.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2.6">
                <text:p>42.6</text:p>
              </table:table-cell>
              <table:table-cell office:value-type="float" office:value="84.12602">
                <text:p>84.12602</text:p>
              </table:table-cell>
              <table:table-cell office:value-type="float" office:value="96.200005">
                <text:p>96.2000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3.800003">
                <text:p>43.800003</text:p>
              </table:table-cell>
              <table:table-cell office:value-type="float" office:value="84.29068">
                <text:p>84.29068</text:p>
              </table:table-cell>
              <table:table-cell office:value-type="float" office:value="98.200005">
                <text:p>98.200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.8">
                <text:p>46.8</text:p>
              </table:table-cell>
              <table:table-cell office:value-type="float" office:value="85.66002">
                <text:p>85.6600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7.399998">
                <text:p>47.399998</text:p>
              </table:table-cell>
              <table:table-cell office:value-type="float" office:value="86.86929">
                <text:p>86.8692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1.6">
                <text:p>51.6</text:p>
              </table:table-cell>
              <table:table-cell office:value-type="float" office:value="87.852005">
                <text:p>87.852005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88.416">
                <text:p>88.416</text:p>
              </table:table-cell>
              <table:table-cell office:value-type="float" office:value="97.799995">
                <text:p>97.7999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3.000004">
                <text:p>53.000004</text:p>
              </table:table-cell>
              <table:table-cell office:value-type="float" office:value="89.95403">
                <text:p>89.95403</text:p>
              </table:table-cell>
              <table:table-cell office:value-type="float" office:value="98.99999">
                <text:p>98.999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2">
                <text:p>44.2</text:p>
              </table:table-cell>
              <table:table-cell office:value-type="float" office:value="89.90532">
                <text:p>89.90532</text:p>
              </table:table-cell>
              <table:table-cell office:value-type="float" office:value="98.600006">
                <text:p>98.600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3.2">
                <text:p>53.2</text:p>
              </table:table-cell>
              <table:table-cell office:value-type="float" office:value="91.33528">
                <text:p>91.33528</text:p>
              </table:table-cell>
              <table:table-cell office:value-type="float" office:value="98.59999">
                <text:p>98.5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9.600002">
                <text:p>59.600002</text:p>
              </table:table-cell>
              <table:table-cell office:value-type="float" office:value="92.015305">
                <text:p>92.015305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.599995">
                <text:p>60.599995</text:p>
              </table:table-cell>
              <table:table-cell office:value-type="float" office:value="92.111984">
                <text:p>92.11198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9.600002">
                <text:p>59.600002</text:p>
              </table:table-cell>
              <table:table-cell office:value-type="float" office:value="93.2293">
                <text:p>93.229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92.98336">
                <text:p>92.9833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6.200005">
                <text:p>66.200005</text:p>
              </table:table-cell>
              <table:table-cell office:value-type="float" office:value="93.12665">
                <text:p>93.126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4.4">
                <text:p>54.4</text:p>
              </table:table-cell>
              <table:table-cell office:value-type="float" office:value="93.727974">
                <text:p>93.727974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8.200005">
                <text:p>68.200005</text:p>
              </table:table-cell>
              <table:table-cell office:value-type="float" office:value="93.7693">
                <text:p>93.769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94.96463">
                <text:p>94.9646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5.6">
                <text:p>75.6</text:p>
              </table:table-cell>
              <table:table-cell office:value-type="float" office:value="95.46465">
                <text:p>95.4646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.6">
                <text:p>61.6</text:p>
              </table:table-cell>
              <table:table-cell office:value-type="float" office:value="95.49597">
                <text:p>95.4959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95.604614">
                <text:p>95.60461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0.6">
                <text:p>70.6</text:p>
              </table:table-cell>
              <table:table-cell office:value-type="float" office:value="95.481995">
                <text:p>95.48199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2.4">
                <text:p>72.4</text:p>
              </table:table-cell>
              <table:table-cell office:value-type="float" office:value="95.67597">
                <text:p>95.6759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3.2">
                <text:p>73.2</text:p>
              </table:table-cell>
              <table:table-cell office:value-type="float" office:value="95.35126">
                <text:p>95.35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3.2">
                <text:p>73.2</text:p>
              </table:table-cell>
              <table:table-cell office:value-type="float" office:value="94.90667">
                <text:p>94.9066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14932">
                <text:p>95.14932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1.200005">
                <text:p>71.200005</text:p>
              </table:table-cell>
              <table:table-cell office:value-type="float" office:value="95.58469">
                <text:p>95.58469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6.200005">
                <text:p>66.200005</text:p>
              </table:table-cell>
              <table:table-cell office:value-type="float" office:value="95.54333">
                <text:p>95.5433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45134">
                <text:p>95.45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1.4">
                <text:p>71.4</text:p>
              </table:table-cell>
              <table:table-cell office:value-type="float" office:value="95.34266">
                <text:p>95.34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1.8">
                <text:p>71.8</text:p>
              </table:table-cell>
              <table:table-cell office:value-type="float" office:value="95.57657">
                <text:p>95.5765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6.8">
                <text:p>76.8</text:p>
              </table:table-cell>
              <table:table-cell office:value-type="float" office:value="96.187935">
                <text:p>96.187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1.6">
                <text:p>71.6</text:p>
              </table:table-cell>
              <table:table-cell office:value-type="float" office:value="96.257935">
                <text:p>96.257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.2">
                <text:p>72.2</text:p>
              </table:table-cell>
              <table:table-cell office:value-type="float" office:value="95.41665">
                <text:p>95.4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7.4">
                <text:p>67.4</text:p>
              </table:table-cell>
              <table:table-cell office:value-type="float" office:value="96.34799">
                <text:p>96.34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5.2">
                <text:p>75.2</text:p>
              </table:table-cell>
              <table:table-cell office:value-type="float" office:value="96.66602">
                <text:p>96.66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1.2">
                <text:p>81.2</text:p>
              </table:table-cell>
              <table:table-cell office:value-type="float" office:value="97.3913">
                <text:p>97.3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9.4">
                <text:p>79.4</text:p>
              </table:table-cell>
              <table:table-cell office:value-type="float" office:value="96.94932">
                <text:p>96.94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7.8">
                <text:p>77.8</text:p>
              </table:table-cell>
              <table:table-cell office:value-type="float" office:value="96.90133">
                <text:p>96.90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1.4">
                <text:p>71.4</text:p>
              </table:table-cell>
              <table:table-cell office:value-type="float" office:value="97.281334">
                <text:p>97.28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5.8">
                <text:p>75.8</text:p>
              </table:table-cell>
              <table:table-cell office:value-type="float" office:value="97.65006">
                <text:p>97.65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97.90802">
                <text:p>97.90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.799995">
                <text:p>80.799995</text:p>
              </table:table-cell>
              <table:table-cell office:value-type="float" office:value="97.543335">
                <text:p>97.543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799995">
                <text:p>79.799995</text:p>
              </table:table-cell>
              <table:table-cell office:value-type="float" office:value="97.60538">
                <text:p>97.60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.200005">
                <text:p>80.200005</text:p>
              </table:table-cell>
              <table:table-cell office:value-type="float" office:value="97.43673">
                <text:p>97.43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7.200005">
                <text:p>77.200005</text:p>
              </table:table-cell>
              <table:table-cell office:value-type="float" office:value="97.78132">
                <text:p>97.78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1.2">
                <text:p>81.2</text:p>
              </table:table-cell>
              <table:table-cell office:value-type="float" office:value="97.652016">
                <text:p>97.652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4.4">
                <text:p>74.4</text:p>
              </table:table-cell>
              <table:table-cell office:value-type="float" office:value="97.614685">
                <text:p>97.614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97.53264">
                <text:p>97.53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.4">
                <text:p>79.4</text:p>
              </table:table-cell>
              <table:table-cell office:value-type="float" office:value="97.62134">
                <text:p>97.62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5.399994">
                <text:p>85.399994</text:p>
              </table:table-cell>
              <table:table-cell office:value-type="float" office:value="97.96865">
                <text:p>97.96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3.6">
                <text:p>83.6</text:p>
              </table:table-cell>
              <table:table-cell office:value-type="float" office:value="97.6687">
                <text:p>97.6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1.2">
                <text:p>81.2</text:p>
              </table:table-cell>
              <table:table-cell office:value-type="float" office:value="97.60403">
                <text:p>97.60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.00001">
                <text:p>81.00001</text:p>
              </table:table-cell>
              <table:table-cell office:value-type="float" office:value="97.69336">
                <text:p>97.6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79335">
                <text:p>97.79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97.42469">
                <text:p>97.42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6.4">
                <text:p>86.4</text:p>
              </table:table-cell>
              <table:table-cell office:value-type="float" office:value="97.76869">
                <text:p>97.76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1.8">
                <text:p>71.8</text:p>
              </table:table-cell>
              <table:table-cell office:value-type="float" office:value="97.42334">
                <text:p>97.42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4.4">
                <text:p>74.4</text:p>
              </table:table-cell>
              <table:table-cell office:value-type="float" office:value="97.08403">
                <text:p>97.08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.799995">
                <text:p>80.799995</text:p>
              </table:table-cell>
              <table:table-cell office:value-type="float" office:value="97.38335">
                <text:p>97.38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6.2">
                <text:p>76.2</text:p>
              </table:table-cell>
              <table:table-cell office:value-type="float" office:value="97.063995">
                <text:p>97.063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97.17335">
                <text:p>97.1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4.4">
                <text:p>84.4</text:p>
              </table:table-cell>
              <table:table-cell office:value-type="float" office:value="97.87932">
                <text:p>97.87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97.452644">
                <text:p>97.452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  <table:table-cell office:value-type="float" office:value="97.37738">
                <text:p>97.37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97.69266">
                <text:p>97.69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3.4">
                <text:p>83.4</text:p>
              </table:table-cell>
              <table:table-cell office:value-type="float" office:value="97.578026">
                <text:p>97.578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8.2">
                <text:p>78.2</text:p>
              </table:table-cell>
              <table:table-cell office:value-type="float" office:value="97.43399">
                <text:p>97.43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9.4">
                <text:p>79.4</text:p>
              </table:table-cell>
              <table:table-cell office:value-type="float" office:value="97.54204">
                <text:p>97.54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1.2">
                <text:p>81.2</text:p>
              </table:table-cell>
              <table:table-cell office:value-type="float" office:value="97.23669">
                <text:p>97.23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8.6">
                <text:p>78.6</text:p>
              </table:table-cell>
              <table:table-cell office:value-type="float" office:value="97.26931">
                <text:p>97.26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0.4">
                <text:p>70.4</text:p>
              </table:table-cell>
              <table:table-cell office:value-type="float" office:value="97.34998">
                <text:p>97.34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6.40001">
                <text:p>76.40001</text:p>
              </table:table-cell>
              <table:table-cell office:value-type="float" office:value="97.20402">
                <text:p>97.20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2.600006">
                <text:p>82.600006</text:p>
              </table:table-cell>
              <table:table-cell office:value-type="float" office:value="97.87136">
                <text:p>97.87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2.4">
                <text:p>82.4</text:p>
              </table:table-cell>
              <table:table-cell office:value-type="float" office:value="97.53267">
                <text:p>97.53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3.8">
                <text:p>73.8</text:p>
              </table:table-cell>
              <table:table-cell office:value-type="float" office:value="97.67673">
                <text:p>97.67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2.799995">
                <text:p>82.799995</text:p>
              </table:table-cell>
              <table:table-cell office:value-type="float" office:value="97.65065">
                <text:p>97.6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4.6">
                <text:p>84.6</text:p>
              </table:table-cell>
              <table:table-cell office:value-type="float" office:value="97.58731">
                <text:p>97.58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.00001">
                <text:p>81.00001</text:p>
              </table:table-cell>
              <table:table-cell office:value-type="float" office:value="97.45803">
                <text:p>97.45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8.4">
                <text:p>68.4</text:p>
              </table:table-cell>
              <table:table-cell office:value-type="float" office:value="97.49001">
                <text:p>97.49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96.95865">
                <text:p>96.95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1.4">
                <text:p>81.4</text:p>
              </table:table-cell>
              <table:table-cell office:value-type="float" office:value="97.32598">
                <text:p>97.32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9.6">
                <text:p>79.6</text:p>
              </table:table-cell>
              <table:table-cell office:value-type="float" office:value="97.18333">
                <text:p>97.18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3.4">
                <text:p>83.4</text:p>
              </table:table-cell>
              <table:table-cell office:value-type="float" office:value="96.72601">
                <text:p>96.72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169334">
                <text:p>97.16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5.4">
                <text:p>75.4</text:p>
              </table:table-cell>
              <table:table-cell office:value-type="float" office:value="96.958664">
                <text:p>96.958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7.200005">
                <text:p>77.200005</text:p>
              </table:table-cell>
              <table:table-cell office:value-type="float" office:value="97.28665">
                <text:p>97.2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3.2">
                <text:p>73.2</text:p>
              </table:table-cell>
              <table:table-cell office:value-type="float" office:value="97.10865">
                <text:p>97.10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1.399994">
                <text:p>81.399994</text:p>
              </table:table-cell>
              <table:table-cell office:value-type="float" office:value="97.68867">
                <text:p>97.68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1.2">
                <text:p>81.2</text:p>
              </table:table-cell>
              <table:table-cell office:value-type="float" office:value="97.38067">
                <text:p>97.38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6.4">
                <text:p>86.4</text:p>
              </table:table-cell>
              <table:table-cell office:value-type="float" office:value="97.972664">
                <text:p>97.97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35397">
                <text:p>98.35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32136">
                <text:p>98.32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9.6">
                <text:p>79.6</text:p>
              </table:table-cell>
              <table:table-cell office:value-type="float" office:value="98.078026">
                <text:p>98.078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98.09668">
                <text:p>98.09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3.6">
                <text:p>83.6</text:p>
              </table:table-cell>
              <table:table-cell office:value-type="float" office:value="98.182045">
                <text:p>98.182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0.799995">
                <text:p>80.799995</text:p>
              </table:table-cell>
              <table:table-cell office:value-type="float" office:value="98.12134">
                <text:p>98.12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9.2">
                <text:p>79.2</text:p>
              </table:table-cell>
              <table:table-cell office:value-type="float" office:value="97.803345">
                <text:p>97.80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5.59999">
                <text:p>85.59999</text:p>
              </table:table-cell>
              <table:table-cell office:value-type="float" office:value="98.18802">
                <text:p>98.18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1.6">
                <text:p>81.6</text:p>
              </table:table-cell>
              <table:table-cell office:value-type="float" office:value="98.11802">
                <text:p>98.1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0.4">
                <text:p>80.4</text:p>
              </table:table-cell>
              <table:table-cell office:value-type="float" office:value="97.97199">
                <text:p>97.97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7.8">
                <text:p>77.8</text:p>
              </table:table-cell>
              <table:table-cell office:value-type="float" office:value="98.25065">
                <text:p>98.25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1.399994">
                <text:p>81.399994</text:p>
              </table:table-cell>
              <table:table-cell office:value-type="float" office:value="98.226006">
                <text:p>98.226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9.000004">
                <text:p>59.000004</text:p>
              </table:table-cell>
              <table:table-cell office:value-type="float" office:value="97.94202">
                <text:p>97.94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3.6">
                <text:p>83.6</text:p>
              </table:table-cell>
              <table:table-cell office:value-type="float" office:value="98.04069">
                <text:p>98.04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4.2">
                <text:p>84.2</text:p>
              </table:table-cell>
              <table:table-cell office:value-type="float" office:value="97.99871">
                <text:p>97.99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7.2">
                <text:p>77.2</text:p>
              </table:table-cell>
              <table:table-cell office:value-type="float" office:value="98.10669">
                <text:p>98.10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24334">
                <text:p>98.24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12202">
                <text:p>98.12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8">
                <text:p>78</text:p>
              </table:table-cell>
              <table:table-cell office:value-type="float" office:value="98.342705">
                <text:p>98.342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3.4">
                <text:p>73.4</text:p>
              </table:table-cell>
              <table:table-cell office:value-type="float" office:value="98.28738">
                <text:p>98.28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3.8">
                <text:p>83.8</text:p>
              </table:table-cell>
              <table:table-cell office:value-type="float" office:value="98.23998">
                <text:p>98.23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4.799995">
                <text:p>84.799995</text:p>
              </table:table-cell>
              <table:table-cell office:value-type="float" office:value="98.18863">
                <text:p>98.18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">
                <text:p>85</text:p>
              </table:table-cell>
              <table:table-cell office:value-type="float" office:value="98.282715">
                <text:p>98.282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4.4">
                <text:p>84.4</text:p>
              </table:table-cell>
              <table:table-cell office:value-type="float" office:value="97.99469">
                <text:p>97.99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1.8">
                <text:p>81.8</text:p>
              </table:table-cell>
              <table:table-cell office:value-type="float" office:value="97.72667">
                <text:p>97.72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.200005">
                <text:p>82.200005</text:p>
              </table:table-cell>
              <table:table-cell office:value-type="float" office:value="97.86403">
                <text:p>97.86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8.4">
                <text:p>78.4</text:p>
              </table:table-cell>
              <table:table-cell office:value-type="float" office:value="97.85739">
                <text:p>97.85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5.8">
                <text:p>75.8</text:p>
              </table:table-cell>
              <table:table-cell office:value-type="float" office:value="97.70537">
                <text:p>97.70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0.6">
                <text:p>70.6</text:p>
              </table:table-cell>
              <table:table-cell office:value-type="float" office:value="97.640686">
                <text:p>97.640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3.8">
                <text:p>83.8</text:p>
              </table:table-cell>
              <table:table-cell office:value-type="float" office:value="97.944695">
                <text:p>97.944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1.2">
                <text:p>81.2</text:p>
              </table:table-cell>
              <table:table-cell office:value-type="float" office:value="98.02737">
                <text:p>98.02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1.8">
                <text:p>81.8</text:p>
              </table:table-cell>
              <table:table-cell office:value-type="float" office:value="97.57734">
                <text:p>97.57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.00001">
                <text:p>81.00001</text:p>
              </table:table-cell>
              <table:table-cell office:value-type="float" office:value="97.531334">
                <text:p>97.53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6.8">
                <text:p>76.8</text:p>
              </table:table-cell>
              <table:table-cell office:value-type="float" office:value="97.638">
                <text:p>97.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1.6">
                <text:p>71.6</text:p>
              </table:table-cell>
              <table:table-cell office:value-type="float" office:value="97.85872">
                <text:p>97.85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2.4">
                <text:p>72.4</text:p>
              </table:table-cell>
              <table:table-cell office:value-type="float" office:value="97.544">
                <text:p>97.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4.2">
                <text:p>84.2</text:p>
              </table:table-cell>
              <table:table-cell office:value-type="float" office:value="97.948006">
                <text:p>97.948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1.8">
                <text:p>81.8</text:p>
              </table:table-cell>
              <table:table-cell office:value-type="float" office:value="97.98199">
                <text:p>97.98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2.200005">
                <text:p>82.200005</text:p>
              </table:table-cell>
              <table:table-cell office:value-type="float" office:value="98.02468">
                <text:p>98.02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  <table:table-cell office:value-type="float" office:value="98.21265">
                <text:p>98.2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6.2">
                <text:p>86.2</text:p>
              </table:table-cell>
              <table:table-cell office:value-type="float" office:value="97.99066">
                <text:p>97.99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3.600006">
                <text:p>83.600006</text:p>
              </table:table-cell>
              <table:table-cell office:value-type="float" office:value="98.09735">
                <text:p>98.09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9.6">
                <text:p>79.6</text:p>
              </table:table-cell>
              <table:table-cell office:value-type="float" office:value="97.738686">
                <text:p>97.738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4.799995">
                <text:p>84.799995</text:p>
              </table:table-cell>
              <table:table-cell office:value-type="float" office:value="98.237335">
                <text:p>98.237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4.2">
                <text:p>84.2</text:p>
              </table:table-cell>
              <table:table-cell office:value-type="float" office:value="98.18667">
                <text:p>98.18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24204">
                <text:p>98.24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4.8">
                <text:p>84.8</text:p>
              </table:table-cell>
              <table:table-cell office:value-type="float" office:value="98.204025">
                <text:p>98.204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394714">
                <text:p>98.394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5.2">
                <text:p>85.2</text:p>
              </table:table-cell>
              <table:table-cell office:value-type="float" office:value="97.97133">
                <text:p>97.97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97.972694">
                <text:p>97.972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00002">
                <text:p>98.00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0.4">
                <text:p>80.4</text:p>
              </table:table-cell>
              <table:table-cell office:value-type="float" office:value="98.20474">
                <text:p>98.20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9.799995">
                <text:p>79.799995</text:p>
              </table:table-cell>
              <table:table-cell office:value-type="float" office:value="98.04067">
                <text:p>98.04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3.8">
                <text:p>83.8</text:p>
              </table:table-cell>
              <table:table-cell office:value-type="float" office:value="97.89666">
                <text:p>97.89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2.40001">
                <text:p>82.40001</text:p>
              </table:table-cell>
              <table:table-cell office:value-type="float" office:value="97.91739">
                <text:p>97.9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3.8">
                <text:p>83.8</text:p>
              </table:table-cell>
              <table:table-cell office:value-type="float" office:value="98.19067">
                <text:p>98.19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3.99999">
                <text:p>73.99999</text:p>
              </table:table-cell>
              <table:table-cell office:value-type="float" office:value="97.86799">
                <text:p>97.86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42801">
                <text:p>98.42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6.20001">
                <text:p>86.20001</text:p>
              </table:table-cell>
              <table:table-cell office:value-type="float" office:value="98.169334">
                <text:p>98.169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1.2">
                <text:p>81.2</text:p>
              </table:table-cell>
              <table:table-cell office:value-type="float" office:value="98.26535">
                <text:p>98.26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1.4">
                <text:p>81.4</text:p>
              </table:table-cell>
              <table:table-cell office:value-type="float" office:value="98.27803">
                <text:p>98.27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3.8">
                <text:p>83.8</text:p>
              </table:table-cell>
              <table:table-cell office:value-type="float" office:value="98.41403">
                <text:p>98.4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98.01598">
                <text:p>98.0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83.6">
                <text:p>83.6</text:p>
              </table:table-cell>
              <table:table-cell office:value-type="float" office:value="98.08267">
                <text:p>98.08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1.8">
                <text:p>81.8</text:p>
              </table:table-cell>
              <table:table-cell office:value-type="float" office:value="97.9587">
                <text:p>97.9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5.799995">
                <text:p>85.799995</text:p>
              </table:table-cell>
              <table:table-cell office:value-type="float" office:value="98.34668">
                <text:p>98.34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4.2">
                <text:p>84.2</text:p>
              </table:table-cell>
              <table:table-cell office:value-type="float" office:value="98.28069">
                <text:p>98.28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84.6">
                <text:p>84.6</text:p>
              </table:table-cell>
              <table:table-cell office:value-type="float" office:value="98.17135">
                <text:p>98.17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3.2">
                <text:p>83.2</text:p>
              </table:table-cell>
              <table:table-cell office:value-type="float" office:value="98.430695">
                <text:p>98.43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82">
                <text:p>82</text:p>
              </table:table-cell>
              <table:table-cell office:value-type="float" office:value="98.378044">
                <text:p>98.378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4.8">
                <text:p>84.8</text:p>
              </table:table-cell>
              <table:table-cell office:value-type="float" office:value="98.34272">
                <text:p>98.34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9.59999">
                <text:p>79.59999</text:p>
              </table:table-cell>
              <table:table-cell office:value-type="float" office:value="98.38463">
                <text:p>98.3846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From_1_Rules_3.A1:From_1_Rules_3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From_1_Rules_3.A2:From_1_Rules_3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om_1_Rules_3.B2:From_1_Rules_3.B201" chart:label-cell-address="From_1_Rules_3.B1:From_1_Rules_3.B1" chart:class="chart:line">
            <chart:data-point chart:repeated="200"/>
          </chart:series>
          <chart:series chart:style-name="ch8" chart:values-cell-range-address="From_1_Rules_3.C2:From_1_Rules_3.C201" chart:label-cell-address="From_1_Rules_3.C1:From_1_Rules_3.C1" chart:class="chart:line">
            <chart:data-point chart:repeated="200"/>
          </chart:series>
          <chart:series chart:style-name="ch9" chart:values-cell-range-address="From_1_Rules_3.D2:From_1_Rules_3.D201" chart:label-cell-address="From_1_Rules_3.D1:From_1_Rules_3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From_1_Rules_3.B1:From_1_Rules_3.B1</svg:desc>
                </draw:g>
              </table:table-cell>
              <table:table-cell office:value-type="string">
                <text:p> AvgFit</text:p>
                <draw:g>
                  <svg:desc>From_1_Rules_3.C1:From_1_Rules_3.C1</svg:desc>
                </draw:g>
              </table:table-cell>
              <table:table-cell office:value-type="string">
                <text:p> BestFit</text:p>
                <draw:g>
                  <svg:desc>From_1_Rules_3.D1:From_1_Rules_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om_1_Rules_3.A2:From_1_Rules_3.A201</svg:desc>
                </draw:g>
              </table:table-cell>
              <table:table-cell office:value-type="float" office:value="37.199997">
                <text:p>37.199997</text:p>
                <draw:g>
                  <svg:desc>From_1_Rules_3.B2:From_1_Rules_3.B201</svg:desc>
                </draw:g>
              </table:table-cell>
              <table:table-cell office:value-type="float" office:value="79.09532">
                <text:p>79.09532</text:p>
                <draw:g>
                  <svg:desc>From_1_Rules_3.C2:From_1_Rules_3.C201</svg:desc>
                </draw:g>
              </table:table-cell>
              <table:table-cell office:value-type="float" office:value="97.8">
                <text:p>97.8</text:p>
                <draw:g>
                  <svg:desc>From_1_Rules_3.D2:From_1_Rules_3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.6">
                <text:p>50.6</text:p>
              </table:table-cell>
              <table:table-cell office:value-type="float" office:value="83.85597">
                <text:p>83.85597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.000004">
                <text:p>59.000004</text:p>
              </table:table-cell>
              <table:table-cell office:value-type="float" office:value="85.286">
                <text:p>85.286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7.15134">
                <text:p>87.151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4">
                <text:p>51.4</text:p>
              </table:table-cell>
              <table:table-cell office:value-type="float" office:value="88.09938">
                <text:p>88.09938</text:p>
              </table:table-cell>
              <table:table-cell office:value-type="float" office:value="99.40001">
                <text:p>99.40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600006">
                <text:p>56.600006</text:p>
              </table:table-cell>
              <table:table-cell office:value-type="float" office:value="89.950676">
                <text:p>89.95067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.600002">
                <text:p>59.600002</text:p>
              </table:table-cell>
              <table:table-cell office:value-type="float" office:value="91.22264">
                <text:p>91.2226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92.13536">
                <text:p>92.13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399998">
                <text:p>39.399998</text:p>
              </table:table-cell>
              <table:table-cell office:value-type="float" office:value="93.009964">
                <text:p>93.00996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5.8">
                <text:p>65.8</text:p>
              </table:table-cell>
              <table:table-cell office:value-type="float" office:value="93.680016">
                <text:p>93.68001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800007">
                <text:p>62.800007</text:p>
              </table:table-cell>
              <table:table-cell office:value-type="float" office:value="93.30399">
                <text:p>93.30399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93.53131">
                <text:p>93.53131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93.211334">
                <text:p>93.21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93.21062">
                <text:p>93.2106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93.95464">
                <text:p>93.9546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.600006">
                <text:p>62.600006</text:p>
              </table:table-cell>
              <table:table-cell office:value-type="float" office:value="93.16135">
                <text:p>93.1613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.200005">
                <text:p>63.200005</text:p>
              </table:table-cell>
              <table:table-cell office:value-type="float" office:value="92.81201">
                <text:p>92.8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1.600006">
                <text:p>61.600006</text:p>
              </table:table-cell>
              <table:table-cell office:value-type="float" office:value="92.61664">
                <text:p>92.6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9.399998">
                <text:p>59.399998</text:p>
              </table:table-cell>
              <table:table-cell office:value-type="float" office:value="93.21797">
                <text:p>93.21797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1.6">
                <text:p>71.6</text:p>
              </table:table-cell>
              <table:table-cell office:value-type="float" office:value="93.688675">
                <text:p>93.68867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4">
                <text:p>70.4</text:p>
              </table:table-cell>
              <table:table-cell office:value-type="float" office:value="94.156006">
                <text:p>94.156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2.399994">
                <text:p>72.399994</text:p>
              </table:table-cell>
              <table:table-cell office:value-type="float" office:value="93.868">
                <text:p>93.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0.4">
                <text:p>70.4</text:p>
              </table:table-cell>
              <table:table-cell office:value-type="float" office:value="94.37731">
                <text:p>94.37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.4">
                <text:p>71.4</text:p>
              </table:table-cell>
              <table:table-cell office:value-type="float" office:value="94.12396">
                <text:p>94.1239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94.144684">
                <text:p>94.144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4.000004">
                <text:p>54.000004</text:p>
              </table:table-cell>
              <table:table-cell office:value-type="float" office:value="94.20062">
                <text:p>94.2006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93.66596">
                <text:p>93.6659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9.000004">
                <text:p>59.000004</text:p>
              </table:table-cell>
              <table:table-cell office:value-type="float" office:value="92.912">
                <text:p>92.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0.4">
                <text:p>70.4</text:p>
              </table:table-cell>
              <table:table-cell office:value-type="float" office:value="92.88198">
                <text:p>92.881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4.600006">
                <text:p>64.600006</text:p>
              </table:table-cell>
              <table:table-cell office:value-type="float" office:value="93.27337">
                <text:p>93.27337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.200005">
                <text:p>64.200005</text:p>
              </table:table-cell>
              <table:table-cell office:value-type="float" office:value="92.873314">
                <text:p>92.873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.4">
                <text:p>62.4</text:p>
              </table:table-cell>
              <table:table-cell office:value-type="float" office:value="92.65468">
                <text:p>92.65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6.999996">
                <text:p>46.999996</text:p>
              </table:table-cell>
              <table:table-cell office:value-type="float" office:value="94.20336">
                <text:p>94.2033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8.6">
                <text:p>68.6</text:p>
              </table:table-cell>
              <table:table-cell office:value-type="float" office:value="94.56466">
                <text:p>94.56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2.199997">
                <text:p>62.199997</text:p>
              </table:table-cell>
              <table:table-cell office:value-type="float" office:value="94.15533">
                <text:p>94.15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9.399998">
                <text:p>59.399998</text:p>
              </table:table-cell>
              <table:table-cell office:value-type="float" office:value="93.93069">
                <text:p>93.93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.800007">
                <text:p>62.800007</text:p>
              </table:table-cell>
              <table:table-cell office:value-type="float" office:value="93.448">
                <text:p>93.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0.800003">
                <text:p>50.800003</text:p>
              </table:table-cell>
              <table:table-cell office:value-type="float" office:value="93.55328">
                <text:p>93.5532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7.6">
                <text:p>67.6</text:p>
              </table:table-cell>
              <table:table-cell office:value-type="float" office:value="94.12266">
                <text:p>94.12266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3.800007">
                <text:p>63.800007</text:p>
              </table:table-cell>
              <table:table-cell office:value-type="float" office:value="93.470695">
                <text:p>93.470695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8">
                <text:p>64.8</text:p>
              </table:table-cell>
              <table:table-cell office:value-type="float" office:value="93.35405">
                <text:p>93.35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9.200005">
                <text:p>69.200005</text:p>
              </table:table-cell>
              <table:table-cell office:value-type="float" office:value="92.96067">
                <text:p>92.96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.8">
                <text:p>64.8</text:p>
              </table:table-cell>
              <table:table-cell office:value-type="float" office:value="93.95466">
                <text:p>93.95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6.199997">
                <text:p>56.199997</text:p>
              </table:table-cell>
              <table:table-cell office:value-type="float" office:value="94.36996">
                <text:p>94.36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3.600006">
                <text:p>53.600006</text:p>
              </table:table-cell>
              <table:table-cell office:value-type="float" office:value="93.78602">
                <text:p>93.78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4.40001">
                <text:p>64.40001</text:p>
              </table:table-cell>
              <table:table-cell office:value-type="float" office:value="94.647995">
                <text:p>94.647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0.4">
                <text:p>70.4</text:p>
              </table:table-cell>
              <table:table-cell office:value-type="float" office:value="94.88468">
                <text:p>94.88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95.81533">
                <text:p>95.81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4.200005">
                <text:p>64.200005</text:p>
              </table:table-cell>
              <table:table-cell office:value-type="float" office:value="96.08068">
                <text:p>96.08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9.2">
                <text:p>79.2</text:p>
              </table:table-cell>
              <table:table-cell office:value-type="float" office:value="96.77801">
                <text:p>96.77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00005">
                <text:p>71.200005</text:p>
              </table:table-cell>
              <table:table-cell office:value-type="float" office:value="96.37401">
                <text:p>96.37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.200005">
                <text:p>80.200005</text:p>
              </table:table-cell>
              <table:table-cell office:value-type="float" office:value="96.17599">
                <text:p>96.17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3.2">
                <text:p>73.2</text:p>
              </table:table-cell>
              <table:table-cell office:value-type="float" office:value="95.46594">
                <text:p>95.46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2.6">
                <text:p>72.6</text:p>
              </table:table-cell>
              <table:table-cell office:value-type="float" office:value="95.97262">
                <text:p>95.97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95.540016">
                <text:p>95.540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95.6693">
                <text:p>95.6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4.4">
                <text:p>74.4</text:p>
              </table:table-cell>
              <table:table-cell office:value-type="float" office:value="95.41531">
                <text:p>95.41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95.0307">
                <text:p>95.0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4.600006">
                <text:p>64.600006</text:p>
              </table:table-cell>
              <table:table-cell office:value-type="float" office:value="95.386">
                <text:p>95.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.2">
                <text:p>78.2</text:p>
              </table:table-cell>
              <table:table-cell office:value-type="float" office:value="96.22403">
                <text:p>96.22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.6">
                <text:p>70.6</text:p>
              </table:table-cell>
              <table:table-cell office:value-type="float" office:value="95.93463">
                <text:p>95.93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5.8">
                <text:p>75.8</text:p>
              </table:table-cell>
              <table:table-cell office:value-type="float" office:value="95.32198">
                <text:p>95.32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95.819336">
                <text:p>95.81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8.2">
                <text:p>78.2</text:p>
              </table:table-cell>
              <table:table-cell office:value-type="float" office:value="95.65335">
                <text:p>95.65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.6">
                <text:p>75.6</text:p>
              </table:table-cell>
              <table:table-cell office:value-type="float" office:value="96.06669">
                <text:p>96.06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4.4">
                <text:p>74.4</text:p>
              </table:table-cell>
              <table:table-cell office:value-type="float" office:value="95.626686">
                <text:p>95.626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95.928665">
                <text:p>95.92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7.200005">
                <text:p>77.200005</text:p>
              </table:table-cell>
              <table:table-cell office:value-type="float" office:value="96.00666">
                <text:p>96.00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.4">
                <text:p>68.4</text:p>
              </table:table-cell>
              <table:table-cell office:value-type="float" office:value="95.05401">
                <text:p>95.05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5.4">
                <text:p>75.4</text:p>
              </table:table-cell>
              <table:table-cell office:value-type="float" office:value="95.48334">
                <text:p>95.48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8.200005">
                <text:p>68.200005</text:p>
              </table:table-cell>
              <table:table-cell office:value-type="float" office:value="95.03805">
                <text:p>95.03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2.4">
                <text:p>72.4</text:p>
              </table:table-cell>
              <table:table-cell office:value-type="float" office:value="95.21265">
                <text:p>95.2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95.401344">
                <text:p>95.401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94.30334">
                <text:p>94.3033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6.6">
                <text:p>66.6</text:p>
              </table:table-cell>
              <table:table-cell office:value-type="float" office:value="94.17863">
                <text:p>94.17863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.8">
                <text:p>65.8</text:p>
              </table:table-cell>
              <table:table-cell office:value-type="float" office:value="93.64002">
                <text:p>93.64002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1.6">
                <text:p>71.6</text:p>
              </table:table-cell>
              <table:table-cell office:value-type="float" office:value="94.25661">
                <text:p>94.25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94.38268">
                <text:p>94.3826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6.8">
                <text:p>66.8</text:p>
              </table:table-cell>
              <table:table-cell office:value-type="float" office:value="93.816666">
                <text:p>93.816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9.8">
                <text:p>69.8</text:p>
              </table:table-cell>
              <table:table-cell office:value-type="float" office:value="93.568634">
                <text:p>93.568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.8">
                <text:p>66.8</text:p>
              </table:table-cell>
              <table:table-cell office:value-type="float" office:value="93.918">
                <text:p>93.918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6.4">
                <text:p>66.4</text:p>
              </table:table-cell>
              <table:table-cell office:value-type="float" office:value="93.866005">
                <text:p>93.866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800003">
                <text:p>63.800003</text:p>
              </table:table-cell>
              <table:table-cell office:value-type="float" office:value="94.26867">
                <text:p>94.26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6.199997">
                <text:p>36.199997</text:p>
              </table:table-cell>
              <table:table-cell office:value-type="float" office:value="94.385345">
                <text:p>94.385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7.600002">
                <text:p>57.600002</text:p>
              </table:table-cell>
              <table:table-cell office:value-type="float" office:value="94.502655">
                <text:p>94.502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0.199997">
                <text:p>50.199997</text:p>
              </table:table-cell>
              <table:table-cell office:value-type="float" office:value="94.782">
                <text:p>94.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94.787994">
                <text:p>94.787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95.23337">
                <text:p>95.23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3.6">
                <text:p>73.6</text:p>
              </table:table-cell>
              <table:table-cell office:value-type="float" office:value="95.538605">
                <text:p>95.538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6.6">
                <text:p>66.6</text:p>
              </table:table-cell>
              <table:table-cell office:value-type="float" office:value="95.23664">
                <text:p>95.23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3.600002">
                <text:p>63.600002</text:p>
              </table:table-cell>
              <table:table-cell office:value-type="float" office:value="96.01536">
                <text:p>96.01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9.000004">
                <text:p>59.000004</text:p>
              </table:table-cell>
              <table:table-cell office:value-type="float" office:value="96.07532">
                <text:p>96.07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5.8">
                <text:p>65.8</text:p>
              </table:table-cell>
              <table:table-cell office:value-type="float" office:value="96.06799">
                <text:p>96.06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4.2">
                <text:p>74.2</text:p>
              </table:table-cell>
              <table:table-cell office:value-type="float" office:value="96.16201">
                <text:p>96.16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4.200005">
                <text:p>64.200005</text:p>
              </table:table-cell>
              <table:table-cell office:value-type="float" office:value="95.58464">
                <text:p>95.58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2.200005">
                <text:p>62.200005</text:p>
              </table:table-cell>
              <table:table-cell office:value-type="float" office:value="95.371346">
                <text:p>95.37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2.400005">
                <text:p>52.400005</text:p>
              </table:table-cell>
              <table:table-cell office:value-type="float" office:value="95.44199">
                <text:p>95.44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1.6">
                <text:p>71.6</text:p>
              </table:table-cell>
              <table:table-cell office:value-type="float" office:value="95.98199">
                <text:p>95.98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95.81935">
                <text:p>95.8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3.4">
                <text:p>73.4</text:p>
              </table:table-cell>
              <table:table-cell office:value-type="float" office:value="95.36867">
                <text:p>95.36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.6">
                <text:p>66.6</text:p>
              </table:table-cell>
              <table:table-cell office:value-type="float" office:value="95.41999">
                <text:p>95.41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1.6">
                <text:p>61.6</text:p>
              </table:table-cell>
              <table:table-cell office:value-type="float" office:value="95.022026">
                <text:p>95.022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.000004">
                <text:p>58.000004</text:p>
              </table:table-cell>
              <table:table-cell office:value-type="float" office:value="95.30265">
                <text:p>95.30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4.200005">
                <text:p>64.200005</text:p>
              </table:table-cell>
              <table:table-cell office:value-type="float" office:value="95.03067">
                <text:p>95.03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3.4">
                <text:p>63.4</text:p>
              </table:table-cell>
              <table:table-cell office:value-type="float" office:value="95.07404">
                <text:p>95.07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6.399994">
                <text:p>66.399994</text:p>
              </table:table-cell>
              <table:table-cell office:value-type="float" office:value="95.193306">
                <text:p>95.193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2.4">
                <text:p>72.4</text:p>
              </table:table-cell>
              <table:table-cell office:value-type="float" office:value="95.595985">
                <text:p>95.595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9.8">
                <text:p>69.8</text:p>
              </table:table-cell>
              <table:table-cell office:value-type="float" office:value="95.86331">
                <text:p>95.86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3.40001">
                <text:p>73.40001</text:p>
              </table:table-cell>
              <table:table-cell office:value-type="float" office:value="95.54734">
                <text:p>95.54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6.80001">
                <text:p>66.80001</text:p>
              </table:table-cell>
              <table:table-cell office:value-type="float" office:value="94.553345">
                <text:p>94.55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  <table:table-cell office:value-type="float" office:value="95.52264">
                <text:p>95.52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.2">
                <text:p>74.2</text:p>
              </table:table-cell>
              <table:table-cell office:value-type="float" office:value="96.00198">
                <text:p>96.00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  <table:table-cell office:value-type="float" office:value="95.816025">
                <text:p>95.816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7">
                <text:p>67</text:p>
              </table:table-cell>
              <table:table-cell office:value-type="float" office:value="95.668">
                <text:p>95.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9.8">
                <text:p>69.8</text:p>
              </table:table-cell>
              <table:table-cell office:value-type="float" office:value="95.36933">
                <text:p>95.36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9.399998">
                <text:p>59.399998</text:p>
              </table:table-cell>
              <table:table-cell office:value-type="float" office:value="95.50864">
                <text:p>95.50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6.6">
                <text:p>76.6</text:p>
              </table:table-cell>
              <table:table-cell office:value-type="float" office:value="95.65866">
                <text:p>95.65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2.2">
                <text:p>72.2</text:p>
              </table:table-cell>
              <table:table-cell office:value-type="float" office:value="95.978676">
                <text:p>95.978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5.6">
                <text:p>75.6</text:p>
              </table:table-cell>
              <table:table-cell office:value-type="float" office:value="96.20197">
                <text:p>96.20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9.6">
                <text:p>69.6</text:p>
              </table:table-cell>
              <table:table-cell office:value-type="float" office:value="96.62866">
                <text:p>96.62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0.8">
                <text:p>70.8</text:p>
              </table:table-cell>
              <table:table-cell office:value-type="float" office:value="96.27533">
                <text:p>96.27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.6">
                <text:p>57.6</text:p>
              </table:table-cell>
              <table:table-cell office:value-type="float" office:value="95.53064">
                <text:p>95.53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96.02869">
                <text:p>96.02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2.2">
                <text:p>72.2</text:p>
              </table:table-cell>
              <table:table-cell office:value-type="float" office:value="95.64467">
                <text:p>95.64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3.6">
                <text:p>63.6</text:p>
              </table:table-cell>
              <table:table-cell office:value-type="float" office:value="95.72537">
                <text:p>95.72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96.08069">
                <text:p>96.08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3.4">
                <text:p>73.4</text:p>
              </table:table-cell>
              <table:table-cell office:value-type="float" office:value="95.852">
                <text:p>95.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2.399994">
                <text:p>72.399994</text:p>
              </table:table-cell>
              <table:table-cell office:value-type="float" office:value="96.205315">
                <text:p>96.205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95.94198">
                <text:p>95.94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1.4">
                <text:p>71.4</text:p>
              </table:table-cell>
              <table:table-cell office:value-type="float" office:value="95.55802">
                <text:p>95.55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52063">
                <text:p>95.52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95.34532">
                <text:p>95.34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6.200005">
                <text:p>66.200005</text:p>
              </table:table-cell>
              <table:table-cell office:value-type="float" office:value="95.10797">
                <text:p>95.10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.4">
                <text:p>70.4</text:p>
              </table:table-cell>
              <table:table-cell office:value-type="float" office:value="95.40404">
                <text:p>95.40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1.4">
                <text:p>71.4</text:p>
              </table:table-cell>
              <table:table-cell office:value-type="float" office:value="95.84137">
                <text:p>95.84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0.8">
                <text:p>70.8</text:p>
              </table:table-cell>
              <table:table-cell office:value-type="float" office:value="95.699326">
                <text:p>95.69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67.8">
                <text:p>67.8</text:p>
              </table:table-cell>
              <table:table-cell office:value-type="float" office:value="96.107956">
                <text:p>96.107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69.4">
                <text:p>69.4</text:p>
              </table:table-cell>
              <table:table-cell office:value-type="float" office:value="96.26598">
                <text:p>96.26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0.4">
                <text:p>70.4</text:p>
              </table:table-cell>
              <table:table-cell office:value-type="float" office:value="95.58667">
                <text:p>95.58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64.799995">
                <text:p>64.799995</text:p>
              </table:table-cell>
              <table:table-cell office:value-type="float" office:value="95.83935">
                <text:p>95.83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8">
                <text:p>71.8</text:p>
              </table:table-cell>
              <table:table-cell office:value-type="float" office:value="95.95999">
                <text:p>95.95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4.8">
                <text:p>64.8</text:p>
              </table:table-cell>
              <table:table-cell office:value-type="float" office:value="95.47268">
                <text:p>95.47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95.810684">
                <text:p>95.810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6.2">
                <text:p>76.2</text:p>
              </table:table-cell>
              <table:table-cell office:value-type="float" office:value="96.22">
                <text:p>96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95.99733">
                <text:p>95.99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3.4">
                <text:p>63.4</text:p>
              </table:table-cell>
              <table:table-cell office:value-type="float" office:value="95.53668">
                <text:p>95.53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6.200005">
                <text:p>66.200005</text:p>
              </table:table-cell>
              <table:table-cell office:value-type="float" office:value="95.56598">
                <text:p>95.56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95.33998">
                <text:p>95.33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9.600002">
                <text:p>59.600002</text:p>
              </table:table-cell>
              <table:table-cell office:value-type="float" office:value="95.58867">
                <text:p>95.58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0.600006">
                <text:p>60.600006</text:p>
              </table:table-cell>
              <table:table-cell office:value-type="float" office:value="95.39402">
                <text:p>95.39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7.399998">
                <text:p>47.399998</text:p>
              </table:table-cell>
              <table:table-cell office:value-type="float" office:value="94.74329">
                <text:p>94.74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3">
                <text:p>73</text:p>
              </table:table-cell>
              <table:table-cell office:value-type="float" office:value="94.91402">
                <text:p>94.9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72">
                <text:p>72</text:p>
              </table:table-cell>
              <table:table-cell office:value-type="float" office:value="94.613304">
                <text:p>94.613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64.8">
                <text:p>64.8</text:p>
              </table:table-cell>
              <table:table-cell office:value-type="float" office:value="94.137344">
                <text:p>94.137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8.000004">
                <text:p>58.000004</text:p>
              </table:table-cell>
              <table:table-cell office:value-type="float" office:value="94.64001">
                <text:p>94.64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2.2">
                <text:p>72.2</text:p>
              </table:table-cell>
              <table:table-cell office:value-type="float" office:value="94.73795">
                <text:p>94.73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8.8">
                <text:p>58.8</text:p>
              </table:table-cell>
              <table:table-cell office:value-type="float" office:value="94.81003">
                <text:p>94.8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9.600002">
                <text:p>59.600002</text:p>
              </table:table-cell>
              <table:table-cell office:value-type="float" office:value="94.31802">
                <text:p>94.3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.8">
                <text:p>66.8</text:p>
              </table:table-cell>
              <table:table-cell office:value-type="float" office:value="94.72603">
                <text:p>94.72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2.800007">
                <text:p>52.800007</text:p>
              </table:table-cell>
              <table:table-cell office:value-type="float" office:value="94.88936">
                <text:p>94.88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5.4">
                <text:p>55.4</text:p>
              </table:table-cell>
              <table:table-cell office:value-type="float" office:value="95.106">
                <text:p>95.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5.8">
                <text:p>65.8</text:p>
              </table:table-cell>
              <table:table-cell office:value-type="float" office:value="95.25603">
                <text:p>95.25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3.6">
                <text:p>73.6</text:p>
              </table:table-cell>
              <table:table-cell office:value-type="float" office:value="94.79265">
                <text:p>94.79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5.200005">
                <text:p>65.200005</text:p>
              </table:table-cell>
              <table:table-cell office:value-type="float" office:value="95.207306">
                <text:p>95.207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.2">
                <text:p>73.2</text:p>
              </table:table-cell>
              <table:table-cell office:value-type="float" office:value="95.64068">
                <text:p>95.64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95.186">
                <text:p>95.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4">
                <text:p>74</text:p>
              </table:table-cell>
              <table:table-cell office:value-type="float" office:value="95.46533">
                <text:p>95.46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7.8">
                <text:p>67.8</text:p>
              </table:table-cell>
              <table:table-cell office:value-type="float" office:value="96.03531">
                <text:p>96.03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3.2">
                <text:p>73.2</text:p>
              </table:table-cell>
              <table:table-cell office:value-type="float" office:value="95.851326">
                <text:p>95.85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1.6">
                <text:p>61.6</text:p>
              </table:table-cell>
              <table:table-cell office:value-type="float" office:value="95.04538">
                <text:p>95.04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3">
                <text:p>63</text:p>
              </table:table-cell>
              <table:table-cell office:value-type="float" office:value="95.819984">
                <text:p>95.819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7">
                <text:p>67</text:p>
              </table:table-cell>
              <table:table-cell office:value-type="float" office:value="96.13466">
                <text:p>96.13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9.400005">
                <text:p>59.400005</text:p>
              </table:table-cell>
              <table:table-cell office:value-type="float" office:value="95.26265">
                <text:p>95.26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54.399998">
                <text:p>54.399998</text:p>
              </table:table-cell>
              <table:table-cell office:value-type="float" office:value="95.30599">
                <text:p>95.30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8.8">
                <text:p>68.8</text:p>
              </table:table-cell>
              <table:table-cell office:value-type="float" office:value="95.38465">
                <text:p>95.38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0.40001">
                <text:p>70.40001</text:p>
              </table:table-cell>
              <table:table-cell office:value-type="float" office:value="94.73403">
                <text:p>94.73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5.400005">
                <text:p>45.400005</text:p>
              </table:table-cell>
              <table:table-cell office:value-type="float" office:value="94.01664">
                <text:p>94.0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6">
                <text:p>56</text:p>
              </table:table-cell>
              <table:table-cell office:value-type="float" office:value="94.005295">
                <text:p>94.005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58.8">
                <text:p>58.8</text:p>
              </table:table-cell>
              <table:table-cell office:value-type="float" office:value="94.50864">
                <text:p>94.50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4.600006">
                <text:p>64.600006</text:p>
              </table:table-cell>
              <table:table-cell office:value-type="float" office:value="94.05133">
                <text:p>94.05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.000004">
                <text:p>58.000004</text:p>
              </table:table-cell>
              <table:table-cell office:value-type="float" office:value="94.35396">
                <text:p>94.35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9.6">
                <text:p>69.6</text:p>
              </table:table-cell>
              <table:table-cell office:value-type="float" office:value="94.470024">
                <text:p>94.47002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4.199993">
                <text:p>54.199993</text:p>
              </table:table-cell>
              <table:table-cell office:value-type="float" office:value="94.144005">
                <text:p>94.144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9.399998">
                <text:p>59.399998</text:p>
              </table:table-cell>
              <table:table-cell office:value-type="float" office:value="95.36527">
                <text:p>95.36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68.4">
                <text:p>68.4</text:p>
              </table:table-cell>
              <table:table-cell office:value-type="float" office:value="95.011314">
                <text:p>95.011314</text:p>
              </table:table-cell>
              <table:table-cell office:value-type="float" office:value="99.799995">
                <text:p>99.7999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0.8">
                <text:p>60.8</text:p>
              </table:table-cell>
              <table:table-cell office:value-type="float" office:value="94.75799">
                <text:p>94.75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1.6">
                <text:p>71.6</text:p>
              </table:table-cell>
              <table:table-cell office:value-type="float" office:value="95.34866">
                <text:p>95.34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6.6">
                <text:p>66.6</text:p>
              </table:table-cell>
              <table:table-cell office:value-type="float" office:value="95.00998">
                <text:p>95.00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4.2">
                <text:p>74.2</text:p>
              </table:table-cell>
              <table:table-cell office:value-type="float" office:value="95.40064">
                <text:p>95.40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5.6">
                <text:p>65.6</text:p>
              </table:table-cell>
              <table:table-cell office:value-type="float" office:value="94.96938">
                <text:p>94.96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9.8">
                <text:p>69.8</text:p>
              </table:table-cell>
              <table:table-cell office:value-type="float" office:value="95.27267">
                <text:p>95.27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4.4">
                <text:p>74.4</text:p>
              </table:table-cell>
              <table:table-cell office:value-type="float" office:value="96.36066">
                <text:p>96.36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5">
                <text:p>65</text:p>
              </table:table-cell>
              <table:table-cell office:value-type="float" office:value="95.662674">
                <text:p>95.662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7.6">
                <text:p>67.6</text:p>
              </table:table-cell>
              <table:table-cell office:value-type="float" office:value="95.32464">
                <text:p>95.32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9.200005">
                <text:p>69.200005</text:p>
              </table:table-cell>
              <table:table-cell office:value-type="float" office:value="95.80002">
                <text:p>95.80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.6">
                <text:p>74.6</text:p>
              </table:table-cell>
              <table:table-cell office:value-type="float" office:value="96.08727">
                <text:p>96.08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7.600006">
                <text:p>77.600006</text:p>
              </table:table-cell>
              <table:table-cell office:value-type="float" office:value="96.44532">
                <text:p>96.44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9.6">
                <text:p>79.6</text:p>
              </table:table-cell>
              <table:table-cell office:value-type="float" office:value="96.41665">
                <text:p>96.4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8.799995">
                <text:p>78.799995</text:p>
              </table:table-cell>
              <table:table-cell office:value-type="float" office:value="96.42202">
                <text:p>96.42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1">
                <text:p>61</text:p>
              </table:table-cell>
              <table:table-cell office:value-type="float" office:value="96.55736">
                <text:p>96.5573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From_1_3_Rules_2.A1:From_1_3_Rules_2.D201" chart:data-source-has-labels="both" svg:x="0.197cm" svg:y="0.321cm" svg:width="28.776cm" svg:height="15.614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From_1_3_Rules_2.A2:From_1_3_Rules_2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om_1_3_Rules_2.B2:From_1_3_Rules_2.B201" chart:label-cell-address="From_1_3_Rules_2.B1:From_1_3_Rules_2.B1" chart:class="chart:line">
            <chart:data-point chart:repeated="200"/>
          </chart:series>
          <chart:series chart:style-name="ch8" chart:values-cell-range-address="From_1_3_Rules_2.C2:From_1_3_Rules_2.C201" chart:label-cell-address="From_1_3_Rules_2.C1:From_1_3_Rules_2.C1" chart:class="chart:line">
            <chart:data-point chart:repeated="200"/>
          </chart:series>
          <chart:series chart:style-name="ch9" chart:values-cell-range-address="From_1_3_Rules_2.D2:From_1_3_Rules_2.D201" chart:label-cell-address="From_1_3_Rules_2.D1:From_1_3_Rules_2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From_1_3_Rules_2.B1:From_1_3_Rules_2.B1</svg:desc>
                </draw:g>
              </table:table-cell>
              <table:table-cell office:value-type="string">
                <text:p> AvgFit</text:p>
                <draw:g>
                  <svg:desc>From_1_3_Rules_2.C1:From_1_3_Rules_2.C1</svg:desc>
                </draw:g>
              </table:table-cell>
              <table:table-cell office:value-type="string">
                <text:p> BestFit</text:p>
                <draw:g>
                  <svg:desc>From_1_3_Rules_2.D1:From_1_3_Rules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om_1_3_Rules_2.A2:From_1_3_Rules_2.A201</svg:desc>
                </draw:g>
              </table:table-cell>
              <table:table-cell office:value-type="float" office:value="50.799995">
                <text:p>50.799995</text:p>
                <draw:g>
                  <svg:desc>From_1_3_Rules_2.B2:From_1_3_Rules_2.B201</svg:desc>
                </draw:g>
              </table:table-cell>
              <table:table-cell office:value-type="float" office:value="95.91132">
                <text:p>95.91132</text:p>
                <draw:g>
                  <svg:desc>From_1_3_Rules_2.C2:From_1_3_Rules_2.C201</svg:desc>
                </draw:g>
              </table:table-cell>
              <table:table-cell office:value-type="float" office:value="100">
                <text:p>100</text:p>
                <draw:g>
                  <svg:desc>From_1_3_Rules_2.D2:From_1_3_Rules_2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9.6">
                <text:p>79.6</text:p>
              </table:table-cell>
              <table:table-cell office:value-type="float" office:value="96.41398">
                <text:p>96.41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7.4">
                <text:p>77.4</text:p>
              </table:table-cell>
              <table:table-cell office:value-type="float" office:value="96.63731">
                <text:p>96.63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97.31332">
                <text:p>97.3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97.44537">
                <text:p>97.44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.8">
                <text:p>81.8</text:p>
              </table:table-cell>
              <table:table-cell office:value-type="float" office:value="97.74933">
                <text:p>97.74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4.4">
                <text:p>84.4</text:p>
              </table:table-cell>
              <table:table-cell office:value-type="float" office:value="97.625336">
                <text:p>97.625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.600006">
                <text:p>83.600006</text:p>
              </table:table-cell>
              <table:table-cell office:value-type="float" office:value="98.04138">
                <text:p>98.04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3.8">
                <text:p>83.8</text:p>
              </table:table-cell>
              <table:table-cell office:value-type="float" office:value="98.10864">
                <text:p>98.10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.200005">
                <text:p>85.200005</text:p>
              </table:table-cell>
              <table:table-cell office:value-type="float" office:value="97.87937">
                <text:p>97.87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8">
                <text:p>81.8</text:p>
              </table:table-cell>
              <table:table-cell office:value-type="float" office:value="98.076">
                <text:p>98.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98.33067">
                <text:p>98.33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97.98667">
                <text:p>97.98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9.600006">
                <text:p>89.600006</text:p>
              </table:table-cell>
              <table:table-cell office:value-type="float" office:value="98.2187">
                <text:p>98.2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98.408714">
                <text:p>98.408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2.4">
                <text:p>82.4</text:p>
              </table:table-cell>
              <table:table-cell office:value-type="float" office:value="98.268036">
                <text:p>98.268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082695">
                <text:p>98.082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.4">
                <text:p>83.4</text:p>
              </table:table-cell>
              <table:table-cell office:value-type="float" office:value="98.053345">
                <text:p>98.053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4.4">
                <text:p>84.4</text:p>
              </table:table-cell>
              <table:table-cell office:value-type="float" office:value="98.123985">
                <text:p>98.123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7.799995">
                <text:p>87.799995</text:p>
              </table:table-cell>
              <table:table-cell office:value-type="float" office:value="98.46668">
                <text:p>98.46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50271">
                <text:p>98.50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2.19999">
                <text:p>82.19999</text:p>
              </table:table-cell>
              <table:table-cell office:value-type="float" office:value="98.65201">
                <text:p>98.65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75934">
                <text:p>98.75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4.4">
                <text:p>84.4</text:p>
              </table:table-cell>
              <table:table-cell office:value-type="float" office:value="98.629326">
                <text:p>98.62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1.2">
                <text:p>81.2</text:p>
              </table:table-cell>
              <table:table-cell office:value-type="float" office:value="98.58601">
                <text:p>98.58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98.56337">
                <text:p>98.56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9.799995">
                <text:p>89.799995</text:p>
              </table:table-cell>
              <table:table-cell office:value-type="float" office:value="98.69336">
                <text:p>98.6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4.2">
                <text:p>84.2</text:p>
              </table:table-cell>
              <table:table-cell office:value-type="float" office:value="98.49469">
                <text:p>98.49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1.4">
                <text:p>81.4</text:p>
              </table:table-cell>
              <table:table-cell office:value-type="float" office:value="98.54136">
                <text:p>98.54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6.20001">
                <text:p>86.20001</text:p>
              </table:table-cell>
              <table:table-cell office:value-type="float" office:value="98.414696">
                <text:p>98.414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55334">
                <text:p>98.55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56406">
                <text:p>98.56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.200005">
                <text:p>80.200005</text:p>
              </table:table-cell>
              <table:table-cell office:value-type="float" office:value="98.703995">
                <text:p>98.703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.399994">
                <text:p>87.399994</text:p>
              </table:table-cell>
              <table:table-cell office:value-type="float" office:value="98.706665">
                <text:p>98.706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6.6">
                <text:p>86.6</text:p>
              </table:table-cell>
              <table:table-cell office:value-type="float" office:value="98.72336">
                <text:p>98.72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.2">
                <text:p>86.2</text:p>
              </table:table-cell>
              <table:table-cell office:value-type="float" office:value="98.57467">
                <text:p>98.57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.399994">
                <text:p>91.399994</text:p>
              </table:table-cell>
              <table:table-cell office:value-type="float" office:value="98.85533">
                <text:p>98.85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6.4">
                <text:p>86.4</text:p>
              </table:table-cell>
              <table:table-cell office:value-type="float" office:value="98.506035">
                <text:p>98.506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4.2">
                <text:p>84.2</text:p>
              </table:table-cell>
              <table:table-cell office:value-type="float" office:value="98.677986">
                <text:p>98.677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3.00001">
                <text:p>83.00001</text:p>
              </table:table-cell>
              <table:table-cell office:value-type="float" office:value="98.765335">
                <text:p>98.765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.4">
                <text:p>83.4</text:p>
              </table:table-cell>
              <table:table-cell office:value-type="float" office:value="98.74066">
                <text:p>98.74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4.8">
                <text:p>84.8</text:p>
              </table:table-cell>
              <table:table-cell office:value-type="float" office:value="98.60804">
                <text:p>98.60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8.20001">
                <text:p>88.20001</text:p>
              </table:table-cell>
              <table:table-cell office:value-type="float" office:value="98.67138">
                <text:p>98.67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5.59999">
                <text:p>85.59999</text:p>
              </table:table-cell>
              <table:table-cell office:value-type="float" office:value="98.74802">
                <text:p>98.74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5.799995">
                <text:p>85.799995</text:p>
              </table:table-cell>
              <table:table-cell office:value-type="float" office:value="98.65002">
                <text:p>98.65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3.2">
                <text:p>83.2</text:p>
              </table:table-cell>
              <table:table-cell office:value-type="float" office:value="98.887344">
                <text:p>98.887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.799995">
                <text:p>89.799995</text:p>
              </table:table-cell>
              <table:table-cell office:value-type="float" office:value="98.81866">
                <text:p>98.81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8.20001">
                <text:p>88.20001</text:p>
              </table:table-cell>
              <table:table-cell office:value-type="float" office:value="98.81337">
                <text:p>98.81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2.200005">
                <text:p>82.200005</text:p>
              </table:table-cell>
              <table:table-cell office:value-type="float" office:value="98.51865">
                <text:p>98.5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8.600006">
                <text:p>88.600006</text:p>
              </table:table-cell>
              <table:table-cell office:value-type="float" office:value="98.85601">
                <text:p>98.85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.2">
                <text:p>84.2</text:p>
              </table:table-cell>
              <table:table-cell office:value-type="float" office:value="98.78667">
                <text:p>98.78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761375">
                <text:p>98.761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8.4">
                <text:p>88.4</text:p>
              </table:table-cell>
              <table:table-cell office:value-type="float" office:value="98.74271">
                <text:p>98.74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9.00001">
                <text:p>89.00001</text:p>
              </table:table-cell>
              <table:table-cell office:value-type="float" office:value="98.70469">
                <text:p>98.70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8.2">
                <text:p>88.2</text:p>
              </table:table-cell>
              <table:table-cell office:value-type="float" office:value="98.69667">
                <text:p>98.69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4.6">
                <text:p>84.6</text:p>
              </table:table-cell>
              <table:table-cell office:value-type="float" office:value="98.34867">
                <text:p>98.34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.4">
                <text:p>88.4</text:p>
              </table:table-cell>
              <table:table-cell office:value-type="float" office:value="98.63935">
                <text:p>98.63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2.6">
                <text:p>72.6</text:p>
              </table:table-cell>
              <table:table-cell office:value-type="float" office:value="98.50336">
                <text:p>98.50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98.72336">
                <text:p>98.72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0.200005">
                <text:p>90.200005</text:p>
              </table:table-cell>
              <table:table-cell office:value-type="float" office:value="98.60937">
                <text:p>98.60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98.64468">
                <text:p>98.64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8.4">
                <text:p>88.4</text:p>
              </table:table-cell>
              <table:table-cell office:value-type="float" office:value="98.55731">
                <text:p>98.55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3.600006">
                <text:p>83.600006</text:p>
              </table:table-cell>
              <table:table-cell office:value-type="float" office:value="98.48998">
                <text:p>98.48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9.6">
                <text:p>79.6</text:p>
              </table:table-cell>
              <table:table-cell office:value-type="float" office:value="98.267365">
                <text:p>98.267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1.4">
                <text:p>81.4</text:p>
              </table:table-cell>
              <table:table-cell office:value-type="float" office:value="98.028694">
                <text:p>98.028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1.4">
                <text:p>81.4</text:p>
              </table:table-cell>
              <table:table-cell office:value-type="float" office:value="98.232704">
                <text:p>98.232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33335">
                <text:p>98.33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8.2">
                <text:p>88.2</text:p>
              </table:table-cell>
              <table:table-cell office:value-type="float" office:value="98.50868">
                <text:p>98.50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41205">
                <text:p>98.4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3.4">
                <text:p>83.4</text:p>
              </table:table-cell>
              <table:table-cell office:value-type="float" office:value="98.264">
                <text:p>98.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.8">
                <text:p>84.8</text:p>
              </table:table-cell>
              <table:table-cell office:value-type="float" office:value="98.54135">
                <text:p>98.54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98.75736">
                <text:p>98.75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3.6">
                <text:p>83.6</text:p>
              </table:table-cell>
              <table:table-cell office:value-type="float" office:value="98.40934">
                <text:p>98.40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98.38938">
                <text:p>98.38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0.2">
                <text:p>90.2</text:p>
              </table:table-cell>
              <table:table-cell office:value-type="float" office:value="98.892685">
                <text:p>98.892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1.6">
                <text:p>81.6</text:p>
              </table:table-cell>
              <table:table-cell office:value-type="float" office:value="98.7067">
                <text:p>98.7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9.600006">
                <text:p>89.600006</text:p>
              </table:table-cell>
              <table:table-cell office:value-type="float" office:value="98.68806">
                <text:p>98.68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98.33603">
                <text:p>98.33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3.00001">
                <text:p>83.00001</text:p>
              </table:table-cell>
              <table:table-cell office:value-type="float" office:value="98.65737">
                <text:p>98.65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6.8">
                <text:p>86.8</text:p>
              </table:table-cell>
              <table:table-cell office:value-type="float" office:value="98.74206">
                <text:p>98.74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0.6">
                <text:p>90.6</text:p>
              </table:table-cell>
              <table:table-cell office:value-type="float" office:value="98.79607">
                <text:p>98.79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98.69">
                <text:p>98.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29535">
                <text:p>98.29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6.79999">
                <text:p>86.79999</text:p>
              </table:table-cell>
              <table:table-cell office:value-type="float" office:value="98.6787">
                <text:p>98.6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6.2">
                <text:p>86.2</text:p>
              </table:table-cell>
              <table:table-cell office:value-type="float" office:value="98.47337">
                <text:p>98.47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56067">
                <text:p>98.56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3.6">
                <text:p>83.6</text:p>
              </table:table-cell>
              <table:table-cell office:value-type="float" office:value="98.32598">
                <text:p>98.32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98.49936">
                <text:p>98.49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3.80001">
                <text:p>83.80001</text:p>
              </table:table-cell>
              <table:table-cell office:value-type="float" office:value="98.57801">
                <text:p>98.57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4.2">
                <text:p>84.2</text:p>
              </table:table-cell>
              <table:table-cell office:value-type="float" office:value="98.441345">
                <text:p>98.441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83267">
                <text:p>98.83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80204">
                <text:p>98.80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9.600006">
                <text:p>89.600006</text:p>
              </table:table-cell>
              <table:table-cell office:value-type="float" office:value="98.90468">
                <text:p>98.90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6.4">
                <text:p>86.4</text:p>
              </table:table-cell>
              <table:table-cell office:value-type="float" office:value="98.672646">
                <text:p>98.672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0.4">
                <text:p>90.4</text:p>
              </table:table-cell>
              <table:table-cell office:value-type="float" office:value="98.768">
                <text:p>98.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3.200005">
                <text:p>83.200005</text:p>
              </table:table-cell>
              <table:table-cell office:value-type="float" office:value="98.64802">
                <text:p>98.64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7.60001">
                <text:p>87.60001</text:p>
              </table:table-cell>
              <table:table-cell office:value-type="float" office:value="98.73136">
                <text:p>98.7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8.000015">
                <text:p>88.000015</text:p>
              </table:table-cell>
              <table:table-cell office:value-type="float" office:value="98.82002">
                <text:p>98.82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9.600006">
                <text:p>89.600006</text:p>
              </table:table-cell>
              <table:table-cell office:value-type="float" office:value="98.76339">
                <text:p>98.76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6.600006">
                <text:p>86.600006</text:p>
              </table:table-cell>
              <table:table-cell office:value-type="float" office:value="98.55868">
                <text:p>98.55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.80001">
                <text:p>88.80001</text:p>
              </table:table-cell>
              <table:table-cell office:value-type="float" office:value="98.71263">
                <text:p>98.71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2.4">
                <text:p>82.4</text:p>
              </table:table-cell>
              <table:table-cell office:value-type="float" office:value="98.58136">
                <text:p>98.58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1.00001">
                <text:p>81.00001</text:p>
              </table:table-cell>
              <table:table-cell office:value-type="float" office:value="98.70068">
                <text:p>98.70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98.63672">
                <text:p>98.63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842">
                <text:p>98.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8.000015">
                <text:p>88.000015</text:p>
              </table:table-cell>
              <table:table-cell office:value-type="float" office:value="98.83468">
                <text:p>98.83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4.6">
                <text:p>84.6</text:p>
              </table:table-cell>
              <table:table-cell office:value-type="float" office:value="98.892685">
                <text:p>98.892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  <table:table-cell office:value-type="float" office:value="98.874695">
                <text:p>98.874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84537">
                <text:p>98.84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8">
                <text:p>88</text:p>
              </table:table-cell>
              <table:table-cell office:value-type="float" office:value="98.45274">
                <text:p>98.45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4.4">
                <text:p>84.4</text:p>
              </table:table-cell>
              <table:table-cell office:value-type="float" office:value="98.502716">
                <text:p>98.502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8.8">
                <text:p>88.8</text:p>
              </table:table-cell>
              <table:table-cell office:value-type="float" office:value="98.470665">
                <text:p>98.470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98.43802">
                <text:p>98.43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7.19999">
                <text:p>87.19999</text:p>
              </table:table-cell>
              <table:table-cell office:value-type="float" office:value="98.530045">
                <text:p>98.530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4.6">
                <text:p>84.6</text:p>
              </table:table-cell>
              <table:table-cell office:value-type="float" office:value="98.30668">
                <text:p>98.30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7.799995">
                <text:p>87.799995</text:p>
              </table:table-cell>
              <table:table-cell office:value-type="float" office:value="98.43867">
                <text:p>98.43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3.00001">
                <text:p>83.00001</text:p>
              </table:table-cell>
              <table:table-cell office:value-type="float" office:value="98.54006">
                <text:p>98.54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9.59999">
                <text:p>89.59999</text:p>
              </table:table-cell>
              <table:table-cell office:value-type="float" office:value="98.561325">
                <text:p>98.561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9.8">
                <text:p>79.8</text:p>
              </table:table-cell>
              <table:table-cell office:value-type="float" office:value="98.53871">
                <text:p>98.5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5.200005">
                <text:p>85.200005</text:p>
              </table:table-cell>
              <table:table-cell office:value-type="float" office:value="98.33868">
                <text:p>98.33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4.2">
                <text:p>84.2</text:p>
              </table:table-cell>
              <table:table-cell office:value-type="float" office:value="98.45735">
                <text:p>98.45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2">
                <text:p>82</text:p>
              </table:table-cell>
              <table:table-cell office:value-type="float" office:value="98.55875">
                <text:p>98.55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5.80001">
                <text:p>85.80001</text:p>
              </table:table-cell>
              <table:table-cell office:value-type="float" office:value="98.49269">
                <text:p>98.49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1.6">
                <text:p>81.6</text:p>
              </table:table-cell>
              <table:table-cell office:value-type="float" office:value="98.324005">
                <text:p>98.324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3.6">
                <text:p>83.6</text:p>
              </table:table-cell>
              <table:table-cell office:value-type="float" office:value="98.63536">
                <text:p>98.63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8.20001">
                <text:p>88.20001</text:p>
              </table:table-cell>
              <table:table-cell office:value-type="float" office:value="98.71997">
                <text:p>98.71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7.6">
                <text:p>77.6</text:p>
              </table:table-cell>
              <table:table-cell office:value-type="float" office:value="98.65669">
                <text:p>98.65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6.2">
                <text:p>86.2</text:p>
              </table:table-cell>
              <table:table-cell office:value-type="float" office:value="98.58469">
                <text:p>98.58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61138">
                <text:p>98.61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46408">
                <text:p>98.46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.8">
                <text:p>84.8</text:p>
              </table:table-cell>
              <table:table-cell office:value-type="float" office:value="98.60798">
                <text:p>98.60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0.799995">
                <text:p>80.799995</text:p>
              </table:table-cell>
              <table:table-cell office:value-type="float" office:value="98.4087">
                <text:p>98.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8.79999">
                <text:p>88.79999</text:p>
              </table:table-cell>
              <table:table-cell office:value-type="float" office:value="98.45999">
                <text:p>98.45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5.59999">
                <text:p>85.59999</text:p>
              </table:table-cell>
              <table:table-cell office:value-type="float" office:value="98.364685">
                <text:p>98.364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4.4">
                <text:p>84.4</text:p>
              </table:table-cell>
              <table:table-cell office:value-type="float" office:value="98.62135">
                <text:p>98.62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3.00001">
                <text:p>83.00001</text:p>
              </table:table-cell>
              <table:table-cell office:value-type="float" office:value="98.370674">
                <text:p>98.370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4.6">
                <text:p>84.6</text:p>
              </table:table-cell>
              <table:table-cell office:value-type="float" office:value="98.545364">
                <text:p>98.545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8.20001">
                <text:p>88.20001</text:p>
              </table:table-cell>
              <table:table-cell office:value-type="float" office:value="98.49602">
                <text:p>98.49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56802">
                <text:p>98.56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587364">
                <text:p>98.587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3.00001">
                <text:p>83.00001</text:p>
              </table:table-cell>
              <table:table-cell office:value-type="float" office:value="98.79803">
                <text:p>98.79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6.399994">
                <text:p>86.399994</text:p>
              </table:table-cell>
              <table:table-cell office:value-type="float" office:value="98.716">
                <text:p>98.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1.8">
                <text:p>71.8</text:p>
              </table:table-cell>
              <table:table-cell office:value-type="float" office:value="98.70469">
                <text:p>98.70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6.4">
                <text:p>86.4</text:p>
              </table:table-cell>
              <table:table-cell office:value-type="float" office:value="98.53265">
                <text:p>98.53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9.399994">
                <text:p>79.399994</text:p>
              </table:table-cell>
              <table:table-cell office:value-type="float" office:value="98.33405">
                <text:p>98.33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7.40001">
                <text:p>87.40001</text:p>
              </table:table-cell>
              <table:table-cell office:value-type="float" office:value="98.85075">
                <text:p>98.85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78134">
                <text:p>98.78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8.8">
                <text:p>88.8</text:p>
              </table:table-cell>
              <table:table-cell office:value-type="float" office:value="98.799995">
                <text:p>98.799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98.890015">
                <text:p>98.890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61736">
                <text:p>98.61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.600006">
                <text:p>87.600006</text:p>
              </table:table-cell>
              <table:table-cell office:value-type="float" office:value="98.788025">
                <text:p>98.788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872635">
                <text:p>98.872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90002">
                <text:p>98.90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5.799995">
                <text:p>85.799995</text:p>
              </table:table-cell>
              <table:table-cell office:value-type="float" office:value="98.731346">
                <text:p>98.73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8.600006">
                <text:p>88.600006</text:p>
              </table:table-cell>
              <table:table-cell office:value-type="float" office:value="98.904">
                <text:p>98.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65868">
                <text:p>98.65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8.6">
                <text:p>88.6</text:p>
              </table:table-cell>
              <table:table-cell office:value-type="float" office:value="98.55803">
                <text:p>98.55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7.19999">
                <text:p>87.19999</text:p>
              </table:table-cell>
              <table:table-cell office:value-type="float" office:value="98.684">
                <text:p>98.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7.399994">
                <text:p>87.399994</text:p>
              </table:table-cell>
              <table:table-cell office:value-type="float" office:value="98.88866">
                <text:p>98.88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6.6">
                <text:p>86.6</text:p>
              </table:table-cell>
              <table:table-cell office:value-type="float" office:value="98.62735">
                <text:p>98.62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3.8">
                <text:p>83.8</text:p>
              </table:table-cell>
              <table:table-cell office:value-type="float" office:value="98.83601">
                <text:p>98.83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8.2">
                <text:p>88.2</text:p>
              </table:table-cell>
              <table:table-cell office:value-type="float" office:value="98.865326">
                <text:p>98.865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9.2">
                <text:p>79.2</text:p>
              </table:table-cell>
              <table:table-cell office:value-type="float" office:value="98.7307">
                <text:p>98.7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2.4">
                <text:p>82.4</text:p>
              </table:table-cell>
              <table:table-cell office:value-type="float" office:value="98.63064">
                <text:p>98.63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98.57671">
                <text:p>98.57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8.2">
                <text:p>88.2</text:p>
              </table:table-cell>
              <table:table-cell office:value-type="float" office:value="98.69203">
                <text:p>98.69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9.200005">
                <text:p>89.200005</text:p>
              </table:table-cell>
              <table:table-cell office:value-type="float" office:value="98.985985">
                <text:p>98.985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3.799995">
                <text:p>83.799995</text:p>
              </table:table-cell>
              <table:table-cell office:value-type="float" office:value="98.61405">
                <text:p>98.61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4.799995">
                <text:p>84.799995</text:p>
              </table:table-cell>
              <table:table-cell office:value-type="float" office:value="98.45336">
                <text:p>98.45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7.59999">
                <text:p>87.59999</text:p>
              </table:table-cell>
              <table:table-cell office:value-type="float" office:value="98.52934">
                <text:p>98.52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8.000015">
                <text:p>88.000015</text:p>
              </table:table-cell>
              <table:table-cell office:value-type="float" office:value="98.68939">
                <text:p>98.68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0">
                <text:p>90</text:p>
              </table:table-cell>
              <table:table-cell office:value-type="float" office:value="98.72536">
                <text:p>98.72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6.8">
                <text:p>76.8</text:p>
              </table:table-cell>
              <table:table-cell office:value-type="float" office:value="98.68065">
                <text:p>98.68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5.799995">
                <text:p>85.799995</text:p>
              </table:table-cell>
              <table:table-cell office:value-type="float" office:value="98.54738">
                <text:p>98.54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7.799995">
                <text:p>87.799995</text:p>
              </table:table-cell>
              <table:table-cell office:value-type="float" office:value="98.672646">
                <text:p>98.672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1.2">
                <text:p>81.2</text:p>
              </table:table-cell>
              <table:table-cell office:value-type="float" office:value="98.498">
                <text:p>98.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90.4">
                <text:p>90.4</text:p>
              </table:table-cell>
              <table:table-cell office:value-type="float" office:value="98.74469">
                <text:p>98.74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0.600006">
                <text:p>80.600006</text:p>
              </table:table-cell>
              <table:table-cell office:value-type="float" office:value="98.75472">
                <text:p>98.75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9.19999">
                <text:p>89.19999</text:p>
              </table:table-cell>
              <table:table-cell office:value-type="float" office:value="98.920685">
                <text:p>98.920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90.6">
                <text:p>90.6</text:p>
              </table:table-cell>
              <table:table-cell office:value-type="float" office:value="98.95201">
                <text:p>98.95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8.6">
                <text:p>88.6</text:p>
              </table:table-cell>
              <table:table-cell office:value-type="float" office:value="98.94533">
                <text:p>98.94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8.600006">
                <text:p>88.600006</text:p>
              </table:table-cell>
              <table:table-cell office:value-type="float" office:value="98.90268">
                <text:p>98.90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3.4">
                <text:p>83.4</text:p>
              </table:table-cell>
              <table:table-cell office:value-type="float" office:value="98.78">
                <text:p>98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7.200005">
                <text:p>87.200005</text:p>
              </table:table-cell>
              <table:table-cell office:value-type="float" office:value="98.778015">
                <text:p>98.778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90.200005">
                <text:p>90.200005</text:p>
              </table:table-cell>
              <table:table-cell office:value-type="float" office:value="98.898026">
                <text:p>98.898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0.8">
                <text:p>90.8</text:p>
              </table:table-cell>
              <table:table-cell office:value-type="float" office:value="98.53069">
                <text:p>98.53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9.6">
                <text:p>79.6</text:p>
              </table:table-cell>
              <table:table-cell office:value-type="float" office:value="98.450035">
                <text:p>98.450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3.8">
                <text:p>83.8</text:p>
              </table:table-cell>
              <table:table-cell office:value-type="float" office:value="98.623344">
                <text:p>98.623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5.600006">
                <text:p>85.600006</text:p>
              </table:table-cell>
              <table:table-cell office:value-type="float" office:value="98.53465">
                <text:p>98.53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5.399994">
                <text:p>85.399994</text:p>
              </table:table-cell>
              <table:table-cell office:value-type="float" office:value="98.569374">
                <text:p>98.569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1.800003">
                <text:p>61.800003</text:p>
              </table:table-cell>
              <table:table-cell office:value-type="float" office:value="98.478035">
                <text:p>98.478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7.8">
                <text:p>77.8</text:p>
              </table:table-cell>
              <table:table-cell office:value-type="float" office:value="98.50537">
                <text:p>98.50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6.79999">
                <text:p>86.79999</text:p>
              </table:table-cell>
              <table:table-cell office:value-type="float" office:value="98.554665">
                <text:p>98.554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1.200005">
                <text:p>71.200005</text:p>
              </table:table-cell>
              <table:table-cell office:value-type="float" office:value="98.49335">
                <text:p>98.49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9.399994">
                <text:p>89.399994</text:p>
              </table:table-cell>
              <table:table-cell office:value-type="float" office:value="98.69467">
                <text:p>98.69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86">
                <text:p>86</text:p>
              </table:table-cell>
              <table:table-cell office:value-type="float" office:value="98.42334">
                <text:p>98.42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2.200005">
                <text:p>82.200005</text:p>
              </table:table-cell>
              <table:table-cell office:value-type="float" office:value="98.25736">
                <text:p>98.25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87.399994">
                <text:p>87.399994</text:p>
              </table:table-cell>
              <table:table-cell office:value-type="float" office:value="98.35664">
                <text:p>98.35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3.4">
                <text:p>83.4</text:p>
              </table:table-cell>
              <table:table-cell office:value-type="float" office:value="98.18401">
                <text:p>98.18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3.00001">
                <text:p>83.00001</text:p>
              </table:table-cell>
              <table:table-cell office:value-type="float" office:value="98.39269">
                <text:p>98.3926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